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86cm" svg:height="9.005cm" svg:x="15.408cm" svg:y="2.364cm">
            <draw:object draw:notify-on-update-of-ranges="results.B1:results.B1001 results.C1:results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3.75528433024883" calcext:value-type="float">
            <text:p>3,75528433024883</text:p>
          </table:table-cell>
        </table:table-row>
        <table:table-row table:style-name="ro1">
          <table:table-cell/>
          <table:table-cell office:value-type="float" office:value="2.502" calcext:value-type="float">
            <text:p>2,502</text:p>
          </table:table-cell>
          <table:table-cell office:value-type="float" office:value="3.75071024000645" calcext:value-type="float">
            <text:p>3,75071024000645</text:p>
          </table:table-cell>
        </table:table-row>
        <table:table-row table:style-name="ro1">
          <table:table-cell/>
          <table:table-cell office:value-type="float" office:value="2.504" calcext:value-type="float">
            <text:p>2,504</text:p>
          </table:table-cell>
          <table:table-cell office:value-type="float" office:value="3.74614409208298" calcext:value-type="float">
            <text:p>3,74614409208298</text:p>
          </table:table-cell>
        </table:table-row>
        <table:table-row table:style-name="ro1">
          <table:table-cell/>
          <table:table-cell office:value-type="float" office:value="2.506" calcext:value-type="float">
            <text:p>2,506</text:p>
          </table:table-cell>
          <table:table-cell office:value-type="float" office:value="3.74158588647842" calcext:value-type="float">
            <text:p>3,74158588647842</text:p>
          </table:table-cell>
        </table:table-row>
        <table:table-row table:style-name="ro1">
          <table:table-cell/>
          <table:table-cell office:value-type="float" office:value="2.508" calcext:value-type="float">
            <text:p>2,508</text:p>
          </table:table-cell>
          <table:table-cell office:value-type="float" office:value="3.73703559339046" calcext:value-type="float">
            <text:p>3,73703559339046</text:p>
          </table:table-cell>
        </table:table-row>
        <table:table-row table:style-name="ro1">
          <table:table-cell/>
          <table:table-cell office:value-type="float" office:value="2.51" calcext:value-type="float">
            <text:p>2,51</text:p>
          </table:table-cell>
          <table:table-cell office:value-type="float" office:value="3.7324932128191" calcext:value-type="float">
            <text:p>3,7324932128191</text:p>
          </table:table-cell>
        </table:table-row>
        <table:table-row table:style-name="ro1">
          <table:table-cell/>
          <table:table-cell office:value-type="float" office:value="2.512" calcext:value-type="float">
            <text:p>2,512</text:p>
          </table:table-cell>
          <table:table-cell office:value-type="float" office:value="3.72795872986317" calcext:value-type="float">
            <text:p>3,72795872986317</text:p>
          </table:table-cell>
        </table:table-row>
        <table:table-row table:style-name="ro1">
          <table:table-cell/>
          <table:table-cell office:value-type="float" office:value="2.514" calcext:value-type="float">
            <text:p>2,514</text:p>
          </table:table-cell>
          <table:table-cell office:value-type="float" office:value="3.72343211472034" calcext:value-type="float">
            <text:p>3,72343211472034</text:p>
          </table:table-cell>
        </table:table-row>
        <table:table-row table:style-name="ro1">
          <table:table-cell/>
          <table:table-cell office:value-type="float" office:value="2.516" calcext:value-type="float">
            <text:p>2,516</text:p>
          </table:table-cell>
          <table:table-cell office:value-type="float" office:value="3.71891333758831" calcext:value-type="float">
            <text:p>3,71891333758831</text:p>
          </table:table-cell>
        </table:table-row>
        <table:table-row table:style-name="ro1">
          <table:table-cell/>
          <table:table-cell office:value-type="float" office:value="2.518" calcext:value-type="float">
            <text:p>2,518</text:p>
          </table:table-cell>
          <table:table-cell office:value-type="float" office:value="3.71440241336822" calcext:value-type="float">
            <text:p>3,71440241336822</text:p>
          </table:table-cell>
        </table:table-row>
        <table:table-row table:style-name="ro1">
          <table:table-cell/>
          <table:table-cell office:value-type="float" office:value="2.52" calcext:value-type="float">
            <text:p>2,52</text:p>
          </table:table-cell>
          <table:table-cell office:value-type="float" office:value="3.70989931225777" calcext:value-type="float">
            <text:p>3,70989931225777</text:p>
          </table:table-cell>
        </table:table-row>
        <table:table-row table:style-name="ro1">
          <table:table-cell/>
          <table:table-cell office:value-type="float" office:value="2.522" calcext:value-type="float">
            <text:p>2,522</text:p>
          </table:table-cell>
          <table:table-cell office:value-type="float" office:value="3.70540400445461" calcext:value-type="float">
            <text:p>3,70540400445461</text:p>
          </table:table-cell>
        </table:table-row>
        <table:table-row table:style-name="ro1">
          <table:table-cell/>
          <table:table-cell office:value-type="float" office:value="2.524" calcext:value-type="float">
            <text:p>2,524</text:p>
          </table:table-cell>
          <table:table-cell office:value-type="float" office:value="3.70091650485992" calcext:value-type="float">
            <text:p>3,70091650485992</text:p>
          </table:table-cell>
        </table:table-row>
        <table:table-row table:style-name="ro1">
          <table:table-cell/>
          <table:table-cell office:value-type="float" office:value="2.526" calcext:value-type="float">
            <text:p>2,526</text:p>
          </table:table-cell>
          <table:table-cell office:value-type="float" office:value="3.69643675386906" calcext:value-type="float">
            <text:p>3,69643675386906</text:p>
          </table:table-cell>
        </table:table-row>
        <table:table-row table:style-name="ro1">
          <table:table-cell/>
          <table:table-cell office:value-type="float" office:value="2.528" calcext:value-type="float">
            <text:p>2,528</text:p>
          </table:table-cell>
          <table:table-cell office:value-type="float" office:value="3.69196476638317" calcext:value-type="float">
            <text:p>3,69196476638317</text:p>
          </table:table-cell>
        </table:table-row>
        <table:table-row table:style-name="ro1">
          <table:table-cell/>
          <table:table-cell office:value-type="float" office:value="2.53" calcext:value-type="float">
            <text:p>2,53</text:p>
          </table:table-cell>
          <table:table-cell office:value-type="float" office:value="3.68750052750111" calcext:value-type="float">
            <text:p>3,68750052750111</text:p>
          </table:table-cell>
        </table:table-row>
        <table:table-row table:style-name="ro1">
          <table:table-cell/>
          <table:table-cell office:value-type="float" office:value="2.532" calcext:value-type="float">
            <text:p>2,532</text:p>
          </table:table-cell>
          <table:table-cell office:value-type="float" office:value="3.68304400742054" calcext:value-type="float">
            <text:p>3,68304400742054</text:p>
          </table:table-cell>
        </table:table-row>
        <table:table-row table:style-name="ro1">
          <table:table-cell/>
          <table:table-cell office:value-type="float" office:value="2.534" calcext:value-type="float">
            <text:p>2,534</text:p>
          </table:table-cell>
          <table:table-cell office:value-type="float" office:value="3.67859519124031" calcext:value-type="float">
            <text:p>3,67859519124031</text:p>
          </table:table-cell>
        </table:table-row>
        <table:table-row table:style-name="ro1">
          <table:table-cell/>
          <table:table-cell office:value-type="float" office:value="2.536" calcext:value-type="float">
            <text:p>2,536</text:p>
          </table:table-cell>
          <table:table-cell office:value-type="float" office:value="3.67415406405926" calcext:value-type="float">
            <text:p>3,67415406405926</text:p>
          </table:table-cell>
        </table:table-row>
        <table:table-row table:style-name="ro1">
          <table:table-cell/>
          <table:table-cell office:value-type="float" office:value="2.538" calcext:value-type="float">
            <text:p>2,538</text:p>
          </table:table-cell>
          <table:table-cell office:value-type="float" office:value="3.66972061097622" calcext:value-type="float">
            <text:p>3,66972061097622</text:p>
          </table:table-cell>
        </table:table-row>
        <table:table-row table:style-name="ro1">
          <table:table-cell/>
          <table:table-cell office:value-type="float" office:value="2.54" calcext:value-type="float">
            <text:p>2,54</text:p>
          </table:table-cell>
          <table:table-cell office:value-type="float" office:value="3.66529481709003" calcext:value-type="float">
            <text:p>3,66529481709003</text:p>
          </table:table-cell>
        </table:table-row>
        <table:table-row table:style-name="ro1">
          <table:table-cell/>
          <table:table-cell office:value-type="float" office:value="2.542" calcext:value-type="float">
            <text:p>2,542</text:p>
          </table:table-cell>
          <table:table-cell office:value-type="float" office:value="3.66087665259838" calcext:value-type="float">
            <text:p>3,66087665259838</text:p>
          </table:table-cell>
        </table:table-row>
        <table:table-row table:style-name="ro1">
          <table:table-cell/>
          <table:table-cell office:value-type="float" office:value="2.544" calcext:value-type="float">
            <text:p>2,544</text:p>
          </table:table-cell>
          <table:table-cell office:value-type="float" office:value="3.65646613240242" calcext:value-type="float">
            <text:p>3,65646613240242</text:p>
          </table:table-cell>
        </table:table-row>
        <table:table-row table:style-name="ro1">
          <table:table-cell/>
          <table:table-cell office:value-type="float" office:value="2.546" calcext:value-type="float">
            <text:p>2,546</text:p>
          </table:table-cell>
          <table:table-cell office:value-type="float" office:value="3.65206321179867" calcext:value-type="float">
            <text:p>3,65206321179867</text:p>
          </table:table-cell>
        </table:table-row>
        <table:table-row table:style-name="ro1">
          <table:table-cell/>
          <table:table-cell office:value-type="float" office:value="2.548" calcext:value-type="float">
            <text:p>2,548</text:p>
          </table:table-cell>
          <table:table-cell office:value-type="float" office:value="3.64766787588596" calcext:value-type="float">
            <text:p>3,64766787588596</text:p>
          </table:table-cell>
        </table:table-row>
        <table:table-row table:style-name="ro1">
          <table:table-cell/>
          <table:table-cell office:value-type="float" office:value="2.55" calcext:value-type="float">
            <text:p>2,55</text:p>
          </table:table-cell>
          <table:table-cell office:value-type="float" office:value="3.64328012466431" calcext:value-type="float">
            <text:p>3,64328012466431</text:p>
          </table:table-cell>
        </table:table-row>
        <table:table-row table:style-name="ro1">
          <table:table-cell/>
          <table:table-cell office:value-type="float" office:value="2.552" calcext:value-type="float">
            <text:p>2,552</text:p>
          </table:table-cell>
          <table:table-cell office:value-type="float" office:value="3.63889994323254" calcext:value-type="float">
            <text:p>3,63889994323254</text:p>
          </table:table-cell>
        </table:table-row>
        <table:table-row table:style-name="ro1">
          <table:table-cell/>
          <table:table-cell office:value-type="float" office:value="2.554" calcext:value-type="float">
            <text:p>2,554</text:p>
          </table:table-cell>
          <table:table-cell office:value-type="float" office:value="3.63452730178833" calcext:value-type="float">
            <text:p>3,63452730178833</text:p>
          </table:table-cell>
        </table:table-row>
        <table:table-row table:style-name="ro1">
          <table:table-cell/>
          <table:table-cell office:value-type="float" office:value="2.556" calcext:value-type="float">
            <text:p>2,556</text:p>
          </table:table-cell>
          <table:table-cell office:value-type="float" office:value="3.63016218543053" calcext:value-type="float">
            <text:p>3,63016218543053</text:p>
          </table:table-cell>
        </table:table-row>
        <table:table-row table:style-name="ro1">
          <table:table-cell/>
          <table:table-cell office:value-type="float" office:value="2.558" calcext:value-type="float">
            <text:p>2,558</text:p>
          </table:table-cell>
          <table:table-cell office:value-type="float" office:value="3.62580457925796" calcext:value-type="float">
            <text:p>3,62580457925796</text:p>
          </table:table-cell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3.62145446836948" calcext:value-type="float">
            <text:p>3,62145446836948</text:p>
          </table:table-cell>
        </table:table-row>
        <table:table-row table:style-name="ro1">
          <table:table-cell/>
          <table:table-cell office:value-type="float" office:value="2.562" calcext:value-type="float">
            <text:p>2,562</text:p>
          </table:table-cell>
          <table:table-cell office:value-type="float" office:value="3.61711185276508" calcext:value-type="float">
            <text:p>3,61711185276508</text:p>
          </table:table-cell>
        </table:table-row>
        <table:table-row table:style-name="ro1">
          <table:table-cell/>
          <table:table-cell office:value-type="float" office:value="2.564" calcext:value-type="float">
            <text:p>2,564</text:p>
          </table:table-cell>
          <table:table-cell office:value-type="float" office:value="3.61277668774128" calcext:value-type="float">
            <text:p>3,61277668774128</text:p>
          </table:table-cell>
        </table:table-row>
        <table:table-row table:style-name="ro1">
          <table:table-cell/>
          <table:table-cell office:value-type="float" office:value="2.566" calcext:value-type="float">
            <text:p>2,566</text:p>
          </table:table-cell>
          <table:table-cell office:value-type="float" office:value="3.60844897329807" calcext:value-type="float">
            <text:p>3,60844897329807</text:p>
          </table:table-cell>
        </table:table-row>
        <table:table-row table:style-name="ro1">
          <table:table-cell/>
          <table:table-cell office:value-type="float" office:value="2.568" calcext:value-type="float">
            <text:p>2,568</text:p>
          </table:table-cell>
          <table:table-cell office:value-type="float" office:value="3.60412870943546" calcext:value-type="float">
            <text:p>3,60412870943546</text:p>
          </table:table-cell>
        </table:table-row>
        <table:table-row table:style-name="ro1">
          <table:table-cell/>
          <table:table-cell office:value-type="float" office:value="2.57" calcext:value-type="float">
            <text:p>2,57</text:p>
          </table:table-cell>
          <table:table-cell office:value-type="float" office:value="3.59981585144997" calcext:value-type="float">
            <text:p>3,59981585144997</text:p>
          </table:table-cell>
        </table:table-row>
        <table:table-row table:style-name="ro1">
          <table:table-cell/>
          <table:table-cell office:value-type="float" office:value="2.572" calcext:value-type="float">
            <text:p>2,572</text:p>
          </table:table-cell>
          <table:table-cell office:value-type="float" office:value="3.59551038444042" calcext:value-type="float">
            <text:p>3,59551038444042</text:p>
          </table:table-cell>
        </table:table-row>
        <table:table-row table:style-name="ro1">
          <table:table-cell/>
          <table:table-cell office:value-type="float" office:value="2.574" calcext:value-type="float">
            <text:p>2,574</text:p>
          </table:table-cell>
          <table:table-cell office:value-type="float" office:value="3.59121232330799" calcext:value-type="float">
            <text:p>3,59121232330799</text:p>
          </table:table-cell>
        </table:table-row>
        <table:table-row table:style-name="ro1">
          <table:table-cell/>
          <table:table-cell office:value-type="float" office:value="2.576" calcext:value-type="float">
            <text:p>2,576</text:p>
          </table:table-cell>
          <table:table-cell office:value-type="float" office:value="3.58692162334919" calcext:value-type="float">
            <text:p>3,58692162334919</text:p>
          </table:table-cell>
        </table:table-row>
        <table:table-row table:style-name="ro1">
          <table:table-cell/>
          <table:table-cell office:value-type="float" office:value="2.578" calcext:value-type="float">
            <text:p>2,578</text:p>
          </table:table-cell>
          <table:table-cell office:value-type="float" office:value="3.58263828456402" calcext:value-type="float">
            <text:p>3,58263828456402</text:p>
          </table:table-cell>
        </table:table-row>
        <table:table-row table:style-name="ro1">
          <table:table-cell/>
          <table:table-cell office:value-type="float" office:value="2.58" calcext:value-type="float">
            <text:p>2,58</text:p>
          </table:table-cell>
          <table:table-cell office:value-type="float" office:value="3.57836227715015" calcext:value-type="float">
            <text:p>3,57836227715015</text:p>
          </table:table-cell>
        </table:table-row>
        <table:table-row table:style-name="ro1">
          <table:table-cell/>
          <table:table-cell office:value-type="float" office:value="2.582" calcext:value-type="float">
            <text:p>2,582</text:p>
          </table:table-cell>
          <table:table-cell office:value-type="float" office:value="3.5740936011076" calcext:value-type="float">
            <text:p>3,5740936011076</text:p>
          </table:table-cell>
        </table:table-row>
        <table:table-row table:style-name="ro1">
          <table:table-cell/>
          <table:table-cell office:value-type="float" office:value="2.584" calcext:value-type="float">
            <text:p>2,584</text:p>
          </table:table-cell>
          <table:table-cell office:value-type="float" office:value="3.56983224153519" calcext:value-type="float">
            <text:p>3,56983224153519</text:p>
          </table:table-cell>
        </table:table-row>
        <table:table-row table:style-name="ro1">
          <table:table-cell/>
          <table:table-cell office:value-type="float" office:value="2.586" calcext:value-type="float">
            <text:p>2,586</text:p>
          </table:table-cell>
          <table:table-cell office:value-type="float" office:value="3.56557815372944" calcext:value-type="float">
            <text:p>3,56557815372944</text:p>
          </table:table-cell>
        </table:table-row>
        <table:table-row table:style-name="ro1">
          <table:table-cell/>
          <table:table-cell office:value-type="float" office:value="2.588" calcext:value-type="float">
            <text:p>2,588</text:p>
          </table:table-cell>
          <table:table-cell office:value-type="float" office:value="3.56133136749268" calcext:value-type="float">
            <text:p>3,56133136749268</text:p>
          </table:table-cell>
        </table:table-row>
        <table:table-row table:style-name="ro1">
          <table:table-cell/>
          <table:table-cell office:value-type="float" office:value="2.59" calcext:value-type="float">
            <text:p>2,59</text:p>
          </table:table-cell>
          <table:table-cell office:value-type="float" office:value="3.55709183812141" calcext:value-type="float">
            <text:p>3,55709183812141</text:p>
          </table:table-cell>
        </table:table-row>
        <table:table-row table:style-name="ro1">
          <table:table-cell/>
          <table:table-cell office:value-type="float" office:value="2.592" calcext:value-type="float">
            <text:p>2,592</text:p>
          </table:table-cell>
          <table:table-cell office:value-type="float" office:value="3.55285955071449" calcext:value-type="float">
            <text:p>3,55285955071449</text:p>
          </table:table-cell>
        </table:table-row>
        <table:table-row table:style-name="ro1">
          <table:table-cell/>
          <table:table-cell office:value-type="float" office:value="2.594" calcext:value-type="float">
            <text:p>2,594</text:p>
          </table:table-cell>
          <table:table-cell office:value-type="float" office:value="3.54863449037075" calcext:value-type="float">
            <text:p>3,54863449037075</text:p>
          </table:table-cell>
        </table:table-row>
        <table:table-row table:style-name="ro1">
          <table:table-cell/>
          <table:table-cell office:value-type="float" office:value="2.596" calcext:value-type="float">
            <text:p>2,596</text:p>
          </table:table-cell>
          <table:table-cell office:value-type="float" office:value="3.54441665709019" calcext:value-type="float">
            <text:p>3,54441665709019</text:p>
          </table:table-cell>
        </table:table-row>
        <table:table-row table:style-name="ro1">
          <table:table-cell/>
          <table:table-cell office:value-type="float" office:value="2.598" calcext:value-type="float">
            <text:p>2,598</text:p>
          </table:table-cell>
          <table:table-cell office:value-type="float" office:value="3.54020602107048" calcext:value-type="float">
            <text:p>3,54020602107048</text:p>
          </table:table-cell>
        </table:table-row>
        <table:table-row table:style-name="ro1">
          <table:table-cell/>
          <table:table-cell office:value-type="float" office:value="2.6" calcext:value-type="float">
            <text:p>2,6</text:p>
          </table:table-cell>
          <table:table-cell office:value-type="float" office:value="3.53600258231163" calcext:value-type="float">
            <text:p>3,53600258231163</text:p>
          </table:table-cell>
        </table:table-row>
        <table:table-row table:style-name="ro1">
          <table:table-cell/>
          <table:table-cell office:value-type="float" office:value="2.602" calcext:value-type="float">
            <text:p>2,602</text:p>
          </table:table-cell>
          <table:table-cell office:value-type="float" office:value="3.53180629611015" calcext:value-type="float">
            <text:p>3,53180629611015</text:p>
          </table:table-cell>
        </table:table-row>
        <table:table-row table:style-name="ro1">
          <table:table-cell/>
          <table:table-cell office:value-type="float" office:value="2.604" calcext:value-type="float">
            <text:p>2,604</text:p>
          </table:table-cell>
          <table:table-cell office:value-type="float" office:value="3.52761717736721" calcext:value-type="float">
            <text:p>3,52761717736721</text:p>
          </table:table-cell>
        </table:table-row>
        <table:table-row table:style-name="ro1">
          <table:table-cell/>
          <table:table-cell office:value-type="float" office:value="2.606" calcext:value-type="float">
            <text:p>2,606</text:p>
          </table:table-cell>
          <table:table-cell office:value-type="float" office:value="3.52343519628048" calcext:value-type="float">
            <text:p>3,52343519628048</text:p>
          </table:table-cell>
        </table:table-row>
        <table:table-row table:style-name="ro1">
          <table:table-cell/>
          <table:table-cell office:value-type="float" office:value="2.608" calcext:value-type="float">
            <text:p>2,608</text:p>
          </table:table-cell>
          <table:table-cell office:value-type="float" office:value="3.51926035284996" calcext:value-type="float">
            <text:p>3,51926035284996</text:p>
          </table:table-cell>
        </table:table-row>
        <table:table-row table:style-name="ro1">
          <table:table-cell/>
          <table:table-cell office:value-type="float" office:value="2.61" calcext:value-type="float">
            <text:p>2,61</text:p>
          </table:table-cell>
          <table:table-cell office:value-type="float" office:value="3.51509260237217" calcext:value-type="float">
            <text:p>3,51509260237217</text:p>
          </table:table-cell>
        </table:table-row>
        <table:table-row table:style-name="ro1">
          <table:table-cell/>
          <table:table-cell office:value-type="float" office:value="2.612" calcext:value-type="float">
            <text:p>2,612</text:p>
          </table:table-cell>
          <table:table-cell office:value-type="float" office:value="3.51093195974827" calcext:value-type="float">
            <text:p>3,51093195974827</text:p>
          </table:table-cell>
        </table:table-row>
        <table:table-row table:style-name="ro1">
          <table:table-cell/>
          <table:table-cell office:value-type="float" office:value="2.614" calcext:value-type="float">
            <text:p>2,614</text:p>
          </table:table-cell>
          <table:table-cell office:value-type="float" office:value="3.50677839517593" calcext:value-type="float">
            <text:p>3,50677839517593</text:p>
          </table:table-cell>
        </table:table-row>
        <table:table-row table:style-name="ro1">
          <table:table-cell/>
          <table:table-cell office:value-type="float" office:value="2.616" calcext:value-type="float">
            <text:p>2,616</text:p>
          </table:table-cell>
          <table:table-cell office:value-type="float" office:value="3.50263190865517" calcext:value-type="float">
            <text:p>3,50263190865517</text:p>
          </table:table-cell>
        </table:table-row>
        <table:table-row table:style-name="ro1">
          <table:table-cell/>
          <table:table-cell office:value-type="float" office:value="2.618" calcext:value-type="float">
            <text:p>2,618</text:p>
          </table:table-cell>
          <table:table-cell office:value-type="float" office:value="3.49849245548248" calcext:value-type="float">
            <text:p>3,49849245548248</text:p>
          </table:table-cell>
        </table:table-row>
        <table:table-row table:style-name="ro1">
          <table:table-cell/>
          <table:table-cell office:value-type="float" office:value="2.62" calcext:value-type="float">
            <text:p>2,62</text:p>
          </table:table-cell>
          <table:table-cell office:value-type="float" office:value="3.49436005055904" calcext:value-type="float">
            <text:p>3,49436005055904</text:p>
          </table:table-cell>
        </table:table-row>
        <table:table-row table:style-name="ro1">
          <table:table-cell/>
          <table:table-cell office:value-type="float" office:value="2.622" calcext:value-type="float">
            <text:p>2,622</text:p>
          </table:table-cell>
          <table:table-cell office:value-type="float" office:value="3.49023466408253" calcext:value-type="float">
            <text:p>3,49023466408253</text:p>
          </table:table-cell>
        </table:table-row>
        <table:table-row table:style-name="ro1">
          <table:table-cell/>
          <table:table-cell office:value-type="float" office:value="2.624" calcext:value-type="float">
            <text:p>2,624</text:p>
          </table:table-cell>
          <table:table-cell office:value-type="float" office:value="3.48611628115177" calcext:value-type="float">
            <text:p>3,48611628115177</text:p>
          </table:table-cell>
        </table:table-row>
        <table:table-row table:style-name="ro1">
          <table:table-cell/>
          <table:table-cell office:value-type="float" office:value="2.626" calcext:value-type="float">
            <text:p>2,626</text:p>
          </table:table-cell>
          <table:table-cell office:value-type="float" office:value="3.48200488686562" calcext:value-type="float">
            <text:p>3,48200488686562</text:p>
          </table:table-cell>
        </table:table-row>
        <table:table-row table:style-name="ro1">
          <table:table-cell/>
          <table:table-cell office:value-type="float" office:value="2.628" calcext:value-type="float">
            <text:p>2,628</text:p>
          </table:table-cell>
          <table:table-cell office:value-type="float" office:value="3.47790048122406" calcext:value-type="float">
            <text:p>3,47790048122406</text:p>
          </table:table-cell>
        </table:table-row>
        <table:table-row table:style-name="ro1">
          <table:table-cell/>
          <table:table-cell office:value-type="float" office:value="2.63" calcext:value-type="float">
            <text:p>2,63</text:p>
          </table:table-cell>
          <table:table-cell office:value-type="float" office:value="3.47380303442478" calcext:value-type="float">
            <text:p>3,47380303442478</text:p>
          </table:table-cell>
        </table:table-row>
        <table:table-row table:style-name="ro1">
          <table:table-cell/>
          <table:table-cell office:value-type="float" office:value="2.632" calcext:value-type="float">
            <text:p>2,632</text:p>
          </table:table-cell>
          <table:table-cell office:value-type="float" office:value="3.46971253156662" calcext:value-type="float">
            <text:p>3,46971253156662</text:p>
          </table:table-cell>
        </table:table-row>
        <table:table-row table:style-name="ro1">
          <table:table-cell/>
          <table:table-cell office:value-type="float" office:value="2.634" calcext:value-type="float">
            <text:p>2,634</text:p>
          </table:table-cell>
          <table:table-cell office:value-type="float" office:value="3.46562897264957" calcext:value-type="float">
            <text:p>3,46562897264957</text:p>
          </table:table-cell>
        </table:table-row>
        <table:table-row table:style-name="ro1">
          <table:table-cell/>
          <table:table-cell office:value-type="float" office:value="2.636" calcext:value-type="float">
            <text:p>2,636</text:p>
          </table:table-cell>
          <table:table-cell office:value-type="float" office:value="3.46155232787132" calcext:value-type="float">
            <text:p>3,46155232787132</text:p>
          </table:table-cell>
        </table:table-row>
        <table:table-row table:style-name="ro1">
          <table:table-cell/>
          <table:table-cell office:value-type="float" office:value="2.638" calcext:value-type="float">
            <text:p>2,638</text:p>
          </table:table-cell>
          <table:table-cell office:value-type="float" office:value="3.4574825823307" calcext:value-type="float">
            <text:p>3,4574825823307</text:p>
          </table:table-cell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3.45341973602772" calcext:value-type="float">
            <text:p>3,45341973602772</text:p>
          </table:table-cell>
        </table:table-row>
        <table:table-row table:style-name="ro1">
          <table:table-cell/>
          <table:table-cell office:value-type="float" office:value="2.642" calcext:value-type="float">
            <text:p>2,642</text:p>
          </table:table-cell>
          <table:table-cell office:value-type="float" office:value="3.44936375916004" calcext:value-type="float">
            <text:p>3,44936375916004</text:p>
          </table:table-cell>
        </table:table-row>
        <table:table-row table:style-name="ro1">
          <table:table-cell/>
          <table:table-cell office:value-type="float" office:value="2.644" calcext:value-type="float">
            <text:p>2,644</text:p>
          </table:table-cell>
          <table:table-cell office:value-type="float" office:value="3.44531463682652" calcext:value-type="float">
            <text:p>3,44531463682652</text:p>
          </table:table-cell>
        </table:table-row>
        <table:table-row table:style-name="ro1">
          <table:table-cell/>
          <table:table-cell office:value-type="float" office:value="2.646" calcext:value-type="float">
            <text:p>2,646</text:p>
          </table:table-cell>
          <table:table-cell office:value-type="float" office:value="3.44127236902714" calcext:value-type="float">
            <text:p>3,44127236902714</text:p>
          </table:table-cell>
        </table:table-row>
        <table:table-row table:style-name="ro1">
          <table:table-cell/>
          <table:table-cell office:value-type="float" office:value="2.648" calcext:value-type="float">
            <text:p>2,648</text:p>
          </table:table-cell>
          <table:table-cell office:value-type="float" office:value="3.43723692595959" calcext:value-type="float">
            <text:p>3,43723692595959</text:p>
          </table:table-cell>
        </table:table-row>
        <table:table-row table:style-name="ro1">
          <table:table-cell/>
          <table:table-cell office:value-type="float" office:value="2.65" calcext:value-type="float">
            <text:p>2,65</text:p>
          </table:table-cell>
          <table:table-cell office:value-type="float" office:value="3.43320830762386" calcext:value-type="float">
            <text:p>3,43320830762386</text:p>
          </table:table-cell>
        </table:table-row>
        <table:table-row table:style-name="ro1">
          <table:table-cell/>
          <table:table-cell office:value-type="float" office:value="2.652" calcext:value-type="float">
            <text:p>2,652</text:p>
          </table:table-cell>
          <table:table-cell office:value-type="float" office:value="3.42918649911881" calcext:value-type="float">
            <text:p>3,42918649911881</text:p>
          </table:table-cell>
        </table:table-row>
        <table:table-row table:style-name="ro1">
          <table:table-cell/>
          <table:table-cell office:value-type="float" office:value="2.654" calcext:value-type="float">
            <text:p>2,654</text:p>
          </table:table-cell>
          <table:table-cell office:value-type="float" office:value="3.42517147064209" calcext:value-type="float">
            <text:p>3,42517147064209</text:p>
          </table:table-cell>
        </table:table-row>
        <table:table-row table:style-name="ro1">
          <table:table-cell/>
          <table:table-cell office:value-type="float" office:value="2.656" calcext:value-type="float">
            <text:p>2,656</text:p>
          </table:table-cell>
          <table:table-cell office:value-type="float" office:value="3.42116322219372" calcext:value-type="float">
            <text:p>3,42116322219372</text:p>
          </table:table-cell>
        </table:table-row>
        <table:table-row table:style-name="ro1">
          <table:table-cell/>
          <table:table-cell office:value-type="float" office:value="2.658" calcext:value-type="float">
            <text:p>2,658</text:p>
          </table:table-cell>
          <table:table-cell office:value-type="float" office:value="3.41716172397137" calcext:value-type="float">
            <text:p>3,41716172397137</text:p>
          </table:table-cell>
        </table:table-row>
        <table:table-row table:style-name="ro1">
          <table:table-cell/>
          <table:table-cell office:value-type="float" office:value="2.66" calcext:value-type="float">
            <text:p>2,66</text:p>
          </table:table-cell>
          <table:table-cell office:value-type="float" office:value="3.41316697597504" calcext:value-type="float">
            <text:p>3,41316697597504</text:p>
          </table:table-cell>
        </table:table-row>
        <table:table-row table:style-name="ro1">
          <table:table-cell/>
          <table:table-cell office:value-type="float" office:value="2.662" calcext:value-type="float">
            <text:p>2,662</text:p>
          </table:table-cell>
          <table:table-cell office:value-type="float" office:value="3.40917897820473" calcext:value-type="float">
            <text:p>3,40917897820473</text:p>
          </table:table-cell>
        </table:table-row>
        <table:table-row table:style-name="ro1">
          <table:table-cell/>
          <table:table-cell office:value-type="float" office:value="2.664" calcext:value-type="float">
            <text:p>2,664</text:p>
          </table:table-cell>
          <table:table-cell office:value-type="float" office:value="3.40519767105579" calcext:value-type="float">
            <text:p>3,40519767105579</text:p>
          </table:table-cell>
        </table:table-row>
        <table:table-row table:style-name="ro1">
          <table:table-cell/>
          <table:table-cell office:value-type="float" office:value="2.666" calcext:value-type="float">
            <text:p>2,666</text:p>
          </table:table-cell>
          <table:table-cell office:value-type="float" office:value="3.40122308433056" calcext:value-type="float">
            <text:p>3,40122308433056</text:p>
          </table:table-cell>
        </table:table-row>
        <table:table-row table:style-name="ro1">
          <table:table-cell/>
          <table:table-cell office:value-type="float" office:value="2.668" calcext:value-type="float">
            <text:p>2,668</text:p>
          </table:table-cell>
          <table:table-cell office:value-type="float" office:value="3.3972551882267" calcext:value-type="float">
            <text:p>3,3972551882267</text:p>
          </table:table-cell>
        </table:table-row>
        <table:table-row table:style-name="ro1">
          <table:table-cell/>
          <table:table-cell office:value-type="float" office:value="2.67" calcext:value-type="float">
            <text:p>2,67</text:p>
          </table:table-cell>
          <table:table-cell office:value-type="float" office:value="3.39329396784306" calcext:value-type="float">
            <text:p>3,39329396784306</text:p>
          </table:table-cell>
        </table:table-row>
        <table:table-row table:style-name="ro1">
          <table:table-cell/>
          <table:table-cell office:value-type="float" office:value="2.672" calcext:value-type="float">
            <text:p>2,672</text:p>
          </table:table-cell>
          <table:table-cell office:value-type="float" office:value="3.38933940827847" calcext:value-type="float">
            <text:p>3,38933940827847</text:p>
          </table:table-cell>
        </table:table-row>
        <table:table-row table:style-name="ro1">
          <table:table-cell/>
          <table:table-cell office:value-type="float" office:value="2.674" calcext:value-type="float">
            <text:p>2,674</text:p>
          </table:table-cell>
          <table:table-cell office:value-type="float" office:value="3.38539149463177" calcext:value-type="float">
            <text:p>3,38539149463177</text:p>
          </table:table-cell>
        </table:table-row>
        <table:table-row table:style-name="ro1">
          <table:table-cell/>
          <table:table-cell office:value-type="float" office:value="2.676" calcext:value-type="float">
            <text:p>2,676</text:p>
          </table:table-cell>
          <table:table-cell office:value-type="float" office:value="3.3814502120018" calcext:value-type="float">
            <text:p>3,3814502120018</text:p>
          </table:table-cell>
        </table:table-row>
        <table:table-row table:style-name="ro1">
          <table:table-cell/>
          <table:table-cell office:value-type="float" office:value="2.678" calcext:value-type="float">
            <text:p>2,678</text:p>
          </table:table-cell>
          <table:table-cell office:value-type="float" office:value="3.37751556038857" calcext:value-type="float">
            <text:p>3,37751556038857</text:p>
          </table:table-cell>
        </table:table-row>
        <table:table-row table:style-name="ro1">
          <table:table-cell/>
          <table:table-cell office:value-type="float" office:value="2.68" calcext:value-type="float">
            <text:p>2,68</text:p>
          </table:table-cell>
          <table:table-cell office:value-type="float" office:value="3.37358750998974" calcext:value-type="float">
            <text:p>3,37358750998974</text:p>
          </table:table-cell>
        </table:table-row>
        <table:table-row table:style-name="ro1">
          <table:table-cell/>
          <table:table-cell office:value-type="float" office:value="2.682" calcext:value-type="float">
            <text:p>2,682</text:p>
          </table:table-cell>
          <table:table-cell office:value-type="float" office:value="3.36966604590416" calcext:value-type="float">
            <text:p>3,36966604590416</text:p>
          </table:table-cell>
        </table:table-row>
        <table:table-row table:style-name="ro1">
          <table:table-cell/>
          <table:table-cell office:value-type="float" office:value="2.684" calcext:value-type="float">
            <text:p>2,684</text:p>
          </table:table-cell>
          <table:table-cell office:value-type="float" office:value="3.36575116813183" calcext:value-type="float">
            <text:p>3,36575116813183</text:p>
          </table:table-cell>
        </table:table-row>
        <table:table-row table:style-name="ro1">
          <table:table-cell/>
          <table:table-cell office:value-type="float" office:value="2.686" calcext:value-type="float">
            <text:p>2,686</text:p>
          </table:table-cell>
          <table:table-cell office:value-type="float" office:value="3.36184284687042" calcext:value-type="float">
            <text:p>3,36184284687042</text:p>
          </table:table-cell>
        </table:table-row>
        <table:table-row table:style-name="ro1">
          <table:table-cell/>
          <table:table-cell office:value-type="float" office:value="2.688" calcext:value-type="float">
            <text:p>2,688</text:p>
          </table:table-cell>
          <table:table-cell office:value-type="float" office:value="3.35794108211994" calcext:value-type="float">
            <text:p>3,35794108211994</text:p>
          </table:table-cell>
        </table:table-row>
        <table:table-row table:style-name="ro1">
          <table:table-cell/>
          <table:table-cell office:value-type="float" office:value="2.69" calcext:value-type="float">
            <text:p>2,69</text:p>
          </table:table-cell>
          <table:table-cell office:value-type="float" office:value="3.35404585897923" calcext:value-type="float">
            <text:p>3,35404585897923</text:p>
          </table:table-cell>
        </table:table-row>
        <table:table-row table:style-name="ro1">
          <table:table-cell/>
          <table:table-cell office:value-type="float" office:value="2.692" calcext:value-type="float">
            <text:p>2,692</text:p>
          </table:table-cell>
          <table:table-cell office:value-type="float" office:value="3.35015716254711" calcext:value-type="float">
            <text:p>3,35015716254711</text:p>
          </table:table-cell>
        </table:table-row>
        <table:table-row table:style-name="ro1">
          <table:table-cell/>
          <table:table-cell office:value-type="float" office:value="2.694" calcext:value-type="float">
            <text:p>2,694</text:p>
          </table:table-cell>
          <table:table-cell office:value-type="float" office:value="3.34627496302128" calcext:value-type="float">
            <text:p>3,34627496302128</text:p>
          </table:table-cell>
        </table:table-row>
        <table:table-row table:style-name="ro1">
          <table:table-cell/>
          <table:table-cell office:value-type="float" office:value="2.696" calcext:value-type="float">
            <text:p>2,696</text:p>
          </table:table-cell>
          <table:table-cell office:value-type="float" office:value="3.34239927530289" calcext:value-type="float">
            <text:p>3,34239927530289</text:p>
          </table:table-cell>
        </table:table-row>
        <table:table-row table:style-name="ro1">
          <table:table-cell/>
          <table:table-cell office:value-type="float" office:value="2.698" calcext:value-type="float">
            <text:p>2,698</text:p>
          </table:table-cell>
          <table:table-cell office:value-type="float" office:value="3.33853005468845" calcext:value-type="float">
            <text:p>3,33853005468845</text:p>
          </table:table-cell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office:value-type="float" office:value="3.33466731607914" calcext:value-type="float">
            <text:p>3,33466731607914</text:p>
          </table:table-cell>
        </table:table-row>
        <table:table-row table:style-name="ro1">
          <table:table-cell/>
          <table:table-cell office:value-type="float" office:value="2.702" calcext:value-type="float">
            <text:p>2,702</text:p>
          </table:table-cell>
          <table:table-cell office:value-type="float" office:value="3.33081102967262" calcext:value-type="float">
            <text:p>3,33081102967262</text:p>
          </table:table-cell>
        </table:table-row>
        <table:table-row table:style-name="ro1">
          <table:table-cell/>
          <table:table-cell office:value-type="float" office:value="2.704" calcext:value-type="float">
            <text:p>2,704</text:p>
          </table:table-cell>
          <table:table-cell office:value-type="float" office:value="3.32696118056774" calcext:value-type="float">
            <text:p>3,32696118056774</text:p>
          </table:table-cell>
        </table:table-row>
        <table:table-row table:style-name="ro1">
          <table:table-cell/>
          <table:table-cell office:value-type="float" office:value="2.706" calcext:value-type="float">
            <text:p>2,706</text:p>
          </table:table-cell>
          <table:table-cell office:value-type="float" office:value="3.3231177687645" calcext:value-type="float">
            <text:p>3,3231177687645</text:p>
          </table:table-cell>
        </table:table-row>
        <table:table-row table:style-name="ro1">
          <table:table-cell/>
          <table:table-cell office:value-type="float" office:value="2.708" calcext:value-type="float">
            <text:p>2,708</text:p>
          </table:table-cell>
          <table:table-cell office:value-type="float" office:value="3.31928076446056" calcext:value-type="float">
            <text:p>3,31928076446056</text:p>
          </table:table-cell>
        </table:table-row>
        <table:table-row table:style-name="ro1">
          <table:table-cell/>
          <table:table-cell office:value-type="float" office:value="2.71" calcext:value-type="float">
            <text:p>2,71</text:p>
          </table:table-cell>
          <table:table-cell office:value-type="float" office:value="3.31545016765595" calcext:value-type="float">
            <text:p>3,31545016765595</text:p>
          </table:table-cell>
        </table:table-row>
        <table:table-row table:style-name="ro1">
          <table:table-cell/>
          <table:table-cell office:value-type="float" office:value="2.712" calcext:value-type="float">
            <text:p>2,712</text:p>
          </table:table-cell>
          <table:table-cell office:value-type="float" office:value="3.31162596344948" calcext:value-type="float">
            <text:p>3,31162596344948</text:p>
          </table:table-cell>
        </table:table-row>
        <table:table-row table:style-name="ro1">
          <table:table-cell/>
          <table:table-cell office:value-type="float" office:value="2.714" calcext:value-type="float">
            <text:p>2,714</text:p>
          </table:table-cell>
          <table:table-cell office:value-type="float" office:value="3.30780813694" calcext:value-type="float">
            <text:p>3,30780813694</text:p>
          </table:table-cell>
        </table:table-row>
        <table:table-row table:style-name="ro1">
          <table:table-cell/>
          <table:table-cell office:value-type="float" office:value="2.716" calcext:value-type="float">
            <text:p>2,716</text:p>
          </table:table-cell>
          <table:table-cell office:value-type="float" office:value="3.3039966583252" calcext:value-type="float">
            <text:p>3,3039966583252</text:p>
          </table:table-cell>
        </table:table-row>
        <table:table-row table:style-name="ro1">
          <table:table-cell/>
          <table:table-cell office:value-type="float" office:value="2.718" calcext:value-type="float">
            <text:p>2,718</text:p>
          </table:table-cell>
          <table:table-cell office:value-type="float" office:value="3.30019154250622" calcext:value-type="float">
            <text:p>3,30019154250622</text:p>
          </table:table-cell>
        </table:table-row>
        <table:table-row table:style-name="ro1">
          <table:table-cell/>
          <table:table-cell office:value-type="float" office:value="2.72" calcext:value-type="float">
            <text:p>2,72</text:p>
          </table:table-cell>
          <table:table-cell office:value-type="float" office:value="3.29639275968075" calcext:value-type="float">
            <text:p>3,29639275968075</text:p>
          </table:table-cell>
        </table:table-row>
        <table:table-row table:style-name="ro1">
          <table:table-cell/>
          <table:table-cell office:value-type="float" office:value="2.722" calcext:value-type="float">
            <text:p>2,722</text:p>
          </table:table-cell>
          <table:table-cell office:value-type="float" office:value="3.29260029494762" calcext:value-type="float">
            <text:p>3,29260029494762</text:p>
          </table:table-cell>
        </table:table-row>
        <table:table-row table:style-name="ro1">
          <table:table-cell/>
          <table:table-cell office:value-type="float" office:value="2.724" calcext:value-type="float">
            <text:p>2,724</text:p>
          </table:table-cell>
          <table:table-cell office:value-type="float" office:value="3.28881413340569" calcext:value-type="float">
            <text:p>3,28881413340569</text:p>
          </table:table-cell>
        </table:table-row>
        <table:table-row table:style-name="ro1">
          <table:table-cell/>
          <table:table-cell office:value-type="float" office:value="2.726" calcext:value-type="float">
            <text:p>2,726</text:p>
          </table:table-cell>
          <table:table-cell office:value-type="float" office:value="3.28503427505493" calcext:value-type="float">
            <text:p>3,28503427505493</text:p>
          </table:table-cell>
        </table:table-row>
        <table:table-row table:style-name="ro1">
          <table:table-cell/>
          <table:table-cell office:value-type="float" office:value="2.728" calcext:value-type="float">
            <text:p>2,728</text:p>
          </table:table-cell>
          <table:table-cell office:value-type="float" office:value="3.2812607049942" calcext:value-type="float">
            <text:p>3,2812607049942</text:p>
          </table:table-cell>
        </table:table-row>
        <table:table-row table:style-name="ro1">
          <table:table-cell/>
          <table:table-cell office:value-type="float" office:value="2.73" calcext:value-type="float">
            <text:p>2,73</text:p>
          </table:table-cell>
          <table:table-cell office:value-type="float" office:value="3.27749339342117" calcext:value-type="float">
            <text:p>3,27749339342117</text:p>
          </table:table-cell>
        </table:table-row>
        <table:table-row table:style-name="ro1">
          <table:table-cell/>
          <table:table-cell office:value-type="float" office:value="2.732" calcext:value-type="float">
            <text:p>2,732</text:p>
          </table:table-cell>
          <table:table-cell office:value-type="float" office:value="3.27373235523701" calcext:value-type="float">
            <text:p>3,27373235523701</text:p>
          </table:table-cell>
        </table:table-row>
        <table:table-row table:style-name="ro1">
          <table:table-cell/>
          <table:table-cell office:value-type="float" office:value="2.734" calcext:value-type="float">
            <text:p>2,734</text:p>
          </table:table-cell>
          <table:table-cell office:value-type="float" office:value="3.26997754573822" calcext:value-type="float">
            <text:p>3,26997754573822</text:p>
          </table:table-cell>
        </table:table-row>
        <table:table-row table:style-name="ro1">
          <table:table-cell/>
          <table:table-cell office:value-type="float" office:value="2.736" calcext:value-type="float">
            <text:p>2,736</text:p>
          </table:table-cell>
          <table:table-cell office:value-type="float" office:value="3.26622896492481" calcext:value-type="float">
            <text:p>3,26622896492481</text:p>
          </table:table-cell>
        </table:table-row>
        <table:table-row table:style-name="ro1">
          <table:table-cell/>
          <table:table-cell office:value-type="float" office:value="2.738" calcext:value-type="float">
            <text:p>2,738</text:p>
          </table:table-cell>
          <table:table-cell office:value-type="float" office:value="3.26248661279678" calcext:value-type="float">
            <text:p>3,26248661279678</text:p>
          </table:table-cell>
        </table:table-row>
        <table:table-row table:style-name="ro1">
          <table:table-cell/>
          <table:table-cell office:value-type="float" office:value="2.74" calcext:value-type="float">
            <text:p>2,74</text:p>
          </table:table-cell>
          <table:table-cell office:value-type="float" office:value="3.25875045955181" calcext:value-type="float">
            <text:p>3,25875045955181</text:p>
          </table:table-cell>
        </table:table-row>
        <table:table-row table:style-name="ro1">
          <table:table-cell/>
          <table:table-cell office:value-type="float" office:value="2.742" calcext:value-type="float">
            <text:p>2,742</text:p>
          </table:table-cell>
          <table:table-cell office:value-type="float" office:value="3.2550205051899" calcext:value-type="float">
            <text:p>3,2550205051899</text:p>
          </table:table-cell>
        </table:table-row>
        <table:table-row table:style-name="ro1">
          <table:table-cell/>
          <table:table-cell office:value-type="float" office:value="2.744" calcext:value-type="float">
            <text:p>2,744</text:p>
          </table:table-cell>
          <table:table-cell office:value-type="float" office:value="3.25129671990871" calcext:value-type="float">
            <text:p>3,25129671990871</text:p>
          </table:table-cell>
        </table:table-row>
        <table:table-row table:style-name="ro1">
          <table:table-cell/>
          <table:table-cell office:value-type="float" office:value="2.746" calcext:value-type="float">
            <text:p>2,746</text:p>
          </table:table-cell>
          <table:table-cell office:value-type="float" office:value="3.24757911860943" calcext:value-type="float">
            <text:p>3,24757911860943</text:p>
          </table:table-cell>
        </table:table-row>
        <table:table-row table:style-name="ro1">
          <table:table-cell/>
          <table:table-cell office:value-type="float" office:value="2.748" calcext:value-type="float">
            <text:p>2,748</text:p>
          </table:table-cell>
          <table:table-cell office:value-type="float" office:value="3.24386765658855" calcext:value-type="float">
            <text:p>3,24386765658855</text:p>
          </table:table-cell>
        </table:table-row>
        <table:table-row table:style-name="ro1">
          <table:table-cell/>
          <table:table-cell office:value-type="float" office:value="2.75" calcext:value-type="float">
            <text:p>2,75</text:p>
          </table:table-cell>
          <table:table-cell office:value-type="float" office:value="3.24016233384609" calcext:value-type="float">
            <text:p>3,24016233384609</text:p>
          </table:table-cell>
        </table:table-row>
        <table:table-row table:style-name="ro1">
          <table:table-cell/>
          <table:table-cell office:value-type="float" office:value="2.752" calcext:value-type="float">
            <text:p>2,752</text:p>
          </table:table-cell>
          <table:table-cell office:value-type="float" office:value="3.23646315038204" calcext:value-type="float">
            <text:p>3,23646315038204</text:p>
          </table:table-cell>
        </table:table-row>
        <table:table-row table:style-name="ro1">
          <table:table-cell/>
          <table:table-cell office:value-type="float" office:value="2.754" calcext:value-type="float">
            <text:p>2,754</text:p>
          </table:table-cell>
          <table:table-cell office:value-type="float" office:value="3.23277006149292" calcext:value-type="float">
            <text:p>3,23277006149292</text:p>
          </table:table-cell>
        </table:table-row>
        <table:table-row table:style-name="ro1">
          <table:table-cell/>
          <table:table-cell office:value-type="float" office:value="2.756" calcext:value-type="float">
            <text:p>2,756</text:p>
          </table:table-cell>
          <table:table-cell office:value-type="float" office:value="3.22908309698105" calcext:value-type="float">
            <text:p>3,22908309698105</text:p>
          </table:table-cell>
        </table:table-row>
        <table:table-row table:style-name="ro1">
          <table:table-cell/>
          <table:table-cell office:value-type="float" office:value="2.758" calcext:value-type="float">
            <text:p>2,758</text:p>
          </table:table-cell>
          <table:table-cell office:value-type="float" office:value="3.22540221214294" calcext:value-type="float">
            <text:p>3,22540221214294</text:p>
          </table:table-cell>
        </table:table-row>
        <table:table-row table:style-name="ro1">
          <table:table-cell/>
          <table:table-cell office:value-type="float" office:value="2.76" calcext:value-type="float">
            <text:p>2,76</text:p>
          </table:table-cell>
          <table:table-cell office:value-type="float" office:value="3.22172740697861" calcext:value-type="float">
            <text:p>3,22172740697861</text:p>
          </table:table-cell>
        </table:table-row>
        <table:table-row table:style-name="ro1">
          <table:table-cell/>
          <table:table-cell office:value-type="float" office:value="2.762" calcext:value-type="float">
            <text:p>2,762</text:p>
          </table:table-cell>
          <table:table-cell office:value-type="float" office:value="3.21805866658688" calcext:value-type="float">
            <text:p>3,21805866658688</text:p>
          </table:table-cell>
        </table:table-row>
        <table:table-row table:style-name="ro1">
          <table:table-cell/>
          <table:table-cell office:value-type="float" office:value="2.764" calcext:value-type="float">
            <text:p>2,764</text:p>
          </table:table-cell>
          <table:table-cell office:value-type="float" office:value="3.21439597606659" calcext:value-type="float">
            <text:p>3,21439597606659</text:p>
          </table:table-cell>
        </table:table-row>
        <table:table-row table:style-name="ro1">
          <table:table-cell/>
          <table:table-cell office:value-type="float" office:value="2.766" calcext:value-type="float">
            <text:p>2,766</text:p>
          </table:table-cell>
          <table:table-cell office:value-type="float" office:value="3.21073932051659" calcext:value-type="float">
            <text:p>3,21073932051659</text:p>
          </table:table-cell>
        </table:table-row>
        <table:table-row table:style-name="ro1">
          <table:table-cell/>
          <table:table-cell office:value-type="float" office:value="2.768" calcext:value-type="float">
            <text:p>2,768</text:p>
          </table:table-cell>
          <table:table-cell office:value-type="float" office:value="3.20708869993687" calcext:value-type="float">
            <text:p>3,20708869993687</text:p>
          </table:table-cell>
        </table:table-row>
        <table:table-row table:style-name="ro1">
          <table:table-cell/>
          <table:table-cell office:value-type="float" office:value="2.77" calcext:value-type="float">
            <text:p>2,77</text:p>
          </table:table-cell>
          <table:table-cell office:value-type="float" office:value="3.20344409942627" calcext:value-type="float">
            <text:p>3,20344409942627</text:p>
          </table:table-cell>
        </table:table-row>
        <table:table-row table:style-name="ro1">
          <table:table-cell/>
          <table:table-cell office:value-type="float" office:value="2.772" calcext:value-type="float">
            <text:p>2,772</text:p>
          </table:table-cell>
          <table:table-cell office:value-type="float" office:value="3.19980548918247" calcext:value-type="float">
            <text:p>3,19980548918247</text:p>
          </table:table-cell>
        </table:table-row>
        <table:table-row table:style-name="ro1">
          <table:table-cell/>
          <table:table-cell office:value-type="float" office:value="2.774" calcext:value-type="float">
            <text:p>2,774</text:p>
          </table:table-cell>
          <table:table-cell office:value-type="float" office:value="3.19617286920548" calcext:value-type="float">
            <text:p>3,19617286920548</text:p>
          </table:table-cell>
        </table:table-row>
        <table:table-row table:style-name="ro1">
          <table:table-cell/>
          <table:table-cell office:value-type="float" office:value="2.776" calcext:value-type="float">
            <text:p>2,776</text:p>
          </table:table-cell>
          <table:table-cell office:value-type="float" office:value="3.19254622459412" calcext:value-type="float">
            <text:p>3,19254622459412</text:p>
          </table:table-cell>
        </table:table-row>
        <table:table-row table:style-name="ro1">
          <table:table-cell/>
          <table:table-cell office:value-type="float" office:value="2.778" calcext:value-type="float">
            <text:p>2,778</text:p>
          </table:table-cell>
          <table:table-cell office:value-type="float" office:value="3.1889255553484" calcext:value-type="float">
            <text:p>3,1889255553484</text:p>
          </table:table-cell>
        </table:table-row>
        <table:table-row table:style-name="ro1">
          <table:table-cell/>
          <table:table-cell office:value-type="float" office:value="2.78" calcext:value-type="float">
            <text:p>2,78</text:p>
          </table:table-cell>
          <table:table-cell office:value-type="float" office:value="3.18531083166599" calcext:value-type="float">
            <text:p>3,18531083166599</text:p>
          </table:table-cell>
        </table:table-row>
        <table:table-row table:style-name="ro1">
          <table:table-cell/>
          <table:table-cell office:value-type="float" office:value="2.782" calcext:value-type="float">
            <text:p>2,782</text:p>
          </table:table-cell>
          <table:table-cell office:value-type="float" office:value="3.18170205354691" calcext:value-type="float">
            <text:p>3,18170205354691</text:p>
          </table:table-cell>
        </table:table-row>
        <table:table-row table:style-name="ro1">
          <table:table-cell/>
          <table:table-cell office:value-type="float" office:value="2.784" calcext:value-type="float">
            <text:p>2,784</text:p>
          </table:table-cell>
          <table:table-cell office:value-type="float" office:value="3.17809919118881" calcext:value-type="float">
            <text:p>3,17809919118881</text:p>
          </table:table-cell>
        </table:table-row>
        <table:table-row table:style-name="ro1">
          <table:table-cell/>
          <table:table-cell office:value-type="float" office:value="2.786" calcext:value-type="float">
            <text:p>2,786</text:p>
          </table:table-cell>
          <table:table-cell office:value-type="float" office:value="3.17450224459171" calcext:value-type="float">
            <text:p>3,17450224459171</text:p>
          </table:table-cell>
        </table:table-row>
        <table:table-row table:style-name="ro1">
          <table:table-cell/>
          <table:table-cell office:value-type="float" office:value="2.788" calcext:value-type="float">
            <text:p>2,788</text:p>
          </table:table-cell>
          <table:table-cell office:value-type="float" office:value="3.17091121375561" calcext:value-type="float">
            <text:p>3,17091121375561</text:p>
          </table:table-cell>
        </table:table-row>
        <table:table-row table:style-name="ro1">
          <table:table-cell/>
          <table:table-cell office:value-type="float" office:value="2.79" calcext:value-type="float">
            <text:p>2,79</text:p>
          </table:table-cell>
          <table:table-cell office:value-type="float" office:value="3.16732606887817" calcext:value-type="float">
            <text:p>3,16732606887817</text:p>
          </table:table-cell>
        </table:table-row>
        <table:table-row table:style-name="ro1">
          <table:table-cell/>
          <table:table-cell office:value-type="float" office:value="2.792" calcext:value-type="float">
            <text:p>2,792</text:p>
          </table:table-cell>
          <table:table-cell office:value-type="float" office:value="3.16374680995941" calcext:value-type="float">
            <text:p>3,16374680995941</text:p>
          </table:table-cell>
        </table:table-row>
        <table:table-row table:style-name="ro1">
          <table:table-cell/>
          <table:table-cell office:value-type="float" office:value="2.794" calcext:value-type="float">
            <text:p>2,794</text:p>
          </table:table-cell>
          <table:table-cell office:value-type="float" office:value="3.160173407197" calcext:value-type="float">
            <text:p>3,160173407197</text:p>
          </table:table-cell>
        </table:table-row>
        <table:table-row table:style-name="ro1">
          <table:table-cell/>
          <table:table-cell office:value-type="float" office:value="2.796" calcext:value-type="float">
            <text:p>2,796</text:p>
          </table:table-cell>
          <table:table-cell office:value-type="float" office:value="3.15660586059094" calcext:value-type="float">
            <text:p>3,15660586059094</text:p>
          </table:table-cell>
        </table:table-row>
        <table:table-row table:style-name="ro1">
          <table:table-cell/>
          <table:table-cell office:value-type="float" office:value="2.798" calcext:value-type="float">
            <text:p>2,798</text:p>
          </table:table-cell>
          <table:table-cell office:value-type="float" office:value="3.15304415524006" calcext:value-type="float">
            <text:p>3,15304415524006</text:p>
          </table:table-cell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3.14948827624321" calcext:value-type="float">
            <text:p>3,14948827624321</text:p>
          </table:table-cell>
        </table:table-row>
        <table:table-row table:style-name="ro1">
          <table:table-cell/>
          <table:table-cell office:value-type="float" office:value="2.802" calcext:value-type="float">
            <text:p>2,802</text:p>
          </table:table-cell>
          <table:table-cell office:value-type="float" office:value="3.14593822360039" calcext:value-type="float">
            <text:p>3,14593822360039</text:p>
          </table:table-cell>
        </table:table-row>
        <table:table-row table:style-name="ro1">
          <table:table-cell/>
          <table:table-cell office:value-type="float" office:value="2.804" calcext:value-type="float">
            <text:p>2,804</text:p>
          </table:table-cell>
          <table:table-cell office:value-type="float" office:value="3.14239398241043" calcext:value-type="float">
            <text:p>3,14239398241043</text:p>
          </table:table-cell>
        </table:table-row>
        <table:table-row table:style-name="ro1">
          <table:table-cell/>
          <table:table-cell office:value-type="float" office:value="2.806" calcext:value-type="float">
            <text:p>2,806</text:p>
          </table:table-cell>
          <table:table-cell office:value-type="float" office:value="3.13885552287102" calcext:value-type="float">
            <text:p>3,13885552287102</text:p>
          </table:table-cell>
        </table:table-row>
        <table:table-row table:style-name="ro1">
          <table:table-cell/>
          <table:table-cell office:value-type="float" office:value="2.808" calcext:value-type="float">
            <text:p>2,808</text:p>
          </table:table-cell>
          <table:table-cell office:value-type="float" office:value="3.13532285988331" calcext:value-type="float">
            <text:p>3,13532285988331</text:p>
          </table:table-cell>
        </table:table-row>
        <table:table-row table:style-name="ro1">
          <table:table-cell/>
          <table:table-cell office:value-type="float" office:value="2.81" calcext:value-type="float">
            <text:p>2,81</text:p>
          </table:table-cell>
          <table:table-cell office:value-type="float" office:value="3.13179596364498" calcext:value-type="float">
            <text:p>3,13179596364498</text:p>
          </table:table-cell>
        </table:table-row>
        <table:table-row table:style-name="ro1">
          <table:table-cell/>
          <table:table-cell office:value-type="float" office:value="2.812" calcext:value-type="float">
            <text:p>2,812</text:p>
          </table:table-cell>
          <table:table-cell office:value-type="float" office:value="3.12827481925488" calcext:value-type="float">
            <text:p>3,12827481925488</text:p>
          </table:table-cell>
        </table:table-row>
        <table:table-row table:style-name="ro1">
          <table:table-cell/>
          <table:table-cell office:value-type="float" office:value="2.814" calcext:value-type="float">
            <text:p>2,814</text:p>
          </table:table-cell>
          <table:table-cell office:value-type="float" office:value="3.12475942671299" calcext:value-type="float">
            <text:p>3,12475942671299</text:p>
          </table:table-cell>
        </table:table-row>
        <table:table-row table:style-name="ro1">
          <table:table-cell/>
          <table:table-cell office:value-type="float" office:value="2.816" calcext:value-type="float">
            <text:p>2,816</text:p>
          </table:table-cell>
          <table:table-cell office:value-type="float" office:value="3.121249756217" calcext:value-type="float">
            <text:p>3,121249756217</text:p>
          </table:table-cell>
        </table:table-row>
        <table:table-row table:style-name="ro1">
          <table:table-cell/>
          <table:table-cell office:value-type="float" office:value="2.818" calcext:value-type="float">
            <text:p>2,818</text:p>
          </table:table-cell>
          <table:table-cell office:value-type="float" office:value="3.11774582266808" calcext:value-type="float">
            <text:p>3,11774582266808</text:p>
          </table:table-cell>
        </table:table-row>
        <table:table-row table:style-name="ro1">
          <table:table-cell/>
          <table:table-cell office:value-type="float" office:value="2.82" calcext:value-type="float">
            <text:p>2,82</text:p>
          </table:table-cell>
          <table:table-cell office:value-type="float" office:value="3.11424759626389" calcext:value-type="float">
            <text:p>3,11424759626389</text:p>
          </table:table-cell>
        </table:table-row>
        <table:table-row table:style-name="ro1">
          <table:table-cell/>
          <table:table-cell office:value-type="float" office:value="2.822" calcext:value-type="float">
            <text:p>2,822</text:p>
          </table:table-cell>
          <table:table-cell office:value-type="float" office:value="3.11075507700443" calcext:value-type="float">
            <text:p>3,11075507700443</text:p>
          </table:table-cell>
        </table:table-row>
        <table:table-row table:style-name="ro1">
          <table:table-cell/>
          <table:table-cell office:value-type="float" office:value="2.824" calcext:value-type="float">
            <text:p>2,824</text:p>
          </table:table-cell>
          <table:table-cell office:value-type="float" office:value="3.1072682350874" calcext:value-type="float">
            <text:p>3,1072682350874</text:p>
          </table:table-cell>
        </table:table-row>
        <table:table-row table:style-name="ro1">
          <table:table-cell/>
          <table:table-cell office:value-type="float" office:value="2.826" calcext:value-type="float">
            <text:p>2,826</text:p>
          </table:table-cell>
          <table:table-cell office:value-type="float" office:value="3.10378707051277" calcext:value-type="float">
            <text:p>3,10378707051277</text:p>
          </table:table-cell>
        </table:table-row>
        <table:table-row table:style-name="ro1">
          <table:table-cell/>
          <table:table-cell office:value-type="float" office:value="2.828" calcext:value-type="float">
            <text:p>2,828</text:p>
          </table:table-cell>
          <table:table-cell office:value-type="float" office:value="3.10031158328056" calcext:value-type="float">
            <text:p>3,10031158328056</text:p>
          </table:table-cell>
        </table:table-row>
        <table:table-row table:style-name="ro1">
          <table:table-cell/>
          <table:table-cell office:value-type="float" office:value="2.83" calcext:value-type="float">
            <text:p>2,83</text:p>
          </table:table-cell>
          <table:table-cell office:value-type="float" office:value="3.09684172868729" calcext:value-type="float">
            <text:p>3,09684172868729</text:p>
          </table:table-cell>
        </table:table-row>
        <table:table-row table:style-name="ro1">
          <table:table-cell/>
          <table:table-cell office:value-type="float" office:value="2.832" calcext:value-type="float">
            <text:p>2,832</text:p>
          </table:table-cell>
          <table:table-cell office:value-type="float" office:value="3.0933775216341" calcext:value-type="float">
            <text:p>3,0933775216341</text:p>
          </table:table-cell>
        </table:table-row>
        <table:table-row table:style-name="ro1">
          <table:table-cell/>
          <table:table-cell office:value-type="float" office:value="2.834" calcext:value-type="float">
            <text:p>2,834</text:p>
          </table:table-cell>
          <table:table-cell office:value-type="float" office:value="3.08991896212101" calcext:value-type="float">
            <text:p>3,08991896212101</text:p>
          </table:table-cell>
        </table:table-row>
        <table:table-row table:style-name="ro1">
          <table:table-cell/>
          <table:table-cell office:value-type="float" office:value="2.836" calcext:value-type="float">
            <text:p>2,836</text:p>
          </table:table-cell>
          <table:table-cell office:value-type="float" office:value="3.08646600544453" calcext:value-type="float">
            <text:p>3,08646600544453</text:p>
          </table:table-cell>
        </table:table-row>
        <table:table-row table:style-name="ro1">
          <table:table-cell/>
          <table:table-cell office:value-type="float" office:value="2.838" calcext:value-type="float">
            <text:p>2,838</text:p>
          </table:table-cell>
          <table:table-cell office:value-type="float" office:value="3.08301865160465" calcext:value-type="float">
            <text:p>3,08301865160465</text:p>
          </table:table-cell>
        </table:table-row>
        <table:table-row table:style-name="ro1">
          <table:table-cell/>
          <table:table-cell office:value-type="float" office:value="2.84" calcext:value-type="float">
            <text:p>2,84</text:p>
          </table:table-cell>
          <table:table-cell office:value-type="float" office:value="3.07957690060139" calcext:value-type="float">
            <text:p>3,07957690060139</text:p>
          </table:table-cell>
        </table:table-row>
        <table:table-row table:style-name="ro1">
          <table:table-cell/>
          <table:table-cell office:value-type="float" office:value="2.842" calcext:value-type="float">
            <text:p>2,842</text:p>
          </table:table-cell>
          <table:table-cell office:value-type="float" office:value="3.07614072263241" calcext:value-type="float">
            <text:p>3,07614072263241</text:p>
          </table:table-cell>
        </table:table-row>
        <table:table-row table:style-name="ro1">
          <table:table-cell/>
          <table:table-cell office:value-type="float" office:value="2.844" calcext:value-type="float">
            <text:p>2,844</text:p>
          </table:table-cell>
          <table:table-cell office:value-type="float" office:value="3.07271011769772" calcext:value-type="float">
            <text:p>3,07271011769772</text:p>
          </table:table-cell>
        </table:table-row>
        <table:table-row table:style-name="ro1">
          <table:table-cell/>
          <table:table-cell office:value-type="float" office:value="2.846" calcext:value-type="float">
            <text:p>2,846</text:p>
          </table:table-cell>
          <table:table-cell office:value-type="float" office:value="3.06928508579731" calcext:value-type="float">
            <text:p>3,06928508579731</text:p>
          </table:table-cell>
        </table:table-row>
        <table:table-row table:style-name="ro1">
          <table:table-cell/>
          <table:table-cell office:value-type="float" office:value="2.848" calcext:value-type="float">
            <text:p>2,848</text:p>
          </table:table-cell>
          <table:table-cell office:value-type="float" office:value="3.06586559712887" calcext:value-type="float">
            <text:p>3,06586559712887</text:p>
          </table:table-cell>
        </table:table-row>
        <table:table-row table:style-name="ro1">
          <table:table-cell/>
          <table:table-cell office:value-type="float" office:value="2.85" calcext:value-type="float">
            <text:p>2,85</text:p>
          </table:table-cell>
          <table:table-cell office:value-type="float" office:value="3.06245163679123" calcext:value-type="float">
            <text:p>3,06245163679123</text:p>
          </table:table-cell>
        </table:table-row>
        <table:table-row table:style-name="ro1">
          <table:table-cell/>
          <table:table-cell office:value-type="float" office:value="2.852" calcext:value-type="float">
            <text:p>2,852</text:p>
          </table:table-cell>
          <table:table-cell office:value-type="float" office:value="3.05904321968555" calcext:value-type="float">
            <text:p>3,05904321968555</text:p>
          </table:table-cell>
        </table:table-row>
        <table:table-row table:style-name="ro1">
          <table:table-cell/>
          <table:table-cell office:value-type="float" office:value="2.854" calcext:value-type="float">
            <text:p>2,854</text:p>
          </table:table-cell>
          <table:table-cell office:value-type="float" office:value="3.05564030110836" calcext:value-type="float">
            <text:p>3,05564030110836</text:p>
          </table:table-cell>
        </table:table-row>
        <table:table-row table:style-name="ro1">
          <table:table-cell/>
          <table:table-cell office:value-type="float" office:value="2.856" calcext:value-type="float">
            <text:p>2,856</text:p>
          </table:table-cell>
          <table:table-cell office:value-type="float" office:value="3.05224289596081" calcext:value-type="float">
            <text:p>3,05224289596081</text:p>
          </table:table-cell>
        </table:table-row>
        <table:table-row table:style-name="ro1">
          <table:table-cell/>
          <table:table-cell office:value-type="float" office:value="2.858" calcext:value-type="float">
            <text:p>2,858</text:p>
          </table:table-cell>
          <table:table-cell office:value-type="float" office:value="3.04885098934174" calcext:value-type="float">
            <text:p>3,04885098934174</text:p>
          </table:table-cell>
        </table:table-row>
        <table:table-row table:style-name="ro1">
          <table:table-cell/>
          <table:table-cell office:value-type="float" office:value="2.86" calcext:value-type="float">
            <text:p>2,86</text:p>
          </table:table-cell>
          <table:table-cell office:value-type="float" office:value="3.04546455144882" calcext:value-type="float">
            <text:p>3,04546455144882</text:p>
          </table:table-cell>
        </table:table-row>
        <table:table-row table:style-name="ro1">
          <table:table-cell/>
          <table:table-cell office:value-type="float" office:value="2.862" calcext:value-type="float">
            <text:p>2,862</text:p>
          </table:table-cell>
          <table:table-cell office:value-type="float" office:value="3.04208359718323" calcext:value-type="float">
            <text:p>3,04208359718323</text:p>
          </table:table-cell>
        </table:table-row>
        <table:table-row table:style-name="ro1">
          <table:table-cell/>
          <table:table-cell office:value-type="float" office:value="2.864" calcext:value-type="float">
            <text:p>2,864</text:p>
          </table:table-cell>
          <table:table-cell office:value-type="float" office:value="3.03870808184147" calcext:value-type="float">
            <text:p>3,03870808184147</text:p>
          </table:table-cell>
        </table:table-row>
        <table:table-row table:style-name="ro1">
          <table:table-cell/>
          <table:table-cell office:value-type="float" office:value="2.866" calcext:value-type="float">
            <text:p>2,866</text:p>
          </table:table-cell>
          <table:table-cell office:value-type="float" office:value="3.03533803522587" calcext:value-type="float">
            <text:p>3,03533803522587</text:p>
          </table:table-cell>
        </table:table-row>
        <table:table-row table:style-name="ro1">
          <table:table-cell/>
          <table:table-cell office:value-type="float" office:value="2.868" calcext:value-type="float">
            <text:p>2,868</text:p>
          </table:table-cell>
          <table:table-cell office:value-type="float" office:value="3.03197341263294" calcext:value-type="float">
            <text:p>3,03197341263294</text:p>
          </table:table-cell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3.02861421406269" calcext:value-type="float">
            <text:p>3,02861421406269</text:p>
          </table:table-cell>
        </table:table-row>
        <table:table-row table:style-name="ro1">
          <table:table-cell/>
          <table:table-cell office:value-type="float" office:value="2.872" calcext:value-type="float">
            <text:p>2,872</text:p>
          </table:table-cell>
          <table:table-cell office:value-type="float" office:value="3.02526043951511" calcext:value-type="float">
            <text:p>3,02526043951511</text:p>
          </table:table-cell>
        </table:table-row>
        <table:table-row table:style-name="ro1">
          <table:table-cell/>
          <table:table-cell office:value-type="float" office:value="2.874" calcext:value-type="float">
            <text:p>2,874</text:p>
          </table:table-cell>
          <table:table-cell office:value-type="float" office:value="3.02191205918789" calcext:value-type="float">
            <text:p>3,02191205918789</text:p>
          </table:table-cell>
        </table:table-row>
        <table:table-row table:style-name="ro1">
          <table:table-cell/>
          <table:table-cell office:value-type="float" office:value="2.876" calcext:value-type="float">
            <text:p>2,876</text:p>
          </table:table-cell>
          <table:table-cell office:value-type="float" office:value="3.01856907308102" calcext:value-type="float">
            <text:p>3,01856907308102</text:p>
          </table:table-cell>
        </table:table-row>
        <table:table-row table:style-name="ro1">
          <table:table-cell/>
          <table:table-cell office:value-type="float" office:value="2.878" calcext:value-type="float">
            <text:p>2,878</text:p>
          </table:table-cell>
          <table:table-cell office:value-type="float" office:value="3.01523146629334" calcext:value-type="float">
            <text:p>3,01523146629334</text:p>
          </table:table-cell>
        </table:table-row>
        <table:table-row table:style-name="ro1">
          <table:table-cell/>
          <table:table-cell office:value-type="float" office:value="2.88" calcext:value-type="float">
            <text:p>2,88</text:p>
          </table:table-cell>
          <table:table-cell office:value-type="float" office:value="3.01189923882484" calcext:value-type="float">
            <text:p>3,01189923882484</text:p>
          </table:table-cell>
        </table:table-row>
        <table:table-row table:style-name="ro1">
          <table:table-cell/>
          <table:table-cell office:value-type="float" office:value="2.882" calcext:value-type="float">
            <text:p>2,882</text:p>
          </table:table-cell>
          <table:table-cell office:value-type="float" office:value="3.00857236087322" calcext:value-type="float">
            <text:p>3,00857236087322</text:p>
          </table:table-cell>
        </table:table-row>
        <table:table-row table:style-name="ro1">
          <table:table-cell/>
          <table:table-cell office:value-type="float" office:value="2.884" calcext:value-type="float">
            <text:p>2,884</text:p>
          </table:table-cell>
          <table:table-cell office:value-type="float" office:value="3.00525083243847" calcext:value-type="float">
            <text:p>3,00525083243847</text:p>
          </table:table-cell>
        </table:table-row>
        <table:table-row table:style-name="ro1">
          <table:table-cell/>
          <table:table-cell office:value-type="float" office:value="2.886" calcext:value-type="float">
            <text:p>2,886</text:p>
          </table:table-cell>
          <table:table-cell office:value-type="float" office:value="3.00193465352058" calcext:value-type="float">
            <text:p>3,00193465352058</text:p>
          </table:table-cell>
        </table:table-row>
        <table:table-row table:style-name="ro1">
          <table:table-cell/>
          <table:table-cell office:value-type="float" office:value="2.888" calcext:value-type="float">
            <text:p>2,888</text:p>
          </table:table-cell>
          <table:table-cell office:value-type="float" office:value="2.99862377941608" calcext:value-type="float">
            <text:p>2,99862377941608</text:p>
          </table:table-cell>
        </table:table-row>
        <table:table-row table:style-name="ro1">
          <table:table-cell/>
          <table:table-cell office:value-type="float" office:value="2.89" calcext:value-type="float">
            <text:p>2,89</text:p>
          </table:table-cell>
          <table:table-cell office:value-type="float" office:value="2.99531823992729" calcext:value-type="float">
            <text:p>2,99531823992729</text:p>
          </table:table-cell>
        </table:table-row>
        <table:table-row table:style-name="ro1">
          <table:table-cell/>
          <table:table-cell office:value-type="float" office:value="2.892" calcext:value-type="float">
            <text:p>2,892</text:p>
          </table:table-cell>
          <table:table-cell office:value-type="float" office:value="2.99201799035072" calcext:value-type="float">
            <text:p>2,99201799035072</text:p>
          </table:table-cell>
        </table:table-row>
        <table:table-row table:style-name="ro1">
          <table:table-cell/>
          <table:table-cell office:value-type="float" office:value="2.894" calcext:value-type="float">
            <text:p>2,894</text:p>
          </table:table-cell>
          <table:table-cell office:value-type="float" office:value="2.98872304558754" calcext:value-type="float">
            <text:p>2,98872304558754</text:p>
          </table:table-cell>
        </table:table-row>
        <table:table-row table:style-name="ro1">
          <table:table-cell/>
          <table:table-cell office:value-type="float" office:value="2.896" calcext:value-type="float">
            <text:p>2,896</text:p>
          </table:table-cell>
          <table:table-cell office:value-type="float" office:value="2.98543337583542" calcext:value-type="float">
            <text:p>2,98543337583542</text:p>
          </table:table-cell>
        </table:table-row>
        <table:table-row table:style-name="ro1">
          <table:table-cell/>
          <table:table-cell office:value-type="float" office:value="2.898" calcext:value-type="float">
            <text:p>2,898</text:p>
          </table:table-cell>
          <table:table-cell office:value-type="float" office:value="2.98214899599552" calcext:value-type="float">
            <text:p>2,98214899599552</text:p>
          </table:table-cell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office:value-type="float" office:value="2.97886986136436" calcext:value-type="float">
            <text:p>2,97886986136436</text:p>
          </table:table-cell>
        </table:table-row>
        <table:table-row table:style-name="ro1">
          <table:table-cell/>
          <table:table-cell office:value-type="float" office:value="2.902" calcext:value-type="float">
            <text:p>2,902</text:p>
          </table:table-cell>
          <table:table-cell office:value-type="float" office:value="2.97559597194195" calcext:value-type="float">
            <text:p>2,97559597194195</text:p>
          </table:table-cell>
        </table:table-row>
        <table:table-row table:style-name="ro1">
          <table:table-cell/>
          <table:table-cell office:value-type="float" office:value="2.904" calcext:value-type="float">
            <text:p>2,904</text:p>
          </table:table-cell>
          <table:table-cell office:value-type="float" office:value="2.97232734262943" calcext:value-type="float">
            <text:p>2,97232734262943</text:p>
          </table:table-cell>
        </table:table-row>
        <table:table-row table:style-name="ro1">
          <table:table-cell/>
          <table:table-cell office:value-type="float" office:value="2.906" calcext:value-type="float">
            <text:p>2,906</text:p>
          </table:table-cell>
          <table:table-cell office:value-type="float" office:value="2.96906392872334" calcext:value-type="float">
            <text:p>2,96906392872334</text:p>
          </table:table-cell>
        </table:table-row>
        <table:table-row table:style-name="ro1">
          <table:table-cell/>
          <table:table-cell office:value-type="float" office:value="2.908" calcext:value-type="float">
            <text:p>2,908</text:p>
          </table:table-cell>
          <table:table-cell office:value-type="float" office:value="2.96580574512482" calcext:value-type="float">
            <text:p>2,96580574512482</text:p>
          </table:table-cell>
        </table:table-row>
        <table:table-row table:style-name="ro1">
          <table:table-cell/>
          <table:table-cell office:value-type="float" office:value="2.91" calcext:value-type="float">
            <text:p>2,91</text:p>
          </table:table-cell>
          <table:table-cell office:value-type="float" office:value="2.96255276203156" calcext:value-type="float">
            <text:p>2,96255276203156</text:p>
          </table:table-cell>
        </table:table-row>
        <table:table-row table:style-name="ro1">
          <table:table-cell/>
          <table:table-cell office:value-type="float" office:value="2.912" calcext:value-type="float">
            <text:p>2,912</text:p>
          </table:table-cell>
          <table:table-cell office:value-type="float" office:value="2.95930496454239" calcext:value-type="float">
            <text:p>2,95930496454239</text:p>
          </table:table-cell>
        </table:table-row>
        <table:table-row table:style-name="ro1">
          <table:table-cell/>
          <table:table-cell office:value-type="float" office:value="2.914" calcext:value-type="float">
            <text:p>2,914</text:p>
          </table:table-cell>
          <table:table-cell office:value-type="float" office:value="2.95606236755848" calcext:value-type="float">
            <text:p>2,95606236755848</text:p>
          </table:table-cell>
        </table:table-row>
        <table:table-row table:style-name="ro1">
          <table:table-cell/>
          <table:table-cell office:value-type="float" office:value="2.916" calcext:value-type="float">
            <text:p>2,916</text:p>
          </table:table-cell>
          <table:table-cell office:value-type="float" office:value="2.95282495617867" calcext:value-type="float">
            <text:p>2,95282495617867</text:p>
          </table:table-cell>
        </table:table-row>
        <table:table-row table:style-name="ro1">
          <table:table-cell/>
          <table:table-cell office:value-type="float" office:value="2.918" calcext:value-type="float">
            <text:p>2,918</text:p>
          </table:table-cell>
          <table:table-cell office:value-type="float" office:value="2.94959270060062" calcext:value-type="float">
            <text:p>2,94959270060062</text:p>
          </table:table-cell>
        </table:table-row>
        <table:table-row table:style-name="ro1">
          <table:table-cell/>
          <table:table-cell office:value-type="float" office:value="2.92" calcext:value-type="float">
            <text:p>2,92</text:p>
          </table:table-cell>
          <table:table-cell office:value-type="float" office:value="2.94636560082436" calcext:value-type="float">
            <text:p>2,94636560082436</text:p>
          </table:table-cell>
        </table:table-row>
        <table:table-row table:style-name="ro1">
          <table:table-cell/>
          <table:table-cell office:value-type="float" office:value="2.922" calcext:value-type="float">
            <text:p>2,922</text:p>
          </table:table-cell>
          <table:table-cell office:value-type="float" office:value="2.9431436419487" calcext:value-type="float">
            <text:p>2,9431436419487</text:p>
          </table:table-cell>
        </table:table-row>
        <table:table-row table:style-name="ro1">
          <table:table-cell/>
          <table:table-cell office:value-type="float" office:value="2.924" calcext:value-type="float">
            <text:p>2,924</text:p>
          </table:table-cell>
          <table:table-cell office:value-type="float" office:value="2.93992682397366" calcext:value-type="float">
            <text:p>2,93992682397366</text:p>
          </table:table-cell>
        </table:table-row>
        <table:table-row table:style-name="ro1">
          <table:table-cell/>
          <table:table-cell office:value-type="float" office:value="2.926" calcext:value-type="float">
            <text:p>2,926</text:p>
          </table:table-cell>
          <table:table-cell office:value-type="float" office:value="2.93671513199806" calcext:value-type="float">
            <text:p>2,93671513199806</text:p>
          </table:table-cell>
        </table:table-row>
        <table:table-row table:style-name="ro1">
          <table:table-cell/>
          <table:table-cell office:value-type="float" office:value="2.928" calcext:value-type="float">
            <text:p>2,928</text:p>
          </table:table-cell>
          <table:table-cell office:value-type="float" office:value="2.93350855112076" calcext:value-type="float">
            <text:p>2,93350855112076</text:p>
          </table:table-cell>
        </table:table-row>
        <table:table-row table:style-name="ro1">
          <table:table-cell/>
          <table:table-cell office:value-type="float" office:value="2.93" calcext:value-type="float">
            <text:p>2,93</text:p>
          </table:table-cell>
          <table:table-cell office:value-type="float" office:value="2.93030706644058" calcext:value-type="float">
            <text:p>2,93030706644058</text:p>
          </table:table-cell>
        </table:table-row>
        <table:table-row table:style-name="ro1">
          <table:table-cell/>
          <table:table-cell office:value-type="float" office:value="2.932" calcext:value-type="float">
            <text:p>2,932</text:p>
          </table:table-cell>
          <table:table-cell office:value-type="float" office:value="2.9271106928587" calcext:value-type="float">
            <text:p>2,9271106928587</text:p>
          </table:table-cell>
        </table:table-row>
        <table:table-row table:style-name="ro1">
          <table:table-cell/>
          <table:table-cell office:value-type="float" office:value="2.934" calcext:value-type="float">
            <text:p>2,934</text:p>
          </table:table-cell>
          <table:table-cell office:value-type="float" office:value="2.92391938567162" calcext:value-type="float">
            <text:p>2,92391938567162</text:p>
          </table:table-cell>
        </table:table-row>
        <table:table-row table:style-name="ro1">
          <table:table-cell/>
          <table:table-cell office:value-type="float" office:value="2.936" calcext:value-type="float">
            <text:p>2,936</text:p>
          </table:table-cell>
          <table:table-cell office:value-type="float" office:value="2.9207331597805" calcext:value-type="float">
            <text:p>2,9207331597805</text:p>
          </table:table-cell>
        </table:table-row>
        <table:table-row table:style-name="ro1">
          <table:table-cell/>
          <table:table-cell office:value-type="float" office:value="2.938" calcext:value-type="float">
            <text:p>2,938</text:p>
          </table:table-cell>
          <table:table-cell office:value-type="float" office:value="2.91755198538303" calcext:value-type="float">
            <text:p>2,91755198538303</text:p>
          </table:table-cell>
        </table:table-row>
        <table:table-row table:style-name="ro1">
          <table:table-cell/>
          <table:table-cell office:value-type="float" office:value="2.94" calcext:value-type="float">
            <text:p>2,94</text:p>
          </table:table-cell>
          <table:table-cell office:value-type="float" office:value="2.91437587738037" calcext:value-type="float">
            <text:p>2,91437587738037</text:p>
          </table:table-cell>
        </table:table-row>
        <table:table-row table:style-name="ro1">
          <table:table-cell/>
          <table:table-cell office:value-type="float" office:value="2.942" calcext:value-type="float">
            <text:p>2,942</text:p>
          </table:table-cell>
          <table:table-cell office:value-type="float" office:value="2.91120480597019" calcext:value-type="float">
            <text:p>2,91120480597019</text:p>
          </table:table-cell>
        </table:table-row>
        <table:table-row table:style-name="ro1">
          <table:table-cell/>
          <table:table-cell office:value-type="float" office:value="2.944" calcext:value-type="float">
            <text:p>2,944</text:p>
          </table:table-cell>
          <table:table-cell office:value-type="float" office:value="2.9080387711525" calcext:value-type="float">
            <text:p>2,9080387711525</text:p>
          </table:table-cell>
        </table:table-row>
        <table:table-row table:style-name="ro1">
          <table:table-cell/>
          <table:table-cell office:value-type="float" office:value="2.946" calcext:value-type="float">
            <text:p>2,946</text:p>
          </table:table-cell>
          <table:table-cell office:value-type="float" office:value="2.90487774312496" calcext:value-type="float">
            <text:p>2,90487774312496</text:p>
          </table:table-cell>
        </table:table-row>
        <table:table-row table:style-name="ro1">
          <table:table-cell/>
          <table:table-cell office:value-type="float" office:value="2.948" calcext:value-type="float">
            <text:p>2,948</text:p>
          </table:table-cell>
          <table:table-cell office:value-type="float" office:value="2.90172173678875" calcext:value-type="float">
            <text:p>2,90172173678875</text:p>
          </table:table-cell>
        </table:table-row>
        <table:table-row table:style-name="ro1">
          <table:table-cell/>
          <table:table-cell office:value-type="float" office:value="2.95" calcext:value-type="float">
            <text:p>2,95</text:p>
          </table:table-cell>
          <table:table-cell office:value-type="float" office:value="2.8985707372427" calcext:value-type="float">
            <text:p>2,8985707372427</text:p>
          </table:table-cell>
        </table:table-row>
        <table:table-row table:style-name="ro1">
          <table:table-cell/>
          <table:table-cell office:value-type="float" office:value="2.952" calcext:value-type="float">
            <text:p>2,952</text:p>
          </table:table-cell>
          <table:table-cell office:value-type="float" office:value="2.89542471468449" calcext:value-type="float">
            <text:p>2,89542471468449</text:p>
          </table:table-cell>
        </table:table-row>
        <table:table-row table:style-name="ro1">
          <table:table-cell/>
          <table:table-cell office:value-type="float" office:value="2.954" calcext:value-type="float">
            <text:p>2,954</text:p>
          </table:table-cell>
          <table:table-cell office:value-type="float" office:value="2.89228368401527" calcext:value-type="float">
            <text:p>2,89228368401527</text:p>
          </table:table-cell>
        </table:table-row>
        <table:table-row table:style-name="ro1">
          <table:table-cell/>
          <table:table-cell office:value-type="float" office:value="2.956" calcext:value-type="float">
            <text:p>2,956</text:p>
          </table:table-cell>
          <table:table-cell office:value-type="float" office:value="2.8891476303339" calcext:value-type="float">
            <text:p>2,8891476303339</text:p>
          </table:table-cell>
        </table:table-row>
        <table:table-row table:style-name="ro1">
          <table:table-cell/>
          <table:table-cell office:value-type="float" office:value="2.958" calcext:value-type="float">
            <text:p>2,958</text:p>
          </table:table-cell>
          <table:table-cell office:value-type="float" office:value="2.88601652383804" calcext:value-type="float">
            <text:p>2,88601652383804</text:p>
          </table:table-cell>
        </table:table-row>
        <table:table-row table:style-name="ro1">
          <table:table-cell/>
          <table:table-cell office:value-type="float" office:value="2.96" calcext:value-type="float">
            <text:p>2,96</text:p>
          </table:table-cell>
          <table:table-cell office:value-type="float" office:value="2.8828903645277" calcext:value-type="float">
            <text:p>2,8828903645277</text:p>
          </table:table-cell>
        </table:table-row>
        <table:table-row table:style-name="ro1">
          <table:table-cell/>
          <table:table-cell office:value-type="float" office:value="2.962" calcext:value-type="float">
            <text:p>2,962</text:p>
          </table:table-cell>
          <table:table-cell office:value-type="float" office:value="2.87976916730404" calcext:value-type="float">
            <text:p>2,87976916730404</text:p>
          </table:table-cell>
        </table:table-row>
        <table:table-row table:style-name="ro1">
          <table:table-cell/>
          <table:table-cell office:value-type="float" office:value="2.964" calcext:value-type="float">
            <text:p>2,964</text:p>
          </table:table-cell>
          <table:table-cell office:value-type="float" office:value="2.87665288746357" calcext:value-type="float">
            <text:p>2,87665288746357</text:p>
          </table:table-cell>
        </table:table-row>
        <table:table-row table:style-name="ro1">
          <table:table-cell/>
          <table:table-cell office:value-type="float" office:value="2.966" calcext:value-type="float">
            <text:p>2,966</text:p>
          </table:table-cell>
          <table:table-cell office:value-type="float" office:value="2.87354152500629" calcext:value-type="float">
            <text:p>2,87354152500629</text:p>
          </table:table-cell>
        </table:table-row>
        <table:table-row table:style-name="ro1">
          <table:table-cell/>
          <table:table-cell office:value-type="float" office:value="2.968" calcext:value-type="float">
            <text:p>2,968</text:p>
          </table:table-cell>
          <table:table-cell office:value-type="float" office:value="2.87043507993221" calcext:value-type="float">
            <text:p>2,87043507993221</text:p>
          </table:table-cell>
        </table:table-row>
        <table:table-row table:style-name="ro1">
          <table:table-cell/>
          <table:table-cell office:value-type="float" office:value="2.97" calcext:value-type="float">
            <text:p>2,97</text:p>
          </table:table-cell>
          <table:table-cell office:value-type="float" office:value="2.86733353734016" calcext:value-type="float">
            <text:p>2,86733353734016</text:p>
          </table:table-cell>
        </table:table-row>
        <table:table-row table:style-name="ro1">
          <table:table-cell/>
          <table:table-cell office:value-type="float" office:value="2.972" calcext:value-type="float">
            <text:p>2,972</text:p>
          </table:table-cell>
          <table:table-cell office:value-type="float" office:value="2.86423688232899" calcext:value-type="float">
            <text:p>2,86423688232899</text:p>
          </table:table-cell>
        </table:table-row>
        <table:table-row table:style-name="ro1">
          <table:table-cell/>
          <table:table-cell office:value-type="float" office:value="2.974" calcext:value-type="float">
            <text:p>2,974</text:p>
          </table:table-cell>
          <table:table-cell office:value-type="float" office:value="2.86114511489868" calcext:value-type="float">
            <text:p>2,86114511489868</text:p>
          </table:table-cell>
        </table:table-row>
        <table:table-row table:style-name="ro1">
          <table:table-cell/>
          <table:table-cell office:value-type="float" office:value="2.976" calcext:value-type="float">
            <text:p>2,976</text:p>
          </table:table-cell>
          <table:table-cell office:value-type="float" office:value="2.85805820524693" calcext:value-type="float">
            <text:p>2,85805820524693</text:p>
          </table:table-cell>
        </table:table-row>
        <table:table-row table:style-name="ro1">
          <table:table-cell/>
          <table:table-cell office:value-type="float" office:value="2.978" calcext:value-type="float">
            <text:p>2,978</text:p>
          </table:table-cell>
          <table:table-cell office:value-type="float" office:value="2.85497616827488" calcext:value-type="float">
            <text:p>2,85497616827488</text:p>
          </table:table-cell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2.85189898908138" calcext:value-type="float">
            <text:p>2,85189898908138</text:p>
          </table:table-cell>
        </table:table-row>
        <table:table-row table:style-name="ro1">
          <table:table-cell/>
          <table:table-cell office:value-type="float" office:value="2.982" calcext:value-type="float">
            <text:p>2,982</text:p>
          </table:table-cell>
          <table:table-cell office:value-type="float" office:value="2.84882663786411" calcext:value-type="float">
            <text:p>2,84882663786411</text:p>
          </table:table-cell>
        </table:table-row>
        <table:table-row table:style-name="ro1">
          <table:table-cell/>
          <table:table-cell office:value-type="float" office:value="2.984" calcext:value-type="float">
            <text:p>2,984</text:p>
          </table:table-cell>
          <table:table-cell office:value-type="float" office:value="2.84575912952423" calcext:value-type="float">
            <text:p>2,84575912952423</text:p>
          </table:table-cell>
        </table:table-row>
        <table:table-row table:style-name="ro1">
          <table:table-cell/>
          <table:table-cell office:value-type="float" office:value="2.986" calcext:value-type="float">
            <text:p>2,986</text:p>
          </table:table-cell>
          <table:table-cell office:value-type="float" office:value="2.84269643425941" calcext:value-type="float">
            <text:p>2,84269643425941</text:p>
          </table:table-cell>
        </table:table-row>
        <table:table-row table:style-name="ro1">
          <table:table-cell/>
          <table:table-cell office:value-type="float" office:value="2.988" calcext:value-type="float">
            <text:p>2,988</text:p>
          </table:table-cell>
          <table:table-cell office:value-type="float" office:value="2.83963856697083" calcext:value-type="float">
            <text:p>2,83963856697083</text:p>
          </table:table-cell>
        </table:table-row>
        <table:table-row table:style-name="ro1">
          <table:table-cell/>
          <table:table-cell office:value-type="float" office:value="2.99" calcext:value-type="float">
            <text:p>2,99</text:p>
          </table:table-cell>
          <table:table-cell office:value-type="float" office:value="2.83658549785614" calcext:value-type="float">
            <text:p>2,83658549785614</text:p>
          </table:table-cell>
        </table:table-row>
        <table:table-row table:style-name="ro1">
          <table:table-cell/>
          <table:table-cell office:value-type="float" office:value="2.992" calcext:value-type="float">
            <text:p>2,992</text:p>
          </table:table-cell>
          <table:table-cell office:value-type="float" office:value="2.8335372120142" calcext:value-type="float">
            <text:p>2,8335372120142</text:p>
          </table:table-cell>
        </table:table-row>
        <table:table-row table:style-name="ro1">
          <table:table-cell/>
          <table:table-cell office:value-type="float" office:value="2.994" calcext:value-type="float">
            <text:p>2,994</text:p>
          </table:table-cell>
          <table:table-cell office:value-type="float" office:value="2.83049372434616" calcext:value-type="float">
            <text:p>2,83049372434616</text:p>
          </table:table-cell>
        </table:table-row>
        <table:table-row table:style-name="ro1">
          <table:table-cell/>
          <table:table-cell office:value-type="float" office:value="2.996" calcext:value-type="float">
            <text:p>2,996</text:p>
          </table:table-cell>
          <table:table-cell office:value-type="float" office:value="2.82745500504971" calcext:value-type="float">
            <text:p>2,82745500504971</text:p>
          </table:table-cell>
        </table:table-row>
        <table:table-row table:style-name="ro1">
          <table:table-cell/>
          <table:table-cell office:value-type="float" office:value="2.998" calcext:value-type="float">
            <text:p>2,998</text:p>
          </table:table-cell>
          <table:table-cell office:value-type="float" office:value="2.82442105412483" calcext:value-type="float">
            <text:p>2,824421054124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82139185667038" calcext:value-type="float">
            <text:p>2,82139185667038</text:p>
          </table:table-cell>
        </table:table-row>
        <table:table-row table:style-name="ro1">
          <table:table-cell/>
          <table:table-cell office:value-type="float" office:value="3.002" calcext:value-type="float">
            <text:p>3,002</text:p>
          </table:table-cell>
          <table:table-cell office:value-type="float" office:value="2.81836741268635" calcext:value-type="float">
            <text:p>2,81836741268635</text:p>
          </table:table-cell>
        </table:table-row>
        <table:table-row table:style-name="ro1">
          <table:table-cell/>
          <table:table-cell office:value-type="float" office:value="3.004" calcext:value-type="float">
            <text:p>3,004</text:p>
          </table:table-cell>
          <table:table-cell office:value-type="float" office:value="2.81534769237042" calcext:value-type="float">
            <text:p>2,81534769237042</text:p>
          </table:table-cell>
        </table:table-row>
        <table:table-row table:style-name="ro1">
          <table:table-cell/>
          <table:table-cell office:value-type="float" office:value="3.006" calcext:value-type="float">
            <text:p>3,006</text:p>
          </table:table-cell>
          <table:table-cell office:value-type="float" office:value="2.81233271062374" calcext:value-type="float">
            <text:p>2,81233271062374</text:p>
          </table:table-cell>
        </table:table-row>
        <table:table-row table:style-name="ro1">
          <table:table-cell/>
          <table:table-cell office:value-type="float" office:value="3.008" calcext:value-type="float">
            <text:p>3,008</text:p>
          </table:table-cell>
          <table:table-cell office:value-type="float" office:value="2.80932243764401" calcext:value-type="float">
            <text:p>2,80932243764401</text:p>
          </table:table-cell>
        </table:table-row>
        <table:table-row table:style-name="ro1">
          <table:table-cell/>
          <table:table-cell office:value-type="float" office:value="3.01" calcext:value-type="float">
            <text:p>3,01</text:p>
          </table:table-cell>
          <table:table-cell office:value-type="float" office:value="2.80631687343121" calcext:value-type="float">
            <text:p>2,80631687343121</text:p>
          </table:table-cell>
        </table:table-row>
        <table:table-row table:style-name="ro1">
          <table:table-cell/>
          <table:table-cell office:value-type="float" office:value="3.012" calcext:value-type="float">
            <text:p>3,012</text:p>
          </table:table-cell>
          <table:table-cell office:value-type="float" office:value="2.80331601798534" calcext:value-type="float">
            <text:p>2,80331601798534</text:p>
          </table:table-cell>
        </table:table-row>
        <table:table-row table:style-name="ro1">
          <table:table-cell/>
          <table:table-cell office:value-type="float" office:value="3.014" calcext:value-type="float">
            <text:p>3,014</text:p>
          </table:table-cell>
          <table:table-cell office:value-type="float" office:value="2.8003198415041" calcext:value-type="float">
            <text:p>2,8003198415041</text:p>
          </table:table-cell>
        </table:table-row>
        <table:table-row table:style-name="ro1">
          <table:table-cell/>
          <table:table-cell office:value-type="float" office:value="3.016" calcext:value-type="float">
            <text:p>3,016</text:p>
          </table:table-cell>
          <table:table-cell office:value-type="float" office:value="2.79732834398747" calcext:value-type="float">
            <text:p>2,79732834398747</text:p>
          </table:table-cell>
        </table:table-row>
        <table:table-row table:style-name="ro1">
          <table:table-cell/>
          <table:table-cell office:value-type="float" office:value="3.018" calcext:value-type="float">
            <text:p>3,018</text:p>
          </table:table-cell>
          <table:table-cell office:value-type="float" office:value="2.79434152543545" calcext:value-type="float">
            <text:p>2,79434152543545</text:p>
          </table:table-cell>
        </table:table-row>
        <table:table-row table:style-name="ro1">
          <table:table-cell/>
          <table:table-cell office:value-type="float" office:value="3.02" calcext:value-type="float">
            <text:p>3,02</text:p>
          </table:table-cell>
          <table:table-cell office:value-type="float" office:value="2.79135937094688" calcext:value-type="float">
            <text:p>2,79135937094688</text:p>
          </table:table-cell>
        </table:table-row>
        <table:table-row table:style-name="ro1">
          <table:table-cell/>
          <table:table-cell office:value-type="float" office:value="3.022" calcext:value-type="float">
            <text:p>3,022</text:p>
          </table:table-cell>
          <table:table-cell office:value-type="float" office:value="2.78838185071945" calcext:value-type="float">
            <text:p>2,78838185071945</text:p>
          </table:table-cell>
        </table:table-row>
        <table:table-row table:style-name="ro1">
          <table:table-cell/>
          <table:table-cell office:value-type="float" office:value="3.024" calcext:value-type="float">
            <text:p>3,024</text:p>
          </table:table-cell>
          <table:table-cell office:value-type="float" office:value="2.78540899455547" calcext:value-type="float">
            <text:p>2,78540899455547</text:p>
          </table:table-cell>
        </table:table-row>
        <table:table-row table:style-name="ro1">
          <table:table-cell/>
          <table:table-cell office:value-type="float" office:value="3.026" calcext:value-type="float">
            <text:p>3,026</text:p>
          </table:table-cell>
          <table:table-cell office:value-type="float" office:value="2.78244075775147" calcext:value-type="float">
            <text:p>2,78244075775147</text:p>
          </table:table-cell>
        </table:table-row>
        <table:table-row table:style-name="ro1">
          <table:table-cell/>
          <table:table-cell office:value-type="float" office:value="3.028" calcext:value-type="float">
            <text:p>3,028</text:p>
          </table:table-cell>
          <table:table-cell office:value-type="float" office:value="2.77947715520859" calcext:value-type="float">
            <text:p>2,77947715520859</text:p>
          </table:table-cell>
        </table:table-row>
        <table:table-row table:style-name="ro1">
          <table:table-cell/>
          <table:table-cell office:value-type="float" office:value="3.03" calcext:value-type="float">
            <text:p>3,03</text:p>
          </table:table-cell>
          <table:table-cell office:value-type="float" office:value="2.77651815712452" calcext:value-type="float">
            <text:p>2,77651815712452</text:p>
          </table:table-cell>
        </table:table-row>
        <table:table-row table:style-name="ro1">
          <table:table-cell/>
          <table:table-cell office:value-type="float" office:value="3.032" calcext:value-type="float">
            <text:p>3,032</text:p>
          </table:table-cell>
          <table:table-cell office:value-type="float" office:value="2.77356376349926" calcext:value-type="float">
            <text:p>2,77356376349926</text:p>
          </table:table-cell>
        </table:table-row>
        <table:table-row table:style-name="ro1">
          <table:table-cell/>
          <table:table-cell office:value-type="float" office:value="3.034" calcext:value-type="float">
            <text:p>3,034</text:p>
          </table:table-cell>
          <table:table-cell office:value-type="float" office:value="2.77061397433281" calcext:value-type="float">
            <text:p>2,77061397433281</text:p>
          </table:table-cell>
        </table:table-row>
        <table:table-row table:style-name="ro1">
          <table:table-cell/>
          <table:table-cell office:value-type="float" office:value="3.036" calcext:value-type="float">
            <text:p>3,036</text:p>
          </table:table-cell>
          <table:table-cell office:value-type="float" office:value="2.76766877472401" calcext:value-type="float">
            <text:p>2,76766877472401</text:p>
          </table:table-cell>
        </table:table-row>
        <table:table-row table:style-name="ro1">
          <table:table-cell/>
          <table:table-cell office:value-type="float" office:value="3.038" calcext:value-type="float">
            <text:p>3,038</text:p>
          </table:table-cell>
          <table:table-cell office:value-type="float" office:value="2.76472814977169" calcext:value-type="float">
            <text:p>2,76472814977169</text:p>
          </table:table-cell>
        </table:table-row>
        <table:table-row table:style-name="ro1">
          <table:table-cell/>
          <table:table-cell office:value-type="float" office:value="3.04" calcext:value-type="float">
            <text:p>3,04</text:p>
          </table:table-cell>
          <table:table-cell office:value-type="float" office:value="2.76179209947586" calcext:value-type="float">
            <text:p>2,76179209947586</text:p>
          </table:table-cell>
        </table:table-row>
        <table:table-row table:style-name="ro1">
          <table:table-cell/>
          <table:table-cell office:value-type="float" office:value="3.042" calcext:value-type="float">
            <text:p>3,042</text:p>
          </table:table-cell>
          <table:table-cell office:value-type="float" office:value="2.7588605940342" calcext:value-type="float">
            <text:p>2,7588605940342</text:p>
          </table:table-cell>
        </table:table-row>
        <table:table-row table:style-name="ro1">
          <table:table-cell/>
          <table:table-cell office:value-type="float" office:value="3.044" calcext:value-type="float">
            <text:p>3,044</text:p>
          </table:table-cell>
          <table:table-cell office:value-type="float" office:value="2.75593364834785" calcext:value-type="float">
            <text:p>2,75593364834785</text:p>
          </table:table-cell>
        </table:table-row>
        <table:table-row table:style-name="ro1">
          <table:table-cell/>
          <table:table-cell office:value-type="float" office:value="3.046" calcext:value-type="float">
            <text:p>3,046</text:p>
          </table:table-cell>
          <table:table-cell office:value-type="float" office:value="2.75301124751568" calcext:value-type="float">
            <text:p>2,75301124751568</text:p>
          </table:table-cell>
        </table:table-row>
        <table:table-row table:style-name="ro1">
          <table:table-cell/>
          <table:table-cell office:value-type="float" office:value="3.048" calcext:value-type="float">
            <text:p>3,048</text:p>
          </table:table-cell>
          <table:table-cell office:value-type="float" office:value="2.75009337663651" calcext:value-type="float">
            <text:p>2,75009337663651</text:p>
          </table:table-cell>
        </table:table-row>
        <table:table-row table:style-name="ro1">
          <table:table-cell/>
          <table:table-cell office:value-type="float" office:value="3.05" calcext:value-type="float">
            <text:p>3,05</text:p>
          </table:table-cell>
          <table:table-cell office:value-type="float" office:value="2.74718003571034" calcext:value-type="float">
            <text:p>2,74718003571034</text:p>
          </table:table-cell>
        </table:table-row>
        <table:table-row table:style-name="ro1">
          <table:table-cell/>
          <table:table-cell office:value-type="float" office:value="3.052" calcext:value-type="float">
            <text:p>3,052</text:p>
          </table:table-cell>
          <table:table-cell office:value-type="float" office:value="2.74427120983601" calcext:value-type="float">
            <text:p>2,74427120983601</text:p>
          </table:table-cell>
        </table:table-row>
        <table:table-row table:style-name="ro1">
          <table:table-cell/>
          <table:table-cell office:value-type="float" office:value="3.054" calcext:value-type="float">
            <text:p>3,054</text:p>
          </table:table-cell>
          <table:table-cell office:value-type="float" office:value="2.74136688411236" calcext:value-type="float">
            <text:p>2,74136688411236</text:p>
          </table:table-cell>
        </table:table-row>
        <table:table-row table:style-name="ro1">
          <table:table-cell/>
          <table:table-cell office:value-type="float" office:value="3.056" calcext:value-type="float">
            <text:p>3,056</text:p>
          </table:table-cell>
          <table:table-cell office:value-type="float" office:value="2.73846705853939" calcext:value-type="float">
            <text:p>2,73846705853939</text:p>
          </table:table-cell>
        </table:table-row>
        <table:table-row table:style-name="ro1">
          <table:table-cell/>
          <table:table-cell office:value-type="float" office:value="3.058" calcext:value-type="float">
            <text:p>3,058</text:p>
          </table:table-cell>
          <table:table-cell office:value-type="float" office:value="2.73557171821594" calcext:value-type="float">
            <text:p>2,73557171821594</text:p>
          </table:table-cell>
        </table:table-row>
        <table:table-row table:style-name="ro1">
          <table:table-cell/>
          <table:table-cell office:value-type="float" office:value="3.06" calcext:value-type="float">
            <text:p>3,06</text:p>
          </table:table-cell>
          <table:table-cell office:value-type="float" office:value="2.73268084824085" calcext:value-type="float">
            <text:p>2,73268084824085</text:p>
          </table:table-cell>
        </table:table-row>
        <table:table-row table:style-name="ro1">
          <table:table-cell/>
          <table:table-cell office:value-type="float" office:value="3.062" calcext:value-type="float">
            <text:p>3,062</text:p>
          </table:table-cell>
          <table:table-cell office:value-type="float" office:value="2.72979446351528" calcext:value-type="float">
            <text:p>2,72979446351528</text:p>
          </table:table-cell>
        </table:table-row>
        <table:table-row table:style-name="ro1">
          <table:table-cell/>
          <table:table-cell office:value-type="float" office:value="3.064" calcext:value-type="float">
            <text:p>3,064</text:p>
          </table:table-cell>
          <table:table-cell office:value-type="float" office:value="2.72691253423691" calcext:value-type="float">
            <text:p>2,72691253423691</text:p>
          </table:table-cell>
        </table:table-row>
        <table:table-row table:style-name="ro1">
          <table:table-cell/>
          <table:table-cell office:value-type="float" office:value="3.066" calcext:value-type="float">
            <text:p>3,066</text:p>
          </table:table-cell>
          <table:table-cell office:value-type="float" office:value="2.72403506040573" calcext:value-type="float">
            <text:p>2,72403506040573</text:p>
          </table:table-cell>
        </table:table-row>
        <table:table-row table:style-name="ro1">
          <table:table-cell/>
          <table:table-cell office:value-type="float" office:value="3.068" calcext:value-type="float">
            <text:p>3,068</text:p>
          </table:table-cell>
          <table:table-cell office:value-type="float" office:value="2.72116202712059" calcext:value-type="float">
            <text:p>2,72116202712059</text:p>
          </table:table-cell>
        </table:table-row>
        <table:table-row table:style-name="ro1">
          <table:table-cell/>
          <table:table-cell office:value-type="float" office:value="3.07" calcext:value-type="float">
            <text:p>3,07</text:p>
          </table:table-cell>
          <table:table-cell office:value-type="float" office:value="2.71829343438149" calcext:value-type="float">
            <text:p>2,71829343438149</text:p>
          </table:table-cell>
        </table:table-row>
        <table:table-row table:style-name="ro1">
          <table:table-cell/>
          <table:table-cell office:value-type="float" office:value="3.072" calcext:value-type="float">
            <text:p>3,072</text:p>
          </table:table-cell>
          <table:table-cell office:value-type="float" office:value="2.71542926728725" calcext:value-type="float">
            <text:p>2,71542926728725</text:p>
          </table:table-cell>
        </table:table-row>
        <table:table-row table:style-name="ro1">
          <table:table-cell/>
          <table:table-cell office:value-type="float" office:value="3.074" calcext:value-type="float">
            <text:p>3,074</text:p>
          </table:table-cell>
          <table:table-cell office:value-type="float" office:value="2.71256951093674" calcext:value-type="float">
            <text:p>2,71256951093674</text:p>
          </table:table-cell>
        </table:table-row>
        <table:table-row table:style-name="ro1">
          <table:table-cell/>
          <table:table-cell office:value-type="float" office:value="3.076" calcext:value-type="float">
            <text:p>3,076</text:p>
          </table:table-cell>
          <table:table-cell office:value-type="float" office:value="2.70971416532993" calcext:value-type="float">
            <text:p>2,70971416532993</text:p>
          </table:table-cell>
        </table:table-row>
        <table:table-row table:style-name="ro1">
          <table:table-cell/>
          <table:table-cell office:value-type="float" office:value="3.078" calcext:value-type="float">
            <text:p>3,078</text:p>
          </table:table-cell>
          <table:table-cell office:value-type="float" office:value="2.70686321556568" calcext:value-type="float">
            <text:p>2,70686321556568</text:p>
          </table:table-cell>
        </table:table-row>
        <table:table-row table:style-name="ro1">
          <table:table-cell/>
          <table:table-cell office:value-type="float" office:value="3.08" calcext:value-type="float">
            <text:p>3,08</text:p>
          </table:table-cell>
          <table:table-cell office:value-type="float" office:value="2.70401666164398" calcext:value-type="float">
            <text:p>2,70401666164398</text:p>
          </table:table-cell>
        </table:table-row>
        <table:table-row table:style-name="ro1">
          <table:table-cell/>
          <table:table-cell office:value-type="float" office:value="3.082" calcext:value-type="float">
            <text:p>3,082</text:p>
          </table:table-cell>
          <table:table-cell office:value-type="float" office:value="2.70117450356483" calcext:value-type="float">
            <text:p>2,70117450356483</text:p>
          </table:table-cell>
        </table:table-row>
        <table:table-row table:style-name="ro1">
          <table:table-cell/>
          <table:table-cell office:value-type="float" office:value="3.084" calcext:value-type="float">
            <text:p>3,084</text:p>
          </table:table-cell>
          <table:table-cell office:value-type="float" office:value="2.69833669662476" calcext:value-type="float">
            <text:p>2,69833669662476</text:p>
          </table:table-cell>
        </table:table-row>
        <table:table-row table:style-name="ro1">
          <table:table-cell/>
          <table:table-cell office:value-type="float" office:value="3.086" calcext:value-type="float">
            <text:p>3,086</text:p>
          </table:table-cell>
          <table:table-cell office:value-type="float" office:value="2.69550327062607" calcext:value-type="float">
            <text:p>2,69550327062607</text:p>
          </table:table-cell>
        </table:table-row>
        <table:table-row table:style-name="ro1">
          <table:table-cell/>
          <table:table-cell office:value-type="float" office:value="3.088" calcext:value-type="float">
            <text:p>3,088</text:p>
          </table:table-cell>
          <table:table-cell office:value-type="float" office:value="2.69267419576645" calcext:value-type="float">
            <text:p>2,69267419576645</text:p>
          </table:table-cell>
        </table:table-row>
        <table:table-row table:style-name="ro1">
          <table:table-cell/>
          <table:table-cell office:value-type="float" office:value="3.09" calcext:value-type="float">
            <text:p>3,09</text:p>
          </table:table-cell>
          <table:table-cell office:value-type="float" office:value="2.6898494720459" calcext:value-type="float">
            <text:p>2,6898494720459</text:p>
          </table:table-cell>
        </table:table-row>
        <table:table-row table:style-name="ro1">
          <table:table-cell/>
          <table:table-cell office:value-type="float" office:value="3.092" calcext:value-type="float">
            <text:p>3,092</text:p>
          </table:table-cell>
          <table:table-cell office:value-type="float" office:value="2.68702908456326" calcext:value-type="float">
            <text:p>2,68702908456326</text:p>
          </table:table-cell>
        </table:table-row>
        <table:table-row table:style-name="ro1">
          <table:table-cell/>
          <table:table-cell office:value-type="float" office:value="3.094" calcext:value-type="float">
            <text:p>3,094</text:p>
          </table:table-cell>
          <table:table-cell office:value-type="float" office:value="2.68421303331852" calcext:value-type="float">
            <text:p>2,68421303331852</text:p>
          </table:table-cell>
        </table:table-row>
        <table:table-row table:style-name="ro1">
          <table:table-cell/>
          <table:table-cell office:value-type="float" office:value="3.096" calcext:value-type="float">
            <text:p>3,096</text:p>
          </table:table-cell>
          <table:table-cell office:value-type="float" office:value="2.68140128850937" calcext:value-type="float">
            <text:p>2,68140128850937</text:p>
          </table:table-cell>
        </table:table-row>
        <table:table-row table:style-name="ro1">
          <table:table-cell/>
          <table:table-cell office:value-type="float" office:value="3.098" calcext:value-type="float">
            <text:p>3,098</text:p>
          </table:table-cell>
          <table:table-cell office:value-type="float" office:value="2.67859387993813" calcext:value-type="float">
            <text:p>2,67859387993813</text:p>
          </table:table-cell>
        </table:table-row>
        <table:table-row table:style-name="ro1">
          <table:table-cell/>
          <table:table-cell office:value-type="float" office:value="3.1" calcext:value-type="float">
            <text:p>3,1</text:p>
          </table:table-cell>
          <table:table-cell office:value-type="float" office:value="2.67579076290131" calcext:value-type="float">
            <text:p>2,67579076290131</text:p>
          </table:table-cell>
        </table:table-row>
        <table:table-row table:style-name="ro1">
          <table:table-cell/>
          <table:table-cell office:value-type="float" office:value="3.102" calcext:value-type="float">
            <text:p>3,102</text:p>
          </table:table-cell>
          <table:table-cell office:value-type="float" office:value="2.67299193739891" calcext:value-type="float">
            <text:p>2,67299193739891</text:p>
          </table:table-cell>
        </table:table-row>
        <table:table-row table:style-name="ro1">
          <table:table-cell/>
          <table:table-cell office:value-type="float" office:value="3.104" calcext:value-type="float">
            <text:p>3,104</text:p>
          </table:table-cell>
          <table:table-cell office:value-type="float" office:value="2.6701974183321" calcext:value-type="float">
            <text:p>2,6701974183321</text:p>
          </table:table-cell>
        </table:table-row>
        <table:table-row table:style-name="ro1">
          <table:table-cell/>
          <table:table-cell office:value-type="float" office:value="3.106" calcext:value-type="float">
            <text:p>3,106</text:p>
          </table:table-cell>
          <table:table-cell office:value-type="float" office:value="2.66740716099739" calcext:value-type="float">
            <text:p>2,66740716099739</text:p>
          </table:table-cell>
        </table:table-row>
        <table:table-row table:style-name="ro1">
          <table:table-cell/>
          <table:table-cell office:value-type="float" office:value="3.108" calcext:value-type="float">
            <text:p>3,108</text:p>
          </table:table-cell>
          <table:table-cell office:value-type="float" office:value="2.66462119519711" calcext:value-type="float">
            <text:p>2,66462119519711</text:p>
          </table:table-cell>
        </table:table-row>
        <table:table-row table:style-name="ro1">
          <table:table-cell/>
          <table:table-cell office:value-type="float" office:value="3.11" calcext:value-type="float">
            <text:p>3,11</text:p>
          </table:table-cell>
          <table:table-cell office:value-type="float" office:value="2.66183947622776" calcext:value-type="float">
            <text:p>2,66183947622776</text:p>
          </table:table-cell>
        </table:table-row>
        <table:table-row table:style-name="ro1">
          <table:table-cell/>
          <table:table-cell office:value-type="float" office:value="3.112" calcext:value-type="float">
            <text:p>3,112</text:p>
          </table:table-cell>
          <table:table-cell office:value-type="float" office:value="2.65906201899052" calcext:value-type="float">
            <text:p>2,65906201899052</text:p>
          </table:table-cell>
        </table:table-row>
        <table:table-row table:style-name="ro1">
          <table:table-cell/>
          <table:table-cell office:value-type="float" office:value="3.114" calcext:value-type="float">
            <text:p>3,114</text:p>
          </table:table-cell>
          <table:table-cell office:value-type="float" office:value="2.65628880858421" calcext:value-type="float">
            <text:p>2,65628880858421</text:p>
          </table:table-cell>
        </table:table-row>
        <table:table-row table:style-name="ro1">
          <table:table-cell/>
          <table:table-cell office:value-type="float" office:value="3.116" calcext:value-type="float">
            <text:p>3,116</text:p>
          </table:table-cell>
          <table:table-cell office:value-type="float" office:value="2.65351983010769" calcext:value-type="float">
            <text:p>2,65351983010769</text:p>
          </table:table-cell>
        </table:table-row>
        <table:table-row table:style-name="ro1">
          <table:table-cell/>
          <table:table-cell office:value-type="float" office:value="3.118" calcext:value-type="float">
            <text:p>3,118</text:p>
          </table:table-cell>
          <table:table-cell office:value-type="float" office:value="2.65075508356094" calcext:value-type="float">
            <text:p>2,65075508356094</text:p>
          </table:table-cell>
        </table:table-row>
        <table:table-row table:style-name="ro1">
          <table:table-cell/>
          <table:table-cell office:value-type="float" office:value="3.12" calcext:value-type="float">
            <text:p>3,12</text:p>
          </table:table-cell>
          <table:table-cell office:value-type="float" office:value="2.64799455404282" calcext:value-type="float">
            <text:p>2,64799455404282</text:p>
          </table:table-cell>
        </table:table-row>
        <table:table-row table:style-name="ro1">
          <table:table-cell/>
          <table:table-cell office:value-type="float" office:value="3.122" calcext:value-type="float">
            <text:p>3,122</text:p>
          </table:table-cell>
          <table:table-cell office:value-type="float" office:value="2.64523825645447" calcext:value-type="float">
            <text:p>2,64523825645447</text:p>
          </table:table-cell>
        </table:table-row>
        <table:table-row table:style-name="ro1">
          <table:table-cell/>
          <table:table-cell office:value-type="float" office:value="3.124" calcext:value-type="float">
            <text:p>3,124</text:p>
          </table:table-cell>
          <table:table-cell office:value-type="float" office:value="2.64248614609242" calcext:value-type="float">
            <text:p>2,64248614609242</text:p>
          </table:table-cell>
        </table:table-row>
        <table:table-row table:style-name="ro1">
          <table:table-cell/>
          <table:table-cell office:value-type="float" office:value="3.126" calcext:value-type="float">
            <text:p>3,126</text:p>
          </table:table-cell>
          <table:table-cell office:value-type="float" office:value="2.63973823785782" calcext:value-type="float">
            <text:p>2,63973823785782</text:p>
          </table:table-cell>
        </table:table-row>
        <table:table-row table:style-name="ro1">
          <table:table-cell/>
          <table:table-cell office:value-type="float" office:value="3.128" calcext:value-type="float">
            <text:p>3,128</text:p>
          </table:table-cell>
          <table:table-cell office:value-type="float" office:value="2.63699451684952" calcext:value-type="float">
            <text:p>2,63699451684952</text:p>
          </table:table-cell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.63425496816635" calcext:value-type="float">
            <text:p>2,63425496816635</text:p>
          </table:table-cell>
        </table:table-row>
        <table:table-row table:style-name="ro1">
          <table:table-cell/>
          <table:table-cell office:value-type="float" office:value="3.132" calcext:value-type="float">
            <text:p>3,132</text:p>
          </table:table-cell>
          <table:table-cell office:value-type="float" office:value="2.63151960670948" calcext:value-type="float">
            <text:p>2,63151960670948</text:p>
          </table:table-cell>
        </table:table-row>
        <table:table-row table:style-name="ro1">
          <table:table-cell/>
          <table:table-cell office:value-type="float" office:value="3.134" calcext:value-type="float">
            <text:p>3,134</text:p>
          </table:table-cell>
          <table:table-cell office:value-type="float" office:value="2.62878840267658" calcext:value-type="float">
            <text:p>2,62878840267658</text:p>
          </table:table-cell>
        </table:table-row>
        <table:table-row table:style-name="ro1">
          <table:table-cell/>
          <table:table-cell office:value-type="float" office:value="3.136" calcext:value-type="float">
            <text:p>3,136</text:p>
          </table:table-cell>
          <table:table-cell office:value-type="float" office:value="2.62606135606766" calcext:value-type="float">
            <text:p>2,62606135606766</text:p>
          </table:table-cell>
        </table:table-row>
        <table:table-row table:style-name="ro1">
          <table:table-cell/>
          <table:table-cell office:value-type="float" office:value="3.138" calcext:value-type="float">
            <text:p>3,138</text:p>
          </table:table-cell>
          <table:table-cell office:value-type="float" office:value="2.62333845198154" calcext:value-type="float">
            <text:p>2,62333845198154</text:p>
          </table:table-cell>
        </table:table-row>
        <table:table-row table:style-name="ro1">
          <table:table-cell/>
          <table:table-cell office:value-type="float" office:value="3.14" calcext:value-type="float">
            <text:p>3,14</text:p>
          </table:table-cell>
          <table:table-cell office:value-type="float" office:value="2.62061969041824" calcext:value-type="float">
            <text:p>2,62061969041824</text:p>
          </table:table-cell>
        </table:table-row>
        <table:table-row table:style-name="ro1">
          <table:table-cell/>
          <table:table-cell office:value-type="float" office:value="3.142" calcext:value-type="float">
            <text:p>3,142</text:p>
          </table:table-cell>
          <table:table-cell office:value-type="float" office:value="2.61790505647659" calcext:value-type="float">
            <text:p>2,61790505647659</text:p>
          </table:table-cell>
        </table:table-row>
        <table:table-row table:style-name="ro1">
          <table:table-cell/>
          <table:table-cell office:value-type="float" office:value="3.144" calcext:value-type="float">
            <text:p>3,144</text:p>
          </table:table-cell>
          <table:table-cell office:value-type="float" office:value="2.61519455015659" calcext:value-type="float">
            <text:p>2,61519455015659</text:p>
          </table:table-cell>
        </table:table-row>
        <table:table-row table:style-name="ro1">
          <table:table-cell/>
          <table:table-cell office:value-type="float" office:value="3.146" calcext:value-type="float">
            <text:p>3,146</text:p>
          </table:table-cell>
          <table:table-cell office:value-type="float" office:value="2.61248815655708" calcext:value-type="float">
            <text:p>2,61248815655708</text:p>
          </table:table-cell>
        </table:table-row>
        <table:table-row table:style-name="ro1">
          <table:table-cell/>
          <table:table-cell office:value-type="float" office:value="3.148" calcext:value-type="float">
            <text:p>3,148</text:p>
          </table:table-cell>
          <table:table-cell office:value-type="float" office:value="2.60978587567806" calcext:value-type="float">
            <text:p>2,60978587567806</text:p>
          </table:table-cell>
        </table:table-row>
        <table:table-row table:style-name="ro1">
          <table:table-cell/>
          <table:table-cell office:value-type="float" office:value="3.15" calcext:value-type="float">
            <text:p>3,15</text:p>
          </table:table-cell>
          <table:table-cell office:value-type="float" office:value="2.60708769261837" calcext:value-type="float">
            <text:p>2,60708769261837</text:p>
          </table:table-cell>
        </table:table-row>
        <table:table-row table:style-name="ro1">
          <table:table-cell/>
          <table:table-cell office:value-type="float" office:value="3.152" calcext:value-type="float">
            <text:p>3,152</text:p>
          </table:table-cell>
          <table:table-cell office:value-type="float" office:value="2.60439359247685" calcext:value-type="float">
            <text:p>2,60439359247685</text:p>
          </table:table-cell>
        </table:table-row>
        <table:table-row table:style-name="ro1">
          <table:table-cell/>
          <table:table-cell office:value-type="float" office:value="3.154" calcext:value-type="float">
            <text:p>3,154</text:p>
          </table:table-cell>
          <table:table-cell office:value-type="float" office:value="2.60170357525349" calcext:value-type="float">
            <text:p>2,60170357525349</text:p>
          </table:table-cell>
        </table:table-row>
        <table:table-row table:style-name="ro1">
          <table:table-cell/>
          <table:table-cell office:value-type="float" office:value="3.156" calcext:value-type="float">
            <text:p>3,156</text:p>
          </table:table-cell>
          <table:table-cell office:value-type="float" office:value="2.5990176409483" calcext:value-type="float">
            <text:p>2,5990176409483</text:p>
          </table:table-cell>
        </table:table-row>
        <table:table-row table:style-name="ro1">
          <table:table-cell/>
          <table:table-cell office:value-type="float" office:value="3.158" calcext:value-type="float">
            <text:p>3,158</text:p>
          </table:table-cell>
          <table:table-cell office:value-type="float" office:value="2.59633577466011" calcext:value-type="float">
            <text:p>2,59633577466011</text:p>
          </table:table-cell>
        </table:table-row>
        <table:table-row table:style-name="ro1">
          <table:table-cell/>
          <table:table-cell office:value-type="float" office:value="3.16" calcext:value-type="float">
            <text:p>3,16</text:p>
          </table:table-cell>
          <table:table-cell office:value-type="float" office:value="2.59365796148777" calcext:value-type="float">
            <text:p>2,59365796148777</text:p>
          </table:table-cell>
        </table:table-row>
        <table:table-row table:style-name="ro1">
          <table:table-cell/>
          <table:table-cell office:value-type="float" office:value="3.162" calcext:value-type="float">
            <text:p>3,162</text:p>
          </table:table-cell>
          <table:table-cell office:value-type="float" office:value="2.59098420143127" calcext:value-type="float">
            <text:p>2,59098420143127</text:p>
          </table:table-cell>
        </table:table-row>
        <table:table-row table:style-name="ro1">
          <table:table-cell/>
          <table:table-cell office:value-type="float" office:value="3.164" calcext:value-type="float">
            <text:p>3,164</text:p>
          </table:table-cell>
          <table:table-cell office:value-type="float" office:value="2.58831449449062" calcext:value-type="float">
            <text:p>2,58831449449062</text:p>
          </table:table-cell>
        </table:table-row>
        <table:table-row table:style-name="ro1">
          <table:table-cell/>
          <table:table-cell office:value-type="float" office:value="3.166" calcext:value-type="float">
            <text:p>3,166</text:p>
          </table:table-cell>
          <table:table-cell office:value-type="float" office:value="2.5856488108635" calcext:value-type="float">
            <text:p>2,5856488108635</text:p>
          </table:table-cell>
        </table:table-row>
        <table:table-row table:style-name="ro1">
          <table:table-cell/>
          <table:table-cell office:value-type="float" office:value="3.168" calcext:value-type="float">
            <text:p>3,168</text:p>
          </table:table-cell>
          <table:table-cell office:value-type="float" office:value="2.58298716545105" calcext:value-type="float">
            <text:p>2,58298716545105</text:p>
          </table:table-cell>
        </table:table-row>
        <table:table-row table:style-name="ro1">
          <table:table-cell/>
          <table:table-cell office:value-type="float" office:value="3.17" calcext:value-type="float">
            <text:p>3,17</text:p>
          </table:table-cell>
          <table:table-cell office:value-type="float" office:value="2.58032952845097" calcext:value-type="float">
            <text:p>2,58032952845097</text:p>
          </table:table-cell>
        </table:table-row>
        <table:table-row table:style-name="ro1">
          <table:table-cell/>
          <table:table-cell office:value-type="float" office:value="3.172" calcext:value-type="float">
            <text:p>3,172</text:p>
          </table:table-cell>
          <table:table-cell office:value-type="float" office:value="2.5776759147644" calcext:value-type="float">
            <text:p>2,5776759147644</text:p>
          </table:table-cell>
        </table:table-row>
        <table:table-row table:style-name="ro1">
          <table:table-cell/>
          <table:table-cell office:value-type="float" office:value="3.174" calcext:value-type="float">
            <text:p>3,174</text:p>
          </table:table-cell>
          <table:table-cell office:value-type="float" office:value="2.57502629458904" calcext:value-type="float">
            <text:p>2,57502629458904</text:p>
          </table:table-cell>
        </table:table-row>
        <table:table-row table:style-name="ro1">
          <table:table-cell/>
          <table:table-cell office:value-type="float" office:value="3.176" calcext:value-type="float">
            <text:p>3,176</text:p>
          </table:table-cell>
          <table:table-cell office:value-type="float" office:value="2.57238066792488" calcext:value-type="float">
            <text:p>2,57238066792488</text:p>
          </table:table-cell>
        </table:table-row>
        <table:table-row table:style-name="ro1">
          <table:table-cell/>
          <table:table-cell office:value-type="float" office:value="3.178" calcext:value-type="float">
            <text:p>3,178</text:p>
          </table:table-cell>
          <table:table-cell office:value-type="float" office:value="2.56973904967308" calcext:value-type="float">
            <text:p>2,56973904967308</text:p>
          </table:table-cell>
        </table:table-row>
        <table:table-row table:style-name="ro1">
          <table:table-cell/>
          <table:table-cell office:value-type="float" office:value="3.18" calcext:value-type="float">
            <text:p>3,18</text:p>
          </table:table-cell>
          <table:table-cell office:value-type="float" office:value="2.56710139513016" calcext:value-type="float">
            <text:p>2,56710139513016</text:p>
          </table:table-cell>
        </table:table-row>
        <table:table-row table:style-name="ro1">
          <table:table-cell/>
          <table:table-cell office:value-type="float" office:value="3.182" calcext:value-type="float">
            <text:p>3,182</text:p>
          </table:table-cell>
          <table:table-cell office:value-type="float" office:value="2.56446771919727" calcext:value-type="float">
            <text:p>2,56446771919727</text:p>
          </table:table-cell>
        </table:table-row>
        <table:table-row table:style-name="ro1">
          <table:table-cell/>
          <table:table-cell office:value-type="float" office:value="3.184" calcext:value-type="float">
            <text:p>3,184</text:p>
          </table:table-cell>
          <table:table-cell office:value-type="float" office:value="2.56183800697327" calcext:value-type="float">
            <text:p>2,56183800697327</text:p>
          </table:table-cell>
        </table:table-row>
        <table:table-row table:style-name="ro1">
          <table:table-cell/>
          <table:table-cell office:value-type="float" office:value="3.186" calcext:value-type="float">
            <text:p>3,186</text:p>
          </table:table-cell>
          <table:table-cell office:value-type="float" office:value="2.55921225845814" calcext:value-type="float">
            <text:p>2,55921225845814</text:p>
          </table:table-cell>
        </table:table-row>
        <table:table-row table:style-name="ro1">
          <table:table-cell/>
          <table:table-cell office:value-type="float" office:value="3.188" calcext:value-type="float">
            <text:p>3,188</text:p>
          </table:table-cell>
          <table:table-cell office:value-type="float" office:value="2.55659044384956" calcext:value-type="float">
            <text:p>2,55659044384956</text:p>
          </table:table-cell>
        </table:table-row>
        <table:table-row table:style-name="ro1">
          <table:table-cell/>
          <table:table-cell office:value-type="float" office:value="3.19" calcext:value-type="float">
            <text:p>3,19</text:p>
          </table:table-cell>
          <table:table-cell office:value-type="float" office:value="2.55397259294987" calcext:value-type="float">
            <text:p>2,55397259294987</text:p>
          </table:table-cell>
        </table:table-row>
        <table:table-row table:style-name="ro1">
          <table:table-cell/>
          <table:table-cell office:value-type="float" office:value="3.192" calcext:value-type="float">
            <text:p>3,192</text:p>
          </table:table-cell>
          <table:table-cell office:value-type="float" office:value="2.55135866105557" calcext:value-type="float">
            <text:p>2,55135866105557</text:p>
          </table:table-cell>
        </table:table-row>
        <table:table-row table:style-name="ro1">
          <table:table-cell/>
          <table:table-cell office:value-type="float" office:value="3.194" calcext:value-type="float">
            <text:p>3,194</text:p>
          </table:table-cell>
          <table:table-cell office:value-type="float" office:value="2.54874866306782" calcext:value-type="float">
            <text:p>2,54874866306782</text:p>
          </table:table-cell>
        </table:table-row>
        <table:table-row table:style-name="ro1">
          <table:table-cell/>
          <table:table-cell office:value-type="float" office:value="3.196" calcext:value-type="float">
            <text:p>3,196</text:p>
          </table:table-cell>
          <table:table-cell office:value-type="float" office:value="2.54614258408546" calcext:value-type="float">
            <text:p>2,54614258408546</text:p>
          </table:table-cell>
        </table:table-row>
        <table:table-row table:style-name="ro1">
          <table:table-cell/>
          <table:table-cell office:value-type="float" office:value="3.198" calcext:value-type="float">
            <text:p>3,198</text:p>
          </table:table-cell>
          <table:table-cell office:value-type="float" office:value="2.54354042410851" calcext:value-type="float">
            <text:p>2,54354042410851</text:p>
          </table:table-cell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2.54094215333462" calcext:value-type="float">
            <text:p>2,54094215333462</text:p>
          </table:table-cell>
        </table:table-row>
        <table:table-row table:style-name="ro1">
          <table:table-cell/>
          <table:table-cell office:value-type="float" office:value="3.202" calcext:value-type="float">
            <text:p>3,202</text:p>
          </table:table-cell>
          <table:table-cell office:value-type="float" office:value="2.53834778666496" calcext:value-type="float">
            <text:p>2,53834778666496</text:p>
          </table:table-cell>
        </table:table-row>
        <table:table-row table:style-name="ro1">
          <table:table-cell/>
          <table:table-cell office:value-type="float" office:value="3.204" calcext:value-type="float">
            <text:p>3,204</text:p>
          </table:table-cell>
          <table:table-cell office:value-type="float" office:value="2.53575730919838" calcext:value-type="float">
            <text:p>2,53575730919838</text:p>
          </table:table-cell>
        </table:table-row>
        <table:table-row table:style-name="ro1">
          <table:table-cell/>
          <table:table-cell office:value-type="float" office:value="3.206" calcext:value-type="float">
            <text:p>3,206</text:p>
          </table:table-cell>
          <table:table-cell office:value-type="float" office:value="2.53317072093487" calcext:value-type="float">
            <text:p>2,53317072093487</text:p>
          </table:table-cell>
        </table:table-row>
        <table:table-row table:style-name="ro1">
          <table:table-cell/>
          <table:table-cell office:value-type="float" office:value="3.208" calcext:value-type="float">
            <text:p>3,208</text:p>
          </table:table-cell>
          <table:table-cell office:value-type="float" office:value="2.53058799207211" calcext:value-type="float">
            <text:p>2,53058799207211</text:p>
          </table:table-cell>
        </table:table-row>
        <table:table-row table:style-name="ro1">
          <table:table-cell/>
          <table:table-cell office:value-type="float" office:value="3.21" calcext:value-type="float">
            <text:p>3,21</text:p>
          </table:table-cell>
          <table:table-cell office:value-type="float" office:value="2.52800913751125" calcext:value-type="float">
            <text:p>2,52800913751125</text:p>
          </table:table-cell>
        </table:table-row>
        <table:table-row table:style-name="ro1">
          <table:table-cell/>
          <table:table-cell office:value-type="float" office:value="3.212" calcext:value-type="float">
            <text:p>3,212</text:p>
          </table:table-cell>
          <table:table-cell office:value-type="float" office:value="2.52543415725231" calcext:value-type="float">
            <text:p>2,52543415725231</text:p>
          </table:table-cell>
        </table:table-row>
        <table:table-row table:style-name="ro1">
          <table:table-cell/>
          <table:table-cell office:value-type="float" office:value="3.214" calcext:value-type="float">
            <text:p>3,214</text:p>
          </table:table-cell>
          <table:table-cell office:value-type="float" office:value="2.5228630065918" calcext:value-type="float">
            <text:p>2,5228630065918</text:p>
          </table:table-cell>
        </table:table-row>
        <table:table-row table:style-name="ro1">
          <table:table-cell/>
          <table:table-cell office:value-type="float" office:value="3.216" calcext:value-type="float">
            <text:p>3,216</text:p>
          </table:table-cell>
          <table:table-cell office:value-type="float" office:value="2.52029571533203" calcext:value-type="float">
            <text:p>2,52029571533203</text:p>
          </table:table-cell>
        </table:table-row>
        <table:table-row table:style-name="ro1">
          <table:table-cell/>
          <table:table-cell office:value-type="float" office:value="3.218" calcext:value-type="float">
            <text:p>3,218</text:p>
          </table:table-cell>
          <table:table-cell office:value-type="float" office:value="2.51773225367069" calcext:value-type="float">
            <text:p>2,51773225367069</text:p>
          </table:table-cell>
        </table:table-row>
        <table:table-row table:style-name="ro1">
          <table:table-cell/>
          <table:table-cell office:value-type="float" office:value="3.22" calcext:value-type="float">
            <text:p>3,22</text:p>
          </table:table-cell>
          <table:table-cell office:value-type="float" office:value="2.51517262160778" calcext:value-type="float">
            <text:p>2,51517262160778</text:p>
          </table:table-cell>
        </table:table-row>
        <table:table-row table:style-name="ro1">
          <table:table-cell/>
          <table:table-cell office:value-type="float" office:value="3.222" calcext:value-type="float">
            <text:p>3,222</text:p>
          </table:table-cell>
          <table:table-cell office:value-type="float" office:value="2.51261680424213" calcext:value-type="float">
            <text:p>2,51261680424213</text:p>
          </table:table-cell>
        </table:table-row>
        <table:table-row table:style-name="ro1">
          <table:table-cell/>
          <table:table-cell office:value-type="float" office:value="3.224" calcext:value-type="float">
            <text:p>3,224</text:p>
          </table:table-cell>
          <table:table-cell office:value-type="float" office:value="2.51006481647491" calcext:value-type="float">
            <text:p>2,51006481647491</text:p>
          </table:table-cell>
        </table:table-row>
        <table:table-row table:style-name="ro1">
          <table:table-cell/>
          <table:table-cell office:value-type="float" office:value="3.226" calcext:value-type="float">
            <text:p>3,226</text:p>
          </table:table-cell>
          <table:table-cell office:value-type="float" office:value="2.5075166285038" calcext:value-type="float">
            <text:p>2,5075166285038</text:p>
          </table:table-cell>
        </table:table-row>
        <table:table-row table:style-name="ro1">
          <table:table-cell/>
          <table:table-cell office:value-type="float" office:value="3.228" calcext:value-type="float">
            <text:p>3,228</text:p>
          </table:table-cell>
          <table:table-cell office:value-type="float" office:value="2.50497224032879" calcext:value-type="float">
            <text:p>2,50497224032879</text:p>
          </table:table-cell>
        </table:table-row>
        <table:table-row table:style-name="ro1">
          <table:table-cell/>
          <table:table-cell office:value-type="float" office:value="3.23" calcext:value-type="float">
            <text:p>3,23</text:p>
          </table:table-cell>
          <table:table-cell office:value-type="float" office:value="2.50243165194988" calcext:value-type="float">
            <text:p>2,50243165194988</text:p>
          </table:table-cell>
        </table:table-row>
        <table:table-row table:style-name="ro1">
          <table:table-cell/>
          <table:table-cell office:value-type="float" office:value="3.232" calcext:value-type="float">
            <text:p>3,232</text:p>
          </table:table-cell>
          <table:table-cell office:value-type="float" office:value="2.49989483356476" calcext:value-type="float">
            <text:p>2,49989483356476</text:p>
          </table:table-cell>
        </table:table-row>
        <table:table-row table:style-name="ro1">
          <table:table-cell/>
          <table:table-cell office:value-type="float" office:value="3.234" calcext:value-type="float">
            <text:p>3,234</text:p>
          </table:table-cell>
          <table:table-cell office:value-type="float" office:value="2.49736180007458" calcext:value-type="float">
            <text:p>2,49736180007458</text:p>
          </table:table-cell>
        </table:table-row>
        <table:table-row table:style-name="ro1">
          <table:table-cell/>
          <table:table-cell office:value-type="float" office:value="3.236" calcext:value-type="float">
            <text:p>3,236</text:p>
          </table:table-cell>
          <table:table-cell office:value-type="float" office:value="2.49483255147934" calcext:value-type="float">
            <text:p>2,49483255147934</text:p>
          </table:table-cell>
        </table:table-row>
        <table:table-row table:style-name="ro1">
          <table:table-cell/>
          <table:table-cell office:value-type="float" office:value="3.238" calcext:value-type="float">
            <text:p>3,238</text:p>
          </table:table-cell>
          <table:table-cell office:value-type="float" office:value="2.49230705797672" calcext:value-type="float">
            <text:p>2,49230705797672</text:p>
          </table:table-cell>
        </table:table-row>
        <table:table-row table:style-name="ro1">
          <table:table-cell/>
          <table:table-cell office:value-type="float" office:value="3.24" calcext:value-type="float">
            <text:p>3,24</text:p>
          </table:table-cell>
          <table:table-cell office:value-type="float" office:value="2.48978531956673" calcext:value-type="float">
            <text:p>2,48978531956673</text:p>
          </table:table-cell>
        </table:table-row>
        <table:table-row table:style-name="ro1">
          <table:table-cell/>
          <table:table-cell office:value-type="float" office:value="3.242" calcext:value-type="float">
            <text:p>3,242</text:p>
          </table:table-cell>
          <table:table-cell office:value-type="float" office:value="2.48726732134819" calcext:value-type="float">
            <text:p>2,48726732134819</text:p>
          </table:table-cell>
        </table:table-row>
        <table:table-row table:style-name="ro1">
          <table:table-cell/>
          <table:table-cell office:value-type="float" office:value="3.244" calcext:value-type="float">
            <text:p>3,244</text:p>
          </table:table-cell>
          <table:table-cell office:value-type="float" office:value="2.48475307822228" calcext:value-type="float">
            <text:p>2,48475307822228</text:p>
          </table:table-cell>
        </table:table-row>
        <table:table-row table:style-name="ro1">
          <table:table-cell/>
          <table:table-cell office:value-type="float" office:value="3.246" calcext:value-type="float">
            <text:p>3,246</text:p>
          </table:table-cell>
          <table:table-cell office:value-type="float" office:value="2.48224256038666" calcext:value-type="float">
            <text:p>2,48224256038666</text:p>
          </table:table-cell>
        </table:table-row>
        <table:table-row table:style-name="ro1">
          <table:table-cell/>
          <table:table-cell office:value-type="float" office:value="3.248" calcext:value-type="float">
            <text:p>3,248</text:p>
          </table:table-cell>
          <table:table-cell office:value-type="float" office:value="2.4797357827425" calcext:value-type="float">
            <text:p>2,4797357827425</text:p>
          </table:table-cell>
        </table:table-row>
        <table:table-row table:style-name="ro1">
          <table:table-cell/>
          <table:table-cell office:value-type="float" office:value="3.25" calcext:value-type="float">
            <text:p>3,25</text:p>
          </table:table-cell>
          <table:table-cell office:value-type="float" office:value="2.47723271548748" calcext:value-type="float">
            <text:p>2,47723271548748</text:p>
          </table:table-cell>
        </table:table-row>
        <table:table-row table:style-name="ro1">
          <table:table-cell/>
          <table:table-cell office:value-type="float" office:value="3.252" calcext:value-type="float">
            <text:p>3,252</text:p>
          </table:table-cell>
          <table:table-cell office:value-type="float" office:value="2.4747333586216" calcext:value-type="float">
            <text:p>2,4747333586216</text:p>
          </table:table-cell>
        </table:table-row>
        <table:table-row table:style-name="ro1">
          <table:table-cell/>
          <table:table-cell office:value-type="float" office:value="3.254" calcext:value-type="float">
            <text:p>3,254</text:p>
          </table:table-cell>
          <table:table-cell office:value-type="float" office:value="2.47223771214485" calcext:value-type="float">
            <text:p>2,47223771214485</text:p>
          </table:table-cell>
        </table:table-row>
        <table:table-row table:style-name="ro1">
          <table:table-cell/>
          <table:table-cell office:value-type="float" office:value="3.256" calcext:value-type="float">
            <text:p>3,256</text:p>
          </table:table-cell>
          <table:table-cell office:value-type="float" office:value="2.46974577605724" calcext:value-type="float">
            <text:p>2,46974577605724</text:p>
          </table:table-cell>
        </table:table-row>
        <table:table-row table:style-name="ro1">
          <table:table-cell/>
          <table:table-cell office:value-type="float" office:value="3.258" calcext:value-type="float">
            <text:p>3,258</text:p>
          </table:table-cell>
          <table:table-cell office:value-type="float" office:value="2.46725752055645" calcext:value-type="float">
            <text:p>2,46725752055645</text:p>
          </table:table-cell>
        </table:table-row>
        <table:table-row table:style-name="ro1">
          <table:table-cell/>
          <table:table-cell office:value-type="float" office:value="3.26" calcext:value-type="float">
            <text:p>3,26</text:p>
          </table:table-cell>
          <table:table-cell office:value-type="float" office:value="2.46477294564247" calcext:value-type="float">
            <text:p>2,46477294564247</text:p>
          </table:table-cell>
        </table:table-row>
        <table:table-row table:style-name="ro1">
          <table:table-cell/>
          <table:table-cell office:value-type="float" office:value="3.262" calcext:value-type="float">
            <text:p>3,262</text:p>
          </table:table-cell>
          <table:table-cell office:value-type="float" office:value="2.46229206621647" calcext:value-type="float">
            <text:p>2,46229206621647</text:p>
          </table:table-cell>
        </table:table-row>
        <table:table-row table:style-name="ro1">
          <table:table-cell/>
          <table:table-cell office:value-type="float" office:value="3.264" calcext:value-type="float">
            <text:p>3,264</text:p>
          </table:table-cell>
          <table:table-cell office:value-type="float" office:value="2.45981483757496" calcext:value-type="float">
            <text:p>2,45981483757496</text:p>
          </table:table-cell>
        </table:table-row>
        <table:table-row table:style-name="ro1">
          <table:table-cell/>
          <table:table-cell office:value-type="float" office:value="3.266" calcext:value-type="float">
            <text:p>3,266</text:p>
          </table:table-cell>
          <table:table-cell office:value-type="float" office:value="2.45734128952026" calcext:value-type="float">
            <text:p>2,45734128952026</text:p>
          </table:table-cell>
        </table:table-row>
        <table:table-row table:style-name="ro1">
          <table:table-cell/>
          <table:table-cell office:value-type="float" office:value="3.268" calcext:value-type="float">
            <text:p>3,268</text:p>
          </table:table-cell>
          <table:table-cell office:value-type="float" office:value="2.45487139225006" calcext:value-type="float">
            <text:p>2,45487139225006</text:p>
          </table:table-cell>
        </table:table-row>
        <table:table-row table:style-name="ro1">
          <table:table-cell/>
          <table:table-cell office:value-type="float" office:value="3.27" calcext:value-type="float">
            <text:p>3,27</text:p>
          </table:table-cell>
          <table:table-cell office:value-type="float" office:value="2.45240513086319" calcext:value-type="float">
            <text:p>2,45240513086319</text:p>
          </table:table-cell>
        </table:table-row>
        <table:table-row table:style-name="ro1">
          <table:table-cell/>
          <table:table-cell office:value-type="float" office:value="3.272" calcext:value-type="float">
            <text:p>3,272</text:p>
          </table:table-cell>
          <table:table-cell office:value-type="float" office:value="2.44994253516197" calcext:value-type="float">
            <text:p>2,44994253516197</text:p>
          </table:table-cell>
        </table:table-row>
        <table:table-row table:style-name="ro1">
          <table:table-cell/>
          <table:table-cell office:value-type="float" office:value="3.274" calcext:value-type="float">
            <text:p>3,274</text:p>
          </table:table-cell>
          <table:table-cell office:value-type="float" office:value="2.44748356044292" calcext:value-type="float">
            <text:p>2,44748356044292</text:p>
          </table:table-cell>
        </table:table-row>
        <table:table-row table:style-name="ro1">
          <table:table-cell/>
          <table:table-cell office:value-type="float" office:value="3.276" calcext:value-type="float">
            <text:p>3,276</text:p>
          </table:table-cell>
          <table:table-cell office:value-type="float" office:value="2.44502822160721" calcext:value-type="float">
            <text:p>2,44502822160721</text:p>
          </table:table-cell>
        </table:table-row>
        <table:table-row table:style-name="ro1">
          <table:table-cell/>
          <table:table-cell office:value-type="float" office:value="3.278" calcext:value-type="float">
            <text:p>3,278</text:p>
          </table:table-cell>
          <table:table-cell office:value-type="float" office:value="2.44257650375366" calcext:value-type="float">
            <text:p>2,44257650375366</text:p>
          </table:table-cell>
        </table:table-row>
        <table:table-row table:style-name="ro1">
          <table:table-cell/>
          <table:table-cell office:value-type="float" office:value="3.28" calcext:value-type="float">
            <text:p>3,28</text:p>
          </table:table-cell>
          <table:table-cell office:value-type="float" office:value="2.44012840688229" calcext:value-type="float">
            <text:p>2,44012840688229</text:p>
          </table:table-cell>
        </table:table-row>
        <table:table-row table:style-name="ro1">
          <table:table-cell/>
          <table:table-cell office:value-type="float" office:value="3.282" calcext:value-type="float">
            <text:p>3,282</text:p>
          </table:table-cell>
          <table:table-cell office:value-type="float" office:value="2.43768390119076" calcext:value-type="float">
            <text:p>2,43768390119076</text:p>
          </table:table-cell>
        </table:table-row>
        <table:table-row table:style-name="ro1">
          <table:table-cell/>
          <table:table-cell office:value-type="float" office:value="3.284" calcext:value-type="float">
            <text:p>3,284</text:p>
          </table:table-cell>
          <table:table-cell office:value-type="float" office:value="2.4352430164814" calcext:value-type="float">
            <text:p>2,4352430164814</text:p>
          </table:table-cell>
        </table:table-row>
        <table:table-row table:style-name="ro1">
          <table:table-cell/>
          <table:table-cell office:value-type="float" office:value="3.286" calcext:value-type="float">
            <text:p>3,286</text:p>
          </table:table-cell>
          <table:table-cell office:value-type="float" office:value="2.43280570805073" calcext:value-type="float">
            <text:p>2,43280570805073</text:p>
          </table:table-cell>
        </table:table-row>
        <table:table-row table:style-name="ro1">
          <table:table-cell/>
          <table:table-cell office:value-type="float" office:value="3.288" calcext:value-type="float">
            <text:p>3,288</text:p>
          </table:table-cell>
          <table:table-cell office:value-type="float" office:value="2.43037200570107" calcext:value-type="float">
            <text:p>2,43037200570107</text:p>
          </table:table-cell>
        </table:table-row>
        <table:table-row table:style-name="ro1">
          <table:table-cell/>
          <table:table-cell office:value-type="float" office:value="3.29" calcext:value-type="float">
            <text:p>3,29</text:p>
          </table:table-cell>
          <table:table-cell office:value-type="float" office:value="2.42794186472893" calcext:value-type="float">
            <text:p>2,42794186472893</text:p>
          </table:table-cell>
        </table:table-row>
        <table:table-row table:style-name="ro1">
          <table:table-cell/>
          <table:table-cell office:value-type="float" office:value="3.292" calcext:value-type="float">
            <text:p>3,292</text:p>
          </table:table-cell>
          <table:table-cell office:value-type="float" office:value="2.42551531493664" calcext:value-type="float">
            <text:p>2,42551531493664</text:p>
          </table:table-cell>
        </table:table-row>
        <table:table-row table:style-name="ro1">
          <table:table-cell/>
          <table:table-cell office:value-type="float" office:value="3.294" calcext:value-type="float">
            <text:p>3,294</text:p>
          </table:table-cell>
          <table:table-cell office:value-type="float" office:value="2.42309232652187" calcext:value-type="float">
            <text:p>2,42309232652187</text:p>
          </table:table-cell>
        </table:table-row>
        <table:table-row table:style-name="ro1">
          <table:table-cell/>
          <table:table-cell office:value-type="float" office:value="3.296" calcext:value-type="float">
            <text:p>3,296</text:p>
          </table:table-cell>
          <table:table-cell office:value-type="float" office:value="2.42067289948463" calcext:value-type="float">
            <text:p>2,42067289948463</text:p>
          </table:table-cell>
        </table:table-row>
        <table:table-row table:style-name="ro1">
          <table:table-cell/>
          <table:table-cell office:value-type="float" office:value="3.298" calcext:value-type="float">
            <text:p>3,298</text:p>
          </table:table-cell>
          <table:table-cell office:value-type="float" office:value="2.41825701892376" calcext:value-type="float">
            <text:p>2,41825701892376</text:p>
          </table:table-cell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office:value-type="float" office:value="2.41584468483925" calcext:value-type="float">
            <text:p>2,41584468483925</text:p>
          </table:table-cell>
        </table:table-row>
        <table:table-row table:style-name="ro1">
          <table:table-cell/>
          <table:table-cell office:value-type="float" office:value="3.302" calcext:value-type="float">
            <text:p>3,302</text:p>
          </table:table-cell>
          <table:table-cell office:value-type="float" office:value="2.4134358972311" calcext:value-type="float">
            <text:p>2,4134358972311</text:p>
          </table:table-cell>
        </table:table-row>
        <table:table-row table:style-name="ro1">
          <table:table-cell/>
          <table:table-cell office:value-type="float" office:value="3.304" calcext:value-type="float">
            <text:p>3,304</text:p>
          </table:table-cell>
          <table:table-cell office:value-type="float" office:value="2.41103065609932" calcext:value-type="float">
            <text:p>2,41103065609932</text:p>
          </table:table-cell>
        </table:table-row>
        <table:table-row table:style-name="ro1">
          <table:table-cell/>
          <table:table-cell office:value-type="float" office:value="3.306" calcext:value-type="float">
            <text:p>3,306</text:p>
          </table:table-cell>
          <table:table-cell office:value-type="float" office:value="2.40862891674042" calcext:value-type="float">
            <text:p>2,40862891674042</text:p>
          </table:table-cell>
        </table:table-row>
        <table:table-row table:style-name="ro1">
          <table:table-cell/>
          <table:table-cell office:value-type="float" office:value="3.308" calcext:value-type="float">
            <text:p>3,308</text:p>
          </table:table-cell>
          <table:table-cell office:value-type="float" office:value="2.40623070895672" calcext:value-type="float">
            <text:p>2,40623070895672</text:p>
          </table:table-cell>
        </table:table-row>
        <table:table-row table:style-name="ro1">
          <table:table-cell/>
          <table:table-cell office:value-type="float" office:value="3.31" calcext:value-type="float">
            <text:p>3,31</text:p>
          </table:table-cell>
          <table:table-cell office:value-type="float" office:value="2.40383601784706" calcext:value-type="float">
            <text:p>2,40383601784706</text:p>
          </table:table-cell>
        </table:table-row>
        <table:table-row table:style-name="ro1">
          <table:table-cell/>
          <table:table-cell office:value-type="float" office:value="3.312" calcext:value-type="float">
            <text:p>3,312</text:p>
          </table:table-cell>
          <table:table-cell office:value-type="float" office:value="2.40144482851028" calcext:value-type="float">
            <text:p>2,40144482851028</text:p>
          </table:table-cell>
        </table:table-row>
        <table:table-row table:style-name="ro1">
          <table:table-cell/>
          <table:table-cell office:value-type="float" office:value="3.314" calcext:value-type="float">
            <text:p>3,314</text:p>
          </table:table-cell>
          <table:table-cell office:value-type="float" office:value="2.39905714094639" calcext:value-type="float">
            <text:p>2,39905714094639</text:p>
          </table:table-cell>
        </table:table-row>
        <table:table-row table:style-name="ro1">
          <table:table-cell/>
          <table:table-cell office:value-type="float" office:value="3.316" calcext:value-type="float">
            <text:p>3,316</text:p>
          </table:table-cell>
          <table:table-cell office:value-type="float" office:value="2.39667295515537" calcext:value-type="float">
            <text:p>2,39667295515537</text:p>
          </table:table-cell>
        </table:table-row>
        <table:table-row table:style-name="ro1">
          <table:table-cell/>
          <table:table-cell office:value-type="float" office:value="3.318" calcext:value-type="float">
            <text:p>3,318</text:p>
          </table:table-cell>
          <table:table-cell office:value-type="float" office:value="2.39429224133492" calcext:value-type="float">
            <text:p>2,39429224133492</text:p>
          </table:table-cell>
        </table:table-row>
        <table:table-row table:style-name="ro1">
          <table:table-cell/>
          <table:table-cell office:value-type="float" office:value="3.32" calcext:value-type="float">
            <text:p>3,32</text:p>
          </table:table-cell>
          <table:table-cell office:value-type="float" office:value="2.39191501438618" calcext:value-type="float">
            <text:p>2,39191501438618</text:p>
          </table:table-cell>
        </table:table-row>
        <table:table-row table:style-name="ro1">
          <table:table-cell/>
          <table:table-cell office:value-type="float" office:value="3.322" calcext:value-type="float">
            <text:p>3,322</text:p>
          </table:table-cell>
          <table:table-cell office:value-type="float" office:value="2.389541259408" calcext:value-type="float">
            <text:p>2,389541259408</text:p>
          </table:table-cell>
        </table:table-row>
        <table:table-row table:style-name="ro1">
          <table:table-cell/>
          <table:table-cell office:value-type="float" office:value="3.324" calcext:value-type="float">
            <text:p>3,324</text:p>
          </table:table-cell>
          <table:table-cell office:value-type="float" office:value="2.38717097640038" calcext:value-type="float">
            <text:p>2,38717097640038</text:p>
          </table:table-cell>
        </table:table-row>
        <table:table-row table:style-name="ro1">
          <table:table-cell/>
          <table:table-cell office:value-type="float" office:value="3.326" calcext:value-type="float">
            <text:p>3,326</text:p>
          </table:table-cell>
          <table:table-cell office:value-type="float" office:value="2.38480415046215" calcext:value-type="float">
            <text:p>2,38480415046215</text:p>
          </table:table-cell>
        </table:table-row>
        <table:table-row table:style-name="ro1">
          <table:table-cell/>
          <table:table-cell office:value-type="float" office:value="3.328" calcext:value-type="float">
            <text:p>3,328</text:p>
          </table:table-cell>
          <table:table-cell office:value-type="float" office:value="2.38244078159332" calcext:value-type="float">
            <text:p>2,38244078159332</text:p>
          </table:table-cell>
        </table:table-row>
        <table:table-row table:style-name="ro1">
          <table:table-cell/>
          <table:table-cell office:value-type="float" office:value="3.33" calcext:value-type="float">
            <text:p>3,33</text:p>
          </table:table-cell>
          <table:table-cell office:value-type="float" office:value="2.38008085489273" calcext:value-type="float">
            <text:p>2,38008085489273</text:p>
          </table:table-cell>
        </table:table-row>
        <table:table-row table:style-name="ro1">
          <table:table-cell/>
          <table:table-cell office:value-type="float" office:value="3.332" calcext:value-type="float">
            <text:p>3,332</text:p>
          </table:table-cell>
          <table:table-cell office:value-type="float" office:value="2.37772437036037" calcext:value-type="float">
            <text:p>2,37772437036037</text:p>
          </table:table-cell>
        </table:table-row>
        <table:table-row table:style-name="ro1">
          <table:table-cell/>
          <table:table-cell office:value-type="float" office:value="3.334" calcext:value-type="float">
            <text:p>3,334</text:p>
          </table:table-cell>
          <table:table-cell office:value-type="float" office:value="2.37537131309509" calcext:value-type="float">
            <text:p>2,37537131309509</text:p>
          </table:table-cell>
        </table:table-row>
        <table:table-row table:style-name="ro1">
          <table:table-cell/>
          <table:table-cell office:value-type="float" office:value="3.336" calcext:value-type="float">
            <text:p>3,336</text:p>
          </table:table-cell>
          <table:table-cell office:value-type="float" office:value="2.37302169799805" calcext:value-type="float">
            <text:p>2,37302169799805</text:p>
          </table:table-cell>
        </table:table-row>
        <table:table-row table:style-name="ro1">
          <table:table-cell/>
          <table:table-cell office:value-type="float" office:value="3.338" calcext:value-type="float">
            <text:p>3,338</text:p>
          </table:table-cell>
          <table:table-cell office:value-type="float" office:value="2.37067549526691" calcext:value-type="float">
            <text:p>2,37067549526691</text:p>
          </table:table-cell>
        </table:table-row>
        <table:table-row table:style-name="ro1">
          <table:table-cell/>
          <table:table-cell office:value-type="float" office:value="3.34" calcext:value-type="float">
            <text:p>3,34</text:p>
          </table:table-cell>
          <table:table-cell office:value-type="float" office:value="2.36833271980286" calcext:value-type="float">
            <text:p>2,36833271980286</text:p>
          </table:table-cell>
        </table:table-row>
        <table:table-row table:style-name="ro1">
          <table:table-cell/>
          <table:table-cell office:value-type="float" office:value="3.342" calcext:value-type="float">
            <text:p>3,342</text:p>
          </table:table-cell>
          <table:table-cell office:value-type="float" office:value="2.36599334180355" calcext:value-type="float">
            <text:p>2,36599334180355</text:p>
          </table:table-cell>
        </table:table-row>
        <table:table-row table:style-name="ro1">
          <table:table-cell/>
          <table:table-cell office:value-type="float" office:value="3.344" calcext:value-type="float">
            <text:p>3,344</text:p>
          </table:table-cell>
          <table:table-cell office:value-type="float" office:value="2.363657361269" calcext:value-type="float">
            <text:p>2,363657361269</text:p>
          </table:table-cell>
        </table:table-row>
        <table:table-row table:style-name="ro1">
          <table:table-cell/>
          <table:table-cell office:value-type="float" office:value="3.346" calcext:value-type="float">
            <text:p>3,346</text:p>
          </table:table-cell>
          <table:table-cell office:value-type="float" office:value="2.3613247781992" calcext:value-type="float">
            <text:p>2,3613247781992</text:p>
          </table:table-cell>
        </table:table-row>
        <table:table-row table:style-name="ro1">
          <table:table-cell/>
          <table:table-cell office:value-type="float" office:value="3.348" calcext:value-type="float">
            <text:p>3,348</text:p>
          </table:table-cell>
          <table:table-cell office:value-type="float" office:value="2.35899559259415" calcext:value-type="float">
            <text:p>2,35899559259415</text:p>
          </table:table-cell>
        </table:table-row>
        <table:table-row table:style-name="ro1">
          <table:table-cell/>
          <table:table-cell office:value-type="float" office:value="3.35" calcext:value-type="float">
            <text:p>3,35</text:p>
          </table:table-cell>
          <table:table-cell office:value-type="float" office:value="2.35666978955269" calcext:value-type="float">
            <text:p>2,35666978955269</text:p>
          </table:table-cell>
        </table:table-row>
        <table:table-row table:style-name="ro1">
          <table:table-cell/>
          <table:table-cell office:value-type="float" office:value="3.352" calcext:value-type="float">
            <text:p>3,352</text:p>
          </table:table-cell>
          <table:table-cell office:value-type="float" office:value="2.35434735417366" calcext:value-type="float">
            <text:p>2,35434735417366</text:p>
          </table:table-cell>
        </table:table-row>
        <table:table-row table:style-name="ro1">
          <table:table-cell/>
          <table:table-cell office:value-type="float" office:value="3.354" calcext:value-type="float">
            <text:p>3,354</text:p>
          </table:table-cell>
          <table:table-cell office:value-type="float" office:value="2.35202830135822" calcext:value-type="float">
            <text:p>2,35202830135822</text:p>
          </table:table-cell>
        </table:table-row>
        <table:table-row table:style-name="ro1">
          <table:table-cell/>
          <table:table-cell office:value-type="float" office:value="3.356" calcext:value-type="float">
            <text:p>3,356</text:p>
          </table:table-cell>
          <table:table-cell office:value-type="float" office:value="2.34971260130405" calcext:value-type="float">
            <text:p>2,34971260130405</text:p>
          </table:table-cell>
        </table:table-row>
        <table:table-row table:style-name="ro1">
          <table:table-cell/>
          <table:table-cell office:value-type="float" office:value="3.358" calcext:value-type="float">
            <text:p>3,358</text:p>
          </table:table-cell>
          <table:table-cell office:value-type="float" office:value="2.34740025401115" calcext:value-type="float">
            <text:p>2,34740025401115</text:p>
          </table:table-cell>
        </table:table-row>
        <table:table-row table:style-name="ro1">
          <table:table-cell/>
          <table:table-cell office:value-type="float" office:value="3.36" calcext:value-type="float">
            <text:p>3,36</text:p>
          </table:table-cell>
          <table:table-cell office:value-type="float" office:value="2.34509127438068" calcext:value-type="float">
            <text:p>2,34509127438068</text:p>
          </table:table-cell>
        </table:table-row>
        <table:table-row table:style-name="ro1">
          <table:table-cell/>
          <table:table-cell office:value-type="float" office:value="3.362" calcext:value-type="float">
            <text:p>3,362</text:p>
          </table:table-cell>
          <table:table-cell office:value-type="float" office:value="2.34278563261032" calcext:value-type="float">
            <text:p>2,34278563261032</text:p>
          </table:table-cell>
        </table:table-row>
        <table:table-row table:style-name="ro1">
          <table:table-cell/>
          <table:table-cell office:value-type="float" office:value="3.364" calcext:value-type="float">
            <text:p>3,364</text:p>
          </table:table-cell>
          <table:table-cell office:value-type="float" office:value="2.34048332870007" calcext:value-type="float">
            <text:p>2,34048332870007</text:p>
          </table:table-cell>
        </table:table-row>
        <table:table-row table:style-name="ro1">
          <table:table-cell/>
          <table:table-cell office:value-type="float" office:value="3.366" calcext:value-type="float">
            <text:p>3,366</text:p>
          </table:table-cell>
          <table:table-cell office:value-type="float" office:value="2.33818434774876" calcext:value-type="float">
            <text:p>2,33818434774876</text:p>
          </table:table-cell>
        </table:table-row>
        <table:table-row table:style-name="ro1">
          <table:table-cell/>
          <table:table-cell office:value-type="float" office:value="3.368" calcext:value-type="float">
            <text:p>3,368</text:p>
          </table:table-cell>
          <table:table-cell office:value-type="float" office:value="2.33588870465755" calcext:value-type="float">
            <text:p>2,33588870465755</text:p>
          </table:table-cell>
        </table:table-row>
        <table:table-row table:style-name="ro1">
          <table:table-cell/>
          <table:table-cell office:value-type="float" office:value="3.37" calcext:value-type="float">
            <text:p>3,37</text:p>
          </table:table-cell>
          <table:table-cell office:value-type="float" office:value="2.3335963845253" calcext:value-type="float">
            <text:p>2,3335963845253</text:p>
          </table:table-cell>
        </table:table-row>
        <table:table-row table:style-name="ro1">
          <table:table-cell/>
          <table:table-cell office:value-type="float" office:value="3.372" calcext:value-type="float">
            <text:p>3,372</text:p>
          </table:table-cell>
          <table:table-cell office:value-type="float" office:value="2.33130737245083" calcext:value-type="float">
            <text:p>2,33130737245083</text:p>
          </table:table-cell>
        </table:table-row>
        <table:table-row table:style-name="ro1">
          <table:table-cell/>
          <table:table-cell office:value-type="float" office:value="3.374" calcext:value-type="float">
            <text:p>3,374</text:p>
          </table:table-cell>
          <table:table-cell office:value-type="float" office:value="2.32902166843414" calcext:value-type="float">
            <text:p>2,32902166843414</text:p>
          </table:table-cell>
        </table:table-row>
        <table:table-row table:style-name="ro1">
          <table:table-cell/>
          <table:table-cell office:value-type="float" office:value="3.376" calcext:value-type="float">
            <text:p>3,376</text:p>
          </table:table-cell>
          <table:table-cell office:value-type="float" office:value="2.32673925757408" calcext:value-type="float">
            <text:p>2,32673925757408</text:p>
          </table:table-cell>
        </table:table-row>
        <table:table-row table:style-name="ro1">
          <table:table-cell/>
          <table:table-cell office:value-type="float" office:value="3.378" calcext:value-type="float">
            <text:p>3,378</text:p>
          </table:table-cell>
          <table:table-cell office:value-type="float" office:value="2.32446015477181" calcext:value-type="float">
            <text:p>2,32446015477181</text:p>
          </table:table-cell>
        </table:table-row>
        <table:table-row table:style-name="ro1">
          <table:table-cell/>
          <table:table-cell office:value-type="float" office:value="3.38" calcext:value-type="float">
            <text:p>3,38</text:p>
          </table:table-cell>
          <table:table-cell office:value-type="float" office:value="2.32218433022499" calcext:value-type="float">
            <text:p>2,32218433022499</text:p>
          </table:table-cell>
        </table:table-row>
        <table:table-row table:style-name="ro1">
          <table:table-cell/>
          <table:table-cell office:value-type="float" office:value="3.382" calcext:value-type="float">
            <text:p>3,382</text:p>
          </table:table-cell>
          <table:table-cell office:value-type="float" office:value="2.3199117988348" calcext:value-type="float">
            <text:p>2,3199117988348</text:p>
          </table:table-cell>
        </table:table-row>
        <table:table-row table:style-name="ro1">
          <table:table-cell/>
          <table:table-cell office:value-type="float" office:value="3.384" calcext:value-type="float">
            <text:p>3,384</text:p>
          </table:table-cell>
          <table:table-cell office:value-type="float" office:value="2.31764253079891" calcext:value-type="float">
            <text:p>2,31764253079891</text:p>
          </table:table-cell>
        </table:table-row>
        <table:table-row table:style-name="ro1">
          <table:table-cell/>
          <table:table-cell office:value-type="float" office:value="3.386" calcext:value-type="float">
            <text:p>3,386</text:p>
          </table:table-cell>
          <table:table-cell office:value-type="float" office:value="2.31537654101849" calcext:value-type="float">
            <text:p>2,31537654101849</text:p>
          </table:table-cell>
        </table:table-row>
        <table:table-row table:style-name="ro1">
          <table:table-cell/>
          <table:table-cell office:value-type="float" office:value="3.388" calcext:value-type="float">
            <text:p>3,388</text:p>
          </table:table-cell>
          <table:table-cell office:value-type="float" office:value="2.31311381459236" calcext:value-type="float">
            <text:p>2,31311381459236</text:p>
          </table:table-cell>
        </table:table-row>
        <table:table-row table:style-name="ro1">
          <table:table-cell/>
          <table:table-cell office:value-type="float" office:value="3.39" calcext:value-type="float">
            <text:p>3,39</text:p>
          </table:table-cell>
          <table:table-cell office:value-type="float" office:value="2.31085435152054" calcext:value-type="float">
            <text:p>2,31085435152054</text:p>
          </table:table-cell>
        </table:table-row>
        <table:table-row table:style-name="ro1">
          <table:table-cell/>
          <table:table-cell office:value-type="float" office:value="3.392" calcext:value-type="float">
            <text:p>3,392</text:p>
          </table:table-cell>
          <table:table-cell office:value-type="float" office:value="2.30859813690186" calcext:value-type="float">
            <text:p>2,30859813690186</text:p>
          </table:table-cell>
        </table:table-row>
        <table:table-row table:style-name="ro1">
          <table:table-cell/>
          <table:table-cell office:value-type="float" office:value="3.394" calcext:value-type="float">
            <text:p>3,394</text:p>
          </table:table-cell>
          <table:table-cell office:value-type="float" office:value="2.30634517073631" calcext:value-type="float">
            <text:p>2,30634517073631</text:p>
          </table:table-cell>
        </table:table-row>
        <table:table-row table:style-name="ro1">
          <table:table-cell/>
          <table:table-cell office:value-type="float" office:value="3.396" calcext:value-type="float">
            <text:p>3,396</text:p>
          </table:table-cell>
          <table:table-cell office:value-type="float" office:value="2.30409543812275" calcext:value-type="float">
            <text:p>2,30409543812275</text:p>
          </table:table-cell>
        </table:table-row>
        <table:table-row table:style-name="ro1">
          <table:table-cell/>
          <table:table-cell office:value-type="float" office:value="3.398" calcext:value-type="float">
            <text:p>3,398</text:p>
          </table:table-cell>
          <table:table-cell office:value-type="float" office:value="2.30184893906117" calcext:value-type="float">
            <text:p>2,30184893906117</text:p>
          </table:table-cell>
        </table:table-row>
        <table:table-row table:style-name="ro1">
          <table:table-cell/>
          <table:table-cell office:value-type="float" office:value="3.4" calcext:value-type="float">
            <text:p>3,4</text:p>
          </table:table-cell>
          <table:table-cell office:value-type="float" office:value="2.29960567355156" calcext:value-type="float">
            <text:p>2,29960567355156</text:p>
          </table:table-cell>
        </table:table-row>
        <table:table-row table:style-name="ro1">
          <table:table-cell/>
          <table:table-cell office:value-type="float" office:value="3.402" calcext:value-type="float">
            <text:p>3,402</text:p>
          </table:table-cell>
          <table:table-cell office:value-type="float" office:value="2.29736562669277" calcext:value-type="float">
            <text:p>2,29736562669277</text:p>
          </table:table-cell>
        </table:table-row>
        <table:table-row table:style-name="ro1">
          <table:table-cell/>
          <table:table-cell office:value-type="float" office:value="3.404" calcext:value-type="float">
            <text:p>3,404</text:p>
          </table:table-cell>
          <table:table-cell office:value-type="float" office:value="2.2951287984848" calcext:value-type="float">
            <text:p>2,2951287984848</text:p>
          </table:table-cell>
        </table:table-row>
        <table:table-row table:style-name="ro1">
          <table:table-cell/>
          <table:table-cell office:value-type="float" office:value="3.406" calcext:value-type="float">
            <text:p>3,406</text:p>
          </table:table-cell>
          <table:table-cell office:value-type="float" office:value="2.29289517402649" calcext:value-type="float">
            <text:p>2,29289517402649</text:p>
          </table:table-cell>
        </table:table-row>
        <table:table-row table:style-name="ro1">
          <table:table-cell/>
          <table:table-cell office:value-type="float" office:value="3.408" calcext:value-type="float">
            <text:p>3,408</text:p>
          </table:table-cell>
          <table:table-cell office:value-type="float" office:value="2.29066475331783" calcext:value-type="float">
            <text:p>2,29066475331783</text:p>
          </table:table-cell>
        </table:table-row>
        <table:table-row table:style-name="ro1">
          <table:table-cell/>
          <table:table-cell office:value-type="float" office:value="3.41" calcext:value-type="float">
            <text:p>3,41</text:p>
          </table:table-cell>
          <table:table-cell office:value-type="float" office:value="2.28843753635883" calcext:value-type="float">
            <text:p>2,28843753635883</text:p>
          </table:table-cell>
        </table:table-row>
        <table:table-row table:style-name="ro1">
          <table:table-cell/>
          <table:table-cell office:value-type="float" office:value="3.412" calcext:value-type="float">
            <text:p>3,412</text:p>
          </table:table-cell>
          <table:table-cell office:value-type="float" office:value="2.28621350824833" calcext:value-type="float">
            <text:p>2,28621350824833</text:p>
          </table:table-cell>
        </table:table-row>
        <table:table-row table:style-name="ro1">
          <table:table-cell/>
          <table:table-cell office:value-type="float" office:value="3.414" calcext:value-type="float">
            <text:p>3,414</text:p>
          </table:table-cell>
          <table:table-cell office:value-type="float" office:value="2.28399266898632" calcext:value-type="float">
            <text:p>2,28399266898632</text:p>
          </table:table-cell>
        </table:table-row>
        <table:table-row table:style-name="ro1">
          <table:table-cell/>
          <table:table-cell office:value-type="float" office:value="3.416" calcext:value-type="float">
            <text:p>3,416</text:p>
          </table:table-cell>
          <table:table-cell office:value-type="float" office:value="2.28177500367165" calcext:value-type="float">
            <text:p>2,28177500367165</text:p>
          </table:table-cell>
        </table:table-row>
        <table:table-row table:style-name="ro1">
          <table:table-cell/>
          <table:table-cell office:value-type="float" office:value="3.418" calcext:value-type="float">
            <text:p>3,418</text:p>
          </table:table-cell>
          <table:table-cell office:value-type="float" office:value="2.27956051230431" calcext:value-type="float">
            <text:p>2,27956051230431</text:p>
          </table:table-cell>
        </table:table-row>
        <table:table-row table:style-name="ro1">
          <table:table-cell/>
          <table:table-cell office:value-type="float" office:value="3.42" calcext:value-type="float">
            <text:p>3,42</text:p>
          </table:table-cell>
          <table:table-cell office:value-type="float" office:value="2.2773491948843" calcext:value-type="float">
            <text:p>2,2773491948843</text:p>
          </table:table-cell>
        </table:table-row>
        <table:table-row table:style-name="ro1">
          <table:table-cell/>
          <table:table-cell office:value-type="float" office:value="3.422" calcext:value-type="float">
            <text:p>3,422</text:p>
          </table:table-cell>
          <table:table-cell office:value-type="float" office:value="2.27514103651047" calcext:value-type="float">
            <text:p>2,27514103651047</text:p>
          </table:table-cell>
        </table:table-row>
        <table:table-row table:style-name="ro1">
          <table:table-cell/>
          <table:table-cell office:value-type="float" office:value="3.424" calcext:value-type="float">
            <text:p>3,424</text:p>
          </table:table-cell>
          <table:table-cell office:value-type="float" office:value="2.27293603718281" calcext:value-type="float">
            <text:p>2,27293603718281</text:p>
          </table:table-cell>
        </table:table-row>
        <table:table-row table:style-name="ro1">
          <table:table-cell/>
          <table:table-cell office:value-type="float" office:value="3.426" calcext:value-type="float">
            <text:p>3,426</text:p>
          </table:table-cell>
          <table:table-cell office:value-type="float" office:value="2.27073419690132" calcext:value-type="float">
            <text:p>2,27073419690132</text:p>
          </table:table-cell>
        </table:table-row>
        <table:table-row table:style-name="ro1">
          <table:table-cell/>
          <table:table-cell office:value-type="float" office:value="3.428" calcext:value-type="float">
            <text:p>3,428</text:p>
          </table:table-cell>
          <table:table-cell office:value-type="float" office:value="2.26853548586369" calcext:value-type="float">
            <text:p>2,26853548586369</text:p>
          </table:table-cell>
        </table:table-row>
        <table:table-row table:style-name="ro1">
          <table:table-cell/>
          <table:table-cell office:value-type="float" office:value="3.43" calcext:value-type="float">
            <text:p>3,43</text:p>
          </table:table-cell>
          <table:table-cell office:value-type="float" office:value="2.26633991897106" calcext:value-type="float">
            <text:p>2,26633991897106</text:p>
          </table:table-cell>
        </table:table-row>
        <table:table-row table:style-name="ro1">
          <table:table-cell/>
          <table:table-cell office:value-type="float" office:value="3.432" calcext:value-type="float">
            <text:p>3,432</text:p>
          </table:table-cell>
          <table:table-cell office:value-type="float" office:value="2.26414749622345" calcext:value-type="float">
            <text:p>2,26414749622345</text:p>
          </table:table-cell>
        </table:table-row>
        <table:table-row table:style-name="ro1">
          <table:table-cell/>
          <table:table-cell office:value-type="float" office:value="3.434" calcext:value-type="float">
            <text:p>3,434</text:p>
          </table:table-cell>
          <table:table-cell office:value-type="float" office:value="2.26195818781853" calcext:value-type="float">
            <text:p>2,26195818781853</text:p>
          </table:table-cell>
        </table:table-row>
        <table:table-row table:style-name="ro1">
          <table:table-cell/>
          <table:table-cell office:value-type="float" office:value="3.436" calcext:value-type="float">
            <text:p>3,436</text:p>
          </table:table-cell>
          <table:table-cell office:value-type="float" office:value="2.25977199375629" calcext:value-type="float">
            <text:p>2,25977199375629</text:p>
          </table:table-cell>
        </table:table-row>
        <table:table-row table:style-name="ro1">
          <table:table-cell/>
          <table:table-cell office:value-type="float" office:value="3.438" calcext:value-type="float">
            <text:p>3,438</text:p>
          </table:table-cell>
          <table:table-cell office:value-type="float" office:value="2.25758892893791" calcext:value-type="float">
            <text:p>2,25758892893791</text:p>
          </table:table-cell>
        </table:table-row>
        <table:table-row table:style-name="ro1">
          <table:table-cell/>
          <table:table-cell office:value-type="float" office:value="3.44" calcext:value-type="float">
            <text:p>3,44</text:p>
          </table:table-cell>
          <table:table-cell office:value-type="float" office:value="2.25540897846222" calcext:value-type="float">
            <text:p>2,25540897846222</text:p>
          </table:table-cell>
        </table:table-row>
        <table:table-row table:style-name="ro1">
          <table:table-cell/>
          <table:table-cell office:value-type="float" office:value="3.442" calcext:value-type="float">
            <text:p>3,442</text:p>
          </table:table-cell>
          <table:table-cell office:value-type="float" office:value="2.25323212742806" calcext:value-type="float">
            <text:p>2,25323212742806</text:p>
          </table:table-cell>
        </table:table-row>
        <table:table-row table:style-name="ro1">
          <table:table-cell/>
          <table:table-cell office:value-type="float" office:value="3.444" calcext:value-type="float">
            <text:p>3,444</text:p>
          </table:table-cell>
          <table:table-cell office:value-type="float" office:value="2.25105836093426" calcext:value-type="float">
            <text:p>2,25105836093426</text:p>
          </table:table-cell>
        </table:table-row>
        <table:table-row table:style-name="ro1">
          <table:table-cell/>
          <table:table-cell office:value-type="float" office:value="3.446" calcext:value-type="float">
            <text:p>3,446</text:p>
          </table:table-cell>
          <table:table-cell office:value-type="float" office:value="2.24888769388199" calcext:value-type="float">
            <text:p>2,24888769388199</text:p>
          </table:table-cell>
        </table:table-row>
        <table:table-row table:style-name="ro1">
          <table:table-cell/>
          <table:table-cell office:value-type="float" office:value="3.448" calcext:value-type="float">
            <text:p>3,448</text:p>
          </table:table-cell>
          <table:table-cell office:value-type="float" office:value="2.24672012627125" calcext:value-type="float">
            <text:p>2,24672012627125</text:p>
          </table:table-cell>
        </table:table-row>
        <table:table-row table:style-name="ro1">
          <table:table-cell/>
          <table:table-cell office:value-type="float" office:value="3.45" calcext:value-type="float">
            <text:p>3,45</text:p>
          </table:table-cell>
          <table:table-cell office:value-type="float" office:value="2.24455562829971" calcext:value-type="float">
            <text:p>2,24455562829971</text:p>
          </table:table-cell>
        </table:table-row>
        <table:table-row table:style-name="ro1">
          <table:table-cell/>
          <table:table-cell office:value-type="float" office:value="3.452" calcext:value-type="float">
            <text:p>3,452</text:p>
          </table:table-cell>
          <table:table-cell office:value-type="float" office:value="2.24239421486855" calcext:value-type="float">
            <text:p>2,24239421486855</text:p>
          </table:table-cell>
        </table:table-row>
        <table:table-row table:style-name="ro1">
          <table:table-cell/>
          <table:table-cell office:value-type="float" office:value="3.454" calcext:value-type="float">
            <text:p>3,454</text:p>
          </table:table-cell>
          <table:table-cell office:value-type="float" office:value="2.24023585617542" calcext:value-type="float">
            <text:p>2,24023585617542</text:p>
          </table:table-cell>
        </table:table-row>
        <table:table-row table:style-name="ro1">
          <table:table-cell/>
          <table:table-cell office:value-type="float" office:value="3.456" calcext:value-type="float">
            <text:p>3,456</text:p>
          </table:table-cell>
          <table:table-cell office:value-type="float" office:value="2.23808058202267" calcext:value-type="float">
            <text:p>2,23808058202267</text:p>
          </table:table-cell>
        </table:table-row>
        <table:table-row table:style-name="ro1">
          <table:table-cell/>
          <table:table-cell office:value-type="float" office:value="3.458" calcext:value-type="float">
            <text:p>3,458</text:p>
          </table:table-cell>
          <table:table-cell office:value-type="float" office:value="2.2359283477068" calcext:value-type="float">
            <text:p>2,2359283477068</text:p>
          </table:table-cell>
        </table:table-row>
        <table:table-row table:style-name="ro1">
          <table:table-cell/>
          <table:table-cell office:value-type="float" office:value="3.46" calcext:value-type="float">
            <text:p>3,46</text:p>
          </table:table-cell>
          <table:table-cell office:value-type="float" office:value="2.23377916812897" calcext:value-type="float">
            <text:p>2,23377916812897</text:p>
          </table:table-cell>
        </table:table-row>
        <table:table-row table:style-name="ro1">
          <table:table-cell/>
          <table:table-cell office:value-type="float" office:value="3.462" calcext:value-type="float">
            <text:p>3,462</text:p>
          </table:table-cell>
          <table:table-cell office:value-type="float" office:value="2.23163304328918" calcext:value-type="float">
            <text:p>2,23163304328918</text:p>
          </table:table-cell>
        </table:table-row>
        <table:table-row table:style-name="ro1">
          <table:table-cell/>
          <table:table-cell office:value-type="float" office:value="3.464" calcext:value-type="float">
            <text:p>3,464</text:p>
          </table:table-cell>
          <table:table-cell office:value-type="float" office:value="2.22948995828629" calcext:value-type="float">
            <text:p>2,22948995828629</text:p>
          </table:table-cell>
        </table:table-row>
        <table:table-row table:style-name="ro1">
          <table:table-cell/>
          <table:table-cell office:value-type="float" office:value="3.466" calcext:value-type="float">
            <text:p>3,466</text:p>
          </table:table-cell>
          <table:table-cell office:value-type="float" office:value="2.22734991312027" calcext:value-type="float">
            <text:p>2,22734991312027</text:p>
          </table:table-cell>
        </table:table-row>
        <table:table-row table:style-name="ro1">
          <table:table-cell/>
          <table:table-cell office:value-type="float" office:value="3.468" calcext:value-type="float">
            <text:p>3,468</text:p>
          </table:table-cell>
          <table:table-cell office:value-type="float" office:value="2.22521289288998" calcext:value-type="float">
            <text:p>2,22521289288998</text:p>
          </table:table-cell>
        </table:table-row>
        <table:table-row table:style-name="ro1">
          <table:table-cell/>
          <table:table-cell office:value-type="float" office:value="3.47" calcext:value-type="float">
            <text:p>3,47</text:p>
          </table:table-cell>
          <table:table-cell office:value-type="float" office:value="2.22307889759541" calcext:value-type="float">
            <text:p>2,22307889759541</text:p>
          </table:table-cell>
        </table:table-row>
        <table:table-row table:style-name="ro1">
          <table:table-cell/>
          <table:table-cell office:value-type="float" office:value="3.472" calcext:value-type="float">
            <text:p>3,472</text:p>
          </table:table-cell>
          <table:table-cell office:value-type="float" office:value="2.22094792723656" calcext:value-type="float">
            <text:p>2,22094792723656</text:p>
          </table:table-cell>
        </table:table-row>
        <table:table-row table:style-name="ro1">
          <table:table-cell/>
          <table:table-cell office:value-type="float" office:value="3.474" calcext:value-type="float">
            <text:p>3,474</text:p>
          </table:table-cell>
          <table:table-cell office:value-type="float" office:value="2.21881996691227" calcext:value-type="float">
            <text:p>2,21881996691227</text:p>
          </table:table-cell>
        </table:table-row>
        <table:table-row table:style-name="ro1">
          <table:table-cell/>
          <table:table-cell office:value-type="float" office:value="3.476" calcext:value-type="float">
            <text:p>3,476</text:p>
          </table:table-cell>
          <table:table-cell office:value-type="float" office:value="2.21669501662254" calcext:value-type="float">
            <text:p>2,21669501662254</text:p>
          </table:table-cell>
        </table:table-row>
        <table:table-row table:style-name="ro1">
          <table:table-cell/>
          <table:table-cell office:value-type="float" office:value="3.478" calcext:value-type="float">
            <text:p>3,478</text:p>
          </table:table-cell>
          <table:table-cell office:value-type="float" office:value="2.21457306146622" calcext:value-type="float">
            <text:p>2,21457306146622</text:p>
          </table:table-cell>
        </table:table-row>
        <table:table-row table:style-name="ro1">
          <table:table-cell/>
          <table:table-cell office:value-type="float" office:value="3.48" calcext:value-type="float">
            <text:p>3,48</text:p>
          </table:table-cell>
          <table:table-cell office:value-type="float" office:value="2.21245411634445" calcext:value-type="float">
            <text:p>2,21245411634445</text:p>
          </table:table-cell>
        </table:table-row>
        <table:table-row table:style-name="ro1">
          <table:table-cell/>
          <table:table-cell office:value-type="float" office:value="3.482" calcext:value-type="float">
            <text:p>3,482</text:p>
          </table:table-cell>
          <table:table-cell office:value-type="float" office:value="2.21033815145493" calcext:value-type="float">
            <text:p>2,21033815145493</text:p>
          </table:table-cell>
        </table:table-row>
        <table:table-row table:style-name="ro1">
          <table:table-cell/>
          <table:table-cell office:value-type="float" office:value="3.484" calcext:value-type="float">
            <text:p>3,484</text:p>
          </table:table-cell>
          <table:table-cell office:value-type="float" office:value="2.2082251816988" calcext:value-type="float">
            <text:p>2,2082251816988</text:p>
          </table:table-cell>
        </table:table-row>
        <table:table-row table:style-name="ro1">
          <table:table-cell/>
          <table:table-cell office:value-type="float" office:value="3.486" calcext:value-type="float">
            <text:p>3,486</text:p>
          </table:table-cell>
          <table:table-cell office:value-type="float" office:value="2.20611517727375" calcext:value-type="float">
            <text:p>2,20611517727375</text:p>
          </table:table-cell>
        </table:table-row>
        <table:table-row table:style-name="ro1">
          <table:table-cell/>
          <table:table-cell office:value-type="float" office:value="3.488" calcext:value-type="float">
            <text:p>3,488</text:p>
          </table:table-cell>
          <table:table-cell office:value-type="float" office:value="2.2040081679821" calcext:value-type="float">
            <text:p>2,2040081679821</text:p>
          </table:table-cell>
        </table:table-row>
        <table:table-row table:style-name="ro1">
          <table:table-cell/>
          <table:table-cell office:value-type="float" office:value="3.49" calcext:value-type="float">
            <text:p>3,49</text:p>
          </table:table-cell>
          <table:table-cell office:value-type="float" office:value="2.20190410912037" calcext:value-type="float">
            <text:p>2,20190410912037</text:p>
          </table:table-cell>
        </table:table-row>
        <table:table-row table:style-name="ro1">
          <table:table-cell/>
          <table:table-cell office:value-type="float" office:value="3.492" calcext:value-type="float">
            <text:p>3,492</text:p>
          </table:table-cell>
          <table:table-cell office:value-type="float" office:value="2.19980303049088" calcext:value-type="float">
            <text:p>2,19980303049088</text:p>
          </table:table-cell>
        </table:table-row>
        <table:table-row table:style-name="ro1">
          <table:table-cell/>
          <table:table-cell office:value-type="float" office:value="3.494" calcext:value-type="float">
            <text:p>3,494</text:p>
          </table:table-cell>
          <table:table-cell office:value-type="float" office:value="2.1977049022913" calcext:value-type="float">
            <text:p>2,1977049022913</text:p>
          </table:table-cell>
        </table:table-row>
        <table:table-row table:style-name="ro1">
          <table:table-cell/>
          <table:table-cell office:value-type="float" office:value="3.496" calcext:value-type="float">
            <text:p>3,496</text:p>
          </table:table-cell>
          <table:table-cell office:value-type="float" office:value="2.19560972452164" calcext:value-type="float">
            <text:p>2,19560972452164</text:p>
          </table:table-cell>
        </table:table-row>
        <table:table-row table:style-name="ro1">
          <table:table-cell/>
          <table:table-cell office:value-type="float" office:value="3.498" calcext:value-type="float">
            <text:p>3,498</text:p>
          </table:table-cell>
          <table:table-cell office:value-type="float" office:value="2.19351751208305" calcext:value-type="float">
            <text:p>2,19351751208305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2.19142822027206" calcext:value-type="float">
            <text:p>2,19142822027206</text:p>
          </table:table-cell>
        </table:table-row>
        <table:table-row table:style-name="ro1">
          <table:table-cell/>
          <table:table-cell office:value-type="float" office:value="3.502" calcext:value-type="float">
            <text:p>3,502</text:p>
          </table:table-cell>
          <table:table-cell office:value-type="float" office:value="2.18934187889099" calcext:value-type="float">
            <text:p>2,18934187889099</text:p>
          </table:table-cell>
        </table:table-row>
        <table:table-row table:style-name="ro1">
          <table:table-cell/>
          <table:table-cell office:value-type="float" office:value="3.504" calcext:value-type="float">
            <text:p>3,504</text:p>
          </table:table-cell>
          <table:table-cell office:value-type="float" office:value="2.18725847303867" calcext:value-type="float">
            <text:p>2,18725847303867</text:p>
          </table:table-cell>
        </table:table-row>
        <table:table-row table:style-name="ro1">
          <table:table-cell/>
          <table:table-cell office:value-type="float" office:value="3.506" calcext:value-type="float">
            <text:p>3,506</text:p>
          </table:table-cell>
          <table:table-cell office:value-type="float" office:value="2.18517797291279" calcext:value-type="float">
            <text:p>2,18517797291279</text:p>
          </table:table-cell>
        </table:table-row>
        <table:table-row table:style-name="ro1">
          <table:table-cell/>
          <table:table-cell office:value-type="float" office:value="3.508" calcext:value-type="float">
            <text:p>3,508</text:p>
          </table:table-cell>
          <table:table-cell office:value-type="float" office:value="2.18310040831566" calcext:value-type="float">
            <text:p>2,18310040831566</text:p>
          </table:table-cell>
        </table:table-row>
        <table:table-row table:style-name="ro1">
          <table:table-cell/>
          <table:table-cell office:value-type="float" office:value="3.51" calcext:value-type="float">
            <text:p>3,51</text:p>
          </table:table-cell>
          <table:table-cell office:value-type="float" office:value="2.18102576434612" calcext:value-type="float">
            <text:p>2,18102576434612</text:p>
          </table:table-cell>
        </table:table-row>
        <table:table-row table:style-name="ro1">
          <table:table-cell/>
          <table:table-cell office:value-type="float" office:value="3.512" calcext:value-type="float">
            <text:p>3,512</text:p>
          </table:table-cell>
          <table:table-cell office:value-type="float" office:value="2.17895402610302" calcext:value-type="float">
            <text:p>2,17895402610302</text:p>
          </table:table-cell>
        </table:table-row>
        <table:table-row table:style-name="ro1">
          <table:table-cell/>
          <table:table-cell office:value-type="float" office:value="3.514" calcext:value-type="float">
            <text:p>3,514</text:p>
          </table:table-cell>
          <table:table-cell office:value-type="float" office:value="2.17688519358635" calcext:value-type="float">
            <text:p>2,17688519358635</text:p>
          </table:table-cell>
        </table:table-row>
        <table:table-row table:style-name="ro1">
          <table:table-cell/>
          <table:table-cell office:value-type="float" office:value="3.516" calcext:value-type="float">
            <text:p>3,516</text:p>
          </table:table-cell>
          <table:table-cell office:value-type="float" office:value="2.17481925189495" calcext:value-type="float">
            <text:p>2,17481925189495</text:p>
          </table:table-cell>
        </table:table-row>
        <table:table-row table:style-name="ro1">
          <table:table-cell/>
          <table:table-cell office:value-type="float" office:value="3.518" calcext:value-type="float">
            <text:p>3,518</text:p>
          </table:table-cell>
          <table:table-cell office:value-type="float" office:value="2.17275621592999" calcext:value-type="float">
            <text:p>2,17275621592999</text:p>
          </table:table-cell>
        </table:table-row>
        <table:table-row table:style-name="ro1">
          <table:table-cell/>
          <table:table-cell office:value-type="float" office:value="3.52" calcext:value-type="float">
            <text:p>3,52</text:p>
          </table:table-cell>
          <table:table-cell office:value-type="float" office:value="2.17069607079029" calcext:value-type="float">
            <text:p>2,17069607079029</text:p>
          </table:table-cell>
        </table:table-row>
        <table:table-row table:style-name="ro1">
          <table:table-cell/>
          <table:table-cell office:value-type="float" office:value="3.522" calcext:value-type="float">
            <text:p>3,522</text:p>
          </table:table-cell>
          <table:table-cell office:value-type="float" office:value="2.16863880157471" calcext:value-type="float">
            <text:p>2,16863880157471</text:p>
          </table:table-cell>
        </table:table-row>
        <table:table-row table:style-name="ro1">
          <table:table-cell/>
          <table:table-cell office:value-type="float" office:value="3.524" calcext:value-type="float">
            <text:p>3,524</text:p>
          </table:table-cell>
          <table:table-cell office:value-type="float" office:value="2.16658440828323" calcext:value-type="float">
            <text:p>2,16658440828323</text:p>
          </table:table-cell>
        </table:table-row>
        <table:table-row table:style-name="ro1">
          <table:table-cell/>
          <table:table-cell office:value-type="float" office:value="3.526" calcext:value-type="float">
            <text:p>3,526</text:p>
          </table:table-cell>
          <table:table-cell office:value-type="float" office:value="2.16453289091587" calcext:value-type="float">
            <text:p>2,16453289091587</text:p>
          </table:table-cell>
        </table:table-row>
        <table:table-row table:style-name="ro1">
          <table:table-cell/>
          <table:table-cell office:value-type="float" office:value="3.528" calcext:value-type="float">
            <text:p>3,528</text:p>
          </table:table-cell>
          <table:table-cell office:value-type="float" office:value="2.16248424947262" calcext:value-type="float">
            <text:p>2,16248424947262</text:p>
          </table:table-cell>
        </table:table-row>
        <table:table-row table:style-name="ro1">
          <table:table-cell/>
          <table:table-cell office:value-type="float" office:value="3.53" calcext:value-type="float">
            <text:p>3,53</text:p>
          </table:table-cell>
          <table:table-cell office:value-type="float" office:value="2.16043846905232" calcext:value-type="float">
            <text:p>2,16043846905232</text:p>
          </table:table-cell>
        </table:table-row>
        <table:table-row table:style-name="ro1">
          <table:table-cell/>
          <table:table-cell office:value-type="float" office:value="3.532" calcext:value-type="float">
            <text:p>3,532</text:p>
          </table:table-cell>
          <table:table-cell office:value-type="float" office:value="2.1583955347538" calcext:value-type="float">
            <text:p>2,1583955347538</text:p>
          </table:table-cell>
        </table:table-row>
        <table:table-row table:style-name="ro1">
          <table:table-cell/>
          <table:table-cell office:value-type="float" office:value="3.534" calcext:value-type="float">
            <text:p>3,534</text:p>
          </table:table-cell>
          <table:table-cell office:value-type="float" office:value="2.15635547637939" calcext:value-type="float">
            <text:p>2,15635547637939</text:p>
          </table:table-cell>
        </table:table-row>
        <table:table-row table:style-name="ro1">
          <table:table-cell/>
          <table:table-cell office:value-type="float" office:value="3.536" calcext:value-type="float">
            <text:p>3,536</text:p>
          </table:table-cell>
          <table:table-cell office:value-type="float" office:value="2.15431824922562" calcext:value-type="float">
            <text:p>2,15431824922562</text:p>
          </table:table-cell>
        </table:table-row>
        <table:table-row table:style-name="ro1">
          <table:table-cell/>
          <table:table-cell office:value-type="float" office:value="3.538" calcext:value-type="float">
            <text:p>3,538</text:p>
          </table:table-cell>
          <table:table-cell office:value-type="float" office:value="2.15228386819363" calcext:value-type="float">
            <text:p>2,15228386819363</text:p>
          </table:table-cell>
        </table:table-row>
        <table:table-row table:style-name="ro1">
          <table:table-cell/>
          <table:table-cell office:value-type="float" office:value="3.54" calcext:value-type="float">
            <text:p>3,54</text:p>
          </table:table-cell>
          <table:table-cell office:value-type="float" office:value="2.15025231838226" calcext:value-type="float">
            <text:p>2,15025231838226</text:p>
          </table:table-cell>
        </table:table-row>
        <table:table-row table:style-name="ro1">
          <table:table-cell/>
          <table:table-cell office:value-type="float" office:value="3.542" calcext:value-type="float">
            <text:p>3,542</text:p>
          </table:table-cell>
          <table:table-cell office:value-type="float" office:value="2.14822359979153" calcext:value-type="float">
            <text:p>2,14822359979153</text:p>
          </table:table-cell>
        </table:table-row>
        <table:table-row table:style-name="ro1">
          <table:table-cell/>
          <table:table-cell office:value-type="float" office:value="3.544" calcext:value-type="float">
            <text:p>3,544</text:p>
          </table:table-cell>
          <table:table-cell office:value-type="float" office:value="2.14619771242142" calcext:value-type="float">
            <text:p>2,14619771242142</text:p>
          </table:table-cell>
        </table:table-row>
        <table:table-row table:style-name="ro1">
          <table:table-cell/>
          <table:table-cell office:value-type="float" office:value="3.546" calcext:value-type="float">
            <text:p>3,546</text:p>
          </table:table-cell>
          <table:table-cell office:value-type="float" office:value="2.14417464137077" calcext:value-type="float">
            <text:p>2,14417464137077</text:p>
          </table:table-cell>
        </table:table-row>
        <table:table-row table:style-name="ro1">
          <table:table-cell/>
          <table:table-cell office:value-type="float" office:value="3.548" calcext:value-type="float">
            <text:p>3,548</text:p>
          </table:table-cell>
          <table:table-cell office:value-type="float" office:value="2.14215440154076" calcext:value-type="float">
            <text:p>2,14215440154076</text:p>
          </table:table-cell>
        </table:table-row>
        <table:table-row table:style-name="ro1">
          <table:table-cell/>
          <table:table-cell office:value-type="float" office:value="3.55" calcext:value-type="float">
            <text:p>3,55</text:p>
          </table:table-cell>
          <table:table-cell office:value-type="float" office:value="2.14013696312904" calcext:value-type="float">
            <text:p>2,14013696312904</text:p>
          </table:table-cell>
        </table:table-row>
        <table:table-row table:style-name="ro1">
          <table:table-cell/>
          <table:table-cell office:value-type="float" office:value="3.552" calcext:value-type="float">
            <text:p>3,552</text:p>
          </table:table-cell>
          <table:table-cell office:value-type="float" office:value="2.13812232613564" calcext:value-type="float">
            <text:p>2,13812232613564</text:p>
          </table:table-cell>
        </table:table-row>
        <table:table-row table:style-name="ro1">
          <table:table-cell/>
          <table:table-cell office:value-type="float" office:value="3.554" calcext:value-type="float">
            <text:p>3,554</text:p>
          </table:table-cell>
          <table:table-cell office:value-type="float" office:value="2.13611050546169" calcext:value-type="float">
            <text:p>2,13611050546169</text:p>
          </table:table-cell>
        </table:table-row>
        <table:table-row table:style-name="ro1">
          <table:table-cell/>
          <table:table-cell office:value-type="float" office:value="3.556" calcext:value-type="float">
            <text:p>3,556</text:p>
          </table:table-cell>
          <table:table-cell office:value-type="float" office:value="2.13410147130489" calcext:value-type="float">
            <text:p>2,13410147130489</text:p>
          </table:table-cell>
        </table:table-row>
        <table:table-row table:style-name="ro1">
          <table:table-cell/>
          <table:table-cell office:value-type="float" office:value="3.558" calcext:value-type="float">
            <text:p>3,558</text:p>
          </table:table-cell>
          <table:table-cell office:value-type="float" office:value="2.13209522366524" calcext:value-type="float">
            <text:p>2,13209522366524</text:p>
          </table:table-cell>
        </table:table-row>
        <table:table-row table:style-name="ro1">
          <table:table-cell/>
          <table:table-cell office:value-type="float" office:value="3.56" calcext:value-type="float">
            <text:p>3,56</text:p>
          </table:table-cell>
          <table:table-cell office:value-type="float" office:value="2.13009176254272" calcext:value-type="float">
            <text:p>2,13009176254272</text:p>
          </table:table-cell>
        </table:table-row>
        <table:table-row table:style-name="ro1">
          <table:table-cell/>
          <table:table-cell office:value-type="float" office:value="3.562" calcext:value-type="float">
            <text:p>3,562</text:p>
          </table:table-cell>
          <table:table-cell office:value-type="float" office:value="2.12809108793736" calcext:value-type="float">
            <text:p>2,12809108793736</text:p>
          </table:table-cell>
        </table:table-row>
        <table:table-row table:style-name="ro1">
          <table:table-cell/>
          <table:table-cell office:value-type="float" office:value="3.564" calcext:value-type="float">
            <text:p>3,564</text:p>
          </table:table-cell>
          <table:table-cell office:value-type="float" office:value="2.12609318494797" calcext:value-type="float">
            <text:p>2,12609318494797</text:p>
          </table:table-cell>
        </table:table-row>
        <table:table-row table:style-name="ro1">
          <table:table-cell/>
          <table:table-cell office:value-type="float" office:value="3.566" calcext:value-type="float">
            <text:p>3,566</text:p>
          </table:table-cell>
          <table:table-cell office:value-type="float" office:value="2.12409805357456" calcext:value-type="float">
            <text:p>2,12409805357456</text:p>
          </table:table-cell>
        </table:table-row>
        <table:table-row table:style-name="ro1">
          <table:table-cell/>
          <table:table-cell office:value-type="float" office:value="3.568" calcext:value-type="float">
            <text:p>3,568</text:p>
          </table:table-cell>
          <table:table-cell office:value-type="float" office:value="2.12210569381714" calcext:value-type="float">
            <text:p>2,12210569381714</text:p>
          </table:table-cell>
        </table:table-row>
        <table:table-row table:style-name="ro1">
          <table:table-cell/>
          <table:table-cell office:value-type="float" office:value="3.57" calcext:value-type="float">
            <text:p>3,57</text:p>
          </table:table-cell>
          <table:table-cell office:value-type="float" office:value="2.12011609077454" calcext:value-type="float">
            <text:p>2,12011609077454</text:p>
          </table:table-cell>
        </table:table-row>
        <table:table-row table:style-name="ro1">
          <table:table-cell/>
          <table:table-cell office:value-type="float" office:value="3.572" calcext:value-type="float">
            <text:p>3,572</text:p>
          </table:table-cell>
          <table:table-cell office:value-type="float" office:value="2.11812924444675" calcext:value-type="float">
            <text:p>2,11812924444675</text:p>
          </table:table-cell>
        </table:table-row>
        <table:table-row table:style-name="ro1">
          <table:table-cell/>
          <table:table-cell office:value-type="float" office:value="3.574" calcext:value-type="float">
            <text:p>3,574</text:p>
          </table:table-cell>
          <table:table-cell office:value-type="float" office:value="2.11614515483379" calcext:value-type="float">
            <text:p>2,11614515483379</text:p>
          </table:table-cell>
        </table:table-row>
        <table:table-row table:style-name="ro1">
          <table:table-cell/>
          <table:table-cell office:value-type="float" office:value="3.576" calcext:value-type="float">
            <text:p>3,576</text:p>
          </table:table-cell>
          <table:table-cell office:value-type="float" office:value="2.11416380703449" calcext:value-type="float">
            <text:p>2,11416380703449</text:p>
          </table:table-cell>
        </table:table-row>
        <table:table-row table:style-name="ro1">
          <table:table-cell/>
          <table:table-cell office:value-type="float" office:value="3.578" calcext:value-type="float">
            <text:p>3,578</text:p>
          </table:table-cell>
          <table:table-cell office:value-type="float" office:value="2.11218518614769" calcext:value-type="float">
            <text:p>2,11218518614769</text:p>
          </table:table-cell>
        </table:table-row>
        <table:table-row table:style-name="ro1">
          <table:table-cell/>
          <table:table-cell office:value-type="float" office:value="3.58" calcext:value-type="float">
            <text:p>3,58</text:p>
          </table:table-cell>
          <table:table-cell office:value-type="float" office:value="2.11020932197571" calcext:value-type="float">
            <text:p>2,11020932197571</text:p>
          </table:table-cell>
        </table:table-row>
        <table:table-row table:style-name="ro1">
          <table:table-cell/>
          <table:table-cell office:value-type="float" office:value="3.582" calcext:value-type="float">
            <text:p>3,582</text:p>
          </table:table-cell>
          <table:table-cell office:value-type="float" office:value="2.10823618471622" calcext:value-type="float">
            <text:p>2,10823618471622</text:p>
          </table:table-cell>
        </table:table-row>
        <table:table-row table:style-name="ro1">
          <table:table-cell/>
          <table:table-cell office:value-type="float" office:value="3.584" calcext:value-type="float">
            <text:p>3,584</text:p>
          </table:table-cell>
          <table:table-cell office:value-type="float" office:value="2.10626575946808" calcext:value-type="float">
            <text:p>2,10626575946808</text:p>
          </table:table-cell>
        </table:table-row>
        <table:table-row table:style-name="ro1">
          <table:table-cell/>
          <table:table-cell office:value-type="float" office:value="3.586" calcext:value-type="float">
            <text:p>3,586</text:p>
          </table:table-cell>
          <table:table-cell office:value-type="float" office:value="2.10429806113243" calcext:value-type="float">
            <text:p>2,10429806113243</text:p>
          </table:table-cell>
        </table:table-row>
        <table:table-row table:style-name="ro1">
          <table:table-cell/>
          <table:table-cell office:value-type="float" office:value="3.588" calcext:value-type="float">
            <text:p>3,588</text:p>
          </table:table-cell>
          <table:table-cell office:value-type="float" office:value="2.10233308970928" calcext:value-type="float">
            <text:p>2,10233308970928</text:p>
          </table:table-cell>
        </table:table-row>
        <table:table-row table:style-name="ro1">
          <table:table-cell/>
          <table:table-cell office:value-type="float" office:value="3.59" calcext:value-type="float">
            <text:p>3,59</text:p>
          </table:table-cell>
          <table:table-cell office:value-type="float" office:value="2.10037083029747" calcext:value-type="float">
            <text:p>2,10037083029747</text:p>
          </table:table-cell>
        </table:table-row>
        <table:table-row table:style-name="ro1">
          <table:table-cell/>
          <table:table-cell office:value-type="float" office:value="3.592" calcext:value-type="float">
            <text:p>3,592</text:p>
          </table:table-cell>
          <table:table-cell office:value-type="float" office:value="2.09841126799583" calcext:value-type="float">
            <text:p>2,09841126799583</text:p>
          </table:table-cell>
        </table:table-row>
        <table:table-row table:style-name="ro1">
          <table:table-cell/>
          <table:table-cell office:value-type="float" office:value="3.594" calcext:value-type="float">
            <text:p>3,594</text:p>
          </table:table-cell>
          <table:table-cell office:value-type="float" office:value="2.09645440280438" calcext:value-type="float">
            <text:p>2,09645440280438</text:p>
          </table:table-cell>
        </table:table-row>
        <table:table-row table:style-name="ro1">
          <table:table-cell/>
          <table:table-cell office:value-type="float" office:value="3.596" calcext:value-type="float">
            <text:p>3,596</text:p>
          </table:table-cell>
          <table:table-cell office:value-type="float" office:value="2.09450024962425" calcext:value-type="float">
            <text:p>2,09450024962425</text:p>
          </table:table-cell>
        </table:table-row>
        <table:table-row table:style-name="ro1">
          <table:table-cell/>
          <table:table-cell office:value-type="float" office:value="3.598" calcext:value-type="float">
            <text:p>3,598</text:p>
          </table:table-cell>
          <table:table-cell office:value-type="float" office:value="2.09254877865315" calcext:value-type="float">
            <text:p>2,09254877865315</text:p>
          </table:table-cell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office:value-type="float" office:value="2.09059998989105" calcext:value-type="float">
            <text:p>2,09059998989105</text:p>
          </table:table-cell>
        </table:table-row>
        <table:table-row table:style-name="ro1">
          <table:table-cell/>
          <table:table-cell office:value-type="float" office:value="3.602" calcext:value-type="float">
            <text:p>3,602</text:p>
          </table:table-cell>
          <table:table-cell office:value-type="float" office:value="2.08865389823914" calcext:value-type="float">
            <text:p>2,08865389823914</text:p>
          </table:table-cell>
        </table:table-row>
        <table:table-row table:style-name="ro1">
          <table:table-cell/>
          <table:table-cell office:value-type="float" office:value="3.604" calcext:value-type="float">
            <text:p>3,604</text:p>
          </table:table-cell>
          <table:table-cell office:value-type="float" office:value="2.08671047389507" calcext:value-type="float">
            <text:p>2,08671047389507</text:p>
          </table:table-cell>
        </table:table-row>
        <table:table-row table:style-name="ro1">
          <table:table-cell/>
          <table:table-cell office:value-type="float" office:value="3.606" calcext:value-type="float">
            <text:p>3,606</text:p>
          </table:table-cell>
          <table:table-cell office:value-type="float" office:value="2.08476973176003" calcext:value-type="float">
            <text:p>2,08476973176003</text:p>
          </table:table-cell>
        </table:table-row>
        <table:table-row table:style-name="ro1">
          <table:table-cell/>
          <table:table-cell office:value-type="float" office:value="3.608" calcext:value-type="float">
            <text:p>3,608</text:p>
          </table:table-cell>
          <table:table-cell office:value-type="float" office:value="2.08283164203167" calcext:value-type="float">
            <text:p>2,08283164203167</text:p>
          </table:table-cell>
        </table:table-row>
        <table:table-row table:style-name="ro1">
          <table:table-cell/>
          <table:table-cell office:value-type="float" office:value="3.61" calcext:value-type="float">
            <text:p>3,61</text:p>
          </table:table-cell>
          <table:table-cell office:value-type="float" office:value="2.08089623451233" calcext:value-type="float">
            <text:p>2,08089623451233</text:p>
          </table:table-cell>
        </table:table-row>
        <table:table-row table:style-name="ro1">
          <table:table-cell/>
          <table:table-cell office:value-type="float" office:value="3.612" calcext:value-type="float">
            <text:p>3,612</text:p>
          </table:table-cell>
          <table:table-cell office:value-type="float" office:value="2.07896346449852" calcext:value-type="float">
            <text:p>2,07896346449852</text:p>
          </table:table-cell>
        </table:table-row>
        <table:table-row table:style-name="ro1">
          <table:table-cell/>
          <table:table-cell office:value-type="float" office:value="3.614" calcext:value-type="float">
            <text:p>3,614</text:p>
          </table:table-cell>
          <table:table-cell office:value-type="float" office:value="2.07703336179256" calcext:value-type="float">
            <text:p>2,07703336179256</text:p>
          </table:table-cell>
        </table:table-row>
        <table:table-row table:style-name="ro1">
          <table:table-cell/>
          <table:table-cell office:value-type="float" office:value="3.616" calcext:value-type="float">
            <text:p>3,616</text:p>
          </table:table-cell>
          <table:table-cell office:value-type="float" office:value="2.0751059114933" calcext:value-type="float">
            <text:p>2,0751059114933</text:p>
          </table:table-cell>
        </table:table-row>
        <table:table-row table:style-name="ro1">
          <table:table-cell/>
          <table:table-cell office:value-type="float" office:value="3.618" calcext:value-type="float">
            <text:p>3,618</text:p>
          </table:table-cell>
          <table:table-cell office:value-type="float" office:value="2.07318109869957" calcext:value-type="float">
            <text:p>2,07318109869957</text:p>
          </table:table-cell>
        </table:table-row>
        <table:table-row table:style-name="ro1">
          <table:table-cell/>
          <table:table-cell office:value-type="float" office:value="3.62" calcext:value-type="float">
            <text:p>3,62</text:p>
          </table:table-cell>
          <table:table-cell office:value-type="float" office:value="2.07125892341137" calcext:value-type="float">
            <text:p>2,07125892341137</text:p>
          </table:table-cell>
        </table:table-row>
        <table:table-row table:style-name="ro1">
          <table:table-cell/>
          <table:table-cell office:value-type="float" office:value="3.622" calcext:value-type="float">
            <text:p>3,622</text:p>
          </table:table-cell>
          <table:table-cell office:value-type="float" office:value="2.0693393856287" calcext:value-type="float">
            <text:p>2,0693393856287</text:p>
          </table:table-cell>
        </table:table-row>
        <table:table-row table:style-name="ro1">
          <table:table-cell/>
          <table:table-cell office:value-type="float" office:value="3.624" calcext:value-type="float">
            <text:p>3,624</text:p>
          </table:table-cell>
          <table:table-cell office:value-type="float" office:value="2.0674224704504" calcext:value-type="float">
            <text:p>2,0674224704504</text:p>
          </table:table-cell>
        </table:table-row>
        <table:table-row table:style-name="ro1">
          <table:table-cell/>
          <table:table-cell office:value-type="float" office:value="3.626" calcext:value-type="float">
            <text:p>3,626</text:p>
          </table:table-cell>
          <table:table-cell office:value-type="float" office:value="2.06550819277763" calcext:value-type="float">
            <text:p>2,06550819277763</text:p>
          </table:table-cell>
        </table:table-row>
        <table:table-row table:style-name="ro1">
          <table:table-cell/>
          <table:table-cell office:value-type="float" office:value="3.628" calcext:value-type="float">
            <text:p>3,628</text:p>
          </table:table-cell>
          <table:table-cell office:value-type="float" office:value="2.06359652280808" calcext:value-type="float">
            <text:p>2,06359652280808</text:p>
          </table:table-cell>
        </table:table-row>
        <table:table-row table:style-name="ro1">
          <table:table-cell/>
          <table:table-cell office:value-type="float" office:value="3.63" calcext:value-type="float">
            <text:p>3,63</text:p>
          </table:table-cell>
          <table:table-cell office:value-type="float" office:value="2.06168747544289" calcext:value-type="float">
            <text:p>2,06168747544289</text:p>
          </table:table-cell>
        </table:table-row>
        <table:table-row table:style-name="ro1">
          <table:table-cell/>
          <table:table-cell office:value-type="float" office:value="3.632" calcext:value-type="float">
            <text:p>3,632</text:p>
          </table:table-cell>
          <table:table-cell office:value-type="float" office:value="2.05978103578091" calcext:value-type="float">
            <text:p>2,05978103578091</text:p>
          </table:table-cell>
        </table:table-row>
        <table:table-row table:style-name="ro1">
          <table:table-cell/>
          <table:table-cell office:value-type="float" office:value="3.634" calcext:value-type="float">
            <text:p>3,634</text:p>
          </table:table-cell>
          <table:table-cell office:value-type="float" office:value="2.0578772187233" calcext:value-type="float">
            <text:p>2,0578772187233</text:p>
          </table:table-cell>
        </table:table-row>
        <table:table-row table:style-name="ro1">
          <table:table-cell/>
          <table:table-cell office:value-type="float" office:value="3.636" calcext:value-type="float">
            <text:p>3,636</text:p>
          </table:table-cell>
          <table:table-cell office:value-type="float" office:value="2.05597597956657" calcext:value-type="float">
            <text:p>2,05597597956657</text:p>
          </table:table-cell>
        </table:table-row>
        <table:table-row table:style-name="ro1">
          <table:table-cell/>
          <table:table-cell office:value-type="float" office:value="3.638" calcext:value-type="float">
            <text:p>3,638</text:p>
          </table:table-cell>
          <table:table-cell office:value-type="float" office:value="2.05407734811306" calcext:value-type="float">
            <text:p>2,05407734811306</text:p>
          </table:table-cell>
        </table:table-row>
        <table:table-row table:style-name="ro1">
          <table:table-cell/>
          <table:table-cell office:value-type="float" office:value="3.64" calcext:value-type="float">
            <text:p>3,64</text:p>
          </table:table-cell>
          <table:table-cell office:value-type="float" office:value="2.05218132436276" calcext:value-type="float">
            <text:p>2,05218132436276</text:p>
          </table:table-cell>
        </table:table-row>
        <table:table-row table:style-name="ro1">
          <table:table-cell/>
          <table:table-cell office:value-type="float" office:value="3.642" calcext:value-type="float">
            <text:p>3,642</text:p>
          </table:table-cell>
          <table:table-cell office:value-type="float" office:value="2.05028786361218" calcext:value-type="float">
            <text:p>2,05028786361218</text:p>
          </table:table-cell>
        </table:table-row>
        <table:table-row table:style-name="ro1">
          <table:table-cell/>
          <table:table-cell office:value-type="float" office:value="3.644" calcext:value-type="float">
            <text:p>3,644</text:p>
          </table:table-cell>
          <table:table-cell office:value-type="float" office:value="2.04839699566364" calcext:value-type="float">
            <text:p>2,04839699566364</text:p>
          </table:table-cell>
        </table:table-row>
        <table:table-row table:style-name="ro1">
          <table:table-cell/>
          <table:table-cell office:value-type="float" office:value="3.646" calcext:value-type="float">
            <text:p>3,646</text:p>
          </table:table-cell>
          <table:table-cell office:value-type="float" office:value="2.04650872051716" calcext:value-type="float">
            <text:p>2,04650872051716</text:p>
          </table:table-cell>
        </table:table-row>
        <table:table-row table:style-name="ro1">
          <table:table-cell/>
          <table:table-cell office:value-type="float" office:value="3.648" calcext:value-type="float">
            <text:p>3,648</text:p>
          </table:table-cell>
          <table:table-cell office:value-type="float" office:value="2.0446230083704" calcext:value-type="float">
            <text:p>2,0446230083704</text:p>
          </table:table-cell>
        </table:table-row>
        <table:table-row table:style-name="ro1">
          <table:table-cell/>
          <table:table-cell office:value-type="float" office:value="3.65" calcext:value-type="float">
            <text:p>3,65</text:p>
          </table:table-cell>
          <table:table-cell office:value-type="float" office:value="2.04273985922337" calcext:value-type="float">
            <text:p>2,04273985922337</text:p>
          </table:table-cell>
        </table:table-row>
        <table:table-row table:style-name="ro1">
          <table:table-cell/>
          <table:table-cell office:value-type="float" office:value="3.652" calcext:value-type="float">
            <text:p>3,652</text:p>
          </table:table-cell>
          <table:table-cell office:value-type="float" office:value="2.04085927307606" calcext:value-type="float">
            <text:p>2,04085927307606</text:p>
          </table:table-cell>
        </table:table-row>
        <table:table-row table:style-name="ro1">
          <table:table-cell/>
          <table:table-cell office:value-type="float" office:value="3.654" calcext:value-type="float">
            <text:p>3,654</text:p>
          </table:table-cell>
          <table:table-cell office:value-type="float" office:value="2.03898126482964" calcext:value-type="float">
            <text:p>2,03898126482964</text:p>
          </table:table-cell>
        </table:table-row>
        <table:table-row table:style-name="ro1">
          <table:table-cell/>
          <table:table-cell office:value-type="float" office:value="3.656" calcext:value-type="float">
            <text:p>3,656</text:p>
          </table:table-cell>
          <table:table-cell office:value-type="float" office:value="2.03710580468178" calcext:value-type="float">
            <text:p>2,03710580468178</text:p>
          </table:table-cell>
        </table:table-row>
        <table:table-row table:style-name="ro1">
          <table:table-cell/>
          <table:table-cell office:value-type="float" office:value="3.658" calcext:value-type="float">
            <text:p>3,658</text:p>
          </table:table-cell>
          <table:table-cell office:value-type="float" office:value="2.03523289263248" calcext:value-type="float">
            <text:p>2,03523289263248</text:p>
          </table:table-cell>
        </table:table-row>
        <table:table-row table:style-name="ro1">
          <table:table-cell/>
          <table:table-cell office:value-type="float" office:value="3.66" calcext:value-type="float">
            <text:p>3,66</text:p>
          </table:table-cell>
          <table:table-cell office:value-type="float" office:value="2.03336252868176" calcext:value-type="float">
            <text:p>2,03336252868176</text:p>
          </table:table-cell>
        </table:table-row>
        <table:table-row table:style-name="ro1">
          <table:table-cell/>
          <table:table-cell office:value-type="float" office:value="3.662" calcext:value-type="float">
            <text:p>3,662</text:p>
          </table:table-cell>
          <table:table-cell office:value-type="float" office:value="2.03149469792843" calcext:value-type="float">
            <text:p>2,03149469792843</text:p>
          </table:table-cell>
        </table:table-row>
        <table:table-row table:style-name="ro1">
          <table:table-cell/>
          <table:table-cell office:value-type="float" office:value="3.664" calcext:value-type="float">
            <text:p>3,664</text:p>
          </table:table-cell>
          <table:table-cell office:value-type="float" office:value="2.02962941527367" calcext:value-type="float">
            <text:p>2,02962941527367</text:p>
          </table:table-cell>
        </table:table-row>
        <table:table-row table:style-name="ro1">
          <table:table-cell/>
          <table:table-cell office:value-type="float" office:value="3.666" calcext:value-type="float">
            <text:p>3,666</text:p>
          </table:table-cell>
          <table:table-cell office:value-type="float" office:value="2.02776666581631" calcext:value-type="float">
            <text:p>2,02776666581631</text:p>
          </table:table-cell>
        </table:table-row>
        <table:table-row table:style-name="ro1">
          <table:table-cell/>
          <table:table-cell office:value-type="float" office:value="3.668" calcext:value-type="float">
            <text:p>3,668</text:p>
          </table:table-cell>
          <table:table-cell office:value-type="float" office:value="2.02590644955635" calcext:value-type="float">
            <text:p>2,02590644955635</text:p>
          </table:table-cell>
        </table:table-row>
        <table:table-row table:style-name="ro1">
          <table:table-cell/>
          <table:table-cell office:value-type="float" office:value="3.67" calcext:value-type="float">
            <text:p>3,67</text:p>
          </table:table-cell>
          <table:table-cell office:value-type="float" office:value="2.02404875159264" calcext:value-type="float">
            <text:p>2,02404875159264</text:p>
          </table:table-cell>
        </table:table-row>
        <table:table-row table:style-name="ro1">
          <table:table-cell/>
          <table:table-cell office:value-type="float" office:value="3.672" calcext:value-type="float">
            <text:p>3,672</text:p>
          </table:table-cell>
          <table:table-cell office:value-type="float" office:value="2.02219357192516" calcext:value-type="float">
            <text:p>2,02219357192516</text:p>
          </table:table-cell>
        </table:table-row>
        <table:table-row table:style-name="ro1">
          <table:table-cell/>
          <table:table-cell office:value-type="float" office:value="3.674" calcext:value-type="float">
            <text:p>3,674</text:p>
          </table:table-cell>
          <table:table-cell office:value-type="float" office:value="2.02034091055393" calcext:value-type="float">
            <text:p>2,02034091055393</text:p>
          </table:table-cell>
        </table:table-row>
        <table:table-row table:style-name="ro1">
          <table:table-cell/>
          <table:table-cell office:value-type="float" office:value="3.676" calcext:value-type="float">
            <text:p>3,676</text:p>
          </table:table-cell>
          <table:table-cell office:value-type="float" office:value="2.01849075257778" calcext:value-type="float">
            <text:p>2,01849075257778</text:p>
          </table:table-cell>
        </table:table-row>
        <table:table-row table:style-name="ro1">
          <table:table-cell/>
          <table:table-cell office:value-type="float" office:value="3.678" calcext:value-type="float">
            <text:p>3,678</text:p>
          </table:table-cell>
          <table:table-cell office:value-type="float" office:value="2.01664311289787" calcext:value-type="float">
            <text:p>2,01664311289787</text:p>
          </table:table-cell>
        </table:table-row>
        <table:table-row table:style-name="ro1">
          <table:table-cell/>
          <table:table-cell office:value-type="float" office:value="3.68" calcext:value-type="float">
            <text:p>3,68</text:p>
          </table:table-cell>
          <table:table-cell office:value-type="float" office:value="2.01479796171188" calcext:value-type="float">
            <text:p>2,01479796171188</text:p>
          </table:table-cell>
        </table:table-row>
        <table:table-row table:style-name="ro1">
          <table:table-cell/>
          <table:table-cell office:value-type="float" office:value="3.682" calcext:value-type="float">
            <text:p>3,682</text:p>
          </table:table-cell>
          <table:table-cell office:value-type="float" office:value="2.01295531392098" calcext:value-type="float">
            <text:p>2,01295531392098</text:p>
          </table:table-cell>
        </table:table-row>
        <table:table-row table:style-name="ro1">
          <table:table-cell/>
          <table:table-cell office:value-type="float" office:value="3.684" calcext:value-type="float">
            <text:p>3,684</text:p>
          </table:table-cell>
          <table:table-cell office:value-type="float" office:value="2.01111516952515" calcext:value-type="float">
            <text:p>2,01111516952515</text:p>
          </table:table-cell>
        </table:table-row>
        <table:table-row table:style-name="ro1">
          <table:table-cell/>
          <table:table-cell office:value-type="float" office:value="3.686" calcext:value-type="float">
            <text:p>3,686</text:p>
          </table:table-cell>
          <table:table-cell office:value-type="float" office:value="2.00927749872208" calcext:value-type="float">
            <text:p>2,00927749872208</text:p>
          </table:table-cell>
        </table:table-row>
        <table:table-row table:style-name="ro1">
          <table:table-cell/>
          <table:table-cell office:value-type="float" office:value="3.688" calcext:value-type="float">
            <text:p>3,688</text:p>
          </table:table-cell>
          <table:table-cell office:value-type="float" office:value="2.00744231641293" calcext:value-type="float">
            <text:p>2,00744231641293</text:p>
          </table:table-cell>
        </table:table-row>
        <table:table-row table:style-name="ro1">
          <table:table-cell/>
          <table:table-cell office:value-type="float" office:value="3.69" calcext:value-type="float">
            <text:p>3,69</text:p>
          </table:table-cell>
          <table:table-cell office:value-type="float" office:value="2.00560962259769" calcext:value-type="float">
            <text:p>2,00560962259769</text:p>
          </table:table-cell>
        </table:table-row>
        <table:table-row table:style-name="ro1">
          <table:table-cell/>
          <table:table-cell office:value-type="float" office:value="3.692" calcext:value-type="float">
            <text:p>3,692</text:p>
          </table:table-cell>
          <table:table-cell office:value-type="float" office:value="2.00377940237522" calcext:value-type="float">
            <text:p>2,00377940237522</text:p>
          </table:table-cell>
        </table:table-row>
        <table:table-row table:style-name="ro1">
          <table:table-cell/>
          <table:table-cell office:value-type="float" office:value="3.694" calcext:value-type="float">
            <text:p>3,694</text:p>
          </table:table-cell>
          <table:table-cell office:value-type="float" office:value="2.00195164084435" calcext:value-type="float">
            <text:p>2,00195164084435</text:p>
          </table:table-cell>
        </table:table-row>
        <table:table-row table:style-name="ro1">
          <table:table-cell/>
          <table:table-cell office:value-type="float" office:value="3.696" calcext:value-type="float">
            <text:p>3,696</text:p>
          </table:table-cell>
          <table:table-cell office:value-type="float" office:value="2.00012636780739" calcext:value-type="float">
            <text:p>2,00012636780739</text:p>
          </table:table-cell>
        </table:table-row>
        <table:table-row table:style-name="ro1">
          <table:table-cell/>
          <table:table-cell office:value-type="float" office:value="3.698" calcext:value-type="float">
            <text:p>3,698</text:p>
          </table:table-cell>
          <table:table-cell office:value-type="float" office:value="1.99830353856087" calcext:value-type="float">
            <text:p>1,99830353856087</text:p>
          </table:table-cell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1.99648316800594" calcext:value-type="float">
            <text:p>1,99648316800594</text:p>
          </table:table-cell>
        </table:table-row>
        <table:table-row table:style-name="ro1">
          <table:table-cell/>
          <table:table-cell office:value-type="float" office:value="3.702" calcext:value-type="float">
            <text:p>3,702</text:p>
          </table:table-cell>
          <table:table-cell office:value-type="float" office:value="1.99466525614262" calcext:value-type="float">
            <text:p>1,99466525614262</text:p>
          </table:table-cell>
        </table:table-row>
        <table:table-row table:style-name="ro1">
          <table:table-cell/>
          <table:table-cell office:value-type="float" office:value="3.704" calcext:value-type="float">
            <text:p>3,704</text:p>
          </table:table-cell>
          <table:table-cell office:value-type="float" office:value="1.99284980297089" calcext:value-type="float">
            <text:p>1,99284980297089</text:p>
          </table:table-cell>
        </table:table-row>
        <table:table-row table:style-name="ro1">
          <table:table-cell/>
          <table:table-cell office:value-type="float" office:value="3.706" calcext:value-type="float">
            <text:p>3,706</text:p>
          </table:table-cell>
          <table:table-cell office:value-type="float" office:value="1.99103677868843" calcext:value-type="float">
            <text:p>1,99103677868843</text:p>
          </table:table-cell>
        </table:table-row>
        <table:table-row table:style-name="ro1">
          <table:table-cell/>
          <table:table-cell office:value-type="float" office:value="3.708" calcext:value-type="float">
            <text:p>3,708</text:p>
          </table:table-cell>
          <table:table-cell office:value-type="float" office:value="1.98922621309757" calcext:value-type="float">
            <text:p>1,98922621309757</text:p>
          </table:table-cell>
        </table:table-row>
        <table:table-row table:style-name="ro1">
          <table:table-cell/>
          <table:table-cell office:value-type="float" office:value="3.71" calcext:value-type="float">
            <text:p>3,71</text:p>
          </table:table-cell>
          <table:table-cell office:value-type="float" office:value="1.98741807639599" calcext:value-type="float">
            <text:p>1,98741807639599</text:p>
          </table:table-cell>
        </table:table-row>
        <table:table-row table:style-name="ro1">
          <table:table-cell/>
          <table:table-cell office:value-type="float" office:value="3.712" calcext:value-type="float">
            <text:p>3,712</text:p>
          </table:table-cell>
          <table:table-cell office:value-type="float" office:value="1.98561236858368" calcext:value-type="float">
            <text:p>1,98561236858368</text:p>
          </table:table-cell>
        </table:table-row>
        <table:table-row table:style-name="ro1">
          <table:table-cell/>
          <table:table-cell office:value-type="float" office:value="3.714" calcext:value-type="float">
            <text:p>3,714</text:p>
          </table:table-cell>
          <table:table-cell office:value-type="float" office:value="1.98380908966064" calcext:value-type="float">
            <text:p>1,98380908966064</text:p>
          </table:table-cell>
        </table:table-row>
        <table:table-row table:style-name="ro1">
          <table:table-cell/>
          <table:table-cell office:value-type="float" office:value="3.716" calcext:value-type="float">
            <text:p>3,716</text:p>
          </table:table-cell>
          <table:table-cell office:value-type="float" office:value="1.98200822472572" calcext:value-type="float">
            <text:p>1,98200822472572</text:p>
          </table:table-cell>
        </table:table-row>
        <table:table-row table:style-name="ro1">
          <table:table-cell/>
          <table:table-cell office:value-type="float" office:value="3.718" calcext:value-type="float">
            <text:p>3,718</text:p>
          </table:table-cell>
          <table:table-cell office:value-type="float" office:value="1.98020978868008" calcext:value-type="float">
            <text:p>1,98020978868008</text:p>
          </table:table-cell>
        </table:table-row>
        <table:table-row table:style-name="ro1">
          <table:table-cell/>
          <table:table-cell office:value-type="float" office:value="3.72" calcext:value-type="float">
            <text:p>3,72</text:p>
          </table:table-cell>
          <table:table-cell office:value-type="float" office:value="1.97841376662254" calcext:value-type="float">
            <text:p>1,97841376662254</text:p>
          </table:table-cell>
        </table:table-row>
        <table:table-row table:style-name="ro1">
          <table:table-cell/>
          <table:table-cell office:value-type="float" office:value="3.722" calcext:value-type="float">
            <text:p>3,722</text:p>
          </table:table-cell>
          <table:table-cell office:value-type="float" office:value="1.97662015855312" calcext:value-type="float">
            <text:p>1,97662015855312</text:p>
          </table:table-cell>
        </table:table-row>
        <table:table-row table:style-name="ro1">
          <table:table-cell/>
          <table:table-cell office:value-type="float" office:value="3.724" calcext:value-type="float">
            <text:p>3,724</text:p>
          </table:table-cell>
          <table:table-cell office:value-type="float" office:value="1.97482896447182" calcext:value-type="float">
            <text:p>1,97482896447182</text:p>
          </table:table-cell>
        </table:table-row>
        <table:table-row table:style-name="ro1">
          <table:table-cell/>
          <table:table-cell office:value-type="float" office:value="3.726" calcext:value-type="float">
            <text:p>3,726</text:p>
          </table:table-cell>
          <table:table-cell office:value-type="float" office:value="1.9730401545763" calcext:value-type="float">
            <text:p>1,9730401545763</text:p>
          </table:table-cell>
        </table:table-row>
        <table:table-row table:style-name="ro1">
          <table:table-cell/>
          <table:table-cell office:value-type="float" office:value="3.728" calcext:value-type="float">
            <text:p>3,728</text:p>
          </table:table-cell>
          <table:table-cell office:value-type="float" office:value="1.9712537586689" calcext:value-type="float">
            <text:p>1,9712537586689</text:p>
          </table:table-cell>
        </table:table-row>
        <table:table-row table:style-name="ro1">
          <table:table-cell/>
          <table:table-cell office:value-type="float" office:value="3.73" calcext:value-type="float">
            <text:p>3,73</text:p>
          </table:table-cell>
          <table:table-cell office:value-type="float" office:value="1.96946974694729" calcext:value-type="float">
            <text:p>1,96946974694729</text:p>
          </table:table-cell>
        </table:table-row>
        <table:table-row table:style-name="ro1">
          <table:table-cell/>
          <table:table-cell office:value-type="float" office:value="3.732" calcext:value-type="float">
            <text:p>3,732</text:p>
          </table:table-cell>
          <table:table-cell office:value-type="float" office:value="1.96768813431263" calcext:value-type="float">
            <text:p>1,96768813431263</text:p>
          </table:table-cell>
        </table:table-row>
        <table:table-row table:style-name="ro1">
          <table:table-cell/>
          <table:table-cell office:value-type="float" office:value="3.734" calcext:value-type="float">
            <text:p>3,734</text:p>
          </table:table-cell>
          <table:table-cell office:value-type="float" office:value="1.96590890586376" calcext:value-type="float">
            <text:p>1,96590890586376</text:p>
          </table:table-cell>
        </table:table-row>
        <table:table-row table:style-name="ro1">
          <table:table-cell/>
          <table:table-cell office:value-type="float" office:value="3.736" calcext:value-type="float">
            <text:p>3,736</text:p>
          </table:table-cell>
          <table:table-cell office:value-type="float" office:value="1.96413204669952" calcext:value-type="float">
            <text:p>1,96413204669952</text:p>
          </table:table-cell>
        </table:table-row>
        <table:table-row table:style-name="ro1">
          <table:table-cell/>
          <table:table-cell office:value-type="float" office:value="3.738" calcext:value-type="float">
            <text:p>3,738</text:p>
          </table:table-cell>
          <table:table-cell office:value-type="float" office:value="1.96235757172108" calcext:value-type="float">
            <text:p>1,96235757172108</text:p>
          </table:table-cell>
        </table:table-row>
        <table:table-row table:style-name="ro1">
          <table:table-cell/>
          <table:table-cell office:value-type="float" office:value="3.74" calcext:value-type="float">
            <text:p>3,74</text:p>
          </table:table-cell>
          <table:table-cell office:value-type="float" office:value="1.96058548092842" calcext:value-type="float">
            <text:p>1,96058548092842</text:p>
          </table:table-cell>
        </table:table-row>
        <table:table-row table:style-name="ro1">
          <table:table-cell/>
          <table:table-cell office:value-type="float" office:value="3.742" calcext:value-type="float">
            <text:p>3,742</text:p>
          </table:table-cell>
          <table:table-cell office:value-type="float" office:value="1.95881574451923" calcext:value-type="float">
            <text:p>1,95881574451923</text:p>
          </table:table-cell>
        </table:table-row>
        <table:table-row table:style-name="ro1">
          <table:table-cell/>
          <table:table-cell office:value-type="float" office:value="3.744" calcext:value-type="float">
            <text:p>3,744</text:p>
          </table:table-cell>
          <table:table-cell office:value-type="float" office:value="1.95704837739468" calcext:value-type="float">
            <text:p>1,95704837739468</text:p>
          </table:table-cell>
        </table:table-row>
        <table:table-row table:style-name="ro1">
          <table:table-cell/>
          <table:table-cell office:value-type="float" office:value="3.746" calcext:value-type="float">
            <text:p>3,746</text:p>
          </table:table-cell>
          <table:table-cell office:value-type="float" office:value="1.95528337955475" calcext:value-type="float">
            <text:p>1,95528337955475</text:p>
          </table:table-cell>
        </table:table-row>
        <table:table-row table:style-name="ro1">
          <table:table-cell/>
          <table:table-cell office:value-type="float" office:value="3.748" calcext:value-type="float">
            <text:p>3,748</text:p>
          </table:table-cell>
          <table:table-cell office:value-type="float" office:value="1.95352072119713" calcext:value-type="float">
            <text:p>1,95352072119713</text:p>
          </table:table-cell>
        </table:table-row>
        <table:table-row table:style-name="ro1">
          <table:table-cell/>
          <table:table-cell office:value-type="float" office:value="3.75" calcext:value-type="float">
            <text:p>3,75</text:p>
          </table:table-cell>
          <table:table-cell office:value-type="float" office:value="1.95176043212414" calcext:value-type="float">
            <text:p>1,95176043212414</text:p>
          </table:table-cell>
        </table:table-row>
        <table:table-row table:style-name="ro1">
          <table:table-cell/>
          <table:table-cell office:value-type="float" office:value="3.752" calcext:value-type="float">
            <text:p>3,752</text:p>
          </table:table-cell>
          <table:table-cell office:value-type="float" office:value="1.95000248253346" calcext:value-type="float">
            <text:p>1,95000248253346</text:p>
          </table:table-cell>
        </table:table-row>
        <table:table-row table:style-name="ro1">
          <table:table-cell/>
          <table:table-cell office:value-type="float" office:value="3.754" calcext:value-type="float">
            <text:p>3,754</text:p>
          </table:table-cell>
          <table:table-cell office:value-type="float" office:value="1.94824688732624" calcext:value-type="float">
            <text:p>1,94824688732624</text:p>
          </table:table-cell>
        </table:table-row>
        <table:table-row table:style-name="ro1">
          <table:table-cell/>
          <table:table-cell office:value-type="float" office:value="3.756" calcext:value-type="float">
            <text:p>3,756</text:p>
          </table:table-cell>
          <table:table-cell office:value-type="float" office:value="1.94649361670017" calcext:value-type="float">
            <text:p>1,94649361670017</text:p>
          </table:table-cell>
        </table:table-row>
        <table:table-row table:style-name="ro1">
          <table:table-cell/>
          <table:table-cell office:value-type="float" office:value="3.758" calcext:value-type="float">
            <text:p>3,758</text:p>
          </table:table-cell>
          <table:table-cell office:value-type="float" office:value="1.94474268555641" calcext:value-type="float">
            <text:p>1,94474268555641</text:p>
          </table:table-cell>
        </table:table-row>
        <table:table-row table:style-name="ro1">
          <table:table-cell/>
          <table:table-cell office:value-type="float" office:value="3.76" calcext:value-type="float">
            <text:p>3,76</text:p>
          </table:table-cell>
          <table:table-cell office:value-type="float" office:value="1.94299409389496" calcext:value-type="float">
            <text:p>1,94299409389496</text:p>
          </table:table-cell>
        </table:table-row>
        <table:table-row table:style-name="ro1">
          <table:table-cell/>
          <table:table-cell office:value-type="float" office:value="3.762" calcext:value-type="float">
            <text:p>3,762</text:p>
          </table:table-cell>
          <table:table-cell office:value-type="float" office:value="1.94124782681465" calcext:value-type="float">
            <text:p>1,94124782681465</text:p>
          </table:table-cell>
        </table:table-row>
        <table:table-row table:style-name="ro1">
          <table:table-cell/>
          <table:table-cell office:value-type="float" office:value="3.764" calcext:value-type="float">
            <text:p>3,764</text:p>
          </table:table-cell>
          <table:table-cell office:value-type="float" office:value="1.93950388431549" calcext:value-type="float">
            <text:p>1,93950388431549</text:p>
          </table:table-cell>
        </table:table-row>
        <table:table-row table:style-name="ro1">
          <table:table-cell/>
          <table:table-cell office:value-type="float" office:value="3.766" calcext:value-type="float">
            <text:p>3,766</text:p>
          </table:table-cell>
          <table:table-cell office:value-type="float" office:value="1.93776226639748" calcext:value-type="float">
            <text:p>1,93776226639748</text:p>
          </table:table-cell>
        </table:table-row>
        <table:table-row table:style-name="ro1">
          <table:table-cell/>
          <table:table-cell office:value-type="float" office:value="3.768" calcext:value-type="float">
            <text:p>3,768</text:p>
          </table:table-cell>
          <table:table-cell office:value-type="float" office:value="1.93602295815945" calcext:value-type="float">
            <text:p>1,93602295815945</text:p>
          </table:table-cell>
        </table:table-row>
        <table:table-row table:style-name="ro1">
          <table:table-cell/>
          <table:table-cell office:value-type="float" office:value="3.77" calcext:value-type="float">
            <text:p>3,77</text:p>
          </table:table-cell>
          <table:table-cell office:value-type="float" office:value="1.9342859596014" calcext:value-type="float">
            <text:p>1,9342859596014</text:p>
          </table:table-cell>
        </table:table-row>
        <table:table-row table:style-name="ro1">
          <table:table-cell/>
          <table:table-cell office:value-type="float" office:value="3.772" calcext:value-type="float">
            <text:p>3,772</text:p>
          </table:table-cell>
          <table:table-cell office:value-type="float" office:value="1.9325512856245" calcext:value-type="float">
            <text:p>1,9325512856245</text:p>
          </table:table-cell>
        </table:table-row>
        <table:table-row table:style-name="ro1">
          <table:table-cell/>
          <table:table-cell office:value-type="float" office:value="3.774" calcext:value-type="float">
            <text:p>3,774</text:p>
          </table:table-cell>
          <table:table-cell office:value-type="float" office:value="1.93081889152527" calcext:value-type="float">
            <text:p>1,93081889152527</text:p>
          </table:table-cell>
        </table:table-row>
        <table:table-row table:style-name="ro1">
          <table:table-cell/>
          <table:table-cell office:value-type="float" office:value="3.776" calcext:value-type="float">
            <text:p>3,776</text:p>
          </table:table-cell>
          <table:table-cell office:value-type="float" office:value="1.92908880710602" calcext:value-type="float">
            <text:p>1,92908880710602</text:p>
          </table:table-cell>
        </table:table-row>
        <table:table-row table:style-name="ro1">
          <table:table-cell/>
          <table:table-cell office:value-type="float" office:value="3.778" calcext:value-type="float">
            <text:p>3,778</text:p>
          </table:table-cell>
          <table:table-cell office:value-type="float" office:value="1.92736101746559" calcext:value-type="float">
            <text:p>1,92736101746559</text:p>
          </table:table-cell>
        </table:table-row>
        <table:table-row table:style-name="ro1">
          <table:table-cell/>
          <table:table-cell office:value-type="float" office:value="3.78" calcext:value-type="float">
            <text:p>3,78</text:p>
          </table:table-cell>
          <table:table-cell office:value-type="float" office:value="1.92563552260399" calcext:value-type="float">
            <text:p>1,92563552260399</text:p>
          </table:table-cell>
        </table:table-row>
        <table:table-row table:style-name="ro1">
          <table:table-cell/>
          <table:table-cell office:value-type="float" office:value="3.782" calcext:value-type="float">
            <text:p>3,782</text:p>
          </table:table-cell>
          <table:table-cell office:value-type="float" office:value="1.92391232252121" calcext:value-type="float">
            <text:p>1,92391232252121</text:p>
          </table:table-cell>
        </table:table-row>
        <table:table-row table:style-name="ro1">
          <table:table-cell/>
          <table:table-cell office:value-type="float" office:value="3.784" calcext:value-type="float">
            <text:p>3,784</text:p>
          </table:table-cell>
          <table:table-cell office:value-type="float" office:value="1.92219140231609" calcext:value-type="float">
            <text:p>1,92219140231609</text:p>
          </table:table-cell>
        </table:table-row>
        <table:table-row table:style-name="ro1">
          <table:table-cell/>
          <table:table-cell office:value-type="float" office:value="3.786" calcext:value-type="float">
            <text:p>3,786</text:p>
          </table:table-cell>
          <table:table-cell office:value-type="float" office:value="1.92047274708748" calcext:value-type="float">
            <text:p>1,92047274708748</text:p>
          </table:table-cell>
        </table:table-row>
        <table:table-row table:style-name="ro1">
          <table:table-cell/>
          <table:table-cell office:value-type="float" office:value="3.788" calcext:value-type="float">
            <text:p>3,788</text:p>
          </table:table-cell>
          <table:table-cell office:value-type="float" office:value="1.91875638663769" calcext:value-type="float">
            <text:p>1,91875638663769</text:p>
          </table:table-cell>
        </table:table-row>
        <table:table-row table:style-name="ro1">
          <table:table-cell/>
          <table:table-cell office:value-type="float" office:value="3.79" calcext:value-type="float">
            <text:p>3,79</text:p>
          </table:table-cell>
          <table:table-cell office:value-type="float" office:value="1.9170422911644" calcext:value-type="float">
            <text:p>1,9170422911644</text:p>
          </table:table-cell>
        </table:table-row>
        <table:table-row table:style-name="ro1">
          <table:table-cell/>
          <table:table-cell office:value-type="float" office:value="3.792" calcext:value-type="float">
            <text:p>3,792</text:p>
          </table:table-cell>
          <table:table-cell office:value-type="float" office:value="1.91533046066761" calcext:value-type="float">
            <text:p>1,91533046066761</text:p>
          </table:table-cell>
        </table:table-row>
        <table:table-row table:style-name="ro1">
          <table:table-cell/>
          <table:table-cell office:value-type="float" office:value="3.794" calcext:value-type="float">
            <text:p>3,794</text:p>
          </table:table-cell>
          <table:table-cell office:value-type="float" office:value="1.91362089514732" calcext:value-type="float">
            <text:p>1,91362089514732</text:p>
          </table:table-cell>
        </table:table-row>
        <table:table-row table:style-name="ro1">
          <table:table-cell/>
          <table:table-cell office:value-type="float" office:value="3.796" calcext:value-type="float">
            <text:p>3,796</text:p>
          </table:table-cell>
          <table:table-cell office:value-type="float" office:value="1.91191359460354" calcext:value-type="float">
            <text:p>1,91191359460354</text:p>
          </table:table-cell>
        </table:table-row>
        <table:table-row table:style-name="ro1">
          <table:table-cell/>
          <table:table-cell office:value-type="float" office:value="3.798" calcext:value-type="float">
            <text:p>3,798</text:p>
          </table:table-cell>
          <table:table-cell office:value-type="float" office:value="1.91020854413509" calcext:value-type="float">
            <text:p>1,91020854413509</text:p>
          </table:table-cell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office:value-type="float" office:value="1.90850574374199" calcext:value-type="float">
            <text:p>1,90850574374199</text:p>
          </table:table-cell>
        </table:table-row>
        <table:table-row table:style-name="ro1">
          <table:table-cell/>
          <table:table-cell office:value-type="float" office:value="3.802" calcext:value-type="float">
            <text:p>3,802</text:p>
          </table:table-cell>
          <table:table-cell office:value-type="float" office:value="1.90680520832539" calcext:value-type="float">
            <text:p>1,90680520832539</text:p>
          </table:table-cell>
        </table:table-row>
        <table:table-row table:style-name="ro1">
          <table:table-cell/>
          <table:table-cell office:value-type="float" office:value="3.804" calcext:value-type="float">
            <text:p>3,804</text:p>
          </table:table-cell>
          <table:table-cell office:value-type="float" office:value="1.90510690808296" calcext:value-type="float">
            <text:p>1,90510690808296</text:p>
          </table:table-cell>
        </table:table-row>
        <table:table-row table:style-name="ro1">
          <table:table-cell/>
          <table:table-cell office:value-type="float" office:value="3.806" calcext:value-type="float">
            <text:p>3,806</text:p>
          </table:table-cell>
          <table:table-cell office:value-type="float" office:value="1.90341084301472" calcext:value-type="float">
            <text:p>1,90341084301472</text:p>
          </table:table-cell>
        </table:table-row>
        <table:table-row table:style-name="ro1">
          <table:table-cell/>
          <table:table-cell office:value-type="float" office:value="3.808" calcext:value-type="float">
            <text:p>3,808</text:p>
          </table:table-cell>
          <table:table-cell office:value-type="float" office:value="1.90171701312065" calcext:value-type="float">
            <text:p>1,90171701312065</text:p>
          </table:table-cell>
        </table:table-row>
        <table:table-row table:style-name="ro1">
          <table:table-cell/>
          <table:table-cell office:value-type="float" office:value="3.81" calcext:value-type="float">
            <text:p>3,81</text:p>
          </table:table-cell>
          <table:table-cell office:value-type="float" office:value="1.90002541840076" calcext:value-type="float">
            <text:p>1,90002541840076</text:p>
          </table:table-cell>
        </table:table-row>
        <table:table-row table:style-name="ro1">
          <table:table-cell/>
          <table:table-cell office:value-type="float" office:value="3.812" calcext:value-type="float">
            <text:p>3,812</text:p>
          </table:table-cell>
          <table:table-cell office:value-type="float" office:value="1.89833605885506" calcext:value-type="float">
            <text:p>1,89833605885506</text:p>
          </table:table-cell>
        </table:table-row>
        <table:table-row table:style-name="ro1">
          <table:table-cell/>
          <table:table-cell office:value-type="float" office:value="3.814" calcext:value-type="float">
            <text:p>3,814</text:p>
          </table:table-cell>
          <table:table-cell office:value-type="float" office:value="1.89664891958237" calcext:value-type="float">
            <text:p>1,89664891958237</text:p>
          </table:table-cell>
        </table:table-row>
        <table:table-row table:style-name="ro1">
          <table:table-cell/>
          <table:table-cell office:value-type="float" office:value="3.816" calcext:value-type="float">
            <text:p>3,816</text:p>
          </table:table-cell>
          <table:table-cell office:value-type="float" office:value="1.89496401548386" calcext:value-type="float">
            <text:p>1,89496401548386</text:p>
          </table:table-cell>
        </table:table-row>
        <table:table-row table:style-name="ro1">
          <table:table-cell/>
          <table:table-cell office:value-type="float" office:value="3.818" calcext:value-type="float">
            <text:p>3,818</text:p>
          </table:table-cell>
          <table:table-cell office:value-type="float" office:value="1.8932813167572" calcext:value-type="float">
            <text:p>1,8932813167572</text:p>
          </table:table-cell>
        </table:table-row>
        <table:table-row table:style-name="ro1">
          <table:table-cell/>
          <table:table-cell office:value-type="float" office:value="3.82" calcext:value-type="float">
            <text:p>3,82</text:p>
          </table:table-cell>
          <table:table-cell office:value-type="float" office:value="1.8916008234024" calcext:value-type="float">
            <text:p>1,8916008234024</text:p>
          </table:table-cell>
        </table:table-row>
        <table:table-row table:style-name="ro1">
          <table:table-cell/>
          <table:table-cell office:value-type="float" office:value="3.822" calcext:value-type="float">
            <text:p>3,822</text:p>
          </table:table-cell>
          <table:table-cell office:value-type="float" office:value="1.88992255032063" calcext:value-type="float">
            <text:p>1,88992255032063</text:p>
          </table:table-cell>
        </table:table-row>
        <table:table-row table:style-name="ro1">
          <table:table-cell/>
          <table:table-cell office:value-type="float" office:value="3.824" calcext:value-type="float">
            <text:p>3,824</text:p>
          </table:table-cell>
          <table:table-cell office:value-type="float" office:value="1.8882464826107" calcext:value-type="float">
            <text:p>1,8882464826107</text:p>
          </table:table-cell>
        </table:table-row>
        <table:table-row table:style-name="ro1">
          <table:table-cell/>
          <table:table-cell office:value-type="float" office:value="3.826" calcext:value-type="float">
            <text:p>3,826</text:p>
          </table:table-cell>
          <table:table-cell office:value-type="float" office:value="1.88657262027264" calcext:value-type="float">
            <text:p>1,88657262027264</text:p>
          </table:table-cell>
        </table:table-row>
        <table:table-row table:style-name="ro1">
          <table:table-cell/>
          <table:table-cell office:value-type="float" office:value="3.828" calcext:value-type="float">
            <text:p>3,828</text:p>
          </table:table-cell>
          <table:table-cell office:value-type="float" office:value="1.88490094840527" calcext:value-type="float">
            <text:p>1,88490094840527</text:p>
          </table:table-cell>
        </table:table-row>
        <table:table-row table:style-name="ro1">
          <table:table-cell/>
          <table:table-cell office:value-type="float" office:value="3.83" calcext:value-type="float">
            <text:p>3,83</text:p>
          </table:table-cell>
          <table:table-cell office:value-type="float" office:value="1.88323148190975" calcext:value-type="float">
            <text:p>1,88323148190975</text:p>
          </table:table-cell>
        </table:table-row>
        <table:table-row table:style-name="ro1">
          <table:table-cell/>
          <table:table-cell office:value-type="float" office:value="3.832" calcext:value-type="float">
            <text:p>3,832</text:p>
          </table:table-cell>
          <table:table-cell office:value-type="float" office:value="1.88156420588493" calcext:value-type="float">
            <text:p>1,88156420588493</text:p>
          </table:table-cell>
        </table:table-row>
        <table:table-row table:style-name="ro1">
          <table:table-cell/>
          <table:table-cell office:value-type="float" office:value="3.834" calcext:value-type="float">
            <text:p>3,834</text:p>
          </table:table-cell>
          <table:table-cell office:value-type="float" office:value="1.87989910542965" calcext:value-type="float">
            <text:p>1,87989910542965</text:p>
          </table:table-cell>
        </table:table-row>
        <table:table-row table:style-name="ro1">
          <table:table-cell/>
          <table:table-cell office:value-type="float" office:value="3.836" calcext:value-type="float">
            <text:p>3,836</text:p>
          </table:table-cell>
          <table:table-cell office:value-type="float" office:value="1.87823619544506" calcext:value-type="float">
            <text:p>1,87823619544506</text:p>
          </table:table-cell>
        </table:table-row>
        <table:table-row table:style-name="ro1">
          <table:table-cell/>
          <table:table-cell office:value-type="float" office:value="3.838" calcext:value-type="float">
            <text:p>3,838</text:p>
          </table:table-cell>
          <table:table-cell office:value-type="float" office:value="1.87657546103001" calcext:value-type="float">
            <text:p>1,87657546103001</text:p>
          </table:table-cell>
        </table:table-row>
        <table:table-row table:style-name="ro1">
          <table:table-cell/>
          <table:table-cell office:value-type="float" office:value="3.84" calcext:value-type="float">
            <text:p>3,84</text:p>
          </table:table-cell>
          <table:table-cell office:value-type="float" office:value="1.87491691708565" calcext:value-type="float">
            <text:p>1,87491691708565</text:p>
          </table:table-cell>
        </table:table-row>
        <table:table-row table:style-name="ro1">
          <table:table-cell/>
          <table:table-cell office:value-type="float" office:value="3.842" calcext:value-type="float">
            <text:p>3,842</text:p>
          </table:table-cell>
          <table:table-cell office:value-type="float" office:value="1.87326053380966" calcext:value-type="float">
            <text:p>1,87326053380966</text:p>
          </table:table-cell>
        </table:table-row>
        <table:table-row table:style-name="ro1">
          <table:table-cell/>
          <table:table-cell office:value-type="float" office:value="3.844" calcext:value-type="float">
            <text:p>3,844</text:p>
          </table:table-cell>
          <table:table-cell office:value-type="float" office:value="1.87160631120205" calcext:value-type="float">
            <text:p>1,87160631120205</text:p>
          </table:table-cell>
        </table:table-row>
        <table:table-row table:style-name="ro1">
          <table:table-cell/>
          <table:table-cell office:value-type="float" office:value="3.846" calcext:value-type="float">
            <text:p>3,846</text:p>
          </table:table-cell>
          <table:table-cell office:value-type="float" office:value="1.86995426416397" calcext:value-type="float">
            <text:p>1,86995426416397</text:p>
          </table:table-cell>
        </table:table-row>
        <table:table-row table:style-name="ro1">
          <table:table-cell/>
          <table:table-cell office:value-type="float" office:value="3.848" calcext:value-type="float">
            <text:p>3,848</text:p>
          </table:table-cell>
          <table:table-cell office:value-type="float" office:value="1.86830437779427" calcext:value-type="float">
            <text:p>1,86830437779427</text:p>
          </table:table-cell>
        </table:table-row>
        <table:table-row table:style-name="ro1">
          <table:table-cell/>
          <table:table-cell office:value-type="float" office:value="3.85" calcext:value-type="float">
            <text:p>3,85</text:p>
          </table:table-cell>
          <table:table-cell office:value-type="float" office:value="1.86665665209293" calcext:value-type="float">
            <text:p>1,86665665209293</text:p>
          </table:table-cell>
        </table:table-row>
        <table:table-row table:style-name="ro1">
          <table:table-cell/>
          <table:table-cell office:value-type="float" office:value="3.852" calcext:value-type="float">
            <text:p>3,852</text:p>
          </table:table-cell>
          <table:table-cell office:value-type="float" office:value="1.86501107215881" calcext:value-type="float">
            <text:p>1,86501107215881</text:p>
          </table:table-cell>
        </table:table-row>
        <table:table-row table:style-name="ro1">
          <table:table-cell/>
          <table:table-cell office:value-type="float" office:value="3.854" calcext:value-type="float">
            <text:p>3,854</text:p>
          </table:table-cell>
          <table:table-cell office:value-type="float" office:value="1.86336765289307" calcext:value-type="float">
            <text:p>1,86336765289307</text:p>
          </table:table-cell>
        </table:table-row>
        <table:table-row table:style-name="ro1">
          <table:table-cell/>
          <table:table-cell office:value-type="float" office:value="3.856" calcext:value-type="float">
            <text:p>3,856</text:p>
          </table:table-cell>
          <table:table-cell office:value-type="float" office:value="1.86172636449337" calcext:value-type="float">
            <text:p>1,86172636449337</text:p>
          </table:table-cell>
        </table:table-row>
        <table:table-row table:style-name="ro1">
          <table:table-cell/>
          <table:table-cell office:value-type="float" office:value="3.858" calcext:value-type="float">
            <text:p>3,858</text:p>
          </table:table-cell>
          <table:table-cell office:value-type="float" office:value="1.86008723676205" calcext:value-type="float">
            <text:p>1,86008723676205</text:p>
          </table:table-cell>
        </table:table-row>
        <table:table-row table:style-name="ro1">
          <table:table-cell/>
          <table:table-cell office:value-type="float" office:value="3.86" calcext:value-type="float">
            <text:p>3,86</text:p>
          </table:table-cell>
          <table:table-cell office:value-type="float" office:value="1.85845022499561" calcext:value-type="float">
            <text:p>1,85845022499561</text:p>
          </table:table-cell>
        </table:table-row>
        <table:table-row table:style-name="ro1">
          <table:table-cell/>
          <table:table-cell office:value-type="float" office:value="3.862" calcext:value-type="float">
            <text:p>3,862</text:p>
          </table:table-cell>
          <table:table-cell office:value-type="float" office:value="1.85681537389755" calcext:value-type="float">
            <text:p>1,85681537389755</text:p>
          </table:table-cell>
        </table:table-row>
        <table:table-row table:style-name="ro1">
          <table:table-cell/>
          <table:table-cell office:value-type="float" office:value="3.864" calcext:value-type="float">
            <text:p>3,864</text:p>
          </table:table-cell>
          <table:table-cell office:value-type="float" office:value="1.85518263876438" calcext:value-type="float">
            <text:p>1,85518263876438</text:p>
          </table:table-cell>
        </table:table-row>
        <table:table-row table:style-name="ro1">
          <table:table-cell/>
          <table:table-cell office:value-type="float" office:value="3.866" calcext:value-type="float">
            <text:p>3,866</text:p>
          </table:table-cell>
          <table:table-cell office:value-type="float" office:value="1.85355203449726" calcext:value-type="float">
            <text:p>1,85355203449726</text:p>
          </table:table-cell>
        </table:table-row>
        <table:table-row table:style-name="ro1">
          <table:table-cell/>
          <table:table-cell office:value-type="float" office:value="3.868" calcext:value-type="float">
            <text:p>3,868</text:p>
          </table:table-cell>
          <table:table-cell office:value-type="float" office:value="1.85192356109619" calcext:value-type="float">
            <text:p>1,85192356109619</text:p>
          </table:table-cell>
        </table:table-row>
        <table:table-row table:style-name="ro1">
          <table:table-cell/>
          <table:table-cell office:value-type="float" office:value="3.87" calcext:value-type="float">
            <text:p>3,87</text:p>
          </table:table-cell>
          <table:table-cell office:value-type="float" office:value="1.85029718875885" calcext:value-type="float">
            <text:p>1,85029718875885</text:p>
          </table:table-cell>
        </table:table-row>
        <table:table-row table:style-name="ro1">
          <table:table-cell/>
          <table:table-cell office:value-type="float" office:value="3.872" calcext:value-type="float">
            <text:p>3,872</text:p>
          </table:table-cell>
          <table:table-cell office:value-type="float" office:value="1.84867294728756" calcext:value-type="float">
            <text:p>1,84867294728756</text:p>
          </table:table-cell>
        </table:table-row>
        <table:table-row table:style-name="ro1">
          <table:table-cell/>
          <table:table-cell office:value-type="float" office:value="3.874" calcext:value-type="float">
            <text:p>3,874</text:p>
          </table:table-cell>
          <table:table-cell office:value-type="float" office:value="1.84705082178116" calcext:value-type="float">
            <text:p>1,84705082178116</text:p>
          </table:table-cell>
        </table:table-row>
        <table:table-row table:style-name="ro1">
          <table:table-cell/>
          <table:table-cell office:value-type="float" office:value="3.876" calcext:value-type="float">
            <text:p>3,876</text:p>
          </table:table-cell>
          <table:table-cell office:value-type="float" office:value="1.84543081223965" calcext:value-type="float">
            <text:p>1,84543081223965</text:p>
          </table:table-cell>
        </table:table-row>
        <table:table-row table:style-name="ro1">
          <table:table-cell/>
          <table:table-cell office:value-type="float" office:value="3.878" calcext:value-type="float">
            <text:p>3,878</text:p>
          </table:table-cell>
          <table:table-cell office:value-type="float" office:value="1.84381290376186" calcext:value-type="float">
            <text:p>1,84381290376186</text:p>
          </table:table-cell>
        </table:table-row>
        <table:table-row table:style-name="ro1">
          <table:table-cell/>
          <table:table-cell office:value-type="float" office:value="3.88" calcext:value-type="float">
            <text:p>3,88</text:p>
          </table:table-cell>
          <table:table-cell office:value-type="float" office:value="1.84219709634781" calcext:value-type="float">
            <text:p>1,84219709634781</text:p>
          </table:table-cell>
        </table:table-row>
        <table:table-row table:style-name="ro1">
          <table:table-cell/>
          <table:table-cell office:value-type="float" office:value="3.882" calcext:value-type="float">
            <text:p>3,882</text:p>
          </table:table-cell>
          <table:table-cell office:value-type="float" office:value="1.84058337509632" calcext:value-type="float">
            <text:p>1,84058337509632</text:p>
          </table:table-cell>
        </table:table-row>
        <table:table-row table:style-name="ro1">
          <table:table-cell/>
          <table:table-cell office:value-type="float" office:value="3.884" calcext:value-type="float">
            <text:p>3,884</text:p>
          </table:table-cell>
          <table:table-cell office:value-type="float" office:value="1.83897176980972" calcext:value-type="float">
            <text:p>1,83897176980972</text:p>
          </table:table-cell>
        </table:table-row>
        <table:table-row table:style-name="ro1">
          <table:table-cell/>
          <table:table-cell office:value-type="float" office:value="3.886" calcext:value-type="float">
            <text:p>3,886</text:p>
          </table:table-cell>
          <table:table-cell office:value-type="float" office:value="1.83736225068569" calcext:value-type="float">
            <text:p>1,83736225068569</text:p>
          </table:table-cell>
        </table:table-row>
        <table:table-row table:style-name="ro1">
          <table:table-cell/>
          <table:table-cell office:value-type="float" office:value="3.888" calcext:value-type="float">
            <text:p>3,888</text:p>
          </table:table-cell>
          <table:table-cell office:value-type="float" office:value="1.83575481772423" calcext:value-type="float">
            <text:p>1,83575481772423</text:p>
          </table:table-cell>
        </table:table-row>
        <table:table-row table:style-name="ro1">
          <table:table-cell/>
          <table:table-cell office:value-type="float" office:value="3.89" calcext:value-type="float">
            <text:p>3,89</text:p>
          </table:table-cell>
          <table:table-cell office:value-type="float" office:value="1.83414945602417" calcext:value-type="float">
            <text:p>1,83414945602417</text:p>
          </table:table-cell>
        </table:table-row>
        <table:table-row table:style-name="ro1">
          <table:table-cell/>
          <table:table-cell office:value-type="float" office:value="3.892" calcext:value-type="float">
            <text:p>3,892</text:p>
          </table:table-cell>
          <table:table-cell office:value-type="float" office:value="1.83254619538784" calcext:value-type="float">
            <text:p>1,83254619538784</text:p>
          </table:table-cell>
        </table:table-row>
        <table:table-row table:style-name="ro1">
          <table:table-cell/>
          <table:table-cell office:value-type="float" office:value="3.894" calcext:value-type="float">
            <text:p>3,894</text:p>
          </table:table-cell>
          <table:table-cell office:value-type="float" office:value="1.83094500601292" calcext:value-type="float">
            <text:p>1,83094500601292</text:p>
          </table:table-cell>
        </table:table-row>
        <table:table-row table:style-name="ro1">
          <table:table-cell/>
          <table:table-cell office:value-type="float" office:value="3.896" calcext:value-type="float">
            <text:p>3,896</text:p>
          </table:table-cell>
          <table:table-cell office:value-type="float" office:value="1.8293458878994" calcext:value-type="float">
            <text:p>1,8293458878994</text:p>
          </table:table-cell>
        </table:table-row>
        <table:table-row table:style-name="ro1">
          <table:table-cell/>
          <table:table-cell office:value-type="float" office:value="3.898" calcext:value-type="float">
            <text:p>3,898</text:p>
          </table:table-cell>
          <table:table-cell office:value-type="float" office:value="1.82774884104729" calcext:value-type="float">
            <text:p>1,82774884104729</text:p>
          </table:table-cell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office:value-type="float" office:value="1.82615386545658" calcext:value-type="float">
            <text:p>1,82615386545658</text:p>
          </table:table-cell>
        </table:table-row>
        <table:table-row table:style-name="ro1">
          <table:table-cell/>
          <table:table-cell office:value-type="float" office:value="3.902" calcext:value-type="float">
            <text:p>3,902</text:p>
          </table:table-cell>
          <table:table-cell office:value-type="float" office:value="1.82456096112728" calcext:value-type="float">
            <text:p>1,82456096112728</text:p>
          </table:table-cell>
        </table:table-row>
        <table:table-row table:style-name="ro1">
          <table:table-cell/>
          <table:table-cell office:value-type="float" office:value="3.904" calcext:value-type="float">
            <text:p>3,904</text:p>
          </table:table-cell>
          <table:table-cell office:value-type="float" office:value="1.82297009825707" calcext:value-type="float">
            <text:p>1,82297009825707</text:p>
          </table:table-cell>
        </table:table-row>
        <table:table-row table:style-name="ro1">
          <table:table-cell/>
          <table:table-cell office:value-type="float" office:value="3.906" calcext:value-type="float">
            <text:p>3,906</text:p>
          </table:table-cell>
          <table:table-cell office:value-type="float" office:value="1.82138130664825" calcext:value-type="float">
            <text:p>1,82138130664825</text:p>
          </table:table-cell>
        </table:table-row>
        <table:table-row table:style-name="ro1">
          <table:table-cell/>
          <table:table-cell office:value-type="float" office:value="3.908" calcext:value-type="float">
            <text:p>3,908</text:p>
          </table:table-cell>
          <table:table-cell office:value-type="float" office:value="1.81979457139969" calcext:value-type="float">
            <text:p>1,81979457139969</text:p>
          </table:table-cell>
        </table:table-row>
        <table:table-row table:style-name="ro1">
          <table:table-cell/>
          <table:table-cell office:value-type="float" office:value="3.91" calcext:value-type="float">
            <text:p>3,91</text:p>
          </table:table-cell>
          <table:table-cell office:value-type="float" office:value="1.81820987761021" calcext:value-type="float">
            <text:p>1,81820987761021</text:p>
          </table:table-cell>
        </table:table-row>
        <table:table-row table:style-name="ro1">
          <table:table-cell/>
          <table:table-cell office:value-type="float" office:value="3.912" calcext:value-type="float">
            <text:p>3,912</text:p>
          </table:table-cell>
          <table:table-cell office:value-type="float" office:value="1.81662722527981" calcext:value-type="float">
            <text:p>1,81662722527981</text:p>
          </table:table-cell>
        </table:table-row>
        <table:table-row table:style-name="ro1">
          <table:table-cell/>
          <table:table-cell office:value-type="float" office:value="3.914" calcext:value-type="float">
            <text:p>3,914</text:p>
          </table:table-cell>
          <table:table-cell office:value-type="float" office:value="1.81504661440849" calcext:value-type="float">
            <text:p>1,81504661440849</text:p>
          </table:table-cell>
        </table:table-row>
        <table:table-row table:style-name="ro1">
          <table:table-cell/>
          <table:table-cell office:value-type="float" office:value="3.916" calcext:value-type="float">
            <text:p>3,916</text:p>
          </table:table-cell>
          <table:table-cell office:value-type="float" office:value="1.81346805989742" calcext:value-type="float">
            <text:p>1,81346805989742</text:p>
          </table:table-cell>
        </table:table-row>
        <table:table-row table:style-name="ro1">
          <table:table-cell/>
          <table:table-cell office:value-type="float" office:value="3.918" calcext:value-type="float">
            <text:p>3,918</text:p>
          </table:table-cell>
          <table:table-cell office:value-type="float" office:value="1.81189153194428" calcext:value-type="float">
            <text:p>1,81189153194428</text:p>
          </table:table-cell>
        </table:table-row>
        <table:table-row table:style-name="ro1">
          <table:table-cell/>
          <table:table-cell office:value-type="float" office:value="3.92" calcext:value-type="float">
            <text:p>3,92</text:p>
          </table:table-cell>
          <table:table-cell office:value-type="float" office:value="1.81031703054905" calcext:value-type="float">
            <text:p>1,81031703054905</text:p>
          </table:table-cell>
        </table:table-row>
        <table:table-row table:style-name="ro1">
          <table:table-cell/>
          <table:table-cell office:value-type="float" office:value="3.922" calcext:value-type="float">
            <text:p>3,922</text:p>
          </table:table-cell>
          <table:table-cell office:value-type="float" office:value="1.80874457061291" calcext:value-type="float">
            <text:p>1,80874457061291</text:p>
          </table:table-cell>
        </table:table-row>
        <table:table-row table:style-name="ro1">
          <table:table-cell/>
          <table:table-cell office:value-type="float" office:value="3.924" calcext:value-type="float">
            <text:p>3,924</text:p>
          </table:table-cell>
          <table:table-cell office:value-type="float" office:value="1.80717412233353" calcext:value-type="float">
            <text:p>1,80717412233353</text:p>
          </table:table-cell>
        </table:table-row>
        <table:table-row table:style-name="ro1">
          <table:table-cell/>
          <table:table-cell office:value-type="float" office:value="3.926" calcext:value-type="float">
            <text:p>3,926</text:p>
          </table:table-cell>
          <table:table-cell office:value-type="float" office:value="1.80560570061207" calcext:value-type="float">
            <text:p>1,80560570061207</text:p>
          </table:table-cell>
        </table:table-row>
        <table:table-row table:style-name="ro1">
          <table:table-cell/>
          <table:table-cell office:value-type="float" office:value="3.928" calcext:value-type="float">
            <text:p>3,928</text:p>
          </table:table-cell>
          <table:table-cell office:value-type="float" office:value="1.80403930544853" calcext:value-type="float">
            <text:p>1,80403930544853</text:p>
          </table:table-cell>
        </table:table-row>
        <table:table-row table:style-name="ro1">
          <table:table-cell/>
          <table:table-cell office:value-type="float" office:value="3.93" calcext:value-type="float">
            <text:p>3,93</text:p>
          </table:table-cell>
          <table:table-cell office:value-type="float" office:value="1.80247492194176" calcext:value-type="float">
            <text:p>1,80247492194176</text:p>
          </table:table-cell>
        </table:table-row>
        <table:table-row table:style-name="ro1">
          <table:table-cell/>
          <table:table-cell office:value-type="float" office:value="3.932" calcext:value-type="float">
            <text:p>3,932</text:p>
          </table:table-cell>
          <table:table-cell office:value-type="float" office:value="1.80091255009174" calcext:value-type="float">
            <text:p>1,80091255009174</text:p>
          </table:table-cell>
        </table:table-row>
        <table:table-row table:style-name="ro1">
          <table:table-cell/>
          <table:table-cell office:value-type="float" office:value="3.934" calcext:value-type="float">
            <text:p>3,934</text:p>
          </table:table-cell>
          <table:table-cell office:value-type="float" office:value="1.79935217499733" calcext:value-type="float">
            <text:p>1,79935217499733</text:p>
          </table:table-cell>
        </table:table-row>
        <table:table-row table:style-name="ro1">
          <table:table-cell/>
          <table:table-cell office:value-type="float" office:value="3.936" calcext:value-type="float">
            <text:p>3,936</text:p>
          </table:table-cell>
          <table:table-cell office:value-type="float" office:value="1.79779382646084" calcext:value-type="float">
            <text:p>1,79779382646084</text:p>
          </table:table-cell>
        </table:table-row>
        <table:table-row table:style-name="ro1">
          <table:table-cell/>
          <table:table-cell office:value-type="float" office:value="3.938" calcext:value-type="float">
            <text:p>3,938</text:p>
          </table:table-cell>
          <table:table-cell office:value-type="float" office:value="1.79623745977879" calcext:value-type="float">
            <text:p>1,79623745977879</text:p>
          </table:table-cell>
        </table:table-row>
        <table:table-row table:style-name="ro1">
          <table:table-cell/>
          <table:table-cell office:value-type="float" office:value="3.94" calcext:value-type="float">
            <text:p>3,94</text:p>
          </table:table-cell>
          <table:table-cell office:value-type="float" office:value="1.79468310475349" calcext:value-type="float">
            <text:p>1,79468310475349</text:p>
          </table:table-cell>
        </table:table-row>
        <table:table-row table:style-name="ro1">
          <table:table-cell/>
          <table:table-cell office:value-type="float" office:value="3.942" calcext:value-type="float">
            <text:p>3,942</text:p>
          </table:table-cell>
          <table:table-cell office:value-type="float" office:value="1.79313073158264" calcext:value-type="float">
            <text:p>1,79313073158264</text:p>
          </table:table-cell>
        </table:table-row>
        <table:table-row table:style-name="ro1">
          <table:table-cell/>
          <table:table-cell office:value-type="float" office:value="3.944" calcext:value-type="float">
            <text:p>3,944</text:p>
          </table:table-cell>
          <table:table-cell office:value-type="float" office:value="1.79158037006855" calcext:value-type="float">
            <text:p>1,79158037006855</text:p>
          </table:table-cell>
        </table:table-row>
        <table:table-row table:style-name="ro1">
          <table:table-cell/>
          <table:table-cell office:value-type="float" office:value="3.946" calcext:value-type="float">
            <text:p>3,946</text:p>
          </table:table-cell>
          <table:table-cell office:value-type="float" office:value="1.79003197550774" calcext:value-type="float">
            <text:p>1,79003197550774</text:p>
          </table:table-cell>
        </table:table-row>
        <table:table-row table:style-name="ro1">
          <table:table-cell/>
          <table:table-cell office:value-type="float" office:value="3.948" calcext:value-type="float">
            <text:p>3,948</text:p>
          </table:table-cell>
          <table:table-cell office:value-type="float" office:value="1.78848557770252" calcext:value-type="float">
            <text:p>1,78848557770252</text:p>
          </table:table-cell>
        </table:table-row>
        <table:table-row table:style-name="ro1">
          <table:table-cell/>
          <table:table-cell office:value-type="float" office:value="3.95" calcext:value-type="float">
            <text:p>3,95</text:p>
          </table:table-cell>
          <table:table-cell office:value-type="float" office:value="1.78694116175175" calcext:value-type="float">
            <text:p>1,78694116175175</text:p>
          </table:table-cell>
        </table:table-row>
        <table:table-row table:style-name="ro1">
          <table:table-cell/>
          <table:table-cell office:value-type="float" office:value="3.952" calcext:value-type="float">
            <text:p>3,952</text:p>
          </table:table-cell>
          <table:table-cell office:value-type="float" office:value="1.78539872765541" calcext:value-type="float">
            <text:p>1,78539872765541</text:p>
          </table:table-cell>
        </table:table-row>
        <table:table-row table:style-name="ro1">
          <table:table-cell/>
          <table:table-cell office:value-type="float" office:value="3.954" calcext:value-type="float">
            <text:p>3,954</text:p>
          </table:table-cell>
          <table:table-cell office:value-type="float" office:value="1.78385826051235" calcext:value-type="float">
            <text:p>1,78385826051235</text:p>
          </table:table-cell>
        </table:table-row>
        <table:table-row table:style-name="ro1">
          <table:table-cell/>
          <table:table-cell office:value-type="float" office:value="3.956" calcext:value-type="float">
            <text:p>3,956</text:p>
          </table:table-cell>
          <table:table-cell office:value-type="float" office:value="1.78231977522373" calcext:value-type="float">
            <text:p>1,78231977522373</text:p>
          </table:table-cell>
        </table:table-row>
        <table:table-row table:style-name="ro1">
          <table:table-cell/>
          <table:table-cell office:value-type="float" office:value="3.958" calcext:value-type="float">
            <text:p>3,958</text:p>
          </table:table-cell>
          <table:table-cell office:value-type="float" office:value="1.78078324198723" calcext:value-type="float">
            <text:p>1,78078324198723</text:p>
          </table:table-cell>
        </table:table-row>
        <table:table-row table:style-name="ro1">
          <table:table-cell/>
          <table:table-cell office:value-type="float" office:value="3.96" calcext:value-type="float">
            <text:p>3,96</text:p>
          </table:table-cell>
          <table:table-cell office:value-type="float" office:value="1.77924869060516" calcext:value-type="float">
            <text:p>1,77924869060516</text:p>
          </table:table-cell>
        </table:table-row>
        <table:table-row table:style-name="ro1">
          <table:table-cell/>
          <table:table-cell office:value-type="float" office:value="3.962" calcext:value-type="float">
            <text:p>3,962</text:p>
          </table:table-cell>
          <table:table-cell office:value-type="float" office:value="1.77771609127522" calcext:value-type="float">
            <text:p>1,77771609127522</text:p>
          </table:table-cell>
        </table:table-row>
        <table:table-row table:style-name="ro1">
          <table:table-cell/>
          <table:table-cell office:value-type="float" office:value="3.964" calcext:value-type="float">
            <text:p>3,964</text:p>
          </table:table-cell>
          <table:table-cell office:value-type="float" office:value="1.77618544399738" calcext:value-type="float">
            <text:p>1,77618544399738</text:p>
          </table:table-cell>
        </table:table-row>
        <table:table-row table:style-name="ro1">
          <table:table-cell/>
          <table:table-cell office:value-type="float" office:value="3.966" calcext:value-type="float">
            <text:p>3,966</text:p>
          </table:table-cell>
          <table:table-cell office:value-type="float" office:value="1.77465676367283" calcext:value-type="float">
            <text:p>1,77465676367283</text:p>
          </table:table-cell>
        </table:table-row>
        <table:table-row table:style-name="ro1">
          <table:table-cell/>
          <table:table-cell office:value-type="float" office:value="3.968" calcext:value-type="float">
            <text:p>3,968</text:p>
          </table:table-cell>
          <table:table-cell office:value-type="float" office:value="1.77313003540039" calcext:value-type="float">
            <text:p>1,77313003540039</text:p>
          </table:table-cell>
        </table:table-row>
        <table:table-row table:style-name="ro1">
          <table:table-cell/>
          <table:table-cell office:value-type="float" office:value="3.97" calcext:value-type="float">
            <text:p>3,97</text:p>
          </table:table-cell>
          <table:table-cell office:value-type="float" office:value="1.77160524427891" calcext:value-type="float">
            <text:p>1,77160524427891</text:p>
          </table:table-cell>
        </table:table-row>
        <table:table-row table:style-name="ro1">
          <table:table-cell/>
          <table:table-cell office:value-type="float" office:value="3.972" calcext:value-type="float">
            <text:p>3,972</text:p>
          </table:table-cell>
          <table:table-cell office:value-type="float" office:value="1.77008240520954" calcext:value-type="float">
            <text:p>1,77008240520954</text:p>
          </table:table-cell>
        </table:table-row>
        <table:table-row table:style-name="ro1">
          <table:table-cell/>
          <table:table-cell office:value-type="float" office:value="3.974" calcext:value-type="float">
            <text:p>3,974</text:p>
          </table:table-cell>
          <table:table-cell office:value-type="float" office:value="1.76856151819229" calcext:value-type="float">
            <text:p>1,76856151819229</text:p>
          </table:table-cell>
        </table:table-row>
        <table:table-row table:style-name="ro1">
          <table:table-cell/>
          <table:table-cell office:value-type="float" office:value="3.976" calcext:value-type="float">
            <text:p>3,976</text:p>
          </table:table-cell>
          <table:table-cell office:value-type="float" office:value="1.76704255342484" calcext:value-type="float">
            <text:p>1,76704255342484</text:p>
          </table:table-cell>
        </table:table-row>
        <table:table-row table:style-name="ro1">
          <table:table-cell/>
          <table:table-cell office:value-type="float" office:value="3.978" calcext:value-type="float">
            <text:p>3,978</text:p>
          </table:table-cell>
          <table:table-cell office:value-type="float" office:value="1.7655255407095" calcext:value-type="float">
            <text:p>1,7655255407095</text:p>
          </table:table-cell>
        </table:table-row>
        <table:table-row table:style-name="ro1">
          <table:table-cell/>
          <table:table-cell office:value-type="float" office:value="3.98" calcext:value-type="float">
            <text:p>3,98</text:p>
          </table:table-cell>
          <table:table-cell office:value-type="float" office:value="1.76401045024395" calcext:value-type="float">
            <text:p>1,76401045024395</text:p>
          </table:table-cell>
        </table:table-row>
        <table:table-row table:style-name="ro1">
          <table:table-cell/>
          <table:table-cell office:value-type="float" office:value="3.982" calcext:value-type="float">
            <text:p>3,982</text:p>
          </table:table-cell>
          <table:table-cell office:value-type="float" office:value="1.7624972820282" calcext:value-type="float">
            <text:p>1,7624972820282</text:p>
          </table:table-cell>
        </table:table-row>
        <table:table-row table:style-name="ro1">
          <table:table-cell/>
          <table:table-cell office:value-type="float" office:value="3.984" calcext:value-type="float">
            <text:p>3,984</text:p>
          </table:table-cell>
          <table:table-cell office:value-type="float" office:value="1.7609860509634" calcext:value-type="float">
            <text:p>1,7609860509634</text:p>
          </table:table-cell>
        </table:table-row>
        <table:table-row table:style-name="ro1">
          <table:table-cell/>
          <table:table-cell office:value-type="float" office:value="3.986" calcext:value-type="float">
            <text:p>3,986</text:p>
          </table:table-cell>
          <table:table-cell office:value-type="float" office:value="1.7594767421484" calcext:value-type="float">
            <text:p>1,7594767421484</text:p>
          </table:table-cell>
        </table:table-row>
        <table:table-row table:style-name="ro1">
          <table:table-cell/>
          <table:table-cell office:value-type="float" office:value="3.988" calcext:value-type="float">
            <text:p>3,988</text:p>
          </table:table-cell>
          <table:table-cell office:value-type="float" office:value="1.75796935558319" calcext:value-type="float">
            <text:p>1,75796935558319</text:p>
          </table:table-cell>
        </table:table-row>
        <table:table-row table:style-name="ro1">
          <table:table-cell/>
          <table:table-cell office:value-type="float" office:value="3.99" calcext:value-type="float">
            <text:p>3,99</text:p>
          </table:table-cell>
          <table:table-cell office:value-type="float" office:value="1.75646387636662" calcext:value-type="float">
            <text:p>1,75646387636662</text:p>
          </table:table-cell>
        </table:table-row>
        <table:table-row table:style-name="ro1">
          <table:table-cell/>
          <table:table-cell office:value-type="float" office:value="3.992" calcext:value-type="float">
            <text:p>3,992</text:p>
          </table:table-cell>
          <table:table-cell office:value-type="float" office:value="1.75496031939983" calcext:value-type="float">
            <text:p>1,75496031939983</text:p>
          </table:table-cell>
        </table:table-row>
        <table:table-row table:style-name="ro1">
          <table:table-cell/>
          <table:table-cell office:value-type="float" office:value="3.994" calcext:value-type="float">
            <text:p>3,994</text:p>
          </table:table-cell>
          <table:table-cell office:value-type="float" office:value="1.75345865488052" calcext:value-type="float">
            <text:p>1,75345865488052</text:p>
          </table:table-cell>
        </table:table-row>
        <table:table-row table:style-name="ro1">
          <table:table-cell/>
          <table:table-cell office:value-type="float" office:value="3.996" calcext:value-type="float">
            <text:p>3,996</text:p>
          </table:table-cell>
          <table:table-cell office:value-type="float" office:value="1.75195891261101" calcext:value-type="float">
            <text:p>1,75195891261101</text:p>
          </table:table-cell>
        </table:table-row>
        <table:table-row table:style-name="ro1">
          <table:table-cell/>
          <table:table-cell office:value-type="float" office:value="3.998" calcext:value-type="float">
            <text:p>3,998</text:p>
          </table:table-cell>
          <table:table-cell office:value-type="float" office:value="1.75046107769012" calcext:value-type="float">
            <text:p>1,750461077690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74896513521671" calcext:value-type="float">
            <text:p>1,74896513521671</text:p>
          </table:table-cell>
        </table:table-row>
        <table:table-row table:style-name="ro1">
          <table:table-cell/>
          <table:table-cell office:value-type="float" office:value="4.002" calcext:value-type="float">
            <text:p>4,002</text:p>
          </table:table-cell>
          <table:table-cell office:value-type="float" office:value="1.74747108519077" calcext:value-type="float">
            <text:p>1,74747108519077</text:p>
          </table:table-cell>
        </table:table-row>
        <table:table-row table:style-name="ro1">
          <table:table-cell/>
          <table:table-cell office:value-type="float" office:value="4.004" calcext:value-type="float">
            <text:p>4,004</text:p>
          </table:table-cell>
          <table:table-cell office:value-type="float" office:value="1.74597894251347" calcext:value-type="float">
            <text:p>1,74597894251347</text:p>
          </table:table-cell>
        </table:table-row>
        <table:table-row table:style-name="ro1">
          <table:table-cell/>
          <table:table-cell office:value-type="float" office:value="4.006" calcext:value-type="float">
            <text:p>4,006</text:p>
          </table:table-cell>
          <table:table-cell office:value-type="float" office:value="1.74448867738247" calcext:value-type="float">
            <text:p>1,74448867738247</text:p>
          </table:table-cell>
        </table:table-row>
        <table:table-row table:style-name="ro1">
          <table:table-cell/>
          <table:table-cell office:value-type="float" office:value="4.008" calcext:value-type="float">
            <text:p>4,008</text:p>
          </table:table-cell>
          <table:table-cell office:value-type="float" office:value="1.74300030469894" calcext:value-type="float">
            <text:p>1,74300030469894</text:p>
          </table:table-cell>
        </table:table-row>
        <table:table-row table:style-name="ro1">
          <table:table-cell/>
          <table:table-cell office:value-type="float" office:value="4.01" calcext:value-type="float">
            <text:p>4,01</text:p>
          </table:table-cell>
          <table:table-cell office:value-type="float" office:value="1.74151382446289" calcext:value-type="float">
            <text:p>1,74151382446289</text:p>
          </table:table-cell>
        </table:table-row>
        <table:table-row table:style-name="ro1">
          <table:table-cell/>
          <table:table-cell office:value-type="float" office:value="4.012" calcext:value-type="float">
            <text:p>4,012</text:p>
          </table:table-cell>
          <table:table-cell office:value-type="float" office:value="1.74002920687199" calcext:value-type="float">
            <text:p>1,74002920687199</text:p>
          </table:table-cell>
        </table:table-row>
        <table:table-row table:style-name="ro1">
          <table:table-cell/>
          <table:table-cell office:value-type="float" office:value="4.014" calcext:value-type="float">
            <text:p>4,014</text:p>
          </table:table-cell>
          <table:table-cell office:value-type="float" office:value="1.73854648172855" calcext:value-type="float">
            <text:p>1,73854648172855</text:p>
          </table:table-cell>
        </table:table-row>
        <table:table-row table:style-name="ro1">
          <table:table-cell/>
          <table:table-cell office:value-type="float" office:value="4.016" calcext:value-type="float">
            <text:p>4,016</text:p>
          </table:table-cell>
          <table:table-cell office:value-type="float" office:value="1.73706563413143" calcext:value-type="float">
            <text:p>1,73706563413143</text:p>
          </table:table-cell>
        </table:table-row>
        <table:table-row table:style-name="ro1">
          <table:table-cell/>
          <table:table-cell office:value-type="float" office:value="4.018" calcext:value-type="float">
            <text:p>4,018</text:p>
          </table:table-cell>
          <table:table-cell office:value-type="float" office:value="1.73558664917946" calcext:value-type="float">
            <text:p>1,73558664917946</text:p>
          </table:table-cell>
        </table:table-row>
        <table:table-row table:style-name="ro1">
          <table:table-cell/>
          <table:table-cell office:value-type="float" office:value="4.02" calcext:value-type="float">
            <text:p>4,02</text:p>
          </table:table-cell>
          <table:table-cell office:value-type="float" office:value="1.7341095417738" calcext:value-type="float">
            <text:p>1,7341095417738</text:p>
          </table:table-cell>
        </table:table-row>
        <table:table-row table:style-name="ro1">
          <table:table-cell/>
          <table:table-cell office:value-type="float" office:value="4.022" calcext:value-type="float">
            <text:p>4,022</text:p>
          </table:table-cell>
          <table:table-cell office:value-type="float" office:value="1.73263429701328" calcext:value-type="float">
            <text:p>1,73263429701328</text:p>
          </table:table-cell>
        </table:table-row>
        <table:table-row table:style-name="ro1">
          <table:table-cell/>
          <table:table-cell office:value-type="float" office:value="4.024" calcext:value-type="float">
            <text:p>4,024</text:p>
          </table:table-cell>
          <table:table-cell office:value-type="float" office:value="1.73116091489792" calcext:value-type="float">
            <text:p>1,73116091489792</text:p>
          </table:table-cell>
        </table:table-row>
        <table:table-row table:style-name="ro1">
          <table:table-cell/>
          <table:table-cell office:value-type="float" office:value="4.026" calcext:value-type="float">
            <text:p>4,026</text:p>
          </table:table-cell>
          <table:table-cell office:value-type="float" office:value="1.72968938052654" calcext:value-type="float">
            <text:p>1,72968938052654</text:p>
          </table:table-cell>
        </table:table-row>
        <table:table-row table:style-name="ro1">
          <table:table-cell/>
          <table:table-cell office:value-type="float" office:value="4.028" calcext:value-type="float">
            <text:p>4,028</text:p>
          </table:table-cell>
          <table:table-cell office:value-type="float" office:value="1.72821972370148" calcext:value-type="float">
            <text:p>1,72821972370148</text:p>
          </table:table-cell>
        </table:table-row>
        <table:table-row table:style-name="ro1">
          <table:table-cell/>
          <table:table-cell office:value-type="float" office:value="4.03" calcext:value-type="float">
            <text:p>4,03</text:p>
          </table:table-cell>
          <table:table-cell office:value-type="float" office:value="1.7267519146204" calcext:value-type="float">
            <text:p>1,7267519146204</text:p>
          </table:table-cell>
        </table:table-row>
        <table:table-row table:style-name="ro1">
          <table:table-cell/>
          <table:table-cell office:value-type="float" office:value="4.032" calcext:value-type="float">
            <text:p>4,032</text:p>
          </table:table-cell>
          <table:table-cell office:value-type="float" office:value="1.72528593838215" calcext:value-type="float">
            <text:p>1,72528593838215</text:p>
          </table:table-cell>
        </table:table-row>
        <table:table-row table:style-name="ro1">
          <table:table-cell/>
          <table:table-cell office:value-type="float" office:value="4.034" calcext:value-type="float">
            <text:p>4,034</text:p>
          </table:table-cell>
          <table:table-cell office:value-type="float" office:value="1.72382182478905" calcext:value-type="float">
            <text:p>1,72382182478905</text:p>
          </table:table-cell>
        </table:table-row>
        <table:table-row table:style-name="ro1">
          <table:table-cell/>
          <table:table-cell office:value-type="float" office:value="4.036" calcext:value-type="float">
            <text:p>4,036</text:p>
          </table:table-cell>
          <table:table-cell office:value-type="float" office:value="1.72235955893993" calcext:value-type="float">
            <text:p>1,72235955893993</text:p>
          </table:table-cell>
        </table:table-row>
        <table:table-row table:style-name="ro1">
          <table:table-cell/>
          <table:table-cell office:value-type="float" office:value="4.038" calcext:value-type="float">
            <text:p>4,038</text:p>
          </table:table-cell>
          <table:table-cell office:value-type="float" office:value="1.72089912593365" calcext:value-type="float">
            <text:p>1,72089912593365</text:p>
          </table:table-cell>
        </table:table-row>
        <table:table-row table:style-name="ro1">
          <table:table-cell/>
          <table:table-cell office:value-type="float" office:value="4.04" calcext:value-type="float">
            <text:p>4,04</text:p>
          </table:table-cell>
          <table:table-cell office:value-type="float" office:value="1.71944054067135" calcext:value-type="float">
            <text:p>1,71944054067135</text:p>
          </table:table-cell>
        </table:table-row>
        <table:table-row table:style-name="ro1">
          <table:table-cell/>
          <table:table-cell office:value-type="float" office:value="4.042" calcext:value-type="float">
            <text:p>4,042</text:p>
          </table:table-cell>
          <table:table-cell office:value-type="float" office:value="1.71798378825188" calcext:value-type="float">
            <text:p>1,71798378825188</text:p>
          </table:table-cell>
        </table:table-row>
        <table:table-row table:style-name="ro1">
          <table:table-cell/>
          <table:table-cell office:value-type="float" office:value="4.044" calcext:value-type="float">
            <text:p>4,044</text:p>
          </table:table-cell>
          <table:table-cell office:value-type="float" office:value="1.71652885377407" calcext:value-type="float">
            <text:p>1,71652885377407</text:p>
          </table:table-cell>
        </table:table-row>
        <table:table-row table:style-name="ro1">
          <table:table-cell/>
          <table:table-cell office:value-type="float" office:value="4.046" calcext:value-type="float">
            <text:p>4,046</text:p>
          </table:table-cell>
          <table:table-cell office:value-type="float" office:value="1.71507576704025" calcext:value-type="float">
            <text:p>1,71507576704025</text:p>
          </table:table-cell>
        </table:table-row>
        <table:table-row table:style-name="ro1">
          <table:table-cell/>
          <table:table-cell office:value-type="float" office:value="4.048" calcext:value-type="float">
            <text:p>4,048</text:p>
          </table:table-cell>
          <table:table-cell office:value-type="float" office:value="1.7136244982481" calcext:value-type="float">
            <text:p>1,7136244982481</text:p>
          </table:table-cell>
        </table:table-row>
        <table:table-row table:style-name="ro1">
          <table:table-cell/>
          <table:table-cell office:value-type="float" office:value="4.05" calcext:value-type="float">
            <text:p>4,05</text:p>
          </table:table-cell>
          <table:table-cell office:value-type="float" office:value="1.71217504739761" calcext:value-type="float">
            <text:p>1,71217504739761</text:p>
          </table:table-cell>
        </table:table-row>
        <table:table-row table:style-name="ro1">
          <table:table-cell/>
          <table:table-cell office:value-type="float" office:value="4.052" calcext:value-type="float">
            <text:p>4,052</text:p>
          </table:table-cell>
          <table:table-cell office:value-type="float" office:value="1.71072742938995" calcext:value-type="float">
            <text:p>1,71072742938995</text:p>
          </table:table-cell>
        </table:table-row>
        <table:table-row table:style-name="ro1">
          <table:table-cell/>
          <table:table-cell office:value-type="float" office:value="4.054" calcext:value-type="float">
            <text:p>4,054</text:p>
          </table:table-cell>
          <table:table-cell office:value-type="float" office:value="1.7092816144228" calcext:value-type="float">
            <text:p>1,7092816144228</text:p>
          </table:table-cell>
        </table:table-row>
        <table:table-row table:style-name="ro1">
          <table:table-cell/>
          <table:table-cell office:value-type="float" office:value="4.056" calcext:value-type="float">
            <text:p>4,056</text:p>
          </table:table-cell>
          <table:table-cell office:value-type="float" office:value="1.70783761739731" calcext:value-type="float">
            <text:p>1,70783761739731</text:p>
          </table:table-cell>
        </table:table-row>
        <table:table-row table:style-name="ro1">
          <table:table-cell/>
          <table:table-cell office:value-type="float" office:value="4.058" calcext:value-type="float">
            <text:p>4,058</text:p>
          </table:table-cell>
          <table:table-cell office:value-type="float" office:value="1.70639543831348" calcext:value-type="float">
            <text:p>1,70639543831348</text:p>
          </table:table-cell>
        </table:table-row>
        <table:table-row table:style-name="ro1">
          <table:table-cell/>
          <table:table-cell office:value-type="float" office:value="4.06" calcext:value-type="float">
            <text:p>4,06</text:p>
          </table:table-cell>
          <table:table-cell office:value-type="float" office:value="1.70495506227016" calcext:value-type="float">
            <text:p>1,70495506227016</text:p>
          </table:table-cell>
        </table:table-row>
        <table:table-row table:style-name="ro1">
          <table:table-cell/>
          <table:table-cell office:value-type="float" office:value="4.062" calcext:value-type="float">
            <text:p>4,062</text:p>
          </table:table-cell>
          <table:table-cell office:value-type="float" office:value="1.70351648926735" calcext:value-type="float">
            <text:p>1,70351648926735</text:p>
          </table:table-cell>
        </table:table-row>
        <table:table-row table:style-name="ro1">
          <table:table-cell/>
          <table:table-cell office:value-type="float" office:value="4.064" calcext:value-type="float">
            <text:p>4,064</text:p>
          </table:table-cell>
          <table:table-cell office:value-type="float" office:value="1.70207971930504" calcext:value-type="float">
            <text:p>1,70207971930504</text:p>
          </table:table-cell>
        </table:table-row>
        <table:table-row table:style-name="ro1">
          <table:table-cell/>
          <table:table-cell office:value-type="float" office:value="4.066" calcext:value-type="float">
            <text:p>4,066</text:p>
          </table:table-cell>
          <table:table-cell office:value-type="float" office:value="1.70064475238323" calcext:value-type="float">
            <text:p>1,70064475238323</text:p>
          </table:table-cell>
        </table:table-row>
        <table:table-row table:style-name="ro1">
          <table:table-cell/>
          <table:table-cell office:value-type="float" office:value="4.068" calcext:value-type="float">
            <text:p>4,068</text:p>
          </table:table-cell>
          <table:table-cell office:value-type="float" office:value="1.69921158850193" calcext:value-type="float">
            <text:p>1,69921158850193</text:p>
          </table:table-cell>
        </table:table-row>
        <table:table-row table:style-name="ro1">
          <table:table-cell/>
          <table:table-cell office:value-type="float" office:value="4.07" calcext:value-type="float">
            <text:p>4,07</text:p>
          </table:table-cell>
          <table:table-cell office:value-type="float" office:value="1.69778019785881" calcext:value-type="float">
            <text:p>1,69778019785881</text:p>
          </table:table-cell>
        </table:table-row>
        <table:table-row table:style-name="ro1">
          <table:table-cell/>
          <table:table-cell office:value-type="float" office:value="4.072" calcext:value-type="float">
            <text:p>4,072</text:p>
          </table:table-cell>
          <table:table-cell office:value-type="float" office:value="1.6963506102562" calcext:value-type="float">
            <text:p>1,6963506102562</text:p>
          </table:table-cell>
        </table:table-row>
        <table:table-row table:style-name="ro1">
          <table:table-cell/>
          <table:table-cell office:value-type="float" office:value="4.074" calcext:value-type="float">
            <text:p>4,074</text:p>
          </table:table-cell>
          <table:table-cell office:value-type="float" office:value="1.69492281079292" calcext:value-type="float">
            <text:p>1,69492281079292</text:p>
          </table:table-cell>
        </table:table-row>
        <table:table-row table:style-name="ro1">
          <table:table-cell/>
          <table:table-cell office:value-type="float" office:value="4.076" calcext:value-type="float">
            <text:p>4,076</text:p>
          </table:table-cell>
          <table:table-cell office:value-type="float" office:value="1.69349679946899" calcext:value-type="float">
            <text:p>1,69349679946899</text:p>
          </table:table-cell>
        </table:table-row>
        <table:table-row table:style-name="ro1">
          <table:table-cell/>
          <table:table-cell office:value-type="float" office:value="4.078" calcext:value-type="float">
            <text:p>4,078</text:p>
          </table:table-cell>
          <table:table-cell office:value-type="float" office:value="1.69207256138325" calcext:value-type="float">
            <text:p>1,69207256138325</text:p>
          </table:table-cell>
        </table:table-row>
        <table:table-row table:style-name="ro1">
          <table:table-cell/>
          <table:table-cell office:value-type="float" office:value="4.08" calcext:value-type="float">
            <text:p>4,08</text:p>
          </table:table-cell>
          <table:table-cell office:value-type="float" office:value="1.69065009653568" calcext:value-type="float">
            <text:p>1,69065009653568</text:p>
          </table:table-cell>
        </table:table-row>
        <table:table-row table:style-name="ro1">
          <table:table-cell/>
          <table:table-cell office:value-type="float" office:value="4.082" calcext:value-type="float">
            <text:p>4,082</text:p>
          </table:table-cell>
          <table:table-cell office:value-type="float" office:value="1.68922941982746" calcext:value-type="float">
            <text:p>1,68922941982746</text:p>
          </table:table-cell>
        </table:table-row>
        <table:table-row table:style-name="ro1">
          <table:table-cell/>
          <table:table-cell office:value-type="float" office:value="4.084" calcext:value-type="float">
            <text:p>4,084</text:p>
          </table:table-cell>
          <table:table-cell office:value-type="float" office:value="1.68781051635742" calcext:value-type="float">
            <text:p>1,68781051635742</text:p>
          </table:table-cell>
        </table:table-row>
        <table:table-row table:style-name="ro1">
          <table:table-cell/>
          <table:table-cell office:value-type="float" office:value="4.086" calcext:value-type="float">
            <text:p>4,086</text:p>
          </table:table-cell>
          <table:table-cell office:value-type="float" office:value="1.6863933712244" calcext:value-type="float">
            <text:p>1,6863933712244</text:p>
          </table:table-cell>
        </table:table-row>
        <table:table-row table:style-name="ro1">
          <table:table-cell/>
          <table:table-cell office:value-type="float" office:value="4.088" calcext:value-type="float">
            <text:p>4,088</text:p>
          </table:table-cell>
          <table:table-cell office:value-type="float" office:value="1.68497799932957" calcext:value-type="float">
            <text:p>1,68497799932957</text:p>
          </table:table-cell>
        </table:table-row>
        <table:table-row table:style-name="ro1">
          <table:table-cell/>
          <table:table-cell office:value-type="float" office:value="4.09" calcext:value-type="float">
            <text:p>4,09</text:p>
          </table:table-cell>
          <table:table-cell office:value-type="float" office:value="1.68356440067291" calcext:value-type="float">
            <text:p>1,68356440067291</text:p>
          </table:table-cell>
        </table:table-row>
        <table:table-row table:style-name="ro1">
          <table:table-cell/>
          <table:table-cell office:value-type="float" office:value="4.092" calcext:value-type="float">
            <text:p>4,092</text:p>
          </table:table-cell>
          <table:table-cell office:value-type="float" office:value="1.68215254545212" calcext:value-type="float">
            <text:p>1,68215254545212</text:p>
          </table:table-cell>
        </table:table-row>
        <table:table-row table:style-name="ro1">
          <table:table-cell/>
          <table:table-cell office:value-type="float" office:value="4.094" calcext:value-type="float">
            <text:p>4,094</text:p>
          </table:table-cell>
          <table:table-cell office:value-type="float" office:value="1.68074246346951" calcext:value-type="float">
            <text:p>1,68074246346951</text:p>
          </table:table-cell>
        </table:table-row>
        <table:table-row table:style-name="ro1">
          <table:table-cell/>
          <table:table-cell office:value-type="float" office:value="4.096" calcext:value-type="float">
            <text:p>4,096</text:p>
          </table:table-cell>
          <table:table-cell office:value-type="float" office:value="1.67933412492275" calcext:value-type="float">
            <text:p>1,67933412492275</text:p>
          </table:table-cell>
        </table:table-row>
        <table:table-row table:style-name="ro1">
          <table:table-cell/>
          <table:table-cell office:value-type="float" office:value="4.098" calcext:value-type="float">
            <text:p>4,098</text:p>
          </table:table-cell>
          <table:table-cell office:value-type="float" office:value="1.67792754471302" calcext:value-type="float">
            <text:p>1,67792754471302</text:p>
          </table:table-cell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1.67652272284031" calcext:value-type="float">
            <text:p>1,67652272284031</text:p>
          </table:table-cell>
        </table:table-row>
        <table:table-row table:style-name="ro1">
          <table:table-cell/>
          <table:table-cell office:value-type="float" office:value="4.102" calcext:value-type="float">
            <text:p>4,102</text:p>
          </table:table-cell>
          <table:table-cell office:value-type="float" office:value="1.6751196295023" calcext:value-type="float">
            <text:p>1,6751196295023</text:p>
          </table:table-cell>
        </table:table-row>
        <table:table-row table:style-name="ro1">
          <table:table-cell/>
          <table:table-cell office:value-type="float" office:value="4.104" calcext:value-type="float">
            <text:p>4,104</text:p>
          </table:table-cell>
          <table:table-cell office:value-type="float" office:value="1.6737182945013" calcext:value-type="float">
            <text:p>1,6737182945013</text:p>
          </table:table-cell>
        </table:table-row>
        <table:table-row table:style-name="ro1">
          <table:table-cell/>
          <table:table-cell office:value-type="float" office:value="4.106" calcext:value-type="float">
            <text:p>4,106</text:p>
          </table:table-cell>
          <table:table-cell office:value-type="float" office:value="1.67231868803501" calcext:value-type="float">
            <text:p>1,67231868803501</text:p>
          </table:table-cell>
        </table:table-row>
        <table:table-row table:style-name="ro1">
          <table:table-cell/>
          <table:table-cell office:value-type="float" office:value="4.108" calcext:value-type="float">
            <text:p>4,108</text:p>
          </table:table-cell>
          <table:table-cell office:value-type="float" office:value="1.67092082500458" calcext:value-type="float">
            <text:p>1,67092082500458</text:p>
          </table:table-cell>
        </table:table-row>
        <table:table-row table:style-name="ro1">
          <table:table-cell/>
          <table:table-cell office:value-type="float" office:value="4.11" calcext:value-type="float">
            <text:p>4,11</text:p>
          </table:table-cell>
          <table:table-cell office:value-type="float" office:value="1.66952470541" calcext:value-type="float">
            <text:p>1,66952470541</text:p>
          </table:table-cell>
        </table:table-row>
        <table:table-row table:style-name="ro1">
          <table:table-cell/>
          <table:table-cell office:value-type="float" office:value="4.112" calcext:value-type="float">
            <text:p>4,112</text:p>
          </table:table-cell>
          <table:table-cell office:value-type="float" office:value="1.66813031435013" calcext:value-type="float">
            <text:p>1,66813031435013</text:p>
          </table:table-cell>
        </table:table-row>
        <table:table-row table:style-name="ro1">
          <table:table-cell/>
          <table:table-cell office:value-type="float" office:value="4.114" calcext:value-type="float">
            <text:p>4,114</text:p>
          </table:table-cell>
          <table:table-cell office:value-type="float" office:value="1.66673765182495" calcext:value-type="float">
            <text:p>1,66673765182495</text:p>
          </table:table-cell>
        </table:table-row>
        <table:table-row table:style-name="ro1">
          <table:table-cell/>
          <table:table-cell office:value-type="float" office:value="4.116" calcext:value-type="float">
            <text:p>4,116</text:p>
          </table:table-cell>
          <table:table-cell office:value-type="float" office:value="1.66534671783447" calcext:value-type="float">
            <text:p>1,66534671783447</text:p>
          </table:table-cell>
        </table:table-row>
        <table:table-row table:style-name="ro1">
          <table:table-cell/>
          <table:table-cell office:value-type="float" office:value="4.118" calcext:value-type="float">
            <text:p>4,118</text:p>
          </table:table-cell>
          <table:table-cell office:value-type="float" office:value="1.66395749747753" calcext:value-type="float">
            <text:p>1,66395749747753</text:p>
          </table:table-cell>
        </table:table-row>
        <table:table-row table:style-name="ro1">
          <table:table-cell/>
          <table:table-cell office:value-type="float" office:value="4.12" calcext:value-type="float">
            <text:p>4,12</text:p>
          </table:table-cell>
          <table:table-cell office:value-type="float" office:value="1.66257000565529" calcext:value-type="float">
            <text:p>1,66257000565529</text:p>
          </table:table-cell>
        </table:table-row>
        <table:table-row table:style-name="ro1">
          <table:table-cell/>
          <table:table-cell office:value-type="float" office:value="4.122" calcext:value-type="float">
            <text:p>4,122</text:p>
          </table:table-cell>
          <table:table-cell office:value-type="float" office:value="1.66118424236774" calcext:value-type="float">
            <text:p>1,66118424236774</text:p>
          </table:table-cell>
        </table:table-row>
        <table:table-row table:style-name="ro1">
          <table:table-cell/>
          <table:table-cell office:value-type="float" office:value="4.124" calcext:value-type="float">
            <text:p>4,124</text:p>
          </table:table-cell>
          <table:table-cell office:value-type="float" office:value="1.65980017781258" calcext:value-type="float">
            <text:p>1,65980017781258</text:p>
          </table:table-cell>
        </table:table-row>
        <table:table-row table:style-name="ro1">
          <table:table-cell/>
          <table:table-cell office:value-type="float" office:value="4.126" calcext:value-type="float">
            <text:p>4,126</text:p>
          </table:table-cell>
          <table:table-cell office:value-type="float" office:value="1.65841784179211" calcext:value-type="float">
            <text:p>1,65841784179211</text:p>
          </table:table-cell>
        </table:table-row>
        <table:table-row table:style-name="ro1">
          <table:table-cell/>
          <table:table-cell office:value-type="float" office:value="4.128" calcext:value-type="float">
            <text:p>4,128</text:p>
          </table:table-cell>
          <table:table-cell office:value-type="float" office:value="1.65703720450401" calcext:value-type="float">
            <text:p>1,65703720450401</text:p>
          </table:table-cell>
        </table:table-row>
        <table:table-row table:style-name="ro1">
          <table:table-cell/>
          <table:table-cell office:value-type="float" office:value="4.13" calcext:value-type="float">
            <text:p>4,13</text:p>
          </table:table-cell>
          <table:table-cell office:value-type="float" office:value="1.65565828084946" calcext:value-type="float">
            <text:p>1,65565828084946</text:p>
          </table:table-cell>
        </table:table-row>
        <table:table-row table:style-name="ro1">
          <table:table-cell/>
          <table:table-cell office:value-type="float" office:value="4.132" calcext:value-type="float">
            <text:p>4,132</text:p>
          </table:table-cell>
          <table:table-cell office:value-type="float" office:value="1.65428105592728" calcext:value-type="float">
            <text:p>1,65428105592728</text:p>
          </table:table-cell>
        </table:table-row>
        <table:table-row table:style-name="ro1">
          <table:table-cell/>
          <table:table-cell office:value-type="float" office:value="4.134" calcext:value-type="float">
            <text:p>4,134</text:p>
          </table:table-cell>
          <table:table-cell office:value-type="float" office:value="1.65290552973747" calcext:value-type="float">
            <text:p>1,65290552973747</text:p>
          </table:table-cell>
        </table:table-row>
        <table:table-row table:style-name="ro1">
          <table:table-cell/>
          <table:table-cell office:value-type="float" office:value="4.136" calcext:value-type="float">
            <text:p>4,136</text:p>
          </table:table-cell>
          <table:table-cell office:value-type="float" office:value="1.65153171718121" calcext:value-type="float">
            <text:p>1,65153171718121</text:p>
          </table:table-cell>
        </table:table-row>
        <table:table-row table:style-name="ro1">
          <table:table-cell/>
          <table:table-cell office:value-type="float" office:value="4.138" calcext:value-type="float">
            <text:p>4,138</text:p>
          </table:table-cell>
          <table:table-cell office:value-type="float" office:value="1.65015958845615" calcext:value-type="float">
            <text:p>1,65015958845615</text:p>
          </table:table-cell>
        </table:table-row>
        <table:table-row table:style-name="ro1">
          <table:table-cell/>
          <table:table-cell office:value-type="float" office:value="4.14" calcext:value-type="float">
            <text:p>4,14</text:p>
          </table:table-cell>
          <table:table-cell office:value-type="float" office:value="1.64878915846348" calcext:value-type="float">
            <text:p>1,64878915846348</text:p>
          </table:table-cell>
        </table:table-row>
        <table:table-row table:style-name="ro1">
          <table:table-cell/>
          <table:table-cell office:value-type="float" office:value="4.142" calcext:value-type="float">
            <text:p>4,142</text:p>
          </table:table-cell>
          <table:table-cell office:value-type="float" office:value="1.64742041230202" calcext:value-type="float">
            <text:p>1,64742041230202</text:p>
          </table:table-cell>
        </table:table-row>
        <table:table-row table:style-name="ro1">
          <table:table-cell/>
          <table:table-cell office:value-type="float" office:value="4.144" calcext:value-type="float">
            <text:p>4,144</text:p>
          </table:table-cell>
          <table:table-cell office:value-type="float" office:value="1.64605336487293" calcext:value-type="float">
            <text:p>1,64605336487293</text:p>
          </table:table-cell>
        </table:table-row>
        <table:table-row table:style-name="ro1">
          <table:table-cell/>
          <table:table-cell office:value-type="float" office:value="4.146" calcext:value-type="float">
            <text:p>4,146</text:p>
          </table:table-cell>
          <table:table-cell office:value-type="float" office:value="1.64468800127506" calcext:value-type="float">
            <text:p>1,64468800127506</text:p>
          </table:table-cell>
        </table:table-row>
        <table:table-row table:style-name="ro1">
          <table:table-cell/>
          <table:table-cell office:value-type="float" office:value="4.148" calcext:value-type="float">
            <text:p>4,148</text:p>
          </table:table-cell>
          <table:table-cell office:value-type="float" office:value="1.64332432150841" calcext:value-type="float">
            <text:p>1,64332432150841</text:p>
          </table:table-cell>
        </table:table-row>
        <table:table-row table:style-name="ro1">
          <table:table-cell/>
          <table:table-cell office:value-type="float" office:value="4.15" calcext:value-type="float">
            <text:p>4,15</text:p>
          </table:table-cell>
          <table:table-cell office:value-type="float" office:value="1.64196231067181" calcext:value-type="float">
            <text:p>1,64196231067181</text:p>
          </table:table-cell>
        </table:table-row>
        <table:table-row table:style-name="ro1">
          <table:table-cell/>
          <table:table-cell office:value-type="float" office:value="4.152" calcext:value-type="float">
            <text:p>4,152</text:p>
          </table:table-cell>
          <table:table-cell office:value-type="float" office:value="1.64060198366642" calcext:value-type="float">
            <text:p>1,64060198366642</text:p>
          </table:table-cell>
        </table:table-row>
        <table:table-row table:style-name="ro1">
          <table:table-cell/>
          <table:table-cell office:value-type="float" office:value="4.154" calcext:value-type="float">
            <text:p>4,154</text:p>
          </table:table-cell>
          <table:table-cell office:value-type="float" office:value="1.63924332559109" calcext:value-type="float">
            <text:p>1,63924332559109</text:p>
          </table:table-cell>
        </table:table-row>
        <table:table-row table:style-name="ro1">
          <table:table-cell/>
          <table:table-cell office:value-type="float" office:value="4.156" calcext:value-type="float">
            <text:p>4,156</text:p>
          </table:table-cell>
          <table:table-cell office:value-type="float" office:value="1.63788635134697" calcext:value-type="float">
            <text:p>1,63788635134697</text:p>
          </table:table-cell>
        </table:table-row>
        <table:table-row table:style-name="ro1">
          <table:table-cell/>
          <table:table-cell office:value-type="float" office:value="4.158" calcext:value-type="float">
            <text:p>4,158</text:p>
          </table:table-cell>
          <table:table-cell office:value-type="float" office:value="1.63653103113174" calcext:value-type="float">
            <text:p>1,63653103113174</text:p>
          </table:table-cell>
        </table:table-row>
        <table:table-row table:style-name="ro1">
          <table:table-cell/>
          <table:table-cell office:value-type="float" office:value="4.16" calcext:value-type="float">
            <text:p>4,16</text:p>
          </table:table-cell>
          <table:table-cell office:value-type="float" office:value="1.63517737984657" calcext:value-type="float">
            <text:p>1,63517737984657</text:p>
          </table:table-cell>
        </table:table-row>
        <table:table-row table:style-name="ro1">
          <table:table-cell/>
          <table:table-cell office:value-type="float" office:value="4.162" calcext:value-type="float">
            <text:p>4,162</text:p>
          </table:table-cell>
          <table:table-cell office:value-type="float" office:value="1.63382539749146" calcext:value-type="float">
            <text:p>1,63382539749146</text:p>
          </table:table-cell>
        </table:table-row>
        <table:table-row table:style-name="ro1">
          <table:table-cell/>
          <table:table-cell office:value-type="float" office:value="4.164" calcext:value-type="float">
            <text:p>4,164</text:p>
          </table:table-cell>
          <table:table-cell office:value-type="float" office:value="1.63247508406639" calcext:value-type="float">
            <text:p>1,63247508406639</text:p>
          </table:table-cell>
        </table:table-row>
        <table:table-row table:style-name="ro1">
          <table:table-cell/>
          <table:table-cell office:value-type="float" office:value="4.166" calcext:value-type="float">
            <text:p>4,166</text:p>
          </table:table-cell>
          <table:table-cell office:value-type="float" office:value="1.63112642467022" calcext:value-type="float">
            <text:p>1,63112642467022</text:p>
          </table:table-cell>
        </table:table-row>
        <table:table-row table:style-name="ro1">
          <table:table-cell/>
          <table:table-cell office:value-type="float" office:value="4.168" calcext:value-type="float">
            <text:p>4,168</text:p>
          </table:table-cell>
          <table:table-cell office:value-type="float" office:value="1.62977940440178" calcext:value-type="float">
            <text:p>1,62977940440178</text:p>
          </table:table-cell>
        </table:table-row>
        <table:table-row table:style-name="ro1">
          <table:table-cell/>
          <table:table-cell office:value-type="float" office:value="4.17" calcext:value-type="float">
            <text:p>4,17</text:p>
          </table:table-cell>
          <table:table-cell office:value-type="float" office:value="1.62843405306339" calcext:value-type="float">
            <text:p>1,62843405306339</text:p>
          </table:table-cell>
        </table:table-row>
        <table:table-row table:style-name="ro1">
          <table:table-cell/>
          <table:table-cell office:value-type="float" office:value="4.172" calcext:value-type="float">
            <text:p>4,172</text:p>
          </table:table-cell>
          <table:table-cell office:value-type="float" office:value="1.62709034085274" calcext:value-type="float">
            <text:p>1,62709034085274</text:p>
          </table:table-cell>
        </table:table-row>
        <table:table-row table:style-name="ro1">
          <table:table-cell/>
          <table:table-cell office:value-type="float" office:value="4.174" calcext:value-type="float">
            <text:p>4,174</text:p>
          </table:table-cell>
          <table:table-cell office:value-type="float" office:value="1.62574828267097" calcext:value-type="float">
            <text:p>1,62574828267097</text:p>
          </table:table-cell>
        </table:table-row>
        <table:table-row table:style-name="ro1">
          <table:table-cell/>
          <table:table-cell office:value-type="float" office:value="4.176" calcext:value-type="float">
            <text:p>4,176</text:p>
          </table:table-cell>
          <table:table-cell office:value-type="float" office:value="1.6244078785181" calcext:value-type="float">
            <text:p>1,6244078785181</text:p>
          </table:table-cell>
        </table:table-row>
        <table:table-row table:style-name="ro1">
          <table:table-cell/>
          <table:table-cell office:value-type="float" office:value="4.178" calcext:value-type="float">
            <text:p>4,178</text:p>
          </table:table-cell>
          <table:table-cell office:value-type="float" office:value="1.6230690985918" calcext:value-type="float">
            <text:p>1,6230690985918</text:p>
          </table:table-cell>
        </table:table-row>
        <table:table-row table:style-name="ro1">
          <table:table-cell/>
          <table:table-cell office:value-type="float" office:value="4.18" calcext:value-type="float">
            <text:p>4,18</text:p>
          </table:table-cell>
          <table:table-cell office:value-type="float" office:value="1.6217319726944" calcext:value-type="float">
            <text:p>1,6217319726944</text:p>
          </table:table-cell>
        </table:table-row>
        <table:table-row table:style-name="ro1">
          <table:table-cell/>
          <table:table-cell office:value-type="float" office:value="4.182" calcext:value-type="float">
            <text:p>4,182</text:p>
          </table:table-cell>
          <table:table-cell office:value-type="float" office:value="1.62039647102356" calcext:value-type="float">
            <text:p>1,62039647102356</text:p>
          </table:table-cell>
        </table:table-row>
        <table:table-row table:style-name="ro1">
          <table:table-cell/>
          <table:table-cell office:value-type="float" office:value="4.184" calcext:value-type="float">
            <text:p>4,184</text:p>
          </table:table-cell>
          <table:table-cell office:value-type="float" office:value="1.61906262338161" calcext:value-type="float">
            <text:p>1,61906262338161</text:p>
          </table:table-cell>
        </table:table-row>
        <table:table-row table:style-name="ro1">
          <table:table-cell/>
          <table:table-cell office:value-type="float" office:value="4.186" calcext:value-type="float">
            <text:p>4,186</text:p>
          </table:table-cell>
          <table:table-cell office:value-type="float" office:value="1.61773038506508" calcext:value-type="float">
            <text:p>1,61773038506508</text:p>
          </table:table-cell>
        </table:table-row>
        <table:table-row table:style-name="ro1">
          <table:table-cell/>
          <table:table-cell office:value-type="float" office:value="4.188" calcext:value-type="float">
            <text:p>4,188</text:p>
          </table:table-cell>
          <table:table-cell office:value-type="float" office:value="1.61639978587627" calcext:value-type="float">
            <text:p>1,61639978587627</text:p>
          </table:table-cell>
        </table:table-row>
        <table:table-row table:style-name="ro1">
          <table:table-cell/>
          <table:table-cell office:value-type="float" office:value="4.19" calcext:value-type="float">
            <text:p>4,19</text:p>
          </table:table-cell>
          <table:table-cell office:value-type="float" office:value="1.61507081091404" calcext:value-type="float">
            <text:p>1,61507081091404</text:p>
          </table:table-cell>
        </table:table-row>
        <table:table-row table:style-name="ro1">
          <table:table-cell/>
          <table:table-cell office:value-type="float" office:value="4.192" calcext:value-type="float">
            <text:p>4,192</text:p>
          </table:table-cell>
          <table:table-cell office:value-type="float" office:value="1.61374346017838" calcext:value-type="float">
            <text:p>1,61374346017838</text:p>
          </table:table-cell>
        </table:table-row>
        <table:table-row table:style-name="ro1">
          <table:table-cell/>
          <table:table-cell office:value-type="float" office:value="4.194" calcext:value-type="float">
            <text:p>4,194</text:p>
          </table:table-cell>
          <table:table-cell office:value-type="float" office:value="1.61241773366928" calcext:value-type="float">
            <text:p>1,61241773366928</text:p>
          </table:table-cell>
        </table:table-row>
        <table:table-row table:style-name="ro1">
          <table:table-cell/>
          <table:table-cell office:value-type="float" office:value="4.196" calcext:value-type="float">
            <text:p>4,196</text:p>
          </table:table-cell>
          <table:table-cell office:value-type="float" office:value="1.61109363138676" calcext:value-type="float">
            <text:p>1,61109363138676</text:p>
          </table:table-cell>
        </table:table-row>
        <table:table-row table:style-name="ro1">
          <table:table-cell/>
          <table:table-cell office:value-type="float" office:value="4.198" calcext:value-type="float">
            <text:p>4,198</text:p>
          </table:table-cell>
          <table:table-cell office:value-type="float" office:value="1.60977113842964" calcext:value-type="float">
            <text:p>1,60977113842964</text:p>
          </table:table-cell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office:value-type="float" office:value="1.60845025479794" calcext:value-type="float">
            <text:p>1,60845025479794</text:p>
          </table:table-cell>
        </table:table-row>
        <table:table-row table:style-name="ro1">
          <table:table-cell/>
          <table:table-cell office:value-type="float" office:value="4.202" calcext:value-type="float">
            <text:p>4,202</text:p>
          </table:table-cell>
          <table:table-cell office:value-type="float" office:value="1.60713098049164" calcext:value-type="float">
            <text:p>1,60713098049164</text:p>
          </table:table-cell>
        </table:table-row>
        <table:table-row table:style-name="ro1">
          <table:table-cell/>
          <table:table-cell office:value-type="float" office:value="4.204" calcext:value-type="float">
            <text:p>4,204</text:p>
          </table:table-cell>
          <table:table-cell office:value-type="float" office:value="1.60581331551075" calcext:value-type="float">
            <text:p>1,60581331551075</text:p>
          </table:table-cell>
        </table:table-row>
        <table:table-row table:style-name="ro1">
          <table:table-cell/>
          <table:table-cell office:value-type="float" office:value="4.206" calcext:value-type="float">
            <text:p>4,206</text:p>
          </table:table-cell>
          <table:table-cell office:value-type="float" office:value="1.60449725985527" calcext:value-type="float">
            <text:p>1,60449725985527</text:p>
          </table:table-cell>
        </table:table-row>
        <table:table-row table:style-name="ro1">
          <table:table-cell/>
          <table:table-cell office:value-type="float" office:value="4.208" calcext:value-type="float">
            <text:p>4,208</text:p>
          </table:table-cell>
          <table:table-cell office:value-type="float" office:value="1.6031828135252" calcext:value-type="float">
            <text:p>1,6031828135252</text:p>
          </table:table-cell>
        </table:table-row>
        <table:table-row table:style-name="ro1">
          <table:table-cell/>
          <table:table-cell office:value-type="float" office:value="4.21" calcext:value-type="float">
            <text:p>4,21</text:p>
          </table:table-cell>
          <table:table-cell office:value-type="float" office:value="1.60186996161938" calcext:value-type="float">
            <text:p>1,60186996161938</text:p>
          </table:table-cell>
        </table:table-row>
        <table:table-row table:style-name="ro1">
          <table:table-cell/>
          <table:table-cell office:value-type="float" office:value="4.212" calcext:value-type="float">
            <text:p>4,212</text:p>
          </table:table-cell>
          <table:table-cell office:value-type="float" office:value="1.6005587041378" calcext:value-type="float">
            <text:p>1,6005587041378</text:p>
          </table:table-cell>
        </table:table-row>
        <table:table-row table:style-name="ro1">
          <table:table-cell/>
          <table:table-cell office:value-type="float" office:value="4.214" calcext:value-type="float">
            <text:p>4,214</text:p>
          </table:table-cell>
          <table:table-cell office:value-type="float" office:value="1.59924904108048" calcext:value-type="float">
            <text:p>1,59924904108048</text:p>
          </table:table-cell>
        </table:table-row>
        <table:table-row table:style-name="ro1">
          <table:table-cell/>
          <table:table-cell office:value-type="float" office:value="4.216" calcext:value-type="float">
            <text:p>4,216</text:p>
          </table:table-cell>
          <table:table-cell office:value-type="float" office:value="1.5979409724474" calcext:value-type="float">
            <text:p>1,5979409724474</text:p>
          </table:table-cell>
        </table:table-row>
        <table:table-row table:style-name="ro1">
          <table:table-cell/>
          <table:table-cell office:value-type="float" office:value="4.218" calcext:value-type="float">
            <text:p>4,218</text:p>
          </table:table-cell>
          <table:table-cell office:value-type="float" office:value="1.59663449823856" calcext:value-type="float">
            <text:p>1,59663449823856</text:p>
          </table:table-cell>
        </table:table-row>
        <table:table-row table:style-name="ro1">
          <table:table-cell/>
          <table:table-cell office:value-type="float" office:value="4.22" calcext:value-type="float">
            <text:p>4,22</text:p>
          </table:table-cell>
          <table:table-cell office:value-type="float" office:value="1.59532960355282" calcext:value-type="float">
            <text:p>1,59532960355282</text:p>
          </table:table-cell>
        </table:table-row>
        <table:table-row table:style-name="ro1">
          <table:table-cell/>
          <table:table-cell office:value-type="float" office:value="4.222" calcext:value-type="float">
            <text:p>4,222</text:p>
          </table:table-cell>
          <table:table-cell office:value-type="float" office:value="1.59402630329132" calcext:value-type="float">
            <text:p>1,59402630329132</text:p>
          </table:table-cell>
        </table:table-row>
        <table:table-row table:style-name="ro1">
          <table:table-cell/>
          <table:table-cell office:value-type="float" office:value="4.224" calcext:value-type="float">
            <text:p>4,224</text:p>
          </table:table-cell>
          <table:table-cell office:value-type="float" office:value="1.59272458255291" calcext:value-type="float">
            <text:p>1,59272458255291</text:p>
          </table:table-cell>
        </table:table-row>
        <table:table-row table:style-name="ro1">
          <table:table-cell/>
          <table:table-cell office:value-type="float" office:value="4.226" calcext:value-type="float">
            <text:p>4,226</text:p>
          </table:table-cell>
          <table:table-cell office:value-type="float" office:value="1.59142444133759" calcext:value-type="float">
            <text:p>1,59142444133759</text:p>
          </table:table-cell>
        </table:table-row>
        <table:table-row table:style-name="ro1">
          <table:table-cell/>
          <table:table-cell office:value-type="float" office:value="4.228" calcext:value-type="float">
            <text:p>4,228</text:p>
          </table:table-cell>
          <table:table-cell office:value-type="float" office:value="1.59012587964535" calcext:value-type="float">
            <text:p>1,59012587964535</text:p>
          </table:table-cell>
        </table:table-row>
        <table:table-row table:style-name="ro1">
          <table:table-cell/>
          <table:table-cell office:value-type="float" office:value="4.23" calcext:value-type="float">
            <text:p>4,23</text:p>
          </table:table-cell>
          <table:table-cell office:value-type="float" office:value="1.5888288974762" calcext:value-type="float">
            <text:p>1,5888288974762</text:p>
          </table:table-cell>
        </table:table-row>
        <table:table-row table:style-name="ro1">
          <table:table-cell/>
          <table:table-cell office:value-type="float" office:value="4.232" calcext:value-type="float">
            <text:p>4,232</text:p>
          </table:table-cell>
          <table:table-cell office:value-type="float" office:value="1.58753347992897" calcext:value-type="float">
            <text:p>1,58753347992897</text:p>
          </table:table-cell>
        </table:table-row>
        <table:table-row table:style-name="ro1">
          <table:table-cell/>
          <table:table-cell office:value-type="float" office:value="4.234" calcext:value-type="float">
            <text:p>4,234</text:p>
          </table:table-cell>
          <table:table-cell office:value-type="float" office:value="1.58623962700367" calcext:value-type="float">
            <text:p>1,58623962700367</text:p>
          </table:table-cell>
        </table:table-row>
        <table:table-row table:style-name="ro1">
          <table:table-cell/>
          <table:table-cell office:value-type="float" office:value="4.236" calcext:value-type="float">
            <text:p>4,236</text:p>
          </table:table-cell>
          <table:table-cell office:value-type="float" office:value="1.58494735360146" calcext:value-type="float">
            <text:p>1,58494735360146</text:p>
          </table:table-cell>
        </table:table-row>
        <table:table-row table:style-name="ro1">
          <table:table-cell/>
          <table:table-cell office:value-type="float" office:value="4.238" calcext:value-type="float">
            <text:p>4,238</text:p>
          </table:table-cell>
          <table:table-cell office:value-type="float" office:value="1.58365662992001" calcext:value-type="float">
            <text:p>1,58365662992001</text:p>
          </table:table-cell>
        </table:table-row>
        <table:table-row table:style-name="ro1">
          <table:table-cell/>
          <table:table-cell office:value-type="float" office:value="4.24" calcext:value-type="float">
            <text:p>4,24</text:p>
          </table:table-cell>
          <table:table-cell office:value-type="float" office:value="1.58236748576164" calcext:value-type="float">
            <text:p>1,58236748576164</text:p>
          </table:table-cell>
        </table:table-row>
        <table:table-row table:style-name="ro1">
          <table:table-cell/>
          <table:table-cell office:value-type="float" office:value="4.242" calcext:value-type="float">
            <text:p>4,242</text:p>
          </table:table-cell>
          <table:table-cell office:value-type="float" office:value="1.58107989132404" calcext:value-type="float">
            <text:p>1,58107989132404</text:p>
          </table:table-cell>
        </table:table-row>
        <table:table-row table:style-name="ro1">
          <table:table-cell/>
          <table:table-cell office:value-type="float" office:value="4.244" calcext:value-type="float">
            <text:p>4,244</text:p>
          </table:table-cell>
          <table:table-cell office:value-type="float" office:value="1.57979386150837" calcext:value-type="float">
            <text:p>1,57979386150837</text:p>
          </table:table-cell>
        </table:table-row>
        <table:table-row table:style-name="ro1">
          <table:table-cell/>
          <table:table-cell office:value-type="float" office:value="4.246" calcext:value-type="float">
            <text:p>4,246</text:p>
          </table:table-cell>
          <table:table-cell office:value-type="float" office:value="1.57850938141346" calcext:value-type="float">
            <text:p>1,57850938141346</text:p>
          </table:table-cell>
        </table:table-row>
        <table:table-row table:style-name="ro1">
          <table:table-cell/>
          <table:table-cell office:value-type="float" office:value="4.248" calcext:value-type="float">
            <text:p>4,248</text:p>
          </table:table-cell>
          <table:table-cell office:value-type="float" office:value="1.57722645103931" calcext:value-type="float">
            <text:p>1,57722645103931</text:p>
          </table:table-cell>
        </table:table-row>
        <table:table-row table:style-name="ro1">
          <table:table-cell/>
          <table:table-cell office:value-type="float" office:value="4.25" calcext:value-type="float">
            <text:p>4,25</text:p>
          </table:table-cell>
          <table:table-cell office:value-type="float" office:value="1.57594508528709" calcext:value-type="float">
            <text:p>1,57594508528709</text:p>
          </table:table-cell>
        </table:table-row>
        <table:table-row table:style-name="ro1">
          <table:table-cell/>
          <table:table-cell office:value-type="float" office:value="4.252" calcext:value-type="float">
            <text:p>4,252</text:p>
          </table:table-cell>
          <table:table-cell office:value-type="float" office:value="1.57466525435448" calcext:value-type="float">
            <text:p>1,57466525435448</text:p>
          </table:table-cell>
        </table:table-row>
        <table:table-row table:style-name="ro1">
          <table:table-cell/>
          <table:table-cell office:value-type="float" office:value="4.254" calcext:value-type="float">
            <text:p>4,254</text:p>
          </table:table-cell>
          <table:table-cell office:value-type="float" office:value="1.57338697314262" calcext:value-type="float">
            <text:p>1,57338697314262</text:p>
          </table:table-cell>
        </table:table-row>
        <table:table-row table:style-name="ro1">
          <table:table-cell/>
          <table:table-cell office:value-type="float" office:value="4.256" calcext:value-type="float">
            <text:p>4,256</text:p>
          </table:table-cell>
          <table:table-cell office:value-type="float" office:value="1.57211022675037" calcext:value-type="float">
            <text:p>1,57211022675037</text:p>
          </table:table-cell>
        </table:table-row>
        <table:table-row table:style-name="ro1">
          <table:table-cell/>
          <table:table-cell office:value-type="float" office:value="4.258" calcext:value-type="float">
            <text:p>4,258</text:p>
          </table:table-cell>
          <table:table-cell office:value-type="float" office:value="1.57083503007889" calcext:value-type="float">
            <text:p>1,57083503007889</text:p>
          </table:table-cell>
        </table:table-row>
        <table:table-row table:style-name="ro1">
          <table:table-cell/>
          <table:table-cell office:value-type="float" office:value="4.26" calcext:value-type="float">
            <text:p>4,26</text:p>
          </table:table-cell>
          <table:table-cell office:value-type="float" office:value="1.56956136822701" calcext:value-type="float">
            <text:p>1,56956136822701</text:p>
          </table:table-cell>
        </table:table-row>
        <table:table-row table:style-name="ro1">
          <table:table-cell/>
          <table:table-cell office:value-type="float" office:value="4.262" calcext:value-type="float">
            <text:p>4,262</text:p>
          </table:table-cell>
          <table:table-cell office:value-type="float" office:value="1.56828924119473" calcext:value-type="float">
            <text:p>1,56828924119473</text:p>
          </table:table-cell>
        </table:table-row>
        <table:table-row table:style-name="ro1">
          <table:table-cell/>
          <table:table-cell office:value-type="float" office:value="4.264" calcext:value-type="float">
            <text:p>4,264</text:p>
          </table:table-cell>
          <table:table-cell office:value-type="float" office:value="1.56701863408089" calcext:value-type="float">
            <text:p>1,56701863408089</text:p>
          </table:table-cell>
        </table:table-row>
        <table:table-row table:style-name="ro1">
          <table:table-cell/>
          <table:table-cell office:value-type="float" office:value="4.266" calcext:value-type="float">
            <text:p>4,266</text:p>
          </table:table-cell>
          <table:table-cell office:value-type="float" office:value="1.56574957668781" calcext:value-type="float">
            <text:p>1,56574957668781</text:p>
          </table:table-cell>
        </table:table-row>
        <table:table-row table:style-name="ro1">
          <table:table-cell/>
          <table:table-cell office:value-type="float" office:value="4.268" calcext:value-type="float">
            <text:p>4,268</text:p>
          </table:table-cell>
          <table:table-cell office:value-type="float" office:value="1.56448203921318" calcext:value-type="float">
            <text:p>1,56448203921318</text:p>
          </table:table-cell>
        </table:table-row>
        <table:table-row table:style-name="ro1">
          <table:table-cell/>
          <table:table-cell office:value-type="float" office:value="4.27" calcext:value-type="float">
            <text:p>4,27</text:p>
          </table:table-cell>
          <table:table-cell office:value-type="float" office:value="1.56321603655815" calcext:value-type="float">
            <text:p>1,56321603655815</text:p>
          </table:table-cell>
        </table:table-row>
        <table:table-row table:style-name="ro1">
          <table:table-cell/>
          <table:table-cell office:value-type="float" office:value="4.272" calcext:value-type="float">
            <text:p>4,272</text:p>
          </table:table-cell>
          <table:table-cell office:value-type="float" office:value="1.5619515389204" calcext:value-type="float">
            <text:p>1,5619515389204</text:p>
          </table:table-cell>
        </table:table-row>
        <table:table-row table:style-name="ro1">
          <table:table-cell/>
          <table:table-cell office:value-type="float" office:value="4.274" calcext:value-type="float">
            <text:p>4,274</text:p>
          </table:table-cell>
          <table:table-cell office:value-type="float" office:value="1.56068857610226" calcext:value-type="float">
            <text:p>1,56068857610226</text:p>
          </table:table-cell>
        </table:table-row>
        <table:table-row table:style-name="ro1">
          <table:table-cell/>
          <table:table-cell office:value-type="float" office:value="4.276" calcext:value-type="float">
            <text:p>4,276</text:p>
          </table:table-cell>
          <table:table-cell office:value-type="float" office:value="1.55942713320255" calcext:value-type="float">
            <text:p>1,55942713320255</text:p>
          </table:table-cell>
        </table:table-row>
        <table:table-row table:style-name="ro1">
          <table:table-cell/>
          <table:table-cell office:value-type="float" office:value="4.278" calcext:value-type="float">
            <text:p>4,278</text:p>
          </table:table-cell>
          <table:table-cell office:value-type="float" office:value="1.55816719532013" calcext:value-type="float">
            <text:p>1,55816719532013</text:p>
          </table:table-cell>
        </table:table-row>
        <table:table-row table:style-name="ro1">
          <table:table-cell/>
          <table:table-cell office:value-type="float" office:value="4.28" calcext:value-type="float">
            <text:p>4,28</text:p>
          </table:table-cell>
          <table:table-cell office:value-type="float" office:value="1.55690877735615" calcext:value-type="float">
            <text:p>1,55690877735615</text:p>
          </table:table-cell>
        </table:table-row>
        <table:table-row table:style-name="ro1">
          <table:table-cell/>
          <table:table-cell office:value-type="float" office:value="4.282" calcext:value-type="float">
            <text:p>4,282</text:p>
          </table:table-cell>
          <table:table-cell office:value-type="float" office:value="1.55565187931061" calcext:value-type="float">
            <text:p>1,55565187931061</text:p>
          </table:table-cell>
        </table:table-row>
        <table:table-row table:style-name="ro1">
          <table:table-cell/>
          <table:table-cell office:value-type="float" office:value="4.284" calcext:value-type="float">
            <text:p>4,284</text:p>
          </table:table-cell>
          <table:table-cell office:value-type="float" office:value="1.55439647138119" calcext:value-type="float">
            <text:p>1,55439647138119</text:p>
          </table:table-cell>
        </table:table-row>
        <table:table-row table:style-name="ro1">
          <table:table-cell/>
          <table:table-cell office:value-type="float" office:value="4.286" calcext:value-type="float">
            <text:p>4,286</text:p>
          </table:table-cell>
          <table:table-cell office:value-type="float" office:value="1.55314258337021" calcext:value-type="float">
            <text:p>1,55314258337021</text:p>
          </table:table-cell>
        </table:table-row>
        <table:table-row table:style-name="ro1">
          <table:table-cell/>
          <table:table-cell office:value-type="float" office:value="4.288" calcext:value-type="float">
            <text:p>4,288</text:p>
          </table:table-cell>
          <table:table-cell office:value-type="float" office:value="1.55189020037651" calcext:value-type="float">
            <text:p>1,55189020037651</text:p>
          </table:table-cell>
        </table:table-row>
        <table:table-row table:style-name="ro1">
          <table:table-cell/>
          <table:table-cell office:value-type="float" office:value="4.29" calcext:value-type="float">
            <text:p>4,29</text:p>
          </table:table-cell>
          <table:table-cell office:value-type="float" office:value="1.55063930749893" calcext:value-type="float">
            <text:p>1,55063930749893</text:p>
          </table:table-cell>
        </table:table-row>
        <table:table-row table:style-name="ro1">
          <table:table-cell/>
          <table:table-cell office:value-type="float" office:value="4.292" calcext:value-type="float">
            <text:p>4,292</text:p>
          </table:table-cell>
          <table:table-cell office:value-type="float" office:value="1.54938991963863" calcext:value-type="float">
            <text:p>1,54938991963863</text:p>
          </table:table-cell>
        </table:table-row>
        <table:table-row table:style-name="ro1">
          <table:table-cell/>
          <table:table-cell office:value-type="float" office:value="4.294" calcext:value-type="float">
            <text:p>4,294</text:p>
          </table:table-cell>
          <table:table-cell office:value-type="float" office:value="1.54814203679562" calcext:value-type="float">
            <text:p>1,54814203679562</text:p>
          </table:table-cell>
        </table:table-row>
        <table:table-row table:style-name="ro1">
          <table:table-cell/>
          <table:table-cell office:value-type="float" office:value="4.296" calcext:value-type="float">
            <text:p>4,296</text:p>
          </table:table-cell>
          <table:table-cell office:value-type="float" office:value="1.54689562916756" calcext:value-type="float">
            <text:p>1,54689562916756</text:p>
          </table:table-cell>
        </table:table-row>
        <table:table-row table:style-name="ro1">
          <table:table-cell/>
          <table:table-cell office:value-type="float" office:value="4.298" calcext:value-type="float">
            <text:p>4,298</text:p>
          </table:table-cell>
          <table:table-cell office:value-type="float" office:value="1.54565072655678" calcext:value-type="float">
            <text:p>1,54565072655678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office:value-type="float" office:value="1.54440731406212" calcext:value-type="float">
            <text:p>1,54440731406212</text:p>
          </table:table-cell>
        </table:table-row>
        <table:table-row table:style-name="ro1">
          <table:table-cell/>
          <table:table-cell office:value-type="float" office:value="4.302" calcext:value-type="float">
            <text:p>4,302</text:p>
          </table:table-cell>
          <table:table-cell office:value-type="float" office:value="1.54316539168358" calcext:value-type="float">
            <text:p>1,54316539168358</text:p>
          </table:table-cell>
        </table:table-row>
        <table:table-row table:style-name="ro1">
          <table:table-cell/>
          <table:table-cell office:value-type="float" office:value="4.304" calcext:value-type="float">
            <text:p>4,304</text:p>
          </table:table-cell>
          <table:table-cell office:value-type="float" office:value="1.54192495942116" calcext:value-type="float">
            <text:p>1,54192495942116</text:p>
          </table:table-cell>
        </table:table-row>
        <table:table-row table:style-name="ro1">
          <table:table-cell/>
          <table:table-cell office:value-type="float" office:value="4.306" calcext:value-type="float">
            <text:p>4,306</text:p>
          </table:table-cell>
          <table:table-cell office:value-type="float" office:value="1.5406860023737" calcext:value-type="float">
            <text:p>1,5406860023737</text:p>
          </table:table-cell>
        </table:table-row>
        <table:table-row table:style-name="ro1">
          <table:table-cell/>
          <table:table-cell office:value-type="float" office:value="4.308" calcext:value-type="float">
            <text:p>4,308</text:p>
          </table:table-cell>
          <table:table-cell office:value-type="float" office:value="1.53944852054119" calcext:value-type="float">
            <text:p>1,53944852054119</text:p>
          </table:table-cell>
        </table:table-row>
        <table:table-row table:style-name="ro1">
          <table:table-cell/>
          <table:table-cell office:value-type="float" office:value="4.31" calcext:value-type="float">
            <text:p>4,31</text:p>
          </table:table-cell>
          <table:table-cell office:value-type="float" office:value="1.53821251392365" calcext:value-type="float">
            <text:p>1,53821251392365</text:p>
          </table:table-cell>
        </table:table-row>
        <table:table-row table:style-name="ro1">
          <table:table-cell/>
          <table:table-cell office:value-type="float" office:value="4.312" calcext:value-type="float">
            <text:p>4,312</text:p>
          </table:table-cell>
          <table:table-cell office:value-type="float" office:value="1.53697799742222" calcext:value-type="float">
            <text:p>1,53697799742222</text:p>
          </table:table-cell>
        </table:table-row>
        <table:table-row table:style-name="ro1">
          <table:table-cell/>
          <table:table-cell office:value-type="float" office:value="4.314" calcext:value-type="float">
            <text:p>4,314</text:p>
          </table:table-cell>
          <table:table-cell office:value-type="float" office:value="1.53574494123459" calcext:value-type="float">
            <text:p>1,53574494123459</text:p>
          </table:table-cell>
        </table:table-row>
        <table:table-row table:style-name="ro1">
          <table:table-cell/>
          <table:table-cell office:value-type="float" office:value="4.316" calcext:value-type="float">
            <text:p>4,316</text:p>
          </table:table-cell>
          <table:table-cell office:value-type="float" office:value="1.53451336026192" calcext:value-type="float">
            <text:p>1,53451336026192</text:p>
          </table:table-cell>
        </table:table-row>
        <table:table-row table:style-name="ro1">
          <table:table-cell/>
          <table:table-cell office:value-type="float" office:value="4.318" calcext:value-type="float">
            <text:p>4,318</text:p>
          </table:table-cell>
          <table:table-cell office:value-type="float" office:value="1.5332832545042" calcext:value-type="float">
            <text:p>1,5332832545042</text:p>
          </table:table-cell>
        </table:table-row>
        <table:table-row table:style-name="ro1">
          <table:table-cell/>
          <table:table-cell office:value-type="float" office:value="4.32" calcext:value-type="float">
            <text:p>4,32</text:p>
          </table:table-cell>
          <table:table-cell office:value-type="float" office:value="1.53205460906029" calcext:value-type="float">
            <text:p>1,53205460906029</text:p>
          </table:table-cell>
        </table:table-row>
        <table:table-row table:style-name="ro1">
          <table:table-cell/>
          <table:table-cell office:value-type="float" office:value="4.322" calcext:value-type="float">
            <text:p>4,322</text:p>
          </table:table-cell>
          <table:table-cell office:value-type="float" office:value="1.53082743883133" calcext:value-type="float">
            <text:p>1,53082743883133</text:p>
          </table:table-cell>
        </table:table-row>
        <table:table-row table:style-name="ro1">
          <table:table-cell/>
          <table:table-cell office:value-type="float" office:value="4.324" calcext:value-type="float">
            <text:p>4,324</text:p>
          </table:table-cell>
          <table:table-cell office:value-type="float" office:value="1.52960171401501" calcext:value-type="float">
            <text:p>1,52960171401501</text:p>
          </table:table-cell>
        </table:table-row>
        <table:table-row table:style-name="ro1">
          <table:table-cell/>
          <table:table-cell office:value-type="float" office:value="4.326" calcext:value-type="float">
            <text:p>4,326</text:p>
          </table:table-cell>
          <table:table-cell office:value-type="float" office:value="1.52837746441364" calcext:value-type="float">
            <text:p>1,52837746441364</text:p>
          </table:table-cell>
        </table:table-row>
        <table:table-row table:style-name="ro1">
          <table:table-cell/>
          <table:table-cell office:value-type="float" office:value="4.328" calcext:value-type="float">
            <text:p>4,328</text:p>
          </table:table-cell>
          <table:table-cell office:value-type="float" office:value="1.52715466022491" calcext:value-type="float">
            <text:p>1,52715466022491</text:p>
          </table:table-cell>
        </table:table-row>
        <table:table-row table:style-name="ro1">
          <table:table-cell/>
          <table:table-cell office:value-type="float" office:value="4.33" calcext:value-type="float">
            <text:p>4,33</text:p>
          </table:table-cell>
          <table:table-cell office:value-type="float" office:value="1.52593331634998" calcext:value-type="float">
            <text:p>1,52593331634998</text:p>
          </table:table-cell>
        </table:table-row>
        <table:table-row table:style-name="ro1">
          <table:table-cell/>
          <table:table-cell office:value-type="float" office:value="4.332" calcext:value-type="float">
            <text:p>4,332</text:p>
          </table:table-cell>
          <table:table-cell office:value-type="float" office:value="1.52471341788769" calcext:value-type="float">
            <text:p>1,52471341788769</text:p>
          </table:table-cell>
        </table:table-row>
        <table:table-row table:style-name="ro1">
          <table:table-cell/>
          <table:table-cell office:value-type="float" office:value="4.334" calcext:value-type="float">
            <text:p>4,334</text:p>
          </table:table-cell>
          <table:table-cell office:value-type="float" office:value="1.52349497973919" calcext:value-type="float">
            <text:p>1,52349497973919</text:p>
          </table:table-cell>
        </table:table-row>
        <table:table-row table:style-name="ro1">
          <table:table-cell/>
          <table:table-cell office:value-type="float" office:value="4.336" calcext:value-type="float">
            <text:p>4,336</text:p>
          </table:table-cell>
          <table:table-cell office:value-type="float" office:value="1.52227798700333" calcext:value-type="float">
            <text:p>1,52227798700333</text:p>
          </table:table-cell>
        </table:table-row>
        <table:table-row table:style-name="ro1">
          <table:table-cell/>
          <table:table-cell office:value-type="float" office:value="4.338" calcext:value-type="float">
            <text:p>4,338</text:p>
          </table:table-cell>
          <table:table-cell office:value-type="float" office:value="1.5210624396801" calcext:value-type="float">
            <text:p>1,5210624396801</text:p>
          </table:table-cell>
        </table:table-row>
        <table:table-row table:style-name="ro1">
          <table:table-cell/>
          <table:table-cell office:value-type="float" office:value="4.34" calcext:value-type="float">
            <text:p>4,34</text:p>
          </table:table-cell>
          <table:table-cell office:value-type="float" office:value="1.51984833776951" calcext:value-type="float">
            <text:p>1,51984833776951</text:p>
          </table:table-cell>
        </table:table-row>
        <table:table-row table:style-name="ro1">
          <table:table-cell/>
          <table:table-cell office:value-type="float" office:value="4.342" calcext:value-type="float">
            <text:p>4,342</text:p>
          </table:table-cell>
          <table:table-cell office:value-type="float" office:value="1.51863566637039" calcext:value-type="float">
            <text:p>1,51863566637039</text:p>
          </table:table-cell>
        </table:table-row>
        <table:table-row table:style-name="ro1">
          <table:table-cell/>
          <table:table-cell office:value-type="float" office:value="4.344" calcext:value-type="float">
            <text:p>4,344</text:p>
          </table:table-cell>
          <table:table-cell office:value-type="float" office:value="1.51742445528507" calcext:value-type="float">
            <text:p>1,51742445528507</text:p>
          </table:table-cell>
        </table:table-row>
        <table:table-row table:style-name="ro1">
          <table:table-cell/>
          <table:table-cell office:value-type="float" office:value="4.346" calcext:value-type="float">
            <text:p>4,346</text:p>
          </table:table-cell>
          <table:table-cell office:value-type="float" office:value="1.51621465981007" calcext:value-type="float">
            <text:p>1,51621465981007</text:p>
          </table:table-cell>
        </table:table-row>
        <table:table-row table:style-name="ro1">
          <table:table-cell/>
          <table:table-cell office:value-type="float" office:value="4.348" calcext:value-type="float">
            <text:p>4,348</text:p>
          </table:table-cell>
          <table:table-cell office:value-type="float" office:value="1.5150063097477" calcext:value-type="float">
            <text:p>1,5150063097477</text:p>
          </table:table-cell>
        </table:table-row>
        <table:table-row table:style-name="ro1">
          <table:table-cell/>
          <table:table-cell office:value-type="float" office:value="4.35" calcext:value-type="float">
            <text:p>4,35</text:p>
          </table:table-cell>
          <table:table-cell office:value-type="float" office:value="1.5137993901968" calcext:value-type="float">
            <text:p>1,5137993901968</text:p>
          </table:table-cell>
        </table:table-row>
        <table:table-row table:style-name="ro1">
          <table:table-cell/>
          <table:table-cell office:value-type="float" office:value="4.352" calcext:value-type="float">
            <text:p>4,352</text:p>
          </table:table-cell>
          <table:table-cell office:value-type="float" office:value="1.51259390115738" calcext:value-type="float">
            <text:p>1,51259390115738</text:p>
          </table:table-cell>
        </table:table-row>
        <table:table-row table:style-name="ro1">
          <table:table-cell/>
          <table:table-cell office:value-type="float" office:value="4.354" calcext:value-type="float">
            <text:p>4,354</text:p>
          </table:table-cell>
          <table:table-cell office:value-type="float" office:value="1.51138984262943" calcext:value-type="float">
            <text:p>1,51138984262943</text:p>
          </table:table-cell>
        </table:table-row>
        <table:table-row table:style-name="ro1">
          <table:table-cell/>
          <table:table-cell office:value-type="float" office:value="4.356" calcext:value-type="float">
            <text:p>4,356</text:p>
          </table:table-cell>
          <table:table-cell office:value-type="float" office:value="1.51018721461296" calcext:value-type="float">
            <text:p>1,51018721461296</text:p>
          </table:table-cell>
        </table:table-row>
        <table:table-row table:style-name="ro1">
          <table:table-cell/>
          <table:table-cell office:value-type="float" office:value="4.358" calcext:value-type="float">
            <text:p>4,358</text:p>
          </table:table-cell>
          <table:table-cell office:value-type="float" office:value="1.5089860022068" calcext:value-type="float">
            <text:p>1,5089860022068</text:p>
          </table:table-cell>
        </table:table-row>
        <table:table-row table:style-name="ro1">
          <table:table-cell/>
          <table:table-cell office:value-type="float" office:value="4.36" calcext:value-type="float">
            <text:p>4,36</text:p>
          </table:table-cell>
          <table:table-cell office:value-type="float" office:value="1.50778620541096" calcext:value-type="float">
            <text:p>1,50778620541096</text:p>
          </table:table-cell>
        </table:table-row>
        <table:table-row table:style-name="ro1">
          <table:table-cell/>
          <table:table-cell office:value-type="float" office:value="4.362" calcext:value-type="float">
            <text:p>4,362</text:p>
          </table:table-cell>
          <table:table-cell office:value-type="float" office:value="1.50658783912659" calcext:value-type="float">
            <text:p>1,50658783912659</text:p>
          </table:table-cell>
        </table:table-row>
        <table:table-row table:style-name="ro1">
          <table:table-cell/>
          <table:table-cell office:value-type="float" office:value="4.364" calcext:value-type="float">
            <text:p>4,364</text:p>
          </table:table-cell>
          <table:table-cell office:value-type="float" office:value="1.50539088845253" calcext:value-type="float">
            <text:p>1,50539088845253</text:p>
          </table:table-cell>
        </table:table-row>
        <table:table-row table:style-name="ro1">
          <table:table-cell/>
          <table:table-cell office:value-type="float" office:value="4.366" calcext:value-type="float">
            <text:p>4,366</text:p>
          </table:table-cell>
          <table:table-cell office:value-type="float" office:value="1.50419533848763" calcext:value-type="float">
            <text:p>1,50419533848763</text:p>
          </table:table-cell>
        </table:table-row>
        <table:table-row table:style-name="ro1">
          <table:table-cell/>
          <table:table-cell office:value-type="float" office:value="4.368" calcext:value-type="float">
            <text:p>4,368</text:p>
          </table:table-cell>
          <table:table-cell office:value-type="float" office:value="1.5030012190342" calcext:value-type="float">
            <text:p>1,5030012190342</text:p>
          </table:table-cell>
        </table:table-row>
        <table:table-row table:style-name="ro1">
          <table:table-cell/>
          <table:table-cell office:value-type="float" office:value="4.37" calcext:value-type="float">
            <text:p>4,37</text:p>
          </table:table-cell>
          <table:table-cell office:value-type="float" office:value="1.50180850028992" calcext:value-type="float">
            <text:p>1,50180850028992</text:p>
          </table:table-cell>
        </table:table-row>
        <table:table-row table:style-name="ro1">
          <table:table-cell/>
          <table:table-cell office:value-type="float" office:value="4.372" calcext:value-type="float">
            <text:p>4,372</text:p>
          </table:table-cell>
          <table:table-cell office:value-type="float" office:value="1.50061719715595" calcext:value-type="float">
            <text:p>1,50061719715595</text:p>
          </table:table-cell>
        </table:table-row>
        <table:table-row table:style-name="ro1">
          <table:table-cell/>
          <table:table-cell office:value-type="float" office:value="4.374" calcext:value-type="float">
            <text:p>4,374</text:p>
          </table:table-cell>
          <table:table-cell office:value-type="float" office:value="1.49942729473114" calcext:value-type="float">
            <text:p>1,49942729473114</text:p>
          </table:table-cell>
        </table:table-row>
        <table:table-row table:style-name="ro1">
          <table:table-cell/>
          <table:table-cell office:value-type="float" office:value="4.376" calcext:value-type="float">
            <text:p>4,376</text:p>
          </table:table-cell>
          <table:table-cell office:value-type="float" office:value="1.49823879301548" calcext:value-type="float">
            <text:p>1,49823879301548</text:p>
          </table:table-cell>
        </table:table-row>
        <table:table-row table:style-name="ro1">
          <table:table-cell/>
          <table:table-cell office:value-type="float" office:value="4.378" calcext:value-type="float">
            <text:p>4,378</text:p>
          </table:table-cell>
          <table:table-cell office:value-type="float" office:value="1.49705169200897" calcext:value-type="float">
            <text:p>1,49705169200897</text:p>
          </table:table-cell>
        </table:table-row>
        <table:table-row table:style-name="ro1">
          <table:table-cell/>
          <table:table-cell office:value-type="float" office:value="4.38" calcext:value-type="float">
            <text:p>4,38</text:p>
          </table:table-cell>
          <table:table-cell office:value-type="float" office:value="1.49586599171162" calcext:value-type="float">
            <text:p>1,49586599171162</text:p>
          </table:table-cell>
        </table:table-row>
        <table:table-row table:style-name="ro1">
          <table:table-cell/>
          <table:table-cell office:value-type="float" office:value="4.382" calcext:value-type="float">
            <text:p>4,382</text:p>
          </table:table-cell>
          <table:table-cell office:value-type="float" office:value="1.49468169212341" calcext:value-type="float">
            <text:p>1,49468169212341</text:p>
          </table:table-cell>
        </table:table-row>
        <table:table-row table:style-name="ro1">
          <table:table-cell/>
          <table:table-cell office:value-type="float" office:value="4.384" calcext:value-type="float">
            <text:p>4,384</text:p>
          </table:table-cell>
          <table:table-cell office:value-type="float" office:value="1.4934987783432" calcext:value-type="float">
            <text:p>1,4934987783432</text:p>
          </table:table-cell>
        </table:table-row>
        <table:table-row table:style-name="ro1">
          <table:table-cell/>
          <table:table-cell office:value-type="float" office:value="4.386" calcext:value-type="float">
            <text:p>4,386</text:p>
          </table:table-cell>
          <table:table-cell office:value-type="float" office:value="1.49231726527214" calcext:value-type="float">
            <text:p>1,49231726527214</text:p>
          </table:table-cell>
        </table:table-row>
        <table:table-row table:style-name="ro1">
          <table:table-cell/>
          <table:table-cell office:value-type="float" office:value="4.388" calcext:value-type="float">
            <text:p>4,388</text:p>
          </table:table-cell>
          <table:table-cell office:value-type="float" office:value="1.49113715291023" calcext:value-type="float">
            <text:p>1,49113715291023</text:p>
          </table:table-cell>
        </table:table-row>
        <table:table-row table:style-name="ro1">
          <table:table-cell/>
          <table:table-cell office:value-type="float" office:value="4.39" calcext:value-type="float">
            <text:p>4,39</text:p>
          </table:table-cell>
          <table:table-cell office:value-type="float" office:value="1.48995841145515" calcext:value-type="float">
            <text:p>1,48995841145515</text:p>
          </table:table-cell>
        </table:table-row>
        <table:table-row table:style-name="ro1">
          <table:table-cell/>
          <table:table-cell office:value-type="float" office:value="4.392" calcext:value-type="float">
            <text:p>4,392</text:p>
          </table:table-cell>
          <table:table-cell office:value-type="float" office:value="1.48878107070923" calcext:value-type="float">
            <text:p>1,48878107070923</text:p>
          </table:table-cell>
        </table:table-row>
        <table:table-row table:style-name="ro1">
          <table:table-cell/>
          <table:table-cell office:value-type="float" office:value="4.394" calcext:value-type="float">
            <text:p>4,394</text:p>
          </table:table-cell>
          <table:table-cell office:value-type="float" office:value="1.48760510087013" calcext:value-type="float">
            <text:p>1,48760510087013</text:p>
          </table:table-cell>
        </table:table-row>
        <table:table-row table:style-name="ro1">
          <table:table-cell/>
          <table:table-cell office:value-type="float" office:value="4.396" calcext:value-type="float">
            <text:p>4,396</text:p>
          </table:table-cell>
          <table:table-cell office:value-type="float" office:value="1.48643051683903" calcext:value-type="float">
            <text:p>1,48643051683903</text:p>
          </table:table-cell>
        </table:table-row>
        <table:table-row table:style-name="ro1">
          <table:table-cell/>
          <table:table-cell office:value-type="float" office:value="4.398" calcext:value-type="float">
            <text:p>4,398</text:p>
          </table:table-cell>
          <table:table-cell office:value-type="float" office:value="1.48525731861591" calcext:value-type="float">
            <text:p>1,48525731861591</text:p>
          </table:table-cell>
        </table:table-row>
        <table:table-row table:style-name="ro1">
          <table:table-cell/>
          <table:table-cell office:value-type="float" office:value="4.4" calcext:value-type="float">
            <text:p>4,4</text:p>
          </table:table-cell>
          <table:table-cell office:value-type="float" office:value="1.48408549129963" calcext:value-type="float">
            <text:p>1,48408549129963</text:p>
          </table:table-cell>
        </table:table-row>
        <table:table-row table:style-name="ro1">
          <table:table-cell/>
          <table:table-cell office:value-type="float" office:value="4.402" calcext:value-type="float">
            <text:p>4,402</text:p>
          </table:table-cell>
          <table:table-cell office:value-type="float" office:value="1.48291504979134" calcext:value-type="float">
            <text:p>1,48291504979134</text:p>
          </table:table-cell>
        </table:table-row>
        <table:table-row table:style-name="ro1">
          <table:table-cell/>
          <table:table-cell office:value-type="float" office:value="4.404" calcext:value-type="float">
            <text:p>4,404</text:p>
          </table:table-cell>
          <table:table-cell office:value-type="float" office:value="1.48174597918987" calcext:value-type="float">
            <text:p>1,48174597918987</text:p>
          </table:table-cell>
        </table:table-row>
        <table:table-row table:style-name="ro1">
          <table:table-cell/>
          <table:table-cell office:value-type="float" office:value="4.406" calcext:value-type="float">
            <text:p>4,406</text:p>
          </table:table-cell>
          <table:table-cell office:value-type="float" office:value="1.48057826459408" calcext:value-type="float">
            <text:p>1,48057826459408</text:p>
          </table:table-cell>
        </table:table-row>
        <table:table-row table:style-name="ro1">
          <table:table-cell/>
          <table:table-cell office:value-type="float" office:value="4.408" calcext:value-type="float">
            <text:p>4,408</text:p>
          </table:table-cell>
          <table:table-cell office:value-type="float" office:value="1.47941193580627" calcext:value-type="float">
            <text:p>1,47941193580627</text:p>
          </table:table-cell>
        </table:table-row>
        <table:table-row table:style-name="ro1">
          <table:table-cell/>
          <table:table-cell office:value-type="float" office:value="4.41" calcext:value-type="float">
            <text:p>4,41</text:p>
          </table:table-cell>
          <table:table-cell office:value-type="float" office:value="1.47824696302414" calcext:value-type="float">
            <text:p>1,47824696302414</text:p>
          </table:table-cell>
        </table:table-row>
        <table:table-row table:style-name="ro1">
          <table:table-cell/>
          <table:table-cell office:value-type="float" office:value="4.412" calcext:value-type="float">
            <text:p>4,412</text:p>
          </table:table-cell>
          <table:table-cell office:value-type="float" office:value="1.47708336114883" calcext:value-type="float">
            <text:p>1,47708336114883</text:p>
          </table:table-cell>
        </table:table-row>
        <table:table-row table:style-name="ro1">
          <table:table-cell/>
          <table:table-cell office:value-type="float" office:value="4.414" calcext:value-type="float">
            <text:p>4,414</text:p>
          </table:table-cell>
          <table:table-cell office:value-type="float" office:value="1.47592113018036" calcext:value-type="float">
            <text:p>1,47592113018036</text:p>
          </table:table-cell>
        </table:table-row>
        <table:table-row table:style-name="ro1">
          <table:table-cell/>
          <table:table-cell office:value-type="float" office:value="4.416" calcext:value-type="float">
            <text:p>4,416</text:p>
          </table:table-cell>
          <table:table-cell office:value-type="float" office:value="1.47476025521755" calcext:value-type="float">
            <text:p>1,47476025521755</text:p>
          </table:table-cell>
        </table:table-row>
        <table:table-row table:style-name="ro1">
          <table:table-cell/>
          <table:table-cell office:value-type="float" office:value="4.418" calcext:value-type="float">
            <text:p>4,418</text:p>
          </table:table-cell>
          <table:table-cell office:value-type="float" office:value="1.47360073626041" calcext:value-type="float">
            <text:p>1,47360073626041</text:p>
          </table:table-cell>
        </table:table-row>
        <table:table-row table:style-name="ro1">
          <table:table-cell/>
          <table:table-cell office:value-type="float" office:value="4.42" calcext:value-type="float">
            <text:p>4,42</text:p>
          </table:table-cell>
          <table:table-cell office:value-type="float" office:value="1.47244257330894" calcext:value-type="float">
            <text:p>1,47244257330894</text:p>
          </table:table-cell>
        </table:table-row>
        <table:table-row table:style-name="ro1">
          <table:table-cell/>
          <table:table-cell office:value-type="float" office:value="4.422" calcext:value-type="float">
            <text:p>4,422</text:p>
          </table:table-cell>
          <table:table-cell office:value-type="float" office:value="1.47128576636314" calcext:value-type="float">
            <text:p>1,47128576636314</text:p>
          </table:table-cell>
        </table:table-row>
        <table:table-row table:style-name="ro1">
          <table:table-cell/>
          <table:table-cell office:value-type="float" office:value="4.424" calcext:value-type="float">
            <text:p>4,424</text:p>
          </table:table-cell>
          <table:table-cell office:value-type="float" office:value="1.47013030052185" calcext:value-type="float">
            <text:p>1,47013030052185</text:p>
          </table:table-cell>
        </table:table-row>
        <table:table-row table:style-name="ro1">
          <table:table-cell/>
          <table:table-cell office:value-type="float" office:value="4.426" calcext:value-type="float">
            <text:p>4,426</text:p>
          </table:table-cell>
          <table:table-cell office:value-type="float" office:value="1.46897620558739" calcext:value-type="float">
            <text:p>1,46897620558739</text:p>
          </table:table-cell>
        </table:table-row>
        <table:table-row table:style-name="ro1">
          <table:table-cell/>
          <table:table-cell office:value-type="float" office:value="4.428" calcext:value-type="float">
            <text:p>4,428</text:p>
          </table:table-cell>
          <table:table-cell office:value-type="float" office:value="1.46782343685627" calcext:value-type="float">
            <text:p>1,46782343685627</text:p>
          </table:table-cell>
        </table:table-row>
        <table:table-row table:style-name="ro1">
          <table:table-cell/>
          <table:table-cell office:value-type="float" office:value="4.43" calcext:value-type="float">
            <text:p>4,43</text:p>
          </table:table-cell>
          <table:table-cell office:value-type="float" office:value="1.46667202413082" calcext:value-type="float">
            <text:p>1,46667202413082</text:p>
          </table:table-cell>
        </table:table-row>
        <table:table-row table:style-name="ro1">
          <table:table-cell/>
          <table:table-cell office:value-type="float" office:value="4.432" calcext:value-type="float">
            <text:p>4,432</text:p>
          </table:table-cell>
          <table:table-cell office:value-type="float" office:value="1.46552196741104" calcext:value-type="float">
            <text:p>1,46552196741104</text:p>
          </table:table-cell>
        </table:table-row>
        <table:table-row table:style-name="ro1">
          <table:table-cell/>
          <table:table-cell office:value-type="float" office:value="4.434" calcext:value-type="float">
            <text:p>4,434</text:p>
          </table:table-cell>
          <table:table-cell office:value-type="float" office:value="1.46437323689461" calcext:value-type="float">
            <text:p>1,46437323689461</text:p>
          </table:table-cell>
        </table:table-row>
        <table:table-row table:style-name="ro1">
          <table:table-cell/>
          <table:table-cell office:value-type="float" office:value="4.436" calcext:value-type="float">
            <text:p>4,436</text:p>
          </table:table-cell>
          <table:table-cell office:value-type="float" office:value="1.46322586238384" calcext:value-type="float">
            <text:p>1,46322586238384</text:p>
          </table:table-cell>
        </table:table-row>
        <table:table-row table:style-name="ro1">
          <table:table-cell/>
          <table:table-cell office:value-type="float" office:value="4.438" calcext:value-type="float">
            <text:p>4,438</text:p>
          </table:table-cell>
          <table:table-cell office:value-type="float" office:value="1.46207981407642" calcext:value-type="float">
            <text:p>1,46207981407642</text:p>
          </table:table-cell>
        </table:table-row>
        <table:table-row table:style-name="ro1">
          <table:table-cell/>
          <table:table-cell office:value-type="float" office:value="4.44" calcext:value-type="float">
            <text:p>4,44</text:p>
          </table:table-cell>
          <table:table-cell office:value-type="float" office:value="1.46093509197235" calcext:value-type="float">
            <text:p>1,46093509197235</text:p>
          </table:table-cell>
        </table:table-row>
        <table:table-row table:style-name="ro1">
          <table:table-cell/>
          <table:table-cell office:value-type="float" office:value="4.442" calcext:value-type="float">
            <text:p>4,442</text:p>
          </table:table-cell>
          <table:table-cell office:value-type="float" office:value="1.45979172587395" calcext:value-type="float">
            <text:p>1,45979172587395</text:p>
          </table:table-cell>
        </table:table-row>
        <table:table-row table:style-name="ro1">
          <table:table-cell/>
          <table:table-cell office:value-type="float" office:value="4.444" calcext:value-type="float">
            <text:p>4,444</text:p>
          </table:table-cell>
          <table:table-cell office:value-type="float" office:value="1.45864967107773" calcext:value-type="float">
            <text:p>1,45864967107773</text:p>
          </table:table-cell>
        </table:table-row>
        <table:table-row table:style-name="ro1">
          <table:table-cell/>
          <table:table-cell office:value-type="float" office:value="4.446" calcext:value-type="float">
            <text:p>4,446</text:p>
          </table:table-cell>
          <table:table-cell office:value-type="float" office:value="1.45750895738602" calcext:value-type="float">
            <text:p>1,45750895738602</text:p>
          </table:table-cell>
        </table:table-row>
        <table:table-row table:style-name="ro1">
          <table:table-cell/>
          <table:table-cell office:value-type="float" office:value="4.448" calcext:value-type="float">
            <text:p>4,448</text:p>
          </table:table-cell>
          <table:table-cell office:value-type="float" office:value="1.45636956989765" calcext:value-type="float">
            <text:p>1,45636956989765</text:p>
          </table:table-cell>
        </table:table-row>
        <table:table-row table:style-name="ro1">
          <table:table-cell/>
          <table:table-cell office:value-type="float" office:value="4.45" calcext:value-type="float">
            <text:p>4,45</text:p>
          </table:table-cell>
          <table:table-cell office:value-type="float" office:value="1.45523150861263" calcext:value-type="float">
            <text:p>1,45523150861263</text:p>
          </table:table-cell>
        </table:table-row>
        <table:table-row table:style-name="ro1">
          <table:table-cell/>
          <table:table-cell office:value-type="float" office:value="4.452" calcext:value-type="float">
            <text:p>4,452</text:p>
          </table:table-cell>
          <table:table-cell office:value-type="float" office:value="1.45409477353096" calcext:value-type="float">
            <text:p>1,45409477353096</text:p>
          </table:table-cell>
        </table:table-row>
        <table:table-row table:style-name="ro1">
          <table:table-cell/>
          <table:table-cell office:value-type="float" office:value="4.454" calcext:value-type="float">
            <text:p>4,454</text:p>
          </table:table-cell>
          <table:table-cell office:value-type="float" office:value="1.45295934975147" calcext:value-type="float">
            <text:p>1,45295934975147</text:p>
          </table:table-cell>
        </table:table-row>
        <table:table-row table:style-name="ro1">
          <table:table-cell/>
          <table:table-cell office:value-type="float" office:value="4.456" calcext:value-type="float">
            <text:p>4,456</text:p>
          </table:table-cell>
          <table:table-cell office:value-type="float" office:value="1.45182525217533" calcext:value-type="float">
            <text:p>1,45182525217533</text:p>
          </table:table-cell>
        </table:table-row>
        <table:table-row table:style-name="ro1">
          <table:table-cell/>
          <table:table-cell office:value-type="float" office:value="4.458" calcext:value-type="float">
            <text:p>4,458</text:p>
          </table:table-cell>
          <table:table-cell office:value-type="float" office:value="1.45069248080254" calcext:value-type="float">
            <text:p>1,45069248080254</text:p>
          </table:table-cell>
        </table:table-row>
        <table:table-row table:style-name="ro1">
          <table:table-cell/>
          <table:table-cell office:value-type="float" office:value="4.46" calcext:value-type="float">
            <text:p>4,46</text:p>
          </table:table-cell>
          <table:table-cell office:value-type="float" office:value="1.44956100583076" calcext:value-type="float">
            <text:p>1,44956100583076</text:p>
          </table:table-cell>
        </table:table-row>
        <table:table-row table:style-name="ro1">
          <table:table-cell/>
          <table:table-cell office:value-type="float" office:value="4.462" calcext:value-type="float">
            <text:p>4,462</text:p>
          </table:table-cell>
          <table:table-cell office:value-type="float" office:value="1.44843085706234" calcext:value-type="float">
            <text:p>1,44843085706234</text:p>
          </table:table-cell>
        </table:table-row>
        <table:table-row table:style-name="ro1">
          <table:table-cell/>
          <table:table-cell office:value-type="float" office:value="4.464" calcext:value-type="float">
            <text:p>4,464</text:p>
          </table:table-cell>
          <table:table-cell office:value-type="float" office:value="1.4473020195961" calcext:value-type="float">
            <text:p>1,4473020195961</text:p>
          </table:table-cell>
        </table:table-row>
        <table:table-row table:style-name="ro1">
          <table:table-cell/>
          <table:table-cell office:value-type="float" office:value="4.466" calcext:value-type="float">
            <text:p>4,466</text:p>
          </table:table-cell>
          <table:table-cell office:value-type="float" office:value="1.44617449343205" calcext:value-type="float">
            <text:p>1,44617449343205</text:p>
          </table:table-cell>
        </table:table-row>
        <table:table-row table:style-name="ro1">
          <table:table-cell/>
          <table:table-cell office:value-type="float" office:value="4.468" calcext:value-type="float">
            <text:p>4,468</text:p>
          </table:table-cell>
          <table:table-cell office:value-type="float" office:value="1.44504826366901" calcext:value-type="float">
            <text:p>1,44504826366901</text:p>
          </table:table-cell>
        </table:table-row>
        <table:table-row table:style-name="ro1">
          <table:table-cell/>
          <table:table-cell office:value-type="float" office:value="4.47" calcext:value-type="float">
            <text:p>4,47</text:p>
          </table:table-cell>
          <table:table-cell office:value-type="float" office:value="1.44392334520817" calcext:value-type="float">
            <text:p>1,44392334520817</text:p>
          </table:table-cell>
        </table:table-row>
        <table:table-row table:style-name="ro1">
          <table:table-cell/>
          <table:table-cell office:value-type="float" office:value="4.472" calcext:value-type="float">
            <text:p>4,472</text:p>
          </table:table-cell>
          <table:table-cell office:value-type="float" office:value="1.44279973804951" calcext:value-type="float">
            <text:p>1,44279973804951</text:p>
          </table:table-cell>
        </table:table-row>
        <table:table-row table:style-name="ro1">
          <table:table-cell/>
          <table:table-cell office:value-type="float" office:value="4.474" calcext:value-type="float">
            <text:p>4,474</text:p>
          </table:table-cell>
          <table:table-cell office:value-type="float" office:value="1.44167742729187" calcext:value-type="float">
            <text:p>1,44167742729187</text:p>
          </table:table-cell>
        </table:table-row>
        <table:table-row table:style-name="ro1">
          <table:table-cell/>
          <table:table-cell office:value-type="float" office:value="4.476" calcext:value-type="float">
            <text:p>4,476</text:p>
          </table:table-cell>
          <table:table-cell office:value-type="float" office:value="1.44055641293526" calcext:value-type="float">
            <text:p>1,44055641293526</text:p>
          </table:table-cell>
        </table:table-row>
        <table:table-row table:style-name="ro1">
          <table:table-cell/>
          <table:table-cell office:value-type="float" office:value="4.478" calcext:value-type="float">
            <text:p>4,478</text:p>
          </table:table-cell>
          <table:table-cell office:value-type="float" office:value="1.43943669497967" calcext:value-type="float">
            <text:p>1,43943669497967</text:p>
          </table:table-cell>
        </table:table-row>
        <table:table-row table:style-name="ro1">
          <table:table-cell/>
          <table:table-cell office:value-type="float" office:value="4.48" calcext:value-type="float">
            <text:p>4,48</text:p>
          </table:table-cell>
          <table:table-cell office:value-type="float" office:value="1.4383182734251" calcext:value-type="float">
            <text:p>1,4383182734251</text:p>
          </table:table-cell>
        </table:table-row>
        <table:table-row table:style-name="ro1">
          <table:table-cell/>
          <table:table-cell office:value-type="float" office:value="4.482" calcext:value-type="float">
            <text:p>4,482</text:p>
          </table:table-cell>
          <table:table-cell office:value-type="float" office:value="1.43720114827156" calcext:value-type="float">
            <text:p>1,43720114827156</text:p>
          </table:table-cell>
        </table:table-row>
        <table:table-row table:style-name="ro1">
          <table:table-cell/>
          <table:table-cell office:value-type="float" office:value="4.484" calcext:value-type="float">
            <text:p>4,484</text:p>
          </table:table-cell>
          <table:table-cell office:value-type="float" office:value="1.43608531951904" calcext:value-type="float">
            <text:p>1,43608531951904</text:p>
          </table:table-cell>
        </table:table-row>
        <table:table-row table:style-name="ro1">
          <table:table-cell/>
          <table:table-cell office:value-type="float" office:value="4.486" calcext:value-type="float">
            <text:p>4,486</text:p>
          </table:table-cell>
          <table:table-cell office:value-type="float" office:value="1.43497077226639" calcext:value-type="float">
            <text:p>1,43497077226639</text:p>
          </table:table-cell>
        </table:table-row>
        <table:table-row table:style-name="ro1">
          <table:table-cell/>
          <table:table-cell office:value-type="float" office:value="4.488" calcext:value-type="float">
            <text:p>4,488</text:p>
          </table:table-cell>
          <table:table-cell office:value-type="float" office:value="1.4338575065136" calcext:value-type="float">
            <text:p>1,4338575065136</text:p>
          </table:table-cell>
        </table:table-row>
        <table:table-row table:style-name="ro1">
          <table:table-cell/>
          <table:table-cell office:value-type="float" office:value="4.49" calcext:value-type="float">
            <text:p>4,49</text:p>
          </table:table-cell>
          <table:table-cell office:value-type="float" office:value="1.43274553716183" calcext:value-type="float">
            <text:p>1,43274553716183</text:p>
          </table:table-cell>
        </table:table-row>
        <table:table-row table:style-name="ro1">
          <table:table-cell/>
          <table:table-cell office:value-type="float" office:value="4.492" calcext:value-type="float">
            <text:p>4,492</text:p>
          </table:table-cell>
          <table:table-cell office:value-type="float" office:value="1.43163484930992" calcext:value-type="float">
            <text:p>1,43163484930992</text:p>
          </table:table-cell>
        </table:table-row>
        <table:table-row table:style-name="ro1">
          <table:table-cell/>
          <table:table-cell office:value-type="float" office:value="4.494" calcext:value-type="float">
            <text:p>4,494</text:p>
          </table:table-cell>
          <table:table-cell office:value-type="float" office:value="1.43052544295788" calcext:value-type="float">
            <text:p>1,43052544295788</text:p>
          </table:table-cell>
        </table:table-row>
        <table:table-row table:style-name="ro1">
          <table:table-cell/>
          <table:table-cell office:value-type="float" office:value="4.496" calcext:value-type="float">
            <text:p>4,496</text:p>
          </table:table-cell>
          <table:table-cell office:value-type="float" office:value="1.4294173181057" calcext:value-type="float">
            <text:p>1,4294173181057</text:p>
          </table:table-cell>
        </table:table-row>
        <table:table-row table:style-name="ro1">
          <table:table-cell/>
          <table:table-cell office:value-type="float" office:value="4.498" calcext:value-type="float">
            <text:p>4,498</text:p>
          </table:table-cell>
          <table:table-cell office:value-type="float" office:value="1.42831047475338" calcext:value-type="float">
            <text:p>1,42831047475338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1.42720489799976" calcext:value-type="float">
            <text:p>1,427204897999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09T20:53:38.810629500</dc:date>
    <meta:editing-duration>PT3M4S</meta:editing-duration>
    <meta:editing-cycles>1</meta:editing-cycles>
    <meta:document-statistic meta:table-count="1" meta:cell-count="2002" meta:object-count="1"/>
    <meta:generator>LibreOffice/25.8.3.2$Windows_X86_64 LibreOffice_project/8ca8d55c161d602844f5428fa4b58097424e324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3.209cm" svg:y="4.204cm" style:legend-expansion="high" chart:style-name="ch2"/>
        <chart:plot-area chart:style-name="ch3" svg:x="0.319cm" svg:y="0.18cm" svg:width="12.571cm" svg:height="8.646cm">
          <chart:coordinate-region svg:x="1.048cm" svg:y="0.379cm" svg:width="11.74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C1:results.C1001" chart:class="chart:scatter">
            <chart:domain table:cell-range-address="results.B1:results.B1001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results.B1:results.B1001</svg:desc>
                </draw:g>
              </table:table-cell>
              <table:table-cell office:value-type="float" office:value="3.75528433024883">
                <text:p>3.75528433024883</text:p>
                <draw:g>
                  <svg:desc>results.C1:results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02">
                <text:p>2.502</text:p>
              </table:table-cell>
              <table:table-cell office:value-type="float" office:value="3.75071024000645">
                <text:p>3.75071024000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04">
                <text:p>2.504</text:p>
              </table:table-cell>
              <table:table-cell office:value-type="float" office:value="3.74614409208298">
                <text:p>3.7461440920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06">
                <text:p>2.506</text:p>
              </table:table-cell>
              <table:table-cell office:value-type="float" office:value="3.74158588647842">
                <text:p>3.74158588647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08">
                <text:p>2.508</text:p>
              </table:table-cell>
              <table:table-cell office:value-type="float" office:value="3.73703559339046">
                <text:p>3.73703559339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1">
                <text:p>2.51</text:p>
              </table:table-cell>
              <table:table-cell office:value-type="float" office:value="3.7324932128191">
                <text:p>3.7324932128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12">
                <text:p>2.512</text:p>
              </table:table-cell>
              <table:table-cell office:value-type="float" office:value="3.72795872986317">
                <text:p>3.72795872986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14">
                <text:p>2.514</text:p>
              </table:table-cell>
              <table:table-cell office:value-type="float" office:value="3.72343211472034">
                <text:p>3.72343211472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16">
                <text:p>2.516</text:p>
              </table:table-cell>
              <table:table-cell office:value-type="float" office:value="3.71891333758831">
                <text:p>3.71891333758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18">
                <text:p>2.518</text:p>
              </table:table-cell>
              <table:table-cell office:value-type="float" office:value="3.71440241336822">
                <text:p>3.71440241336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2">
                <text:p>2.52</text:p>
              </table:table-cell>
              <table:table-cell office:value-type="float" office:value="3.70989931225777">
                <text:p>3.70989931225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22">
                <text:p>2.522</text:p>
              </table:table-cell>
              <table:table-cell office:value-type="float" office:value="3.70540400445461">
                <text:p>3.705404004454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24">
                <text:p>2.524</text:p>
              </table:table-cell>
              <table:table-cell office:value-type="float" office:value="3.70091650485992">
                <text:p>3.70091650485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26">
                <text:p>2.526</text:p>
              </table:table-cell>
              <table:table-cell office:value-type="float" office:value="3.69643675386906">
                <text:p>3.69643675386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28">
                <text:p>2.528</text:p>
              </table:table-cell>
              <table:table-cell office:value-type="float" office:value="3.69196476638317">
                <text:p>3.69196476638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3">
                <text:p>2.53</text:p>
              </table:table-cell>
              <table:table-cell office:value-type="float" office:value="3.68750052750111">
                <text:p>3.68750052750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32">
                <text:p>2.532</text:p>
              </table:table-cell>
              <table:table-cell office:value-type="float" office:value="3.68304400742054">
                <text:p>3.68304400742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34">
                <text:p>2.534</text:p>
              </table:table-cell>
              <table:table-cell office:value-type="float" office:value="3.67859519124031">
                <text:p>3.67859519124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36">
                <text:p>2.536</text:p>
              </table:table-cell>
              <table:table-cell office:value-type="float" office:value="3.67415406405926">
                <text:p>3.67415406405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38">
                <text:p>2.538</text:p>
              </table:table-cell>
              <table:table-cell office:value-type="float" office:value="3.66972061097622">
                <text:p>3.669720610976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4">
                <text:p>2.54</text:p>
              </table:table-cell>
              <table:table-cell office:value-type="float" office:value="3.66529481709003">
                <text:p>3.66529481709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42">
                <text:p>2.542</text:p>
              </table:table-cell>
              <table:table-cell office:value-type="float" office:value="3.66087665259838">
                <text:p>3.66087665259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44">
                <text:p>2.544</text:p>
              </table:table-cell>
              <table:table-cell office:value-type="float" office:value="3.65646613240242">
                <text:p>3.656466132402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46">
                <text:p>2.546</text:p>
              </table:table-cell>
              <table:table-cell office:value-type="float" office:value="3.65206321179867">
                <text:p>3.652063211798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48">
                <text:p>2.548</text:p>
              </table:table-cell>
              <table:table-cell office:value-type="float" office:value="3.64766787588596">
                <text:p>3.64766787588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5">
                <text:p>2.55</text:p>
              </table:table-cell>
              <table:table-cell office:value-type="float" office:value="3.64328012466431">
                <text:p>3.64328012466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52">
                <text:p>2.552</text:p>
              </table:table-cell>
              <table:table-cell office:value-type="float" office:value="3.63889994323254">
                <text:p>3.63889994323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54">
                <text:p>2.554</text:p>
              </table:table-cell>
              <table:table-cell office:value-type="float" office:value="3.63452730178833">
                <text:p>3.63452730178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56">
                <text:p>2.556</text:p>
              </table:table-cell>
              <table:table-cell office:value-type="float" office:value="3.63016218543053">
                <text:p>3.630162185430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58">
                <text:p>2.558</text:p>
              </table:table-cell>
              <table:table-cell office:value-type="float" office:value="3.62580457925796">
                <text:p>3.62580457925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6">
                <text:p>2.56</text:p>
              </table:table-cell>
              <table:table-cell office:value-type="float" office:value="3.62145446836948">
                <text:p>3.62145446836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62">
                <text:p>2.562</text:p>
              </table:table-cell>
              <table:table-cell office:value-type="float" office:value="3.61711185276508">
                <text:p>3.61711185276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4">
                <text:p>2.564</text:p>
              </table:table-cell>
              <table:table-cell office:value-type="float" office:value="3.61277668774128">
                <text:p>3.61277668774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66">
                <text:p>2.566</text:p>
              </table:table-cell>
              <table:table-cell office:value-type="float" office:value="3.60844897329807">
                <text:p>3.608448973298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68">
                <text:p>2.568</text:p>
              </table:table-cell>
              <table:table-cell office:value-type="float" office:value="3.60412870943546">
                <text:p>3.604128709435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7">
                <text:p>2.57</text:p>
              </table:table-cell>
              <table:table-cell office:value-type="float" office:value="3.59981585144997">
                <text:p>3.59981585144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72">
                <text:p>2.572</text:p>
              </table:table-cell>
              <table:table-cell office:value-type="float" office:value="3.59551038444042">
                <text:p>3.595510384440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74">
                <text:p>2.574</text:p>
              </table:table-cell>
              <table:table-cell office:value-type="float" office:value="3.59121232330799">
                <text:p>3.591212323307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76">
                <text:p>2.576</text:p>
              </table:table-cell>
              <table:table-cell office:value-type="float" office:value="3.58692162334919">
                <text:p>3.58692162334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78">
                <text:p>2.578</text:p>
              </table:table-cell>
              <table:table-cell office:value-type="float" office:value="3.58263828456402">
                <text:p>3.582638284564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8">
                <text:p>2.58</text:p>
              </table:table-cell>
              <table:table-cell office:value-type="float" office:value="3.57836227715015">
                <text:p>3.57836227715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82">
                <text:p>2.582</text:p>
              </table:table-cell>
              <table:table-cell office:value-type="float" office:value="3.5740936011076">
                <text:p>3.5740936011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84">
                <text:p>2.584</text:p>
              </table:table-cell>
              <table:table-cell office:value-type="float" office:value="3.56983224153519">
                <text:p>3.56983224153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86">
                <text:p>2.586</text:p>
              </table:table-cell>
              <table:table-cell office:value-type="float" office:value="3.56557815372944">
                <text:p>3.56557815372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8">
                <text:p>2.588</text:p>
              </table:table-cell>
              <table:table-cell office:value-type="float" office:value="3.56133136749268">
                <text:p>3.561331367492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9">
                <text:p>2.59</text:p>
              </table:table-cell>
              <table:table-cell office:value-type="float" office:value="3.55709183812141">
                <text:p>3.55709183812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92">
                <text:p>2.592</text:p>
              </table:table-cell>
              <table:table-cell office:value-type="float" office:value="3.55285955071449">
                <text:p>3.55285955071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94">
                <text:p>2.594</text:p>
              </table:table-cell>
              <table:table-cell office:value-type="float" office:value="3.54863449037075">
                <text:p>3.54863449037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96">
                <text:p>2.596</text:p>
              </table:table-cell>
              <table:table-cell office:value-type="float" office:value="3.54441665709019">
                <text:p>3.54441665709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98">
                <text:p>2.598</text:p>
              </table:table-cell>
              <table:table-cell office:value-type="float" office:value="3.54020602107048">
                <text:p>3.540206021070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">
                <text:p>2.6</text:p>
              </table:table-cell>
              <table:table-cell office:value-type="float" office:value="3.53600258231163">
                <text:p>3.53600258231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02">
                <text:p>2.602</text:p>
              </table:table-cell>
              <table:table-cell office:value-type="float" office:value="3.53180629611015">
                <text:p>3.53180629611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04">
                <text:p>2.604</text:p>
              </table:table-cell>
              <table:table-cell office:value-type="float" office:value="3.52761717736721">
                <text:p>3.527617177367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06">
                <text:p>2.606</text:p>
              </table:table-cell>
              <table:table-cell office:value-type="float" office:value="3.52343519628048">
                <text:p>3.52343519628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08">
                <text:p>2.608</text:p>
              </table:table-cell>
              <table:table-cell office:value-type="float" office:value="3.51926035284996">
                <text:p>3.519260352849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1">
                <text:p>2.61</text:p>
              </table:table-cell>
              <table:table-cell office:value-type="float" office:value="3.51509260237217">
                <text:p>3.515092602372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12">
                <text:p>2.612</text:p>
              </table:table-cell>
              <table:table-cell office:value-type="float" office:value="3.51093195974827">
                <text:p>3.51093195974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14">
                <text:p>2.614</text:p>
              </table:table-cell>
              <table:table-cell office:value-type="float" office:value="3.50677839517593">
                <text:p>3.506778395175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16">
                <text:p>2.616</text:p>
              </table:table-cell>
              <table:table-cell office:value-type="float" office:value="3.50263190865517">
                <text:p>3.502631908655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18">
                <text:p>2.618</text:p>
              </table:table-cell>
              <table:table-cell office:value-type="float" office:value="3.49849245548248">
                <text:p>3.498492455482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2">
                <text:p>2.62</text:p>
              </table:table-cell>
              <table:table-cell office:value-type="float" office:value="3.49436005055904">
                <text:p>3.494360050559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2">
                <text:p>2.622</text:p>
              </table:table-cell>
              <table:table-cell office:value-type="float" office:value="3.49023466408253">
                <text:p>3.490234664082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24">
                <text:p>2.624</text:p>
              </table:table-cell>
              <table:table-cell office:value-type="float" office:value="3.48611628115177">
                <text:p>3.486116281151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26">
                <text:p>2.626</text:p>
              </table:table-cell>
              <table:table-cell office:value-type="float" office:value="3.48200488686562">
                <text:p>3.482004886865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28">
                <text:p>2.628</text:p>
              </table:table-cell>
              <table:table-cell office:value-type="float" office:value="3.47790048122406">
                <text:p>3.477900481224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3">
                <text:p>2.63</text:p>
              </table:table-cell>
              <table:table-cell office:value-type="float" office:value="3.47380303442478">
                <text:p>3.473803034424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32">
                <text:p>2.632</text:p>
              </table:table-cell>
              <table:table-cell office:value-type="float" office:value="3.46971253156662">
                <text:p>3.46971253156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34">
                <text:p>2.634</text:p>
              </table:table-cell>
              <table:table-cell office:value-type="float" office:value="3.46562897264957">
                <text:p>3.465628972649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36">
                <text:p>2.636</text:p>
              </table:table-cell>
              <table:table-cell office:value-type="float" office:value="3.46155232787132">
                <text:p>3.461552327871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38">
                <text:p>2.638</text:p>
              </table:table-cell>
              <table:table-cell office:value-type="float" office:value="3.4574825823307">
                <text:p>3.4574825823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4">
                <text:p>2.64</text:p>
              </table:table-cell>
              <table:table-cell office:value-type="float" office:value="3.45341973602772">
                <text:p>3.453419736027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42">
                <text:p>2.642</text:p>
              </table:table-cell>
              <table:table-cell office:value-type="float" office:value="3.44936375916004">
                <text:p>3.449363759160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44">
                <text:p>2.644</text:p>
              </table:table-cell>
              <table:table-cell office:value-type="float" office:value="3.44531463682652">
                <text:p>3.445314636826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46">
                <text:p>2.646</text:p>
              </table:table-cell>
              <table:table-cell office:value-type="float" office:value="3.44127236902714">
                <text:p>3.441272369027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48">
                <text:p>2.648</text:p>
              </table:table-cell>
              <table:table-cell office:value-type="float" office:value="3.43723692595959">
                <text:p>3.437236925959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5">
                <text:p>2.65</text:p>
              </table:table-cell>
              <table:table-cell office:value-type="float" office:value="3.43320830762386">
                <text:p>3.433208307623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52">
                <text:p>2.652</text:p>
              </table:table-cell>
              <table:table-cell office:value-type="float" office:value="3.42918649911881">
                <text:p>3.429186499118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54">
                <text:p>2.654</text:p>
              </table:table-cell>
              <table:table-cell office:value-type="float" office:value="3.42517147064209">
                <text:p>3.425171470642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56">
                <text:p>2.656</text:p>
              </table:table-cell>
              <table:table-cell office:value-type="float" office:value="3.42116322219372">
                <text:p>3.421163222193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58">
                <text:p>2.658</text:p>
              </table:table-cell>
              <table:table-cell office:value-type="float" office:value="3.41716172397137">
                <text:p>3.417161723971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6">
                <text:p>2.66</text:p>
              </table:table-cell>
              <table:table-cell office:value-type="float" office:value="3.41316697597504">
                <text:p>3.413166975975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62">
                <text:p>2.662</text:p>
              </table:table-cell>
              <table:table-cell office:value-type="float" office:value="3.40917897820473">
                <text:p>3.40917897820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64">
                <text:p>2.664</text:p>
              </table:table-cell>
              <table:table-cell office:value-type="float" office:value="3.40519767105579">
                <text:p>3.405197671055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66">
                <text:p>2.666</text:p>
              </table:table-cell>
              <table:table-cell office:value-type="float" office:value="3.40122308433056">
                <text:p>3.401223084330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68">
                <text:p>2.668</text:p>
              </table:table-cell>
              <table:table-cell office:value-type="float" office:value="3.3972551882267">
                <text:p>3.39725518822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7">
                <text:p>2.67</text:p>
              </table:table-cell>
              <table:table-cell office:value-type="float" office:value="3.39329396784306">
                <text:p>3.393293967843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72">
                <text:p>2.672</text:p>
              </table:table-cell>
              <table:table-cell office:value-type="float" office:value="3.38933940827847">
                <text:p>3.389339408278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74">
                <text:p>2.674</text:p>
              </table:table-cell>
              <table:table-cell office:value-type="float" office:value="3.38539149463177">
                <text:p>3.38539149463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76">
                <text:p>2.676</text:p>
              </table:table-cell>
              <table:table-cell office:value-type="float" office:value="3.3814502120018">
                <text:p>3.3814502120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78">
                <text:p>2.678</text:p>
              </table:table-cell>
              <table:table-cell office:value-type="float" office:value="3.37751556038857">
                <text:p>3.377515560388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68">
                <text:p>2.68</text:p>
              </table:table-cell>
              <table:table-cell office:value-type="float" office:value="3.37358750998974">
                <text:p>3.373587509989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682">
                <text:p>2.682</text:p>
              </table:table-cell>
              <table:table-cell office:value-type="float" office:value="3.36966604590416">
                <text:p>3.36966604590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84">
                <text:p>2.684</text:p>
              </table:table-cell>
              <table:table-cell office:value-type="float" office:value="3.36575116813183">
                <text:p>3.365751168131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86">
                <text:p>2.686</text:p>
              </table:table-cell>
              <table:table-cell office:value-type="float" office:value="3.36184284687042">
                <text:p>3.361842846870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88">
                <text:p>2.688</text:p>
              </table:table-cell>
              <table:table-cell office:value-type="float" office:value="3.35794108211994">
                <text:p>3.35794108211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9">
                <text:p>2.69</text:p>
              </table:table-cell>
              <table:table-cell office:value-type="float" office:value="3.35404585897923">
                <text:p>3.354045858979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92">
                <text:p>2.692</text:p>
              </table:table-cell>
              <table:table-cell office:value-type="float" office:value="3.35015716254711">
                <text:p>3.35015716254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4">
                <text:p>2.694</text:p>
              </table:table-cell>
              <table:table-cell office:value-type="float" office:value="3.34627496302128">
                <text:p>3.34627496302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96">
                <text:p>2.696</text:p>
              </table:table-cell>
              <table:table-cell office:value-type="float" office:value="3.34239927530289">
                <text:p>3.34239927530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98">
                <text:p>2.698</text:p>
              </table:table-cell>
              <table:table-cell office:value-type="float" office:value="3.33853005468845">
                <text:p>3.338530054688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">
                <text:p>2.7</text:p>
              </table:table-cell>
              <table:table-cell office:value-type="float" office:value="3.33466731607914">
                <text:p>3.334667316079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02">
                <text:p>2.702</text:p>
              </table:table-cell>
              <table:table-cell office:value-type="float" office:value="3.33081102967262">
                <text:p>3.330811029672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04">
                <text:p>2.704</text:p>
              </table:table-cell>
              <table:table-cell office:value-type="float" office:value="3.32696118056774">
                <text:p>3.326961180567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06">
                <text:p>2.706</text:p>
              </table:table-cell>
              <table:table-cell office:value-type="float" office:value="3.3231177687645">
                <text:p>3.32311776876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08">
                <text:p>2.708</text:p>
              </table:table-cell>
              <table:table-cell office:value-type="float" office:value="3.31928076446056">
                <text:p>3.319280764460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1">
                <text:p>2.71</text:p>
              </table:table-cell>
              <table:table-cell office:value-type="float" office:value="3.31545016765595">
                <text:p>3.315450167655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12">
                <text:p>2.712</text:p>
              </table:table-cell>
              <table:table-cell office:value-type="float" office:value="3.31162596344948">
                <text:p>3.31162596344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14">
                <text:p>2.714</text:p>
              </table:table-cell>
              <table:table-cell office:value-type="float" office:value="3.30780813694">
                <text:p>3.307808136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16">
                <text:p>2.716</text:p>
              </table:table-cell>
              <table:table-cell office:value-type="float" office:value="3.3039966583252">
                <text:p>3.30399665832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18">
                <text:p>2.718</text:p>
              </table:table-cell>
              <table:table-cell office:value-type="float" office:value="3.30019154250622">
                <text:p>3.300191542506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2">
                <text:p>2.72</text:p>
              </table:table-cell>
              <table:table-cell office:value-type="float" office:value="3.29639275968075">
                <text:p>3.296392759680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22">
                <text:p>2.722</text:p>
              </table:table-cell>
              <table:table-cell office:value-type="float" office:value="3.29260029494762">
                <text:p>3.292600294947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24">
                <text:p>2.724</text:p>
              </table:table-cell>
              <table:table-cell office:value-type="float" office:value="3.28881413340569">
                <text:p>3.288814133405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726">
                <text:p>2.726</text:p>
              </table:table-cell>
              <table:table-cell office:value-type="float" office:value="3.28503427505493">
                <text:p>3.285034275054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728">
                <text:p>2.728</text:p>
              </table:table-cell>
              <table:table-cell office:value-type="float" office:value="3.2812607049942">
                <text:p>3.28126070499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73">
                <text:p>2.73</text:p>
              </table:table-cell>
              <table:table-cell office:value-type="float" office:value="3.27749339342117">
                <text:p>3.27749339342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732">
                <text:p>2.732</text:p>
              </table:table-cell>
              <table:table-cell office:value-type="float" office:value="3.27373235523701">
                <text:p>3.273732355237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734">
                <text:p>2.734</text:p>
              </table:table-cell>
              <table:table-cell office:value-type="float" office:value="3.26997754573822">
                <text:p>3.269977545738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736">
                <text:p>2.736</text:p>
              </table:table-cell>
              <table:table-cell office:value-type="float" office:value="3.26622896492481">
                <text:p>3.266228964924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738">
                <text:p>2.738</text:p>
              </table:table-cell>
              <table:table-cell office:value-type="float" office:value="3.26248661279678">
                <text:p>3.262486612796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74">
                <text:p>2.74</text:p>
              </table:table-cell>
              <table:table-cell office:value-type="float" office:value="3.25875045955181">
                <text:p>3.258750459551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42">
                <text:p>2.742</text:p>
              </table:table-cell>
              <table:table-cell office:value-type="float" office:value="3.2550205051899">
                <text:p>3.25502050518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744">
                <text:p>2.744</text:p>
              </table:table-cell>
              <table:table-cell office:value-type="float" office:value="3.25129671990871">
                <text:p>3.251296719908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746">
                <text:p>2.746</text:p>
              </table:table-cell>
              <table:table-cell office:value-type="float" office:value="3.24757911860943">
                <text:p>3.247579118609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748">
                <text:p>2.748</text:p>
              </table:table-cell>
              <table:table-cell office:value-type="float" office:value="3.24386765658855">
                <text:p>3.243867656588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5">
                <text:p>2.75</text:p>
              </table:table-cell>
              <table:table-cell office:value-type="float" office:value="3.24016233384609">
                <text:p>3.240162333846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52">
                <text:p>2.752</text:p>
              </table:table-cell>
              <table:table-cell office:value-type="float" office:value="3.23646315038204">
                <text:p>3.236463150382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54">
                <text:p>2.754</text:p>
              </table:table-cell>
              <table:table-cell office:value-type="float" office:value="3.23277006149292">
                <text:p>3.232770061492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56">
                <text:p>2.756</text:p>
              </table:table-cell>
              <table:table-cell office:value-type="float" office:value="3.22908309698105">
                <text:p>3.22908309698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758">
                <text:p>2.758</text:p>
              </table:table-cell>
              <table:table-cell office:value-type="float" office:value="3.22540221214294">
                <text:p>3.225402212142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6">
                <text:p>2.76</text:p>
              </table:table-cell>
              <table:table-cell office:value-type="float" office:value="3.22172740697861">
                <text:p>3.221727406978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62">
                <text:p>2.762</text:p>
              </table:table-cell>
              <table:table-cell office:value-type="float" office:value="3.21805866658688">
                <text:p>3.21805866658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64">
                <text:p>2.764</text:p>
              </table:table-cell>
              <table:table-cell office:value-type="float" office:value="3.21439597606659">
                <text:p>3.214395976066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66">
                <text:p>2.766</text:p>
              </table:table-cell>
              <table:table-cell office:value-type="float" office:value="3.21073932051659">
                <text:p>3.210739320516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68">
                <text:p>2.768</text:p>
              </table:table-cell>
              <table:table-cell office:value-type="float" office:value="3.20708869993687">
                <text:p>3.207088699936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7">
                <text:p>2.77</text:p>
              </table:table-cell>
              <table:table-cell office:value-type="float" office:value="3.20344409942627">
                <text:p>3.203444099426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72">
                <text:p>2.772</text:p>
              </table:table-cell>
              <table:table-cell office:value-type="float" office:value="3.19980548918247">
                <text:p>3.199805489182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74">
                <text:p>2.774</text:p>
              </table:table-cell>
              <table:table-cell office:value-type="float" office:value="3.19617286920548">
                <text:p>3.196172869205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76">
                <text:p>2.776</text:p>
              </table:table-cell>
              <table:table-cell office:value-type="float" office:value="3.19254622459412">
                <text:p>3.192546224594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78">
                <text:p>2.778</text:p>
              </table:table-cell>
              <table:table-cell office:value-type="float" office:value="3.1889255553484">
                <text:p>3.18892555534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8">
                <text:p>2.78</text:p>
              </table:table-cell>
              <table:table-cell office:value-type="float" office:value="3.18531083166599">
                <text:p>3.185310831665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82">
                <text:p>2.782</text:p>
              </table:table-cell>
              <table:table-cell office:value-type="float" office:value="3.18170205354691">
                <text:p>3.181702053546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84">
                <text:p>2.784</text:p>
              </table:table-cell>
              <table:table-cell office:value-type="float" office:value="3.17809919118881">
                <text:p>3.178099191188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86">
                <text:p>2.786</text:p>
              </table:table-cell>
              <table:table-cell office:value-type="float" office:value="3.17450224459171">
                <text:p>3.174502244591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88">
                <text:p>2.788</text:p>
              </table:table-cell>
              <table:table-cell office:value-type="float" office:value="3.17091121375561">
                <text:p>3.17091121375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9">
                <text:p>2.79</text:p>
              </table:table-cell>
              <table:table-cell office:value-type="float" office:value="3.16732606887817">
                <text:p>3.167326068878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92">
                <text:p>2.792</text:p>
              </table:table-cell>
              <table:table-cell office:value-type="float" office:value="3.16374680995941">
                <text:p>3.163746809959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94">
                <text:p>2.794</text:p>
              </table:table-cell>
              <table:table-cell office:value-type="float" office:value="3.160173407197">
                <text:p>3.1601734071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796">
                <text:p>2.796</text:p>
              </table:table-cell>
              <table:table-cell office:value-type="float" office:value="3.15660586059094">
                <text:p>3.156605860590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798">
                <text:p>2.798</text:p>
              </table:table-cell>
              <table:table-cell office:value-type="float" office:value="3.15304415524006">
                <text:p>3.153044155240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">
                <text:p>2.8</text:p>
              </table:table-cell>
              <table:table-cell office:value-type="float" office:value="3.14948827624321">
                <text:p>3.149488276243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02">
                <text:p>2.802</text:p>
              </table:table-cell>
              <table:table-cell office:value-type="float" office:value="3.14593822360039">
                <text:p>3.145938223600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04">
                <text:p>2.804</text:p>
              </table:table-cell>
              <table:table-cell office:value-type="float" office:value="3.14239398241043">
                <text:p>3.142393982410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06">
                <text:p>2.806</text:p>
              </table:table-cell>
              <table:table-cell office:value-type="float" office:value="3.13885552287102">
                <text:p>3.138855522871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808">
                <text:p>2.808</text:p>
              </table:table-cell>
              <table:table-cell office:value-type="float" office:value="3.13532285988331">
                <text:p>3.135322859883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81">
                <text:p>2.81</text:p>
              </table:table-cell>
              <table:table-cell office:value-type="float" office:value="3.13179596364498">
                <text:p>3.131795963644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812">
                <text:p>2.812</text:p>
              </table:table-cell>
              <table:table-cell office:value-type="float" office:value="3.12827481925488">
                <text:p>3.128274819254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814">
                <text:p>2.814</text:p>
              </table:table-cell>
              <table:table-cell office:value-type="float" office:value="3.12475942671299">
                <text:p>3.124759426712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816">
                <text:p>2.816</text:p>
              </table:table-cell>
              <table:table-cell office:value-type="float" office:value="3.121249756217">
                <text:p>3.1212497562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818">
                <text:p>2.818</text:p>
              </table:table-cell>
              <table:table-cell office:value-type="float" office:value="3.11774582266808">
                <text:p>3.117745822668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82">
                <text:p>2.82</text:p>
              </table:table-cell>
              <table:table-cell office:value-type="float" office:value="3.11424759626389">
                <text:p>3.114247596263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822">
                <text:p>2.822</text:p>
              </table:table-cell>
              <table:table-cell office:value-type="float" office:value="3.11075507700443">
                <text:p>3.110755077004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824">
                <text:p>2.824</text:p>
              </table:table-cell>
              <table:table-cell office:value-type="float" office:value="3.1072682350874">
                <text:p>3.10726823508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826">
                <text:p>2.826</text:p>
              </table:table-cell>
              <table:table-cell office:value-type="float" office:value="3.10378707051277">
                <text:p>3.103787070512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828">
                <text:p>2.828</text:p>
              </table:table-cell>
              <table:table-cell office:value-type="float" office:value="3.10031158328056">
                <text:p>3.100311583280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83">
                <text:p>2.83</text:p>
              </table:table-cell>
              <table:table-cell office:value-type="float" office:value="3.09684172868729">
                <text:p>3.096841728687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832">
                <text:p>2.832</text:p>
              </table:table-cell>
              <table:table-cell office:value-type="float" office:value="3.0933775216341">
                <text:p>3.09337752163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834">
                <text:p>2.834</text:p>
              </table:table-cell>
              <table:table-cell office:value-type="float" office:value="3.08991896212101">
                <text:p>3.089918962121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836">
                <text:p>2.836</text:p>
              </table:table-cell>
              <table:table-cell office:value-type="float" office:value="3.08646600544453">
                <text:p>3.086466005444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838">
                <text:p>2.838</text:p>
              </table:table-cell>
              <table:table-cell office:value-type="float" office:value="3.08301865160465">
                <text:p>3.08301865160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4">
                <text:p>2.84</text:p>
              </table:table-cell>
              <table:table-cell office:value-type="float" office:value="3.07957690060139">
                <text:p>3.079576900601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42">
                <text:p>2.842</text:p>
              </table:table-cell>
              <table:table-cell office:value-type="float" office:value="3.07614072263241">
                <text:p>3.076140722632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44">
                <text:p>2.844</text:p>
              </table:table-cell>
              <table:table-cell office:value-type="float" office:value="3.07271011769772">
                <text:p>3.072710117697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46">
                <text:p>2.846</text:p>
              </table:table-cell>
              <table:table-cell office:value-type="float" office:value="3.06928508579731">
                <text:p>3.069285085797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48">
                <text:p>2.848</text:p>
              </table:table-cell>
              <table:table-cell office:value-type="float" office:value="3.06586559712887">
                <text:p>3.065865597128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5">
                <text:p>2.85</text:p>
              </table:table-cell>
              <table:table-cell office:value-type="float" office:value="3.06245163679123">
                <text:p>3.062451636791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52">
                <text:p>2.852</text:p>
              </table:table-cell>
              <table:table-cell office:value-type="float" office:value="3.05904321968555">
                <text:p>3.059043219685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854">
                <text:p>2.854</text:p>
              </table:table-cell>
              <table:table-cell office:value-type="float" office:value="3.05564030110836">
                <text:p>3.055640301108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856">
                <text:p>2.856</text:p>
              </table:table-cell>
              <table:table-cell office:value-type="float" office:value="3.05224289596081">
                <text:p>3.052242895960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858">
                <text:p>2.858</text:p>
              </table:table-cell>
              <table:table-cell office:value-type="float" office:value="3.04885098934174">
                <text:p>3.048850989341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6">
                <text:p>2.86</text:p>
              </table:table-cell>
              <table:table-cell office:value-type="float" office:value="3.04546455144882">
                <text:p>3.045464551448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62">
                <text:p>2.862</text:p>
              </table:table-cell>
              <table:table-cell office:value-type="float" office:value="3.04208359718323">
                <text:p>3.042083597183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64">
                <text:p>2.864</text:p>
              </table:table-cell>
              <table:table-cell office:value-type="float" office:value="3.03870808184147">
                <text:p>3.038708081841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66">
                <text:p>2.866</text:p>
              </table:table-cell>
              <table:table-cell office:value-type="float" office:value="3.03533803522587">
                <text:p>3.035338035225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68">
                <text:p>2.868</text:p>
              </table:table-cell>
              <table:table-cell office:value-type="float" office:value="3.03197341263294">
                <text:p>3.031973412632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7">
                <text:p>2.87</text:p>
              </table:table-cell>
              <table:table-cell office:value-type="float" office:value="3.02861421406269">
                <text:p>3.028614214062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72">
                <text:p>2.872</text:p>
              </table:table-cell>
              <table:table-cell office:value-type="float" office:value="3.02526043951511">
                <text:p>3.025260439515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874">
                <text:p>2.874</text:p>
              </table:table-cell>
              <table:table-cell office:value-type="float" office:value="3.02191205918789">
                <text:p>3.021912059187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876">
                <text:p>2.876</text:p>
              </table:table-cell>
              <table:table-cell office:value-type="float" office:value="3.01856907308102">
                <text:p>3.018569073081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78">
                <text:p>2.878</text:p>
              </table:table-cell>
              <table:table-cell office:value-type="float" office:value="3.01523146629334">
                <text:p>3.015231466293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8">
                <text:p>2.88</text:p>
              </table:table-cell>
              <table:table-cell office:value-type="float" office:value="3.01189923882484">
                <text:p>3.011899238824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882">
                <text:p>2.882</text:p>
              </table:table-cell>
              <table:table-cell office:value-type="float" office:value="3.00857236087322">
                <text:p>3.008572360873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884">
                <text:p>2.884</text:p>
              </table:table-cell>
              <table:table-cell office:value-type="float" office:value="3.00525083243847">
                <text:p>3.005250832438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86">
                <text:p>2.886</text:p>
              </table:table-cell>
              <table:table-cell office:value-type="float" office:value="3.00193465352058">
                <text:p>3.001934653520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888">
                <text:p>2.888</text:p>
              </table:table-cell>
              <table:table-cell office:value-type="float" office:value="2.99862377941608">
                <text:p>2.998623779416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89">
                <text:p>2.89</text:p>
              </table:table-cell>
              <table:table-cell office:value-type="float" office:value="2.99531823992729">
                <text:p>2.995318239927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892">
                <text:p>2.892</text:p>
              </table:table-cell>
              <table:table-cell office:value-type="float" office:value="2.99201799035072">
                <text:p>2.992017990350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894">
                <text:p>2.894</text:p>
              </table:table-cell>
              <table:table-cell office:value-type="float" office:value="2.98872304558754">
                <text:p>2.988723045587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896">
                <text:p>2.896</text:p>
              </table:table-cell>
              <table:table-cell office:value-type="float" office:value="2.98543337583542">
                <text:p>2.985433375835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898">
                <text:p>2.898</text:p>
              </table:table-cell>
              <table:table-cell office:value-type="float" office:value="2.98214899599552">
                <text:p>2.982148995995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">
                <text:p>2.9</text:p>
              </table:table-cell>
              <table:table-cell office:value-type="float" office:value="2.97886986136436">
                <text:p>2.978869861364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902">
                <text:p>2.902</text:p>
              </table:table-cell>
              <table:table-cell office:value-type="float" office:value="2.97559597194195">
                <text:p>2.975595971941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904">
                <text:p>2.904</text:p>
              </table:table-cell>
              <table:table-cell office:value-type="float" office:value="2.97232734262943">
                <text:p>2.972327342629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906">
                <text:p>2.906</text:p>
              </table:table-cell>
              <table:table-cell office:value-type="float" office:value="2.96906392872334">
                <text:p>2.969063928723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08">
                <text:p>2.908</text:p>
              </table:table-cell>
              <table:table-cell office:value-type="float" office:value="2.96580574512482">
                <text:p>2.965805745124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91">
                <text:p>2.91</text:p>
              </table:table-cell>
              <table:table-cell office:value-type="float" office:value="2.96255276203156">
                <text:p>2.962552762031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912">
                <text:p>2.912</text:p>
              </table:table-cell>
              <table:table-cell office:value-type="float" office:value="2.95930496454239">
                <text:p>2.959304964542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914">
                <text:p>2.914</text:p>
              </table:table-cell>
              <table:table-cell office:value-type="float" office:value="2.95606236755848">
                <text:p>2.956062367558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916">
                <text:p>2.916</text:p>
              </table:table-cell>
              <table:table-cell office:value-type="float" office:value="2.95282495617867">
                <text:p>2.952824956178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918">
                <text:p>2.918</text:p>
              </table:table-cell>
              <table:table-cell office:value-type="float" office:value="2.94959270060062">
                <text:p>2.949592700600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2">
                <text:p>2.92</text:p>
              </table:table-cell>
              <table:table-cell office:value-type="float" office:value="2.94636560082436">
                <text:p>2.946365600824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922">
                <text:p>2.922</text:p>
              </table:table-cell>
              <table:table-cell office:value-type="float" office:value="2.9431436419487">
                <text:p>2.94314364194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924">
                <text:p>2.924</text:p>
              </table:table-cell>
              <table:table-cell office:value-type="float" office:value="2.93992682397366">
                <text:p>2.939926823973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26">
                <text:p>2.926</text:p>
              </table:table-cell>
              <table:table-cell office:value-type="float" office:value="2.93671513199806">
                <text:p>2.936715131998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928">
                <text:p>2.928</text:p>
              </table:table-cell>
              <table:table-cell office:value-type="float" office:value="2.93350855112076">
                <text:p>2.933508551120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93">
                <text:p>2.93</text:p>
              </table:table-cell>
              <table:table-cell office:value-type="float" office:value="2.93030706644058">
                <text:p>2.930307066440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32">
                <text:p>2.932</text:p>
              </table:table-cell>
              <table:table-cell office:value-type="float" office:value="2.9271106928587">
                <text:p>2.92711069285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934">
                <text:p>2.934</text:p>
              </table:table-cell>
              <table:table-cell office:value-type="float" office:value="2.92391938567162">
                <text:p>2.923919385671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936">
                <text:p>2.936</text:p>
              </table:table-cell>
              <table:table-cell office:value-type="float" office:value="2.9207331597805">
                <text:p>2.92073315978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938">
                <text:p>2.938</text:p>
              </table:table-cell>
              <table:table-cell office:value-type="float" office:value="2.91755198538303">
                <text:p>2.917551985383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4">
                <text:p>2.94</text:p>
              </table:table-cell>
              <table:table-cell office:value-type="float" office:value="2.91437587738037">
                <text:p>2.914375877380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42">
                <text:p>2.942</text:p>
              </table:table-cell>
              <table:table-cell office:value-type="float" office:value="2.91120480597019">
                <text:p>2.911204805970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44">
                <text:p>2.944</text:p>
              </table:table-cell>
              <table:table-cell office:value-type="float" office:value="2.9080387711525">
                <text:p>2.90803877115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46">
                <text:p>2.946</text:p>
              </table:table-cell>
              <table:table-cell office:value-type="float" office:value="2.90487774312496">
                <text:p>2.904877743124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48">
                <text:p>2.948</text:p>
              </table:table-cell>
              <table:table-cell office:value-type="float" office:value="2.90172173678875">
                <text:p>2.90172173678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95">
                <text:p>2.95</text:p>
              </table:table-cell>
              <table:table-cell office:value-type="float" office:value="2.8985707372427">
                <text:p>2.89857073724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952">
                <text:p>2.952</text:p>
              </table:table-cell>
              <table:table-cell office:value-type="float" office:value="2.89542471468449">
                <text:p>2.895424714684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954">
                <text:p>2.954</text:p>
              </table:table-cell>
              <table:table-cell office:value-type="float" office:value="2.89228368401527">
                <text:p>2.892283684015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956">
                <text:p>2.956</text:p>
              </table:table-cell>
              <table:table-cell office:value-type="float" office:value="2.8891476303339">
                <text:p>2.88914763033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58">
                <text:p>2.958</text:p>
              </table:table-cell>
              <table:table-cell office:value-type="float" office:value="2.88601652383804">
                <text:p>2.886016523838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6">
                <text:p>2.96</text:p>
              </table:table-cell>
              <table:table-cell office:value-type="float" office:value="2.8828903645277">
                <text:p>2.88289036452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62">
                <text:p>2.962</text:p>
              </table:table-cell>
              <table:table-cell office:value-type="float" office:value="2.87976916730404">
                <text:p>2.879769167304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64">
                <text:p>2.964</text:p>
              </table:table-cell>
              <table:table-cell office:value-type="float" office:value="2.87665288746357">
                <text:p>2.876652887463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66">
                <text:p>2.966</text:p>
              </table:table-cell>
              <table:table-cell office:value-type="float" office:value="2.87354152500629">
                <text:p>2.873541525006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68">
                <text:p>2.968</text:p>
              </table:table-cell>
              <table:table-cell office:value-type="float" office:value="2.87043507993221">
                <text:p>2.870435079932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7">
                <text:p>2.97</text:p>
              </table:table-cell>
              <table:table-cell office:value-type="float" office:value="2.86733353734016">
                <text:p>2.867333537340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72">
                <text:p>2.972</text:p>
              </table:table-cell>
              <table:table-cell office:value-type="float" office:value="2.86423688232899">
                <text:p>2.864236882328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974">
                <text:p>2.974</text:p>
              </table:table-cell>
              <table:table-cell office:value-type="float" office:value="2.86114511489868">
                <text:p>2.861145114898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976">
                <text:p>2.976</text:p>
              </table:table-cell>
              <table:table-cell office:value-type="float" office:value="2.85805820524693">
                <text:p>2.858058205246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978">
                <text:p>2.978</text:p>
              </table:table-cell>
              <table:table-cell office:value-type="float" office:value="2.85497616827488">
                <text:p>2.854976168274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98">
                <text:p>2.98</text:p>
              </table:table-cell>
              <table:table-cell office:value-type="float" office:value="2.85189898908138">
                <text:p>2.851898989081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82">
                <text:p>2.982</text:p>
              </table:table-cell>
              <table:table-cell office:value-type="float" office:value="2.84882663786411">
                <text:p>2.848826637864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984">
                <text:p>2.984</text:p>
              </table:table-cell>
              <table:table-cell office:value-type="float" office:value="2.84575912952423">
                <text:p>2.845759129524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86">
                <text:p>2.986</text:p>
              </table:table-cell>
              <table:table-cell office:value-type="float" office:value="2.84269643425941">
                <text:p>2.842696434259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988">
                <text:p>2.988</text:p>
              </table:table-cell>
              <table:table-cell office:value-type="float" office:value="2.83963856697083">
                <text:p>2.839638566970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99">
                <text:p>2.99</text:p>
              </table:table-cell>
              <table:table-cell office:value-type="float" office:value="2.83658549785614">
                <text:p>2.836585497856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992">
                <text:p>2.992</text:p>
              </table:table-cell>
              <table:table-cell office:value-type="float" office:value="2.8335372120142">
                <text:p>2.83353721201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994">
                <text:p>2.994</text:p>
              </table:table-cell>
              <table:table-cell office:value-type="float" office:value="2.83049372434616">
                <text:p>2.830493724346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996">
                <text:p>2.996</text:p>
              </table:table-cell>
              <table:table-cell office:value-type="float" office:value="2.82745500504971">
                <text:p>2.827455005049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998">
                <text:p>2.998</text:p>
              </table:table-cell>
              <table:table-cell office:value-type="float" office:value="2.82442105412483">
                <text:p>2.824421054124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2.82139185667038">
                <text:p>2.821391856670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002">
                <text:p>3.002</text:p>
              </table:table-cell>
              <table:table-cell office:value-type="float" office:value="2.81836741268635">
                <text:p>2.818367412686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004">
                <text:p>3.004</text:p>
              </table:table-cell>
              <table:table-cell office:value-type="float" office:value="2.81534769237042">
                <text:p>2.815347692370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006">
                <text:p>3.006</text:p>
              </table:table-cell>
              <table:table-cell office:value-type="float" office:value="2.81233271062374">
                <text:p>2.812332710623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008">
                <text:p>3.008</text:p>
              </table:table-cell>
              <table:table-cell office:value-type="float" office:value="2.80932243764401">
                <text:p>2.809322437644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1">
                <text:p>3.01</text:p>
              </table:table-cell>
              <table:table-cell office:value-type="float" office:value="2.80631687343121">
                <text:p>2.806316873431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012">
                <text:p>3.012</text:p>
              </table:table-cell>
              <table:table-cell office:value-type="float" office:value="2.80331601798534">
                <text:p>2.803316017985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014">
                <text:p>3.014</text:p>
              </table:table-cell>
              <table:table-cell office:value-type="float" office:value="2.8003198415041">
                <text:p>2.80031984150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016">
                <text:p>3.016</text:p>
              </table:table-cell>
              <table:table-cell office:value-type="float" office:value="2.79732834398747">
                <text:p>2.797328343987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018">
                <text:p>3.018</text:p>
              </table:table-cell>
              <table:table-cell office:value-type="float" office:value="2.79434152543545">
                <text:p>2.794341525435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02">
                <text:p>3.02</text:p>
              </table:table-cell>
              <table:table-cell office:value-type="float" office:value="2.79135937094688">
                <text:p>2.791359370946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022">
                <text:p>3.022</text:p>
              </table:table-cell>
              <table:table-cell office:value-type="float" office:value="2.78838185071945">
                <text:p>2.788381850719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024">
                <text:p>3.024</text:p>
              </table:table-cell>
              <table:table-cell office:value-type="float" office:value="2.78540899455547">
                <text:p>2.785408994555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026">
                <text:p>3.026</text:p>
              </table:table-cell>
              <table:table-cell office:value-type="float" office:value="2.78244075775147">
                <text:p>2.782440757751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028">
                <text:p>3.028</text:p>
              </table:table-cell>
              <table:table-cell office:value-type="float" office:value="2.77947715520859">
                <text:p>2.779477155208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03">
                <text:p>3.03</text:p>
              </table:table-cell>
              <table:table-cell office:value-type="float" office:value="2.77651815712452">
                <text:p>2.776518157124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032">
                <text:p>3.032</text:p>
              </table:table-cell>
              <table:table-cell office:value-type="float" office:value="2.77356376349926">
                <text:p>2.773563763499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034">
                <text:p>3.034</text:p>
              </table:table-cell>
              <table:table-cell office:value-type="float" office:value="2.77061397433281">
                <text:p>2.770613974332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036">
                <text:p>3.036</text:p>
              </table:table-cell>
              <table:table-cell office:value-type="float" office:value="2.76766877472401">
                <text:p>2.767668774724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038">
                <text:p>3.038</text:p>
              </table:table-cell>
              <table:table-cell office:value-type="float" office:value="2.76472814977169">
                <text:p>2.764728149771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04">
                <text:p>3.04</text:p>
              </table:table-cell>
              <table:table-cell office:value-type="float" office:value="2.76179209947586">
                <text:p>2.761792099475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042">
                <text:p>3.042</text:p>
              </table:table-cell>
              <table:table-cell office:value-type="float" office:value="2.7588605940342">
                <text:p>2.75886059403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44">
                <text:p>3.044</text:p>
              </table:table-cell>
              <table:table-cell office:value-type="float" office:value="2.75593364834785">
                <text:p>2.755933648347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046">
                <text:p>3.046</text:p>
              </table:table-cell>
              <table:table-cell office:value-type="float" office:value="2.75301124751568">
                <text:p>2.753011247515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48">
                <text:p>3.048</text:p>
              </table:table-cell>
              <table:table-cell office:value-type="float" office:value="2.75009337663651">
                <text:p>2.750093376636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05">
                <text:p>3.05</text:p>
              </table:table-cell>
              <table:table-cell office:value-type="float" office:value="2.74718003571034">
                <text:p>2.747180035710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052">
                <text:p>3.052</text:p>
              </table:table-cell>
              <table:table-cell office:value-type="float" office:value="2.74427120983601">
                <text:p>2.744271209836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054">
                <text:p>3.054</text:p>
              </table:table-cell>
              <table:table-cell office:value-type="float" office:value="2.74136688411236">
                <text:p>2.741366884112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056">
                <text:p>3.056</text:p>
              </table:table-cell>
              <table:table-cell office:value-type="float" office:value="2.73846705853939">
                <text:p>2.738467058539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058">
                <text:p>3.058</text:p>
              </table:table-cell>
              <table:table-cell office:value-type="float" office:value="2.73557171821594">
                <text:p>2.735571718215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06">
                <text:p>3.06</text:p>
              </table:table-cell>
              <table:table-cell office:value-type="float" office:value="2.73268084824085">
                <text:p>2.732680848240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062">
                <text:p>3.062</text:p>
              </table:table-cell>
              <table:table-cell office:value-type="float" office:value="2.72979446351528">
                <text:p>2.729794463515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064">
                <text:p>3.064</text:p>
              </table:table-cell>
              <table:table-cell office:value-type="float" office:value="2.72691253423691">
                <text:p>2.726912534236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066">
                <text:p>3.066</text:p>
              </table:table-cell>
              <table:table-cell office:value-type="float" office:value="2.72403506040573">
                <text:p>2.724035060405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068">
                <text:p>3.068</text:p>
              </table:table-cell>
              <table:table-cell office:value-type="float" office:value="2.72116202712059">
                <text:p>2.721162027120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07">
                <text:p>3.07</text:p>
              </table:table-cell>
              <table:table-cell office:value-type="float" office:value="2.71829343438149">
                <text:p>2.718293434381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072">
                <text:p>3.072</text:p>
              </table:table-cell>
              <table:table-cell office:value-type="float" office:value="2.71542926728725">
                <text:p>2.715429267287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074">
                <text:p>3.074</text:p>
              </table:table-cell>
              <table:table-cell office:value-type="float" office:value="2.71256951093674">
                <text:p>2.712569510936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076">
                <text:p>3.076</text:p>
              </table:table-cell>
              <table:table-cell office:value-type="float" office:value="2.70971416532993">
                <text:p>2.709714165329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078">
                <text:p>3.078</text:p>
              </table:table-cell>
              <table:table-cell office:value-type="float" office:value="2.70686321556568">
                <text:p>2.706863215565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08">
                <text:p>3.08</text:p>
              </table:table-cell>
              <table:table-cell office:value-type="float" office:value="2.70401666164398">
                <text:p>2.704016661643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082">
                <text:p>3.082</text:p>
              </table:table-cell>
              <table:table-cell office:value-type="float" office:value="2.70117450356483">
                <text:p>2.701174503564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84">
                <text:p>3.084</text:p>
              </table:table-cell>
              <table:table-cell office:value-type="float" office:value="2.69833669662476">
                <text:p>2.698336696624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86">
                <text:p>3.086</text:p>
              </table:table-cell>
              <table:table-cell office:value-type="float" office:value="2.69550327062607">
                <text:p>2.695503270626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88">
                <text:p>3.088</text:p>
              </table:table-cell>
              <table:table-cell office:value-type="float" office:value="2.69267419576645">
                <text:p>2.692674195766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9">
                <text:p>3.09</text:p>
              </table:table-cell>
              <table:table-cell office:value-type="float" office:value="2.6898494720459">
                <text:p>2.68984947204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92">
                <text:p>3.092</text:p>
              </table:table-cell>
              <table:table-cell office:value-type="float" office:value="2.68702908456326">
                <text:p>2.687029084563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94">
                <text:p>3.094</text:p>
              </table:table-cell>
              <table:table-cell office:value-type="float" office:value="2.68421303331852">
                <text:p>2.684213033318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96">
                <text:p>3.096</text:p>
              </table:table-cell>
              <table:table-cell office:value-type="float" office:value="2.68140128850937">
                <text:p>2.681401288509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98">
                <text:p>3.098</text:p>
              </table:table-cell>
              <table:table-cell office:value-type="float" office:value="2.67859387993813">
                <text:p>2.678593879938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1">
                <text:p>3.1</text:p>
              </table:table-cell>
              <table:table-cell office:value-type="float" office:value="2.67579076290131">
                <text:p>2.675790762901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02">
                <text:p>3.102</text:p>
              </table:table-cell>
              <table:table-cell office:value-type="float" office:value="2.67299193739891">
                <text:p>2.672991937398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104">
                <text:p>3.104</text:p>
              </table:table-cell>
              <table:table-cell office:value-type="float" office:value="2.6701974183321">
                <text:p>2.67019741833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06">
                <text:p>3.106</text:p>
              </table:table-cell>
              <table:table-cell office:value-type="float" office:value="2.66740716099739">
                <text:p>2.667407160997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08">
                <text:p>3.108</text:p>
              </table:table-cell>
              <table:table-cell office:value-type="float" office:value="2.66462119519711">
                <text:p>2.664621195197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1">
                <text:p>3.11</text:p>
              </table:table-cell>
              <table:table-cell office:value-type="float" office:value="2.66183947622776">
                <text:p>2.661839476227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12">
                <text:p>3.112</text:p>
              </table:table-cell>
              <table:table-cell office:value-type="float" office:value="2.65906201899052">
                <text:p>2.659062018990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14">
                <text:p>3.114</text:p>
              </table:table-cell>
              <table:table-cell office:value-type="float" office:value="2.65628880858421">
                <text:p>2.656288808584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16">
                <text:p>3.116</text:p>
              </table:table-cell>
              <table:table-cell office:value-type="float" office:value="2.65351983010769">
                <text:p>2.653519830107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18">
                <text:p>3.118</text:p>
              </table:table-cell>
              <table:table-cell office:value-type="float" office:value="2.65075508356094">
                <text:p>2.650755083560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2">
                <text:p>3.12</text:p>
              </table:table-cell>
              <table:table-cell office:value-type="float" office:value="2.64799455404282">
                <text:p>2.647994554042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2">
                <text:p>3.122</text:p>
              </table:table-cell>
              <table:table-cell office:value-type="float" office:value="2.64523825645447">
                <text:p>2.645238256454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4">
                <text:p>3.124</text:p>
              </table:table-cell>
              <table:table-cell office:value-type="float" office:value="2.64248614609242">
                <text:p>2.642486146092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26">
                <text:p>3.126</text:p>
              </table:table-cell>
              <table:table-cell office:value-type="float" office:value="2.63973823785782">
                <text:p>2.639738237857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28">
                <text:p>3.128</text:p>
              </table:table-cell>
              <table:table-cell office:value-type="float" office:value="2.63699451684952">
                <text:p>2.636994516849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3">
                <text:p>3.13</text:p>
              </table:table-cell>
              <table:table-cell office:value-type="float" office:value="2.63425496816635">
                <text:p>2.634254968166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32">
                <text:p>3.132</text:p>
              </table:table-cell>
              <table:table-cell office:value-type="float" office:value="2.63151960670948">
                <text:p>2.631519606709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34">
                <text:p>3.134</text:p>
              </table:table-cell>
              <table:table-cell office:value-type="float" office:value="2.62878840267658">
                <text:p>2.628788402676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36">
                <text:p>3.136</text:p>
              </table:table-cell>
              <table:table-cell office:value-type="float" office:value="2.62606135606766">
                <text:p>2.626061356067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38">
                <text:p>3.138</text:p>
              </table:table-cell>
              <table:table-cell office:value-type="float" office:value="2.62333845198154">
                <text:p>2.623338451981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4">
                <text:p>3.14</text:p>
              </table:table-cell>
              <table:table-cell office:value-type="float" office:value="2.62061969041824">
                <text:p>2.620619690418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142">
                <text:p>3.142</text:p>
              </table:table-cell>
              <table:table-cell office:value-type="float" office:value="2.61790505647659">
                <text:p>2.617905056476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144">
                <text:p>3.144</text:p>
              </table:table-cell>
              <table:table-cell office:value-type="float" office:value="2.61519455015659">
                <text:p>2.615194550156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146">
                <text:p>3.146</text:p>
              </table:table-cell>
              <table:table-cell office:value-type="float" office:value="2.61248815655708">
                <text:p>2.612488156557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148">
                <text:p>3.148</text:p>
              </table:table-cell>
              <table:table-cell office:value-type="float" office:value="2.60978587567806">
                <text:p>2.609785875678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15">
                <text:p>3.15</text:p>
              </table:table-cell>
              <table:table-cell office:value-type="float" office:value="2.60708769261837">
                <text:p>2.607087692618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152">
                <text:p>3.152</text:p>
              </table:table-cell>
              <table:table-cell office:value-type="float" office:value="2.60439359247685">
                <text:p>2.604393592476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154">
                <text:p>3.154</text:p>
              </table:table-cell>
              <table:table-cell office:value-type="float" office:value="2.60170357525349">
                <text:p>2.601703575253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156">
                <text:p>3.156</text:p>
              </table:table-cell>
              <table:table-cell office:value-type="float" office:value="2.5990176409483">
                <text:p>2.59901764094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158">
                <text:p>3.158</text:p>
              </table:table-cell>
              <table:table-cell office:value-type="float" office:value="2.59633577466011">
                <text:p>2.596335774660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16">
                <text:p>3.16</text:p>
              </table:table-cell>
              <table:table-cell office:value-type="float" office:value="2.59365796148777">
                <text:p>2.593657961487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162">
                <text:p>3.162</text:p>
              </table:table-cell>
              <table:table-cell office:value-type="float" office:value="2.59098420143127">
                <text:p>2.590984201431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164">
                <text:p>3.164</text:p>
              </table:table-cell>
              <table:table-cell office:value-type="float" office:value="2.58831449449062">
                <text:p>2.588314494490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166">
                <text:p>3.166</text:p>
              </table:table-cell>
              <table:table-cell office:value-type="float" office:value="2.5856488108635">
                <text:p>2.58564881086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168">
                <text:p>3.168</text:p>
              </table:table-cell>
              <table:table-cell office:value-type="float" office:value="2.58298716545105">
                <text:p>2.582987165451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17">
                <text:p>3.17</text:p>
              </table:table-cell>
              <table:table-cell office:value-type="float" office:value="2.58032952845097">
                <text:p>2.580329528450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172">
                <text:p>3.172</text:p>
              </table:table-cell>
              <table:table-cell office:value-type="float" office:value="2.5776759147644">
                <text:p>2.57767591476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174">
                <text:p>3.174</text:p>
              </table:table-cell>
              <table:table-cell office:value-type="float" office:value="2.57502629458904">
                <text:p>2.575026294589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176">
                <text:p>3.176</text:p>
              </table:table-cell>
              <table:table-cell office:value-type="float" office:value="2.57238066792488">
                <text:p>2.572380667924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178">
                <text:p>3.178</text:p>
              </table:table-cell>
              <table:table-cell office:value-type="float" office:value="2.56973904967308">
                <text:p>2.569739049673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18">
                <text:p>3.18</text:p>
              </table:table-cell>
              <table:table-cell office:value-type="float" office:value="2.56710139513016">
                <text:p>2.567101395130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182">
                <text:p>3.182</text:p>
              </table:table-cell>
              <table:table-cell office:value-type="float" office:value="2.56446771919727">
                <text:p>2.564467719197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184">
                <text:p>3.184</text:p>
              </table:table-cell>
              <table:table-cell office:value-type="float" office:value="2.56183800697327">
                <text:p>2.561838006973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86">
                <text:p>3.186</text:p>
              </table:table-cell>
              <table:table-cell office:value-type="float" office:value="2.55921225845814">
                <text:p>2.559212258458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188">
                <text:p>3.188</text:p>
              </table:table-cell>
              <table:table-cell office:value-type="float" office:value="2.55659044384956">
                <text:p>2.556590443849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19">
                <text:p>3.19</text:p>
              </table:table-cell>
              <table:table-cell office:value-type="float" office:value="2.55397259294987">
                <text:p>2.553972592949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192">
                <text:p>3.192</text:p>
              </table:table-cell>
              <table:table-cell office:value-type="float" office:value="2.55135866105557">
                <text:p>2.551358661055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194">
                <text:p>3.194</text:p>
              </table:table-cell>
              <table:table-cell office:value-type="float" office:value="2.54874866306782">
                <text:p>2.548748663067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196">
                <text:p>3.196</text:p>
              </table:table-cell>
              <table:table-cell office:value-type="float" office:value="2.54614258408546">
                <text:p>2.546142584085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198">
                <text:p>3.198</text:p>
              </table:table-cell>
              <table:table-cell office:value-type="float" office:value="2.54354042410851">
                <text:p>2.543540424108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2">
                <text:p>3.2</text:p>
              </table:table-cell>
              <table:table-cell office:value-type="float" office:value="2.54094215333462">
                <text:p>2.540942153334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202">
                <text:p>3.202</text:p>
              </table:table-cell>
              <table:table-cell office:value-type="float" office:value="2.53834778666496">
                <text:p>2.538347786664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204">
                <text:p>3.204</text:p>
              </table:table-cell>
              <table:table-cell office:value-type="float" office:value="2.53575730919838">
                <text:p>2.535757309198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206">
                <text:p>3.206</text:p>
              </table:table-cell>
              <table:table-cell office:value-type="float" office:value="2.53317072093487">
                <text:p>2.533170720934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208">
                <text:p>3.208</text:p>
              </table:table-cell>
              <table:table-cell office:value-type="float" office:value="2.53058799207211">
                <text:p>2.530587992072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21">
                <text:p>3.21</text:p>
              </table:table-cell>
              <table:table-cell office:value-type="float" office:value="2.52800913751125">
                <text:p>2.52800913751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212">
                <text:p>3.212</text:p>
              </table:table-cell>
              <table:table-cell office:value-type="float" office:value="2.52543415725231">
                <text:p>2.525434157252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214">
                <text:p>3.214</text:p>
              </table:table-cell>
              <table:table-cell office:value-type="float" office:value="2.5228630065918">
                <text:p>2.52286300659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216">
                <text:p>3.216</text:p>
              </table:table-cell>
              <table:table-cell office:value-type="float" office:value="2.52029571533203">
                <text:p>2.520295715332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18">
                <text:p>3.218</text:p>
              </table:table-cell>
              <table:table-cell office:value-type="float" office:value="2.51773225367069">
                <text:p>2.517732253670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22">
                <text:p>3.22</text:p>
              </table:table-cell>
              <table:table-cell office:value-type="float" office:value="2.51517262160778">
                <text:p>2.515172621607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222">
                <text:p>3.222</text:p>
              </table:table-cell>
              <table:table-cell office:value-type="float" office:value="2.51261680424213">
                <text:p>2.512616804242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224">
                <text:p>3.224</text:p>
              </table:table-cell>
              <table:table-cell office:value-type="float" office:value="2.51006481647491">
                <text:p>2.510064816474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226">
                <text:p>3.226</text:p>
              </table:table-cell>
              <table:table-cell office:value-type="float" office:value="2.5075166285038">
                <text:p>2.50751662850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228">
                <text:p>3.228</text:p>
              </table:table-cell>
              <table:table-cell office:value-type="float" office:value="2.50497224032879">
                <text:p>2.504972240328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23">
                <text:p>3.23</text:p>
              </table:table-cell>
              <table:table-cell office:value-type="float" office:value="2.50243165194988">
                <text:p>2.502431651949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232">
                <text:p>3.232</text:p>
              </table:table-cell>
              <table:table-cell office:value-type="float" office:value="2.49989483356476">
                <text:p>2.499894833564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234">
                <text:p>3.234</text:p>
              </table:table-cell>
              <table:table-cell office:value-type="float" office:value="2.49736180007458">
                <text:p>2.497361800074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236">
                <text:p>3.236</text:p>
              </table:table-cell>
              <table:table-cell office:value-type="float" office:value="2.49483255147934">
                <text:p>2.494832551479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238">
                <text:p>3.238</text:p>
              </table:table-cell>
              <table:table-cell office:value-type="float" office:value="2.49230705797672">
                <text:p>2.492307057976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24">
                <text:p>3.24</text:p>
              </table:table-cell>
              <table:table-cell office:value-type="float" office:value="2.48978531956673">
                <text:p>2.489785319566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242">
                <text:p>3.242</text:p>
              </table:table-cell>
              <table:table-cell office:value-type="float" office:value="2.48726732134819">
                <text:p>2.487267321348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244">
                <text:p>3.244</text:p>
              </table:table-cell>
              <table:table-cell office:value-type="float" office:value="2.48475307822228">
                <text:p>2.484753078222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246">
                <text:p>3.246</text:p>
              </table:table-cell>
              <table:table-cell office:value-type="float" office:value="2.48224256038666">
                <text:p>2.482242560386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248">
                <text:p>3.248</text:p>
              </table:table-cell>
              <table:table-cell office:value-type="float" office:value="2.4797357827425">
                <text:p>2.47973578274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25">
                <text:p>3.25</text:p>
              </table:table-cell>
              <table:table-cell office:value-type="float" office:value="2.47723271548748">
                <text:p>2.477232715487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252">
                <text:p>3.252</text:p>
              </table:table-cell>
              <table:table-cell office:value-type="float" office:value="2.4747333586216">
                <text:p>2.47473335862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254">
                <text:p>3.254</text:p>
              </table:table-cell>
              <table:table-cell office:value-type="float" office:value="2.47223771214485">
                <text:p>2.472237712144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256">
                <text:p>3.256</text:p>
              </table:table-cell>
              <table:table-cell office:value-type="float" office:value="2.46974577605724">
                <text:p>2.469745776057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258">
                <text:p>3.258</text:p>
              </table:table-cell>
              <table:table-cell office:value-type="float" office:value="2.46725752055645">
                <text:p>2.467257520556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26">
                <text:p>3.26</text:p>
              </table:table-cell>
              <table:table-cell office:value-type="float" office:value="2.46477294564247">
                <text:p>2.464772945642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262">
                <text:p>3.262</text:p>
              </table:table-cell>
              <table:table-cell office:value-type="float" office:value="2.46229206621647">
                <text:p>2.462292066216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264">
                <text:p>3.264</text:p>
              </table:table-cell>
              <table:table-cell office:value-type="float" office:value="2.45981483757496">
                <text:p>2.459814837574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266">
                <text:p>3.266</text:p>
              </table:table-cell>
              <table:table-cell office:value-type="float" office:value="2.45734128952026">
                <text:p>2.457341289520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268">
                <text:p>3.268</text:p>
              </table:table-cell>
              <table:table-cell office:value-type="float" office:value="2.45487139225006">
                <text:p>2.454871392250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27">
                <text:p>3.27</text:p>
              </table:table-cell>
              <table:table-cell office:value-type="float" office:value="2.45240513086319">
                <text:p>2.452405130863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272">
                <text:p>3.272</text:p>
              </table:table-cell>
              <table:table-cell office:value-type="float" office:value="2.44994253516197">
                <text:p>2.449942535161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274">
                <text:p>3.274</text:p>
              </table:table-cell>
              <table:table-cell office:value-type="float" office:value="2.44748356044292">
                <text:p>2.447483560442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276">
                <text:p>3.276</text:p>
              </table:table-cell>
              <table:table-cell office:value-type="float" office:value="2.44502822160721">
                <text:p>2.445028221607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278">
                <text:p>3.278</text:p>
              </table:table-cell>
              <table:table-cell office:value-type="float" office:value="2.44257650375366">
                <text:p>2.442576503753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28">
                <text:p>3.28</text:p>
              </table:table-cell>
              <table:table-cell office:value-type="float" office:value="2.44012840688229">
                <text:p>2.440128406882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282">
                <text:p>3.282</text:p>
              </table:table-cell>
              <table:table-cell office:value-type="float" office:value="2.43768390119076">
                <text:p>2.437683901190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84">
                <text:p>3.284</text:p>
              </table:table-cell>
              <table:table-cell office:value-type="float" office:value="2.4352430164814">
                <text:p>2.43524301648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286">
                <text:p>3.286</text:p>
              </table:table-cell>
              <table:table-cell office:value-type="float" office:value="2.43280570805073">
                <text:p>2.432805708050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288">
                <text:p>3.288</text:p>
              </table:table-cell>
              <table:table-cell office:value-type="float" office:value="2.43037200570107">
                <text:p>2.430372005701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29">
                <text:p>3.29</text:p>
              </table:table-cell>
              <table:table-cell office:value-type="float" office:value="2.42794186472893">
                <text:p>2.427941864728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292">
                <text:p>3.292</text:p>
              </table:table-cell>
              <table:table-cell office:value-type="float" office:value="2.42551531493664">
                <text:p>2.425515314936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294">
                <text:p>3.294</text:p>
              </table:table-cell>
              <table:table-cell office:value-type="float" office:value="2.42309232652187">
                <text:p>2.423092326521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296">
                <text:p>3.296</text:p>
              </table:table-cell>
              <table:table-cell office:value-type="float" office:value="2.42067289948463">
                <text:p>2.420672899484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298">
                <text:p>3.298</text:p>
              </table:table-cell>
              <table:table-cell office:value-type="float" office:value="2.41825701892376">
                <text:p>2.418257018923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3">
                <text:p>3.3</text:p>
              </table:table-cell>
              <table:table-cell office:value-type="float" office:value="2.41584468483925">
                <text:p>2.415844684839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302">
                <text:p>3.302</text:p>
              </table:table-cell>
              <table:table-cell office:value-type="float" office:value="2.4134358972311">
                <text:p>2.41343589723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304">
                <text:p>3.304</text:p>
              </table:table-cell>
              <table:table-cell office:value-type="float" office:value="2.41103065609932">
                <text:p>2.411030656099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306">
                <text:p>3.306</text:p>
              </table:table-cell>
              <table:table-cell office:value-type="float" office:value="2.40862891674042">
                <text:p>2.408628916740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308">
                <text:p>3.308</text:p>
              </table:table-cell>
              <table:table-cell office:value-type="float" office:value="2.40623070895672">
                <text:p>2.406230708956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31">
                <text:p>3.31</text:p>
              </table:table-cell>
              <table:table-cell office:value-type="float" office:value="2.40383601784706">
                <text:p>2.403836017847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312">
                <text:p>3.312</text:p>
              </table:table-cell>
              <table:table-cell office:value-type="float" office:value="2.40144482851028">
                <text:p>2.401444828510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314">
                <text:p>3.314</text:p>
              </table:table-cell>
              <table:table-cell office:value-type="float" office:value="2.39905714094639">
                <text:p>2.399057140946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316">
                <text:p>3.316</text:p>
              </table:table-cell>
              <table:table-cell office:value-type="float" office:value="2.39667295515537">
                <text:p>2.396672955155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318">
                <text:p>3.318</text:p>
              </table:table-cell>
              <table:table-cell office:value-type="float" office:value="2.39429224133492">
                <text:p>2.394292241334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32">
                <text:p>3.32</text:p>
              </table:table-cell>
              <table:table-cell office:value-type="float" office:value="2.39191501438618">
                <text:p>2.391915014386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322">
                <text:p>3.322</text:p>
              </table:table-cell>
              <table:table-cell office:value-type="float" office:value="2.389541259408">
                <text:p>2.3895412594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324">
                <text:p>3.324</text:p>
              </table:table-cell>
              <table:table-cell office:value-type="float" office:value="2.38717097640038">
                <text:p>2.387170976400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326">
                <text:p>3.326</text:p>
              </table:table-cell>
              <table:table-cell office:value-type="float" office:value="2.38480415046215">
                <text:p>2.384804150462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328">
                <text:p>3.328</text:p>
              </table:table-cell>
              <table:table-cell office:value-type="float" office:value="2.38244078159332">
                <text:p>2.382440781593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33">
                <text:p>3.33</text:p>
              </table:table-cell>
              <table:table-cell office:value-type="float" office:value="2.38008085489273">
                <text:p>2.380080854892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332">
                <text:p>3.332</text:p>
              </table:table-cell>
              <table:table-cell office:value-type="float" office:value="2.37772437036037">
                <text:p>2.377724370360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334">
                <text:p>3.334</text:p>
              </table:table-cell>
              <table:table-cell office:value-type="float" office:value="2.37537131309509">
                <text:p>2.375371313095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336">
                <text:p>3.336</text:p>
              </table:table-cell>
              <table:table-cell office:value-type="float" office:value="2.37302169799805">
                <text:p>2.373021697998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338">
                <text:p>3.338</text:p>
              </table:table-cell>
              <table:table-cell office:value-type="float" office:value="2.37067549526691">
                <text:p>2.370675495266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34">
                <text:p>3.34</text:p>
              </table:table-cell>
              <table:table-cell office:value-type="float" office:value="2.36833271980286">
                <text:p>2.368332719802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342">
                <text:p>3.342</text:p>
              </table:table-cell>
              <table:table-cell office:value-type="float" office:value="2.36599334180355">
                <text:p>2.365993341803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344">
                <text:p>3.344</text:p>
              </table:table-cell>
              <table:table-cell office:value-type="float" office:value="2.363657361269">
                <text:p>2.3636573612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346">
                <text:p>3.346</text:p>
              </table:table-cell>
              <table:table-cell office:value-type="float" office:value="2.3613247781992">
                <text:p>2.36132477819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348">
                <text:p>3.348</text:p>
              </table:table-cell>
              <table:table-cell office:value-type="float" office:value="2.35899559259415">
                <text:p>2.358995592594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35">
                <text:p>3.35</text:p>
              </table:table-cell>
              <table:table-cell office:value-type="float" office:value="2.35666978955269">
                <text:p>2.356669789552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352">
                <text:p>3.352</text:p>
              </table:table-cell>
              <table:table-cell office:value-type="float" office:value="2.35434735417366">
                <text:p>2.354347354173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354">
                <text:p>3.354</text:p>
              </table:table-cell>
              <table:table-cell office:value-type="float" office:value="2.35202830135822">
                <text:p>2.352028301358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356">
                <text:p>3.356</text:p>
              </table:table-cell>
              <table:table-cell office:value-type="float" office:value="2.34971260130405">
                <text:p>2.349712601304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358">
                <text:p>3.358</text:p>
              </table:table-cell>
              <table:table-cell office:value-type="float" office:value="2.34740025401115">
                <text:p>2.347400254011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36">
                <text:p>3.36</text:p>
              </table:table-cell>
              <table:table-cell office:value-type="float" office:value="2.34509127438068">
                <text:p>2.345091274380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362">
                <text:p>3.362</text:p>
              </table:table-cell>
              <table:table-cell office:value-type="float" office:value="2.34278563261032">
                <text:p>2.342785632610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364">
                <text:p>3.364</text:p>
              </table:table-cell>
              <table:table-cell office:value-type="float" office:value="2.34048332870007">
                <text:p>2.340483328700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366">
                <text:p>3.366</text:p>
              </table:table-cell>
              <table:table-cell office:value-type="float" office:value="2.33818434774876">
                <text:p>2.338184347748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368">
                <text:p>3.368</text:p>
              </table:table-cell>
              <table:table-cell office:value-type="float" office:value="2.33588870465755">
                <text:p>2.335888704657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37">
                <text:p>3.37</text:p>
              </table:table-cell>
              <table:table-cell office:value-type="float" office:value="2.3335963845253">
                <text:p>2.33359638452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372">
                <text:p>3.372</text:p>
              </table:table-cell>
              <table:table-cell office:value-type="float" office:value="2.33130737245083">
                <text:p>2.331307372450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374">
                <text:p>3.374</text:p>
              </table:table-cell>
              <table:table-cell office:value-type="float" office:value="2.32902166843414">
                <text:p>2.329021668434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376">
                <text:p>3.376</text:p>
              </table:table-cell>
              <table:table-cell office:value-type="float" office:value="2.32673925757408">
                <text:p>2.326739257574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378">
                <text:p>3.378</text:p>
              </table:table-cell>
              <table:table-cell office:value-type="float" office:value="2.32446015477181">
                <text:p>2.324460154771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38">
                <text:p>3.38</text:p>
              </table:table-cell>
              <table:table-cell office:value-type="float" office:value="2.32218433022499">
                <text:p>2.322184330224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382">
                <text:p>3.382</text:p>
              </table:table-cell>
              <table:table-cell office:value-type="float" office:value="2.3199117988348">
                <text:p>2.31991179883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384">
                <text:p>3.384</text:p>
              </table:table-cell>
              <table:table-cell office:value-type="float" office:value="2.31764253079891">
                <text:p>2.317642530798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386">
                <text:p>3.386</text:p>
              </table:table-cell>
              <table:table-cell office:value-type="float" office:value="2.31537654101849">
                <text:p>2.315376541018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388">
                <text:p>3.388</text:p>
              </table:table-cell>
              <table:table-cell office:value-type="float" office:value="2.31311381459236">
                <text:p>2.313113814592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39">
                <text:p>3.39</text:p>
              </table:table-cell>
              <table:table-cell office:value-type="float" office:value="2.31085435152054">
                <text:p>2.310854351520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392">
                <text:p>3.392</text:p>
              </table:table-cell>
              <table:table-cell office:value-type="float" office:value="2.30859813690186">
                <text:p>2.308598136901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394">
                <text:p>3.394</text:p>
              </table:table-cell>
              <table:table-cell office:value-type="float" office:value="2.30634517073631">
                <text:p>2.306345170736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396">
                <text:p>3.396</text:p>
              </table:table-cell>
              <table:table-cell office:value-type="float" office:value="2.30409543812275">
                <text:p>2.304095438122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398">
                <text:p>3.398</text:p>
              </table:table-cell>
              <table:table-cell office:value-type="float" office:value="2.30184893906117">
                <text:p>2.301848939061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4">
                <text:p>3.4</text:p>
              </table:table-cell>
              <table:table-cell office:value-type="float" office:value="2.29960567355156">
                <text:p>2.2996056735515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402">
                <text:p>3.402</text:p>
              </table:table-cell>
              <table:table-cell office:value-type="float" office:value="2.29736562669277">
                <text:p>2.297365626692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404">
                <text:p>3.404</text:p>
              </table:table-cell>
              <table:table-cell office:value-type="float" office:value="2.2951287984848">
                <text:p>2.29512879848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406">
                <text:p>3.406</text:p>
              </table:table-cell>
              <table:table-cell office:value-type="float" office:value="2.29289517402649">
                <text:p>2.292895174026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408">
                <text:p>3.408</text:p>
              </table:table-cell>
              <table:table-cell office:value-type="float" office:value="2.29066475331783">
                <text:p>2.290664753317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41">
                <text:p>3.41</text:p>
              </table:table-cell>
              <table:table-cell office:value-type="float" office:value="2.28843753635883">
                <text:p>2.288437536358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412">
                <text:p>3.412</text:p>
              </table:table-cell>
              <table:table-cell office:value-type="float" office:value="2.28621350824833">
                <text:p>2.286213508248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414">
                <text:p>3.414</text:p>
              </table:table-cell>
              <table:table-cell office:value-type="float" office:value="2.28399266898632">
                <text:p>2.283992668986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416">
                <text:p>3.416</text:p>
              </table:table-cell>
              <table:table-cell office:value-type="float" office:value="2.28177500367165">
                <text:p>2.281775003671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418">
                <text:p>3.418</text:p>
              </table:table-cell>
              <table:table-cell office:value-type="float" office:value="2.27956051230431">
                <text:p>2.279560512304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42">
                <text:p>3.42</text:p>
              </table:table-cell>
              <table:table-cell office:value-type="float" office:value="2.2773491948843">
                <text:p>2.27734919488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422">
                <text:p>3.422</text:p>
              </table:table-cell>
              <table:table-cell office:value-type="float" office:value="2.27514103651047">
                <text:p>2.275141036510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424">
                <text:p>3.424</text:p>
              </table:table-cell>
              <table:table-cell office:value-type="float" office:value="2.27293603718281">
                <text:p>2.272936037182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426">
                <text:p>3.426</text:p>
              </table:table-cell>
              <table:table-cell office:value-type="float" office:value="2.27073419690132">
                <text:p>2.270734196901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428">
                <text:p>3.428</text:p>
              </table:table-cell>
              <table:table-cell office:value-type="float" office:value="2.26853548586369">
                <text:p>2.268535485863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43">
                <text:p>3.43</text:p>
              </table:table-cell>
              <table:table-cell office:value-type="float" office:value="2.26633991897106">
                <text:p>2.266339918971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432">
                <text:p>3.432</text:p>
              </table:table-cell>
              <table:table-cell office:value-type="float" office:value="2.26414749622345">
                <text:p>2.264147496223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434">
                <text:p>3.434</text:p>
              </table:table-cell>
              <table:table-cell office:value-type="float" office:value="2.26195818781853">
                <text:p>2.261958187818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436">
                <text:p>3.436</text:p>
              </table:table-cell>
              <table:table-cell office:value-type="float" office:value="2.25977199375629">
                <text:p>2.259771993756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438">
                <text:p>3.438</text:p>
              </table:table-cell>
              <table:table-cell office:value-type="float" office:value="2.25758892893791">
                <text:p>2.257588928937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44">
                <text:p>3.44</text:p>
              </table:table-cell>
              <table:table-cell office:value-type="float" office:value="2.25540897846222">
                <text:p>2.255408978462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442">
                <text:p>3.442</text:p>
              </table:table-cell>
              <table:table-cell office:value-type="float" office:value="2.25323212742806">
                <text:p>2.253232127428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444">
                <text:p>3.444</text:p>
              </table:table-cell>
              <table:table-cell office:value-type="float" office:value="2.25105836093426">
                <text:p>2.251058360934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446">
                <text:p>3.446</text:p>
              </table:table-cell>
              <table:table-cell office:value-type="float" office:value="2.24888769388199">
                <text:p>2.248887693881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448">
                <text:p>3.448</text:p>
              </table:table-cell>
              <table:table-cell office:value-type="float" office:value="2.24672012627125">
                <text:p>2.246720126271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45">
                <text:p>3.45</text:p>
              </table:table-cell>
              <table:table-cell office:value-type="float" office:value="2.24455562829971">
                <text:p>2.244555628299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452">
                <text:p>3.452</text:p>
              </table:table-cell>
              <table:table-cell office:value-type="float" office:value="2.24239421486855">
                <text:p>2.242394214868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454">
                <text:p>3.454</text:p>
              </table:table-cell>
              <table:table-cell office:value-type="float" office:value="2.24023585617542">
                <text:p>2.240235856175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456">
                <text:p>3.456</text:p>
              </table:table-cell>
              <table:table-cell office:value-type="float" office:value="2.23808058202267">
                <text:p>2.238080582022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458">
                <text:p>3.458</text:p>
              </table:table-cell>
              <table:table-cell office:value-type="float" office:value="2.2359283477068">
                <text:p>2.23592834770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46">
                <text:p>3.46</text:p>
              </table:table-cell>
              <table:table-cell office:value-type="float" office:value="2.23377916812897">
                <text:p>2.233779168128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462">
                <text:p>3.462</text:p>
              </table:table-cell>
              <table:table-cell office:value-type="float" office:value="2.23163304328918">
                <text:p>2.231633043289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464">
                <text:p>3.464</text:p>
              </table:table-cell>
              <table:table-cell office:value-type="float" office:value="2.22948995828629">
                <text:p>2.229489958286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466">
                <text:p>3.466</text:p>
              </table:table-cell>
              <table:table-cell office:value-type="float" office:value="2.22734991312027">
                <text:p>2.227349913120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468">
                <text:p>3.468</text:p>
              </table:table-cell>
              <table:table-cell office:value-type="float" office:value="2.22521289288998">
                <text:p>2.225212892889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47">
                <text:p>3.47</text:p>
              </table:table-cell>
              <table:table-cell office:value-type="float" office:value="2.22307889759541">
                <text:p>2.223078897595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472">
                <text:p>3.472</text:p>
              </table:table-cell>
              <table:table-cell office:value-type="float" office:value="2.22094792723656">
                <text:p>2.220947927236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474">
                <text:p>3.474</text:p>
              </table:table-cell>
              <table:table-cell office:value-type="float" office:value="2.21881996691227">
                <text:p>2.218819966912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476">
                <text:p>3.476</text:p>
              </table:table-cell>
              <table:table-cell office:value-type="float" office:value="2.21669501662254">
                <text:p>2.216695016622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478">
                <text:p>3.478</text:p>
              </table:table-cell>
              <table:table-cell office:value-type="float" office:value="2.21457306146622">
                <text:p>2.214573061466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48">
                <text:p>3.48</text:p>
              </table:table-cell>
              <table:table-cell office:value-type="float" office:value="2.21245411634445">
                <text:p>2.212454116344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82">
                <text:p>3.482</text:p>
              </table:table-cell>
              <table:table-cell office:value-type="float" office:value="2.21033815145493">
                <text:p>2.210338151454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484">
                <text:p>3.484</text:p>
              </table:table-cell>
              <table:table-cell office:value-type="float" office:value="2.2082251816988">
                <text:p>2.20822518169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486">
                <text:p>3.486</text:p>
              </table:table-cell>
              <table:table-cell office:value-type="float" office:value="2.20611517727375">
                <text:p>2.20611517727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488">
                <text:p>3.488</text:p>
              </table:table-cell>
              <table:table-cell office:value-type="float" office:value="2.2040081679821">
                <text:p>2.20400816798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49">
                <text:p>3.49</text:p>
              </table:table-cell>
              <table:table-cell office:value-type="float" office:value="2.20190410912037">
                <text:p>2.201904109120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492">
                <text:p>3.492</text:p>
              </table:table-cell>
              <table:table-cell office:value-type="float" office:value="2.19980303049088">
                <text:p>2.199803030490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494">
                <text:p>3.494</text:p>
              </table:table-cell>
              <table:table-cell office:value-type="float" office:value="2.1977049022913">
                <text:p>2.19770490229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496">
                <text:p>3.496</text:p>
              </table:table-cell>
              <table:table-cell office:value-type="float" office:value="2.19560972452164">
                <text:p>2.195609724521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498">
                <text:p>3.498</text:p>
              </table:table-cell>
              <table:table-cell office:value-type="float" office:value="2.19351751208305">
                <text:p>2.193517512083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5">
                <text:p>3.5</text:p>
              </table:table-cell>
              <table:table-cell office:value-type="float" office:value="2.19142822027206">
                <text:p>2.1914282202720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502">
                <text:p>3.502</text:p>
              </table:table-cell>
              <table:table-cell office:value-type="float" office:value="2.18934187889099">
                <text:p>2.189341878890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504">
                <text:p>3.504</text:p>
              </table:table-cell>
              <table:table-cell office:value-type="float" office:value="2.18725847303867">
                <text:p>2.187258473038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506">
                <text:p>3.506</text:p>
              </table:table-cell>
              <table:table-cell office:value-type="float" office:value="2.18517797291279">
                <text:p>2.185177972912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508">
                <text:p>3.508</text:p>
              </table:table-cell>
              <table:table-cell office:value-type="float" office:value="2.18310040831566">
                <text:p>2.183100408315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51">
                <text:p>3.51</text:p>
              </table:table-cell>
              <table:table-cell office:value-type="float" office:value="2.18102576434612">
                <text:p>2.181025764346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512">
                <text:p>3.512</text:p>
              </table:table-cell>
              <table:table-cell office:value-type="float" office:value="2.17895402610302">
                <text:p>2.178954026103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514">
                <text:p>3.514</text:p>
              </table:table-cell>
              <table:table-cell office:value-type="float" office:value="2.17688519358635">
                <text:p>2.176885193586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516">
                <text:p>3.516</text:p>
              </table:table-cell>
              <table:table-cell office:value-type="float" office:value="2.17481925189495">
                <text:p>2.174819251894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518">
                <text:p>3.518</text:p>
              </table:table-cell>
              <table:table-cell office:value-type="float" office:value="2.17275621592999">
                <text:p>2.172756215929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52">
                <text:p>3.52</text:p>
              </table:table-cell>
              <table:table-cell office:value-type="float" office:value="2.17069607079029">
                <text:p>2.170696070790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522">
                <text:p>3.522</text:p>
              </table:table-cell>
              <table:table-cell office:value-type="float" office:value="2.16863880157471">
                <text:p>2.168638801574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524">
                <text:p>3.524</text:p>
              </table:table-cell>
              <table:table-cell office:value-type="float" office:value="2.16658440828323">
                <text:p>2.166584408283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526">
                <text:p>3.526</text:p>
              </table:table-cell>
              <table:table-cell office:value-type="float" office:value="2.16453289091587">
                <text:p>2.1645328909158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528">
                <text:p>3.528</text:p>
              </table:table-cell>
              <table:table-cell office:value-type="float" office:value="2.16248424947262">
                <text:p>2.162484249472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53">
                <text:p>3.53</text:p>
              </table:table-cell>
              <table:table-cell office:value-type="float" office:value="2.16043846905232">
                <text:p>2.160438469052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532">
                <text:p>3.532</text:p>
              </table:table-cell>
              <table:table-cell office:value-type="float" office:value="2.1583955347538">
                <text:p>2.15839553475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534">
                <text:p>3.534</text:p>
              </table:table-cell>
              <table:table-cell office:value-type="float" office:value="2.15635547637939">
                <text:p>2.1563554763793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536">
                <text:p>3.536</text:p>
              </table:table-cell>
              <table:table-cell office:value-type="float" office:value="2.15431824922562">
                <text:p>2.154318249225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538">
                <text:p>3.538</text:p>
              </table:table-cell>
              <table:table-cell office:value-type="float" office:value="2.15228386819363">
                <text:p>2.152283868193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54">
                <text:p>3.54</text:p>
              </table:table-cell>
              <table:table-cell office:value-type="float" office:value="2.15025231838226">
                <text:p>2.150252318382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542">
                <text:p>3.542</text:p>
              </table:table-cell>
              <table:table-cell office:value-type="float" office:value="2.14822359979153">
                <text:p>2.148223599791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544">
                <text:p>3.544</text:p>
              </table:table-cell>
              <table:table-cell office:value-type="float" office:value="2.14619771242142">
                <text:p>2.146197712421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546">
                <text:p>3.546</text:p>
              </table:table-cell>
              <table:table-cell office:value-type="float" office:value="2.14417464137077">
                <text:p>2.144174641370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548">
                <text:p>3.548</text:p>
              </table:table-cell>
              <table:table-cell office:value-type="float" office:value="2.14215440154076">
                <text:p>2.142154401540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55">
                <text:p>3.55</text:p>
              </table:table-cell>
              <table:table-cell office:value-type="float" office:value="2.14013696312904">
                <text:p>2.140136963129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552">
                <text:p>3.552</text:p>
              </table:table-cell>
              <table:table-cell office:value-type="float" office:value="2.13812232613564">
                <text:p>2.138122326135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554">
                <text:p>3.554</text:p>
              </table:table-cell>
              <table:table-cell office:value-type="float" office:value="2.13611050546169">
                <text:p>2.136110505461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556">
                <text:p>3.556</text:p>
              </table:table-cell>
              <table:table-cell office:value-type="float" office:value="2.13410147130489">
                <text:p>2.134101471304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558">
                <text:p>3.558</text:p>
              </table:table-cell>
              <table:table-cell office:value-type="float" office:value="2.13209522366524">
                <text:p>2.132095223665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56">
                <text:p>3.56</text:p>
              </table:table-cell>
              <table:table-cell office:value-type="float" office:value="2.13009176254272">
                <text:p>2.130091762542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562">
                <text:p>3.562</text:p>
              </table:table-cell>
              <table:table-cell office:value-type="float" office:value="2.12809108793736">
                <text:p>2.128091087937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564">
                <text:p>3.564</text:p>
              </table:table-cell>
              <table:table-cell office:value-type="float" office:value="2.12609318494797">
                <text:p>2.126093184947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566">
                <text:p>3.566</text:p>
              </table:table-cell>
              <table:table-cell office:value-type="float" office:value="2.12409805357456">
                <text:p>2.124098053574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568">
                <text:p>3.568</text:p>
              </table:table-cell>
              <table:table-cell office:value-type="float" office:value="2.12210569381714">
                <text:p>2.122105693817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57">
                <text:p>3.57</text:p>
              </table:table-cell>
              <table:table-cell office:value-type="float" office:value="2.12011609077454">
                <text:p>2.120116090774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572">
                <text:p>3.572</text:p>
              </table:table-cell>
              <table:table-cell office:value-type="float" office:value="2.11812924444675">
                <text:p>2.118129244446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574">
                <text:p>3.574</text:p>
              </table:table-cell>
              <table:table-cell office:value-type="float" office:value="2.11614515483379">
                <text:p>2.1161451548337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576">
                <text:p>3.576</text:p>
              </table:table-cell>
              <table:table-cell office:value-type="float" office:value="2.11416380703449">
                <text:p>2.114163807034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578">
                <text:p>3.578</text:p>
              </table:table-cell>
              <table:table-cell office:value-type="float" office:value="2.11218518614769">
                <text:p>2.1121851861476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58">
                <text:p>3.58</text:p>
              </table:table-cell>
              <table:table-cell office:value-type="float" office:value="2.11020932197571">
                <text:p>2.110209321975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582">
                <text:p>3.582</text:p>
              </table:table-cell>
              <table:table-cell office:value-type="float" office:value="2.10823618471622">
                <text:p>2.108236184716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584">
                <text:p>3.584</text:p>
              </table:table-cell>
              <table:table-cell office:value-type="float" office:value="2.10626575946808">
                <text:p>2.106265759468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586">
                <text:p>3.586</text:p>
              </table:table-cell>
              <table:table-cell office:value-type="float" office:value="2.10429806113243">
                <text:p>2.104298061132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588">
                <text:p>3.588</text:p>
              </table:table-cell>
              <table:table-cell office:value-type="float" office:value="2.10233308970928">
                <text:p>2.102333089709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59">
                <text:p>3.59</text:p>
              </table:table-cell>
              <table:table-cell office:value-type="float" office:value="2.10037083029747">
                <text:p>2.1003708302974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592">
                <text:p>3.592</text:p>
              </table:table-cell>
              <table:table-cell office:value-type="float" office:value="2.09841126799583">
                <text:p>2.0984112679958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594">
                <text:p>3.594</text:p>
              </table:table-cell>
              <table:table-cell office:value-type="float" office:value="2.09645440280438">
                <text:p>2.096454402804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596">
                <text:p>3.596</text:p>
              </table:table-cell>
              <table:table-cell office:value-type="float" office:value="2.09450024962425">
                <text:p>2.094500249624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598">
                <text:p>3.598</text:p>
              </table:table-cell>
              <table:table-cell office:value-type="float" office:value="2.09254877865315">
                <text:p>2.092548778653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6">
                <text:p>3.6</text:p>
              </table:table-cell>
              <table:table-cell office:value-type="float" office:value="2.09059998989105">
                <text:p>2.090599989891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602">
                <text:p>3.602</text:p>
              </table:table-cell>
              <table:table-cell office:value-type="float" office:value="2.08865389823914">
                <text:p>2.088653898239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604">
                <text:p>3.604</text:p>
              </table:table-cell>
              <table:table-cell office:value-type="float" office:value="2.08671047389507">
                <text:p>2.086710473895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606">
                <text:p>3.606</text:p>
              </table:table-cell>
              <table:table-cell office:value-type="float" office:value="2.08476973176003">
                <text:p>2.084769731760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608">
                <text:p>3.608</text:p>
              </table:table-cell>
              <table:table-cell office:value-type="float" office:value="2.08283164203167">
                <text:p>2.082831642031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61">
                <text:p>3.61</text:p>
              </table:table-cell>
              <table:table-cell office:value-type="float" office:value="2.08089623451233">
                <text:p>2.080896234512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612">
                <text:p>3.612</text:p>
              </table:table-cell>
              <table:table-cell office:value-type="float" office:value="2.07896346449852">
                <text:p>2.078963464498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614">
                <text:p>3.614</text:p>
              </table:table-cell>
              <table:table-cell office:value-type="float" office:value="2.07703336179256">
                <text:p>2.077033361792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616">
                <text:p>3.616</text:p>
              </table:table-cell>
              <table:table-cell office:value-type="float" office:value="2.0751059114933">
                <text:p>2.07510591149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618">
                <text:p>3.618</text:p>
              </table:table-cell>
              <table:table-cell office:value-type="float" office:value="2.07318109869957">
                <text:p>2.073181098699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62">
                <text:p>3.62</text:p>
              </table:table-cell>
              <table:table-cell office:value-type="float" office:value="2.07125892341137">
                <text:p>2.071258923411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622">
                <text:p>3.622</text:p>
              </table:table-cell>
              <table:table-cell office:value-type="float" office:value="2.0693393856287">
                <text:p>2.069339385628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624">
                <text:p>3.624</text:p>
              </table:table-cell>
              <table:table-cell office:value-type="float" office:value="2.0674224704504">
                <text:p>2.06742247045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626">
                <text:p>3.626</text:p>
              </table:table-cell>
              <table:table-cell office:value-type="float" office:value="2.06550819277763">
                <text:p>2.065508192777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628">
                <text:p>3.628</text:p>
              </table:table-cell>
              <table:table-cell office:value-type="float" office:value="2.06359652280808">
                <text:p>2.063596522808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63">
                <text:p>3.63</text:p>
              </table:table-cell>
              <table:table-cell office:value-type="float" office:value="2.06168747544289">
                <text:p>2.061687475442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632">
                <text:p>3.632</text:p>
              </table:table-cell>
              <table:table-cell office:value-type="float" office:value="2.05978103578091">
                <text:p>2.059781035780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634">
                <text:p>3.634</text:p>
              </table:table-cell>
              <table:table-cell office:value-type="float" office:value="2.0578772187233">
                <text:p>2.05787721872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636">
                <text:p>3.636</text:p>
              </table:table-cell>
              <table:table-cell office:value-type="float" office:value="2.05597597956657">
                <text:p>2.055975979566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638">
                <text:p>3.638</text:p>
              </table:table-cell>
              <table:table-cell office:value-type="float" office:value="2.05407734811306">
                <text:p>2.054077348113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64">
                <text:p>3.64</text:p>
              </table:table-cell>
              <table:table-cell office:value-type="float" office:value="2.05218132436276">
                <text:p>2.052181324362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642">
                <text:p>3.642</text:p>
              </table:table-cell>
              <table:table-cell office:value-type="float" office:value="2.05028786361218">
                <text:p>2.050287863612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644">
                <text:p>3.644</text:p>
              </table:table-cell>
              <table:table-cell office:value-type="float" office:value="2.04839699566364">
                <text:p>2.0483969956636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646">
                <text:p>3.646</text:p>
              </table:table-cell>
              <table:table-cell office:value-type="float" office:value="2.04650872051716">
                <text:p>2.046508720517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648">
                <text:p>3.648</text:p>
              </table:table-cell>
              <table:table-cell office:value-type="float" office:value="2.0446230083704">
                <text:p>2.04462300837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65">
                <text:p>3.65</text:p>
              </table:table-cell>
              <table:table-cell office:value-type="float" office:value="2.04273985922337">
                <text:p>2.042739859223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652">
                <text:p>3.652</text:p>
              </table:table-cell>
              <table:table-cell office:value-type="float" office:value="2.04085927307606">
                <text:p>2.040859273076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654">
                <text:p>3.654</text:p>
              </table:table-cell>
              <table:table-cell office:value-type="float" office:value="2.03898126482964">
                <text:p>2.038981264829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656">
                <text:p>3.656</text:p>
              </table:table-cell>
              <table:table-cell office:value-type="float" office:value="2.03710580468178">
                <text:p>2.037105804681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658">
                <text:p>3.658</text:p>
              </table:table-cell>
              <table:table-cell office:value-type="float" office:value="2.03523289263248">
                <text:p>2.035232892632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66">
                <text:p>3.66</text:p>
              </table:table-cell>
              <table:table-cell office:value-type="float" office:value="2.03336252868176">
                <text:p>2.033362528681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662">
                <text:p>3.662</text:p>
              </table:table-cell>
              <table:table-cell office:value-type="float" office:value="2.03149469792843">
                <text:p>2.031494697928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664">
                <text:p>3.664</text:p>
              </table:table-cell>
              <table:table-cell office:value-type="float" office:value="2.02962941527367">
                <text:p>2.029629415273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666">
                <text:p>3.666</text:p>
              </table:table-cell>
              <table:table-cell office:value-type="float" office:value="2.02776666581631">
                <text:p>2.0277666658163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668">
                <text:p>3.668</text:p>
              </table:table-cell>
              <table:table-cell office:value-type="float" office:value="2.02590644955635">
                <text:p>2.0259064495563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67">
                <text:p>3.67</text:p>
              </table:table-cell>
              <table:table-cell office:value-type="float" office:value="2.02404875159264">
                <text:p>2.024048751592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672">
                <text:p>3.672</text:p>
              </table:table-cell>
              <table:table-cell office:value-type="float" office:value="2.02219357192516">
                <text:p>2.0221935719251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674">
                <text:p>3.674</text:p>
              </table:table-cell>
              <table:table-cell office:value-type="float" office:value="2.02034091055393">
                <text:p>2.020340910553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676">
                <text:p>3.676</text:p>
              </table:table-cell>
              <table:table-cell office:value-type="float" office:value="2.01849075257778">
                <text:p>2.0184907525777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678">
                <text:p>3.678</text:p>
              </table:table-cell>
              <table:table-cell office:value-type="float" office:value="2.01664311289787">
                <text:p>2.0166431128978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68">
                <text:p>3.68</text:p>
              </table:table-cell>
              <table:table-cell office:value-type="float" office:value="2.01479796171188">
                <text:p>2.0147979617118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682">
                <text:p>3.682</text:p>
              </table:table-cell>
              <table:table-cell office:value-type="float" office:value="2.01295531392098">
                <text:p>2.012955313920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684">
                <text:p>3.684</text:p>
              </table:table-cell>
              <table:table-cell office:value-type="float" office:value="2.01111516952515">
                <text:p>2.011115169525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686">
                <text:p>3.686</text:p>
              </table:table-cell>
              <table:table-cell office:value-type="float" office:value="2.00927749872208">
                <text:p>2.009277498722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688">
                <text:p>3.688</text:p>
              </table:table-cell>
              <table:table-cell office:value-type="float" office:value="2.00744231641293">
                <text:p>2.0074423164129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69">
                <text:p>3.69</text:p>
              </table:table-cell>
              <table:table-cell office:value-type="float" office:value="2.00560962259769">
                <text:p>2.005609622597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692">
                <text:p>3.692</text:p>
              </table:table-cell>
              <table:table-cell office:value-type="float" office:value="2.00377940237522">
                <text:p>2.003779402375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694">
                <text:p>3.694</text:p>
              </table:table-cell>
              <table:table-cell office:value-type="float" office:value="2.00195164084435">
                <text:p>2.001951640844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696">
                <text:p>3.696</text:p>
              </table:table-cell>
              <table:table-cell office:value-type="float" office:value="2.00012636780739">
                <text:p>2.000126367807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698">
                <text:p>3.698</text:p>
              </table:table-cell>
              <table:table-cell office:value-type="float" office:value="1.99830353856087">
                <text:p>1.998303538560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7">
                <text:p>3.7</text:p>
              </table:table-cell>
              <table:table-cell office:value-type="float" office:value="1.99648316800594">
                <text:p>1.996483168005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702">
                <text:p>3.702</text:p>
              </table:table-cell>
              <table:table-cell office:value-type="float" office:value="1.99466525614262">
                <text:p>1.994665256142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704">
                <text:p>3.704</text:p>
              </table:table-cell>
              <table:table-cell office:value-type="float" office:value="1.99284980297089">
                <text:p>1.992849802970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706">
                <text:p>3.706</text:p>
              </table:table-cell>
              <table:table-cell office:value-type="float" office:value="1.99103677868843">
                <text:p>1.9910367786884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708">
                <text:p>3.708</text:p>
              </table:table-cell>
              <table:table-cell office:value-type="float" office:value="1.98922621309757">
                <text:p>1.989226213097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71">
                <text:p>3.71</text:p>
              </table:table-cell>
              <table:table-cell office:value-type="float" office:value="1.98741807639599">
                <text:p>1.9874180763959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712">
                <text:p>3.712</text:p>
              </table:table-cell>
              <table:table-cell office:value-type="float" office:value="1.98561236858368">
                <text:p>1.985612368583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714">
                <text:p>3.714</text:p>
              </table:table-cell>
              <table:table-cell office:value-type="float" office:value="1.98380908966064">
                <text:p>1.9838090896606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716">
                <text:p>3.716</text:p>
              </table:table-cell>
              <table:table-cell office:value-type="float" office:value="1.98200822472572">
                <text:p>1.9820082247257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718">
                <text:p>3.718</text:p>
              </table:table-cell>
              <table:table-cell office:value-type="float" office:value="1.98020978868008">
                <text:p>1.980209788680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72">
                <text:p>3.72</text:p>
              </table:table-cell>
              <table:table-cell office:value-type="float" office:value="1.97841376662254">
                <text:p>1.9784137666225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722">
                <text:p>3.722</text:p>
              </table:table-cell>
              <table:table-cell office:value-type="float" office:value="1.97662015855312">
                <text:p>1.976620158553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724">
                <text:p>3.724</text:p>
              </table:table-cell>
              <table:table-cell office:value-type="float" office:value="1.97482896447182">
                <text:p>1.974828964471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726">
                <text:p>3.726</text:p>
              </table:table-cell>
              <table:table-cell office:value-type="float" office:value="1.9730401545763">
                <text:p>1.97304015457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728">
                <text:p>3.728</text:p>
              </table:table-cell>
              <table:table-cell office:value-type="float" office:value="1.9712537586689">
                <text:p>1.971253758668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73">
                <text:p>3.73</text:p>
              </table:table-cell>
              <table:table-cell office:value-type="float" office:value="1.96946974694729">
                <text:p>1.9694697469472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732">
                <text:p>3.732</text:p>
              </table:table-cell>
              <table:table-cell office:value-type="float" office:value="1.96768813431263">
                <text:p>1.967688134312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734">
                <text:p>3.734</text:p>
              </table:table-cell>
              <table:table-cell office:value-type="float" office:value="1.96590890586376">
                <text:p>1.965908905863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736">
                <text:p>3.736</text:p>
              </table:table-cell>
              <table:table-cell office:value-type="float" office:value="1.96413204669952">
                <text:p>1.964132046699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738">
                <text:p>3.738</text:p>
              </table:table-cell>
              <table:table-cell office:value-type="float" office:value="1.96235757172108">
                <text:p>1.962357571721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74">
                <text:p>3.74</text:p>
              </table:table-cell>
              <table:table-cell office:value-type="float" office:value="1.96058548092842">
                <text:p>1.960585480928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742">
                <text:p>3.742</text:p>
              </table:table-cell>
              <table:table-cell office:value-type="float" office:value="1.95881574451923">
                <text:p>1.958815744519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744">
                <text:p>3.744</text:p>
              </table:table-cell>
              <table:table-cell office:value-type="float" office:value="1.95704837739468">
                <text:p>1.957048377394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746">
                <text:p>3.746</text:p>
              </table:table-cell>
              <table:table-cell office:value-type="float" office:value="1.95528337955475">
                <text:p>1.955283379554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748">
                <text:p>3.748</text:p>
              </table:table-cell>
              <table:table-cell office:value-type="float" office:value="1.95352072119713">
                <text:p>1.953520721197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75">
                <text:p>3.75</text:p>
              </table:table-cell>
              <table:table-cell office:value-type="float" office:value="1.95176043212414">
                <text:p>1.951760432124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752">
                <text:p>3.752</text:p>
              </table:table-cell>
              <table:table-cell office:value-type="float" office:value="1.95000248253346">
                <text:p>1.950002482533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754">
                <text:p>3.754</text:p>
              </table:table-cell>
              <table:table-cell office:value-type="float" office:value="1.94824688732624">
                <text:p>1.948246887326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756">
                <text:p>3.756</text:p>
              </table:table-cell>
              <table:table-cell office:value-type="float" office:value="1.94649361670017">
                <text:p>1.946493616700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758">
                <text:p>3.758</text:p>
              </table:table-cell>
              <table:table-cell office:value-type="float" office:value="1.94474268555641">
                <text:p>1.9447426855564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76">
                <text:p>3.76</text:p>
              </table:table-cell>
              <table:table-cell office:value-type="float" office:value="1.94299409389496">
                <text:p>1.942994093894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762">
                <text:p>3.762</text:p>
              </table:table-cell>
              <table:table-cell office:value-type="float" office:value="1.94124782681465">
                <text:p>1.941247826814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764">
                <text:p>3.764</text:p>
              </table:table-cell>
              <table:table-cell office:value-type="float" office:value="1.93950388431549">
                <text:p>1.939503884315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766">
                <text:p>3.766</text:p>
              </table:table-cell>
              <table:table-cell office:value-type="float" office:value="1.93776226639748">
                <text:p>1.937762266397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768">
                <text:p>3.768</text:p>
              </table:table-cell>
              <table:table-cell office:value-type="float" office:value="1.93602295815945">
                <text:p>1.936022958159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77">
                <text:p>3.77</text:p>
              </table:table-cell>
              <table:table-cell office:value-type="float" office:value="1.9342859596014">
                <text:p>1.93428595960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772">
                <text:p>3.772</text:p>
              </table:table-cell>
              <table:table-cell office:value-type="float" office:value="1.9325512856245">
                <text:p>1.932551285624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774">
                <text:p>3.774</text:p>
              </table:table-cell>
              <table:table-cell office:value-type="float" office:value="1.93081889152527">
                <text:p>1.930818891525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776">
                <text:p>3.776</text:p>
              </table:table-cell>
              <table:table-cell office:value-type="float" office:value="1.92908880710602">
                <text:p>1.929088807106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778">
                <text:p>3.778</text:p>
              </table:table-cell>
              <table:table-cell office:value-type="float" office:value="1.92736101746559">
                <text:p>1.927361017465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78">
                <text:p>3.78</text:p>
              </table:table-cell>
              <table:table-cell office:value-type="float" office:value="1.92563552260399">
                <text:p>1.925635522603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782">
                <text:p>3.782</text:p>
              </table:table-cell>
              <table:table-cell office:value-type="float" office:value="1.92391232252121">
                <text:p>1.923912322521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784">
                <text:p>3.784</text:p>
              </table:table-cell>
              <table:table-cell office:value-type="float" office:value="1.92219140231609">
                <text:p>1.922191402316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786">
                <text:p>3.786</text:p>
              </table:table-cell>
              <table:table-cell office:value-type="float" office:value="1.92047274708748">
                <text:p>1.920472747087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788">
                <text:p>3.788</text:p>
              </table:table-cell>
              <table:table-cell office:value-type="float" office:value="1.91875638663769">
                <text:p>1.9187563866376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79">
                <text:p>3.79</text:p>
              </table:table-cell>
              <table:table-cell office:value-type="float" office:value="1.9170422911644">
                <text:p>1.91704229116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792">
                <text:p>3.792</text:p>
              </table:table-cell>
              <table:table-cell office:value-type="float" office:value="1.91533046066761">
                <text:p>1.9153304606676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794">
                <text:p>3.794</text:p>
              </table:table-cell>
              <table:table-cell office:value-type="float" office:value="1.91362089514732">
                <text:p>1.913620895147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796">
                <text:p>3.796</text:p>
              </table:table-cell>
              <table:table-cell office:value-type="float" office:value="1.91191359460354">
                <text:p>1.911913594603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798">
                <text:p>3.798</text:p>
              </table:table-cell>
              <table:table-cell office:value-type="float" office:value="1.91020854413509">
                <text:p>1.910208544135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8">
                <text:p>3.8</text:p>
              </table:table-cell>
              <table:table-cell office:value-type="float" office:value="1.90850574374199">
                <text:p>1.9085057437419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802">
                <text:p>3.802</text:p>
              </table:table-cell>
              <table:table-cell office:value-type="float" office:value="1.90680520832539">
                <text:p>1.9068052083253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804">
                <text:p>3.804</text:p>
              </table:table-cell>
              <table:table-cell office:value-type="float" office:value="1.90510690808296">
                <text:p>1.905106908082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806">
                <text:p>3.806</text:p>
              </table:table-cell>
              <table:table-cell office:value-type="float" office:value="1.90341084301472">
                <text:p>1.903410843014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808">
                <text:p>3.808</text:p>
              </table:table-cell>
              <table:table-cell office:value-type="float" office:value="1.90171701312065">
                <text:p>1.901717013120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81">
                <text:p>3.81</text:p>
              </table:table-cell>
              <table:table-cell office:value-type="float" office:value="1.90002541840076">
                <text:p>1.900025418400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812">
                <text:p>3.812</text:p>
              </table:table-cell>
              <table:table-cell office:value-type="float" office:value="1.89833605885506">
                <text:p>1.898336058855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814">
                <text:p>3.814</text:p>
              </table:table-cell>
              <table:table-cell office:value-type="float" office:value="1.89664891958237">
                <text:p>1.896648919582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816">
                <text:p>3.816</text:p>
              </table:table-cell>
              <table:table-cell office:value-type="float" office:value="1.89496401548386">
                <text:p>1.8949640154838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818">
                <text:p>3.818</text:p>
              </table:table-cell>
              <table:table-cell office:value-type="float" office:value="1.8932813167572">
                <text:p>1.89328131675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82">
                <text:p>3.82</text:p>
              </table:table-cell>
              <table:table-cell office:value-type="float" office:value="1.8916008234024">
                <text:p>1.89160082340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822">
                <text:p>3.822</text:p>
              </table:table-cell>
              <table:table-cell office:value-type="float" office:value="1.88992255032063">
                <text:p>1.889922550320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824">
                <text:p>3.824</text:p>
              </table:table-cell>
              <table:table-cell office:value-type="float" office:value="1.8882464826107">
                <text:p>1.88824648261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826">
                <text:p>3.826</text:p>
              </table:table-cell>
              <table:table-cell office:value-type="float" office:value="1.88657262027264">
                <text:p>1.8865726202726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828">
                <text:p>3.828</text:p>
              </table:table-cell>
              <table:table-cell office:value-type="float" office:value="1.88490094840527">
                <text:p>1.884900948405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83">
                <text:p>3.83</text:p>
              </table:table-cell>
              <table:table-cell office:value-type="float" office:value="1.88323148190975">
                <text:p>1.883231481909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832">
                <text:p>3.832</text:p>
              </table:table-cell>
              <table:table-cell office:value-type="float" office:value="1.88156420588493">
                <text:p>1.881564205884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834">
                <text:p>3.834</text:p>
              </table:table-cell>
              <table:table-cell office:value-type="float" office:value="1.87989910542965">
                <text:p>1.879899105429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836">
                <text:p>3.836</text:p>
              </table:table-cell>
              <table:table-cell office:value-type="float" office:value="1.87823619544506">
                <text:p>1.878236195445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838">
                <text:p>3.838</text:p>
              </table:table-cell>
              <table:table-cell office:value-type="float" office:value="1.87657546103001">
                <text:p>1.876575461030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84">
                <text:p>3.84</text:p>
              </table:table-cell>
              <table:table-cell office:value-type="float" office:value="1.87491691708565">
                <text:p>1.874916917085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842">
                <text:p>3.842</text:p>
              </table:table-cell>
              <table:table-cell office:value-type="float" office:value="1.87326053380966">
                <text:p>1.8732605338096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844">
                <text:p>3.844</text:p>
              </table:table-cell>
              <table:table-cell office:value-type="float" office:value="1.87160631120205">
                <text:p>1.871606311202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846">
                <text:p>3.846</text:p>
              </table:table-cell>
              <table:table-cell office:value-type="float" office:value="1.86995426416397">
                <text:p>1.869954264163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848">
                <text:p>3.848</text:p>
              </table:table-cell>
              <table:table-cell office:value-type="float" office:value="1.86830437779427">
                <text:p>1.868304377794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85">
                <text:p>3.85</text:p>
              </table:table-cell>
              <table:table-cell office:value-type="float" office:value="1.86665665209293">
                <text:p>1.866656652092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852">
                <text:p>3.852</text:p>
              </table:table-cell>
              <table:table-cell office:value-type="float" office:value="1.86501107215881">
                <text:p>1.8650110721588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854">
                <text:p>3.854</text:p>
              </table:table-cell>
              <table:table-cell office:value-type="float" office:value="1.86336765289307">
                <text:p>1.863367652893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856">
                <text:p>3.856</text:p>
              </table:table-cell>
              <table:table-cell office:value-type="float" office:value="1.86172636449337">
                <text:p>1.8617263644933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858">
                <text:p>3.858</text:p>
              </table:table-cell>
              <table:table-cell office:value-type="float" office:value="1.86008723676205">
                <text:p>1.860087236762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86">
                <text:p>3.86</text:p>
              </table:table-cell>
              <table:table-cell office:value-type="float" office:value="1.85845022499561">
                <text:p>1.8584502249956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862">
                <text:p>3.862</text:p>
              </table:table-cell>
              <table:table-cell office:value-type="float" office:value="1.85681537389755">
                <text:p>1.856815373897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864">
                <text:p>3.864</text:p>
              </table:table-cell>
              <table:table-cell office:value-type="float" office:value="1.85518263876438">
                <text:p>1.855182638764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866">
                <text:p>3.866</text:p>
              </table:table-cell>
              <table:table-cell office:value-type="float" office:value="1.85355203449726">
                <text:p>1.8535520344972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868">
                <text:p>3.868</text:p>
              </table:table-cell>
              <table:table-cell office:value-type="float" office:value="1.85192356109619">
                <text:p>1.851923561096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87">
                <text:p>3.87</text:p>
              </table:table-cell>
              <table:table-cell office:value-type="float" office:value="1.85029718875885">
                <text:p>1.850297188758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872">
                <text:p>3.872</text:p>
              </table:table-cell>
              <table:table-cell office:value-type="float" office:value="1.84867294728756">
                <text:p>1.8486729472875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874">
                <text:p>3.874</text:p>
              </table:table-cell>
              <table:table-cell office:value-type="float" office:value="1.84705082178116">
                <text:p>1.847050821781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876">
                <text:p>3.876</text:p>
              </table:table-cell>
              <table:table-cell office:value-type="float" office:value="1.84543081223965">
                <text:p>1.845430812239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878">
                <text:p>3.878</text:p>
              </table:table-cell>
              <table:table-cell office:value-type="float" office:value="1.84381290376186">
                <text:p>1.8438129037618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88">
                <text:p>3.88</text:p>
              </table:table-cell>
              <table:table-cell office:value-type="float" office:value="1.84219709634781">
                <text:p>1.8421970963478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882">
                <text:p>3.882</text:p>
              </table:table-cell>
              <table:table-cell office:value-type="float" office:value="1.84058337509632">
                <text:p>1.840583375096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884">
                <text:p>3.884</text:p>
              </table:table-cell>
              <table:table-cell office:value-type="float" office:value="1.83897176980972">
                <text:p>1.8389717698097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886">
                <text:p>3.886</text:p>
              </table:table-cell>
              <table:table-cell office:value-type="float" office:value="1.83736225068569">
                <text:p>1.837362250685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888">
                <text:p>3.888</text:p>
              </table:table-cell>
              <table:table-cell office:value-type="float" office:value="1.83575481772423">
                <text:p>1.835754817724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89">
                <text:p>3.89</text:p>
              </table:table-cell>
              <table:table-cell office:value-type="float" office:value="1.83414945602417">
                <text:p>1.8341494560241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892">
                <text:p>3.892</text:p>
              </table:table-cell>
              <table:table-cell office:value-type="float" office:value="1.83254619538784">
                <text:p>1.832546195387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894">
                <text:p>3.894</text:p>
              </table:table-cell>
              <table:table-cell office:value-type="float" office:value="1.83094500601292">
                <text:p>1.830945006012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896">
                <text:p>3.896</text:p>
              </table:table-cell>
              <table:table-cell office:value-type="float" office:value="1.8293458878994">
                <text:p>1.82934588789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898">
                <text:p>3.898</text:p>
              </table:table-cell>
              <table:table-cell office:value-type="float" office:value="1.82774884104729">
                <text:p>1.827748841047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9">
                <text:p>3.9</text:p>
              </table:table-cell>
              <table:table-cell office:value-type="float" office:value="1.82615386545658">
                <text:p>1.826153865456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902">
                <text:p>3.902</text:p>
              </table:table-cell>
              <table:table-cell office:value-type="float" office:value="1.82456096112728">
                <text:p>1.824560961127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904">
                <text:p>3.904</text:p>
              </table:table-cell>
              <table:table-cell office:value-type="float" office:value="1.82297009825707">
                <text:p>1.822970098257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906">
                <text:p>3.906</text:p>
              </table:table-cell>
              <table:table-cell office:value-type="float" office:value="1.82138130664825">
                <text:p>1.821381306648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908">
                <text:p>3.908</text:p>
              </table:table-cell>
              <table:table-cell office:value-type="float" office:value="1.81979457139969">
                <text:p>1.819794571399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91">
                <text:p>3.91</text:p>
              </table:table-cell>
              <table:table-cell office:value-type="float" office:value="1.81820987761021">
                <text:p>1.818209877610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912">
                <text:p>3.912</text:p>
              </table:table-cell>
              <table:table-cell office:value-type="float" office:value="1.81662722527981">
                <text:p>1.816627225279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914">
                <text:p>3.914</text:p>
              </table:table-cell>
              <table:table-cell office:value-type="float" office:value="1.81504661440849">
                <text:p>1.815046614408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916">
                <text:p>3.916</text:p>
              </table:table-cell>
              <table:table-cell office:value-type="float" office:value="1.81346805989742">
                <text:p>1.8134680598974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918">
                <text:p>3.918</text:p>
              </table:table-cell>
              <table:table-cell office:value-type="float" office:value="1.81189153194428">
                <text:p>1.8118915319442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92">
                <text:p>3.92</text:p>
              </table:table-cell>
              <table:table-cell office:value-type="float" office:value="1.81031703054905">
                <text:p>1.810317030549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922">
                <text:p>3.922</text:p>
              </table:table-cell>
              <table:table-cell office:value-type="float" office:value="1.80874457061291">
                <text:p>1.808744570612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924">
                <text:p>3.924</text:p>
              </table:table-cell>
              <table:table-cell office:value-type="float" office:value="1.80717412233353">
                <text:p>1.807174122333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926">
                <text:p>3.926</text:p>
              </table:table-cell>
              <table:table-cell office:value-type="float" office:value="1.80560570061207">
                <text:p>1.805605700612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928">
                <text:p>3.928</text:p>
              </table:table-cell>
              <table:table-cell office:value-type="float" office:value="1.80403930544853">
                <text:p>1.804039305448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93">
                <text:p>3.93</text:p>
              </table:table-cell>
              <table:table-cell office:value-type="float" office:value="1.80247492194176">
                <text:p>1.8024749219417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932">
                <text:p>3.932</text:p>
              </table:table-cell>
              <table:table-cell office:value-type="float" office:value="1.80091255009174">
                <text:p>1.8009125500917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934">
                <text:p>3.934</text:p>
              </table:table-cell>
              <table:table-cell office:value-type="float" office:value="1.79935217499733">
                <text:p>1.799352174997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936">
                <text:p>3.936</text:p>
              </table:table-cell>
              <table:table-cell office:value-type="float" office:value="1.79779382646084">
                <text:p>1.797793826460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938">
                <text:p>3.938</text:p>
              </table:table-cell>
              <table:table-cell office:value-type="float" office:value="1.79623745977879">
                <text:p>1.796237459778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94">
                <text:p>3.94</text:p>
              </table:table-cell>
              <table:table-cell office:value-type="float" office:value="1.79468310475349">
                <text:p>1.794683104753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942">
                <text:p>3.942</text:p>
              </table:table-cell>
              <table:table-cell office:value-type="float" office:value="1.79313073158264">
                <text:p>1.7931307315826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944">
                <text:p>3.944</text:p>
              </table:table-cell>
              <table:table-cell office:value-type="float" office:value="1.79158037006855">
                <text:p>1.791580370068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946">
                <text:p>3.946</text:p>
              </table:table-cell>
              <table:table-cell office:value-type="float" office:value="1.79003197550774">
                <text:p>1.7900319755077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948">
                <text:p>3.948</text:p>
              </table:table-cell>
              <table:table-cell office:value-type="float" office:value="1.78848557770252">
                <text:p>1.788485577702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95">
                <text:p>3.95</text:p>
              </table:table-cell>
              <table:table-cell office:value-type="float" office:value="1.78694116175175">
                <text:p>1.786941161751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952">
                <text:p>3.952</text:p>
              </table:table-cell>
              <table:table-cell office:value-type="float" office:value="1.78539872765541">
                <text:p>1.7853987276554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954">
                <text:p>3.954</text:p>
              </table:table-cell>
              <table:table-cell office:value-type="float" office:value="1.78385826051235">
                <text:p>1.783858260512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956">
                <text:p>3.956</text:p>
              </table:table-cell>
              <table:table-cell office:value-type="float" office:value="1.78231977522373">
                <text:p>1.7823197752237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958">
                <text:p>3.958</text:p>
              </table:table-cell>
              <table:table-cell office:value-type="float" office:value="1.78078324198723">
                <text:p>1.780783241987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96">
                <text:p>3.96</text:p>
              </table:table-cell>
              <table:table-cell office:value-type="float" office:value="1.77924869060516">
                <text:p>1.779248690605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962">
                <text:p>3.962</text:p>
              </table:table-cell>
              <table:table-cell office:value-type="float" office:value="1.77771609127522">
                <text:p>1.777716091275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964">
                <text:p>3.964</text:p>
              </table:table-cell>
              <table:table-cell office:value-type="float" office:value="1.77618544399738">
                <text:p>1.776185443997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966">
                <text:p>3.966</text:p>
              </table:table-cell>
              <table:table-cell office:value-type="float" office:value="1.77465676367283">
                <text:p>1.7746567636728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968">
                <text:p>3.968</text:p>
              </table:table-cell>
              <table:table-cell office:value-type="float" office:value="1.77313003540039">
                <text:p>1.7731300354003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97">
                <text:p>3.97</text:p>
              </table:table-cell>
              <table:table-cell office:value-type="float" office:value="1.77160524427891">
                <text:p>1.771605244278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972">
                <text:p>3.972</text:p>
              </table:table-cell>
              <table:table-cell office:value-type="float" office:value="1.77008240520954">
                <text:p>1.7700824052095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974">
                <text:p>3.974</text:p>
              </table:table-cell>
              <table:table-cell office:value-type="float" office:value="1.76856151819229">
                <text:p>1.768561518192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976">
                <text:p>3.976</text:p>
              </table:table-cell>
              <table:table-cell office:value-type="float" office:value="1.76704255342484">
                <text:p>1.767042553424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978">
                <text:p>3.978</text:p>
              </table:table-cell>
              <table:table-cell office:value-type="float" office:value="1.7655255407095">
                <text:p>1.76552554070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98">
                <text:p>3.98</text:p>
              </table:table-cell>
              <table:table-cell office:value-type="float" office:value="1.76401045024395">
                <text:p>1.7640104502439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982">
                <text:p>3.982</text:p>
              </table:table-cell>
              <table:table-cell office:value-type="float" office:value="1.7624972820282">
                <text:p>1.76249728202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984">
                <text:p>3.984</text:p>
              </table:table-cell>
              <table:table-cell office:value-type="float" office:value="1.7609860509634">
                <text:p>1.760986050963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986">
                <text:p>3.986</text:p>
              </table:table-cell>
              <table:table-cell office:value-type="float" office:value="1.7594767421484">
                <text:p>1.759476742148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988">
                <text:p>3.988</text:p>
              </table:table-cell>
              <table:table-cell office:value-type="float" office:value="1.75796935558319">
                <text:p>1.7579693555831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99">
                <text:p>3.99</text:p>
              </table:table-cell>
              <table:table-cell office:value-type="float" office:value="1.75646387636662">
                <text:p>1.756463876366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992">
                <text:p>3.992</text:p>
              </table:table-cell>
              <table:table-cell office:value-type="float" office:value="1.75496031939983">
                <text:p>1.7549603193998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994">
                <text:p>3.994</text:p>
              </table:table-cell>
              <table:table-cell office:value-type="float" office:value="1.75345865488052">
                <text:p>1.753458654880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996">
                <text:p>3.996</text:p>
              </table:table-cell>
              <table:table-cell office:value-type="float" office:value="1.75195891261101">
                <text:p>1.7519589126110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998">
                <text:p>3.998</text:p>
              </table:table-cell>
              <table:table-cell office:value-type="float" office:value="1.75046107769012">
                <text:p>1.750461077690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1.74896513521671">
                <text:p>1.7489651352167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002">
                <text:p>4.002</text:p>
              </table:table-cell>
              <table:table-cell office:value-type="float" office:value="1.74747108519077">
                <text:p>1.7474710851907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004">
                <text:p>4.004</text:p>
              </table:table-cell>
              <table:table-cell office:value-type="float" office:value="1.74597894251347">
                <text:p>1.745978942513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006">
                <text:p>4.006</text:p>
              </table:table-cell>
              <table:table-cell office:value-type="float" office:value="1.74448867738247">
                <text:p>1.744488677382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008">
                <text:p>4.008</text:p>
              </table:table-cell>
              <table:table-cell office:value-type="float" office:value="1.74300030469894">
                <text:p>1.7430003046989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01">
                <text:p>4.01</text:p>
              </table:table-cell>
              <table:table-cell office:value-type="float" office:value="1.74151382446289">
                <text:p>1.7415138244628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012">
                <text:p>4.012</text:p>
              </table:table-cell>
              <table:table-cell office:value-type="float" office:value="1.74002920687199">
                <text:p>1.740029206871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014">
                <text:p>4.014</text:p>
              </table:table-cell>
              <table:table-cell office:value-type="float" office:value="1.73854648172855">
                <text:p>1.738546481728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016">
                <text:p>4.016</text:p>
              </table:table-cell>
              <table:table-cell office:value-type="float" office:value="1.73706563413143">
                <text:p>1.737065634131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018">
                <text:p>4.018</text:p>
              </table:table-cell>
              <table:table-cell office:value-type="float" office:value="1.73558664917946">
                <text:p>1.735586649179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02">
                <text:p>4.02</text:p>
              </table:table-cell>
              <table:table-cell office:value-type="float" office:value="1.7341095417738">
                <text:p>1.734109541773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022">
                <text:p>4.022</text:p>
              </table:table-cell>
              <table:table-cell office:value-type="float" office:value="1.73263429701328">
                <text:p>1.732634297013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024">
                <text:p>4.024</text:p>
              </table:table-cell>
              <table:table-cell office:value-type="float" office:value="1.73116091489792">
                <text:p>1.7311609148979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026">
                <text:p>4.026</text:p>
              </table:table-cell>
              <table:table-cell office:value-type="float" office:value="1.72968938052654">
                <text:p>1.7296893805265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028">
                <text:p>4.028</text:p>
              </table:table-cell>
              <table:table-cell office:value-type="float" office:value="1.72821972370148">
                <text:p>1.728219723701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03">
                <text:p>4.03</text:p>
              </table:table-cell>
              <table:table-cell office:value-type="float" office:value="1.7267519146204">
                <text:p>1.726751914620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032">
                <text:p>4.032</text:p>
              </table:table-cell>
              <table:table-cell office:value-type="float" office:value="1.72528593838215">
                <text:p>1.725285938382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034">
                <text:p>4.034</text:p>
              </table:table-cell>
              <table:table-cell office:value-type="float" office:value="1.72382182478905">
                <text:p>1.723821824789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036">
                <text:p>4.036</text:p>
              </table:table-cell>
              <table:table-cell office:value-type="float" office:value="1.72235955893993">
                <text:p>1.722359558939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038">
                <text:p>4.038</text:p>
              </table:table-cell>
              <table:table-cell office:value-type="float" office:value="1.72089912593365">
                <text:p>1.7208991259336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04">
                <text:p>4.04</text:p>
              </table:table-cell>
              <table:table-cell office:value-type="float" office:value="1.71944054067135">
                <text:p>1.719440540671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042">
                <text:p>4.042</text:p>
              </table:table-cell>
              <table:table-cell office:value-type="float" office:value="1.71798378825188">
                <text:p>1.7179837882518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044">
                <text:p>4.044</text:p>
              </table:table-cell>
              <table:table-cell office:value-type="float" office:value="1.71652885377407">
                <text:p>1.716528853774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046">
                <text:p>4.046</text:p>
              </table:table-cell>
              <table:table-cell office:value-type="float" office:value="1.71507576704025">
                <text:p>1.715075767040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048">
                <text:p>4.048</text:p>
              </table:table-cell>
              <table:table-cell office:value-type="float" office:value="1.7136244982481">
                <text:p>1.713624498248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05">
                <text:p>4.05</text:p>
              </table:table-cell>
              <table:table-cell office:value-type="float" office:value="1.71217504739761">
                <text:p>1.712175047397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052">
                <text:p>4.052</text:p>
              </table:table-cell>
              <table:table-cell office:value-type="float" office:value="1.71072742938995">
                <text:p>1.710727429389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054">
                <text:p>4.054</text:p>
              </table:table-cell>
              <table:table-cell office:value-type="float" office:value="1.7092816144228">
                <text:p>1.70928161442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056">
                <text:p>4.056</text:p>
              </table:table-cell>
              <table:table-cell office:value-type="float" office:value="1.70783761739731">
                <text:p>1.707837617397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058">
                <text:p>4.058</text:p>
              </table:table-cell>
              <table:table-cell office:value-type="float" office:value="1.70639543831348">
                <text:p>1.7063954383134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06">
                <text:p>4.06</text:p>
              </table:table-cell>
              <table:table-cell office:value-type="float" office:value="1.70495506227016">
                <text:p>1.704955062270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062">
                <text:p>4.062</text:p>
              </table:table-cell>
              <table:table-cell office:value-type="float" office:value="1.70351648926735">
                <text:p>1.7035164892673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064">
                <text:p>4.064</text:p>
              </table:table-cell>
              <table:table-cell office:value-type="float" office:value="1.70207971930504">
                <text:p>1.7020797193050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.066">
                <text:p>4.066</text:p>
              </table:table-cell>
              <table:table-cell office:value-type="float" office:value="1.70064475238323">
                <text:p>1.700644752383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.068">
                <text:p>4.068</text:p>
              </table:table-cell>
              <table:table-cell office:value-type="float" office:value="1.69921158850193">
                <text:p>1.699211588501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07">
                <text:p>4.07</text:p>
              </table:table-cell>
              <table:table-cell office:value-type="float" office:value="1.69778019785881">
                <text:p>1.697780197858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072">
                <text:p>4.072</text:p>
              </table:table-cell>
              <table:table-cell office:value-type="float" office:value="1.6963506102562">
                <text:p>1.696350610256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074">
                <text:p>4.074</text:p>
              </table:table-cell>
              <table:table-cell office:value-type="float" office:value="1.69492281079292">
                <text:p>1.694922810792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.076">
                <text:p>4.076</text:p>
              </table:table-cell>
              <table:table-cell office:value-type="float" office:value="1.69349679946899">
                <text:p>1.693496799468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078">
                <text:p>4.078</text:p>
              </table:table-cell>
              <table:table-cell office:value-type="float" office:value="1.69207256138325">
                <text:p>1.692072561383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.08">
                <text:p>4.08</text:p>
              </table:table-cell>
              <table:table-cell office:value-type="float" office:value="1.69065009653568">
                <text:p>1.690650096535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082">
                <text:p>4.082</text:p>
              </table:table-cell>
              <table:table-cell office:value-type="float" office:value="1.68922941982746">
                <text:p>1.6892294198274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084">
                <text:p>4.084</text:p>
              </table:table-cell>
              <table:table-cell office:value-type="float" office:value="1.68781051635742">
                <text:p>1.6878105163574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.086">
                <text:p>4.086</text:p>
              </table:table-cell>
              <table:table-cell office:value-type="float" office:value="1.6863933712244">
                <text:p>1.686393371224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.088">
                <text:p>4.088</text:p>
              </table:table-cell>
              <table:table-cell office:value-type="float" office:value="1.68497799932957">
                <text:p>1.684977999329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.09">
                <text:p>4.09</text:p>
              </table:table-cell>
              <table:table-cell office:value-type="float" office:value="1.68356440067291">
                <text:p>1.683564400672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.092">
                <text:p>4.092</text:p>
              </table:table-cell>
              <table:table-cell office:value-type="float" office:value="1.68215254545212">
                <text:p>1.682152545452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.094">
                <text:p>4.094</text:p>
              </table:table-cell>
              <table:table-cell office:value-type="float" office:value="1.68074246346951">
                <text:p>1.6807424634695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.096">
                <text:p>4.096</text:p>
              </table:table-cell>
              <table:table-cell office:value-type="float" office:value="1.67933412492275">
                <text:p>1.679334124922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.098">
                <text:p>4.098</text:p>
              </table:table-cell>
              <table:table-cell office:value-type="float" office:value="1.67792754471302">
                <text:p>1.6779275447130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.1">
                <text:p>4.1</text:p>
              </table:table-cell>
              <table:table-cell office:value-type="float" office:value="1.67652272284031">
                <text:p>1.6765227228403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.102">
                <text:p>4.102</text:p>
              </table:table-cell>
              <table:table-cell office:value-type="float" office:value="1.6751196295023">
                <text:p>1.675119629502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.104">
                <text:p>4.104</text:p>
              </table:table-cell>
              <table:table-cell office:value-type="float" office:value="1.6737182945013">
                <text:p>1.67371829450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.106">
                <text:p>4.106</text:p>
              </table:table-cell>
              <table:table-cell office:value-type="float" office:value="1.67231868803501">
                <text:p>1.672318688035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.108">
                <text:p>4.108</text:p>
              </table:table-cell>
              <table:table-cell office:value-type="float" office:value="1.67092082500458">
                <text:p>1.670920825004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.11">
                <text:p>4.11</text:p>
              </table:table-cell>
              <table:table-cell office:value-type="float" office:value="1.66952470541">
                <text:p>1.669524705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.112">
                <text:p>4.112</text:p>
              </table:table-cell>
              <table:table-cell office:value-type="float" office:value="1.66813031435013">
                <text:p>1.668130314350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114">
                <text:p>4.114</text:p>
              </table:table-cell>
              <table:table-cell office:value-type="float" office:value="1.66673765182495">
                <text:p>1.666737651824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.116">
                <text:p>4.116</text:p>
              </table:table-cell>
              <table:table-cell office:value-type="float" office:value="1.66534671783447">
                <text:p>1.665346717834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118">
                <text:p>4.118</text:p>
              </table:table-cell>
              <table:table-cell office:value-type="float" office:value="1.66395749747753">
                <text:p>1.6639574974775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.12">
                <text:p>4.12</text:p>
              </table:table-cell>
              <table:table-cell office:value-type="float" office:value="1.66257000565529">
                <text:p>1.6625700056552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122">
                <text:p>4.122</text:p>
              </table:table-cell>
              <table:table-cell office:value-type="float" office:value="1.66118424236774">
                <text:p>1.661184242367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124">
                <text:p>4.124</text:p>
              </table:table-cell>
              <table:table-cell office:value-type="float" office:value="1.65980017781258">
                <text:p>1.659800177812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126">
                <text:p>4.126</text:p>
              </table:table-cell>
              <table:table-cell office:value-type="float" office:value="1.65841784179211">
                <text:p>1.658417841792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128">
                <text:p>4.128</text:p>
              </table:table-cell>
              <table:table-cell office:value-type="float" office:value="1.65703720450401">
                <text:p>1.657037204504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13">
                <text:p>4.13</text:p>
              </table:table-cell>
              <table:table-cell office:value-type="float" office:value="1.65565828084946">
                <text:p>1.655658280849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132">
                <text:p>4.132</text:p>
              </table:table-cell>
              <table:table-cell office:value-type="float" office:value="1.65428105592728">
                <text:p>1.6542810559272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134">
                <text:p>4.134</text:p>
              </table:table-cell>
              <table:table-cell office:value-type="float" office:value="1.65290552973747">
                <text:p>1.6529055297374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136">
                <text:p>4.136</text:p>
              </table:table-cell>
              <table:table-cell office:value-type="float" office:value="1.65153171718121">
                <text:p>1.651531717181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138">
                <text:p>4.138</text:p>
              </table:table-cell>
              <table:table-cell office:value-type="float" office:value="1.65015958845615">
                <text:p>1.650159588456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14">
                <text:p>4.14</text:p>
              </table:table-cell>
              <table:table-cell office:value-type="float" office:value="1.64878915846348">
                <text:p>1.6487891584634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142">
                <text:p>4.142</text:p>
              </table:table-cell>
              <table:table-cell office:value-type="float" office:value="1.64742041230202">
                <text:p>1.647420412302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144">
                <text:p>4.144</text:p>
              </table:table-cell>
              <table:table-cell office:value-type="float" office:value="1.64605336487293">
                <text:p>1.6460533648729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146">
                <text:p>4.146</text:p>
              </table:table-cell>
              <table:table-cell office:value-type="float" office:value="1.64468800127506">
                <text:p>1.6446880012750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.148">
                <text:p>4.148</text:p>
              </table:table-cell>
              <table:table-cell office:value-type="float" office:value="1.64332432150841">
                <text:p>1.6433243215084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15">
                <text:p>4.15</text:p>
              </table:table-cell>
              <table:table-cell office:value-type="float" office:value="1.64196231067181">
                <text:p>1.6419623106718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152">
                <text:p>4.152</text:p>
              </table:table-cell>
              <table:table-cell office:value-type="float" office:value="1.64060198366642">
                <text:p>1.6406019836664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154">
                <text:p>4.154</text:p>
              </table:table-cell>
              <table:table-cell office:value-type="float" office:value="1.63924332559109">
                <text:p>1.639243325591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156">
                <text:p>4.156</text:p>
              </table:table-cell>
              <table:table-cell office:value-type="float" office:value="1.63788635134697">
                <text:p>1.6378863513469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158">
                <text:p>4.158</text:p>
              </table:table-cell>
              <table:table-cell office:value-type="float" office:value="1.63653103113174">
                <text:p>1.636531031131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.16">
                <text:p>4.16</text:p>
              </table:table-cell>
              <table:table-cell office:value-type="float" office:value="1.63517737984657">
                <text:p>1.6351773798465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.162">
                <text:p>4.162</text:p>
              </table:table-cell>
              <table:table-cell office:value-type="float" office:value="1.63382539749146">
                <text:p>1.633825397491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.164">
                <text:p>4.164</text:p>
              </table:table-cell>
              <table:table-cell office:value-type="float" office:value="1.63247508406639">
                <text:p>1.6324750840663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166">
                <text:p>4.166</text:p>
              </table:table-cell>
              <table:table-cell office:value-type="float" office:value="1.63112642467022">
                <text:p>1.631126424670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.168">
                <text:p>4.168</text:p>
              </table:table-cell>
              <table:table-cell office:value-type="float" office:value="1.62977940440178">
                <text:p>1.6297794044017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.17">
                <text:p>4.17</text:p>
              </table:table-cell>
              <table:table-cell office:value-type="float" office:value="1.62843405306339">
                <text:p>1.6284340530633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172">
                <text:p>4.172</text:p>
              </table:table-cell>
              <table:table-cell office:value-type="float" office:value="1.62709034085274">
                <text:p>1.6270903408527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174">
                <text:p>4.174</text:p>
              </table:table-cell>
              <table:table-cell office:value-type="float" office:value="1.62574828267097">
                <text:p>1.625748282670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176">
                <text:p>4.176</text:p>
              </table:table-cell>
              <table:table-cell office:value-type="float" office:value="1.6244078785181">
                <text:p>1.624407878518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.178">
                <text:p>4.178</text:p>
              </table:table-cell>
              <table:table-cell office:value-type="float" office:value="1.6230690985918">
                <text:p>1.623069098591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.18">
                <text:p>4.18</text:p>
              </table:table-cell>
              <table:table-cell office:value-type="float" office:value="1.6217319726944">
                <text:p>1.621731972694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182">
                <text:p>4.182</text:p>
              </table:table-cell>
              <table:table-cell office:value-type="float" office:value="1.62039647102356">
                <text:p>1.620396471023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.184">
                <text:p>4.184</text:p>
              </table:table-cell>
              <table:table-cell office:value-type="float" office:value="1.61906262338161">
                <text:p>1.6190626233816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186">
                <text:p>4.186</text:p>
              </table:table-cell>
              <table:table-cell office:value-type="float" office:value="1.61773038506508">
                <text:p>1.617730385065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188">
                <text:p>4.188</text:p>
              </table:table-cell>
              <table:table-cell office:value-type="float" office:value="1.61639978587627">
                <text:p>1.6163997858762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19">
                <text:p>4.19</text:p>
              </table:table-cell>
              <table:table-cell office:value-type="float" office:value="1.61507081091404">
                <text:p>1.615070810914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192">
                <text:p>4.192</text:p>
              </table:table-cell>
              <table:table-cell office:value-type="float" office:value="1.61374346017838">
                <text:p>1.6137434601783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194">
                <text:p>4.194</text:p>
              </table:table-cell>
              <table:table-cell office:value-type="float" office:value="1.61241773366928">
                <text:p>1.6124177336692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.196">
                <text:p>4.196</text:p>
              </table:table-cell>
              <table:table-cell office:value-type="float" office:value="1.61109363138676">
                <text:p>1.611093631386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.198">
                <text:p>4.198</text:p>
              </table:table-cell>
              <table:table-cell office:value-type="float" office:value="1.60977113842964">
                <text:p>1.6097711384296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.2">
                <text:p>4.2</text:p>
              </table:table-cell>
              <table:table-cell office:value-type="float" office:value="1.60845025479794">
                <text:p>1.6084502547979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202">
                <text:p>4.202</text:p>
              </table:table-cell>
              <table:table-cell office:value-type="float" office:value="1.60713098049164">
                <text:p>1.6071309804916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.204">
                <text:p>4.204</text:p>
              </table:table-cell>
              <table:table-cell office:value-type="float" office:value="1.60581331551075">
                <text:p>1.605813315510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206">
                <text:p>4.206</text:p>
              </table:table-cell>
              <table:table-cell office:value-type="float" office:value="1.60449725985527">
                <text:p>1.604497259855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208">
                <text:p>4.208</text:p>
              </table:table-cell>
              <table:table-cell office:value-type="float" office:value="1.6031828135252">
                <text:p>1.603182813525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21">
                <text:p>4.21</text:p>
              </table:table-cell>
              <table:table-cell office:value-type="float" office:value="1.60186996161938">
                <text:p>1.6018699616193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.212">
                <text:p>4.212</text:p>
              </table:table-cell>
              <table:table-cell office:value-type="float" office:value="1.6005587041378">
                <text:p>1.600558704137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214">
                <text:p>4.214</text:p>
              </table:table-cell>
              <table:table-cell office:value-type="float" office:value="1.59924904108048">
                <text:p>1.599249041080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216">
                <text:p>4.216</text:p>
              </table:table-cell>
              <table:table-cell office:value-type="float" office:value="1.5979409724474">
                <text:p>1.597940972447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.218">
                <text:p>4.218</text:p>
              </table:table-cell>
              <table:table-cell office:value-type="float" office:value="1.59663449823856">
                <text:p>1.596634498238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22">
                <text:p>4.22</text:p>
              </table:table-cell>
              <table:table-cell office:value-type="float" office:value="1.59532960355282">
                <text:p>1.5953296035528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222">
                <text:p>4.222</text:p>
              </table:table-cell>
              <table:table-cell office:value-type="float" office:value="1.59402630329132">
                <text:p>1.594026303291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.224">
                <text:p>4.224</text:p>
              </table:table-cell>
              <table:table-cell office:value-type="float" office:value="1.59272458255291">
                <text:p>1.592724582552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226">
                <text:p>4.226</text:p>
              </table:table-cell>
              <table:table-cell office:value-type="float" office:value="1.59142444133759">
                <text:p>1.591424441337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.228">
                <text:p>4.228</text:p>
              </table:table-cell>
              <table:table-cell office:value-type="float" office:value="1.59012587964535">
                <text:p>1.5901258796453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23">
                <text:p>4.23</text:p>
              </table:table-cell>
              <table:table-cell office:value-type="float" office:value="1.5888288974762">
                <text:p>1.588828897476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232">
                <text:p>4.232</text:p>
              </table:table-cell>
              <table:table-cell office:value-type="float" office:value="1.58753347992897">
                <text:p>1.587533479928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.234">
                <text:p>4.234</text:p>
              </table:table-cell>
              <table:table-cell office:value-type="float" office:value="1.58623962700367">
                <text:p>1.586239627003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.236">
                <text:p>4.236</text:p>
              </table:table-cell>
              <table:table-cell office:value-type="float" office:value="1.58494735360146">
                <text:p>1.584947353601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238">
                <text:p>4.238</text:p>
              </table:table-cell>
              <table:table-cell office:value-type="float" office:value="1.58365662992001">
                <text:p>1.5836566299200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24">
                <text:p>4.24</text:p>
              </table:table-cell>
              <table:table-cell office:value-type="float" office:value="1.58236748576164">
                <text:p>1.5823674857616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242">
                <text:p>4.242</text:p>
              </table:table-cell>
              <table:table-cell office:value-type="float" office:value="1.58107989132404">
                <text:p>1.5810798913240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.244">
                <text:p>4.244</text:p>
              </table:table-cell>
              <table:table-cell office:value-type="float" office:value="1.57979386150837">
                <text:p>1.579793861508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.246">
                <text:p>4.246</text:p>
              </table:table-cell>
              <table:table-cell office:value-type="float" office:value="1.57850938141346">
                <text:p>1.5785093814134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.248">
                <text:p>4.248</text:p>
              </table:table-cell>
              <table:table-cell office:value-type="float" office:value="1.57722645103931">
                <text:p>1.5772264510393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.25">
                <text:p>4.25</text:p>
              </table:table-cell>
              <table:table-cell office:value-type="float" office:value="1.57594508528709">
                <text:p>1.5759450852870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.252">
                <text:p>4.252</text:p>
              </table:table-cell>
              <table:table-cell office:value-type="float" office:value="1.57466525435448">
                <text:p>1.5746652543544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.254">
                <text:p>4.254</text:p>
              </table:table-cell>
              <table:table-cell office:value-type="float" office:value="1.57338697314262">
                <text:p>1.573386973142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.256">
                <text:p>4.256</text:p>
              </table:table-cell>
              <table:table-cell office:value-type="float" office:value="1.57211022675037">
                <text:p>1.572110226750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.258">
                <text:p>4.258</text:p>
              </table:table-cell>
              <table:table-cell office:value-type="float" office:value="1.57083503007889">
                <text:p>1.5708350300788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.26">
                <text:p>4.26</text:p>
              </table:table-cell>
              <table:table-cell office:value-type="float" office:value="1.56956136822701">
                <text:p>1.5695613682270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262">
                <text:p>4.262</text:p>
              </table:table-cell>
              <table:table-cell office:value-type="float" office:value="1.56828924119473">
                <text:p>1.5682892411947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.264">
                <text:p>4.264</text:p>
              </table:table-cell>
              <table:table-cell office:value-type="float" office:value="1.56701863408089">
                <text:p>1.5670186340808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.266">
                <text:p>4.266</text:p>
              </table:table-cell>
              <table:table-cell office:value-type="float" office:value="1.56574957668781">
                <text:p>1.565749576687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.268">
                <text:p>4.268</text:p>
              </table:table-cell>
              <table:table-cell office:value-type="float" office:value="1.56448203921318">
                <text:p>1.564482039213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.27">
                <text:p>4.27</text:p>
              </table:table-cell>
              <table:table-cell office:value-type="float" office:value="1.56321603655815">
                <text:p>1.563216036558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.272">
                <text:p>4.272</text:p>
              </table:table-cell>
              <table:table-cell office:value-type="float" office:value="1.5619515389204">
                <text:p>1.561951538920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.274">
                <text:p>4.274</text:p>
              </table:table-cell>
              <table:table-cell office:value-type="float" office:value="1.56068857610226">
                <text:p>1.5606885761022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.276">
                <text:p>4.276</text:p>
              </table:table-cell>
              <table:table-cell office:value-type="float" office:value="1.55942713320255">
                <text:p>1.5594271332025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.278">
                <text:p>4.278</text:p>
              </table:table-cell>
              <table:table-cell office:value-type="float" office:value="1.55816719532013">
                <text:p>1.5581671953201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.28">
                <text:p>4.28</text:p>
              </table:table-cell>
              <table:table-cell office:value-type="float" office:value="1.55690877735615">
                <text:p>1.556908777356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282">
                <text:p>4.282</text:p>
              </table:table-cell>
              <table:table-cell office:value-type="float" office:value="1.55565187931061">
                <text:p>1.5556518793106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.284">
                <text:p>4.284</text:p>
              </table:table-cell>
              <table:table-cell office:value-type="float" office:value="1.55439647138119">
                <text:p>1.554396471381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.286">
                <text:p>4.286</text:p>
              </table:table-cell>
              <table:table-cell office:value-type="float" office:value="1.55314258337021">
                <text:p>1.553142583370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288">
                <text:p>4.288</text:p>
              </table:table-cell>
              <table:table-cell office:value-type="float" office:value="1.55189020037651">
                <text:p>1.5518902003765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29">
                <text:p>4.29</text:p>
              </table:table-cell>
              <table:table-cell office:value-type="float" office:value="1.55063930749893">
                <text:p>1.5506393074989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292">
                <text:p>4.292</text:p>
              </table:table-cell>
              <table:table-cell office:value-type="float" office:value="1.54938991963863">
                <text:p>1.5493899196386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.294">
                <text:p>4.294</text:p>
              </table:table-cell>
              <table:table-cell office:value-type="float" office:value="1.54814203679562">
                <text:p>1.548142036795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.296">
                <text:p>4.296</text:p>
              </table:table-cell>
              <table:table-cell office:value-type="float" office:value="1.54689562916756">
                <text:p>1.5468956291675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.298">
                <text:p>4.298</text:p>
              </table:table-cell>
              <table:table-cell office:value-type="float" office:value="1.54565072655678">
                <text:p>1.5456507265567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.3">
                <text:p>4.3</text:p>
              </table:table-cell>
              <table:table-cell office:value-type="float" office:value="1.54440731406212">
                <text:p>1.544407314062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302">
                <text:p>4.302</text:p>
              </table:table-cell>
              <table:table-cell office:value-type="float" office:value="1.54316539168358">
                <text:p>1.5431653916835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.304">
                <text:p>4.304</text:p>
              </table:table-cell>
              <table:table-cell office:value-type="float" office:value="1.54192495942116">
                <text:p>1.541924959421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.306">
                <text:p>4.306</text:p>
              </table:table-cell>
              <table:table-cell office:value-type="float" office:value="1.5406860023737">
                <text:p>1.540686002373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.308">
                <text:p>4.308</text:p>
              </table:table-cell>
              <table:table-cell office:value-type="float" office:value="1.53944852054119">
                <text:p>1.539448520541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31">
                <text:p>4.31</text:p>
              </table:table-cell>
              <table:table-cell office:value-type="float" office:value="1.53821251392365">
                <text:p>1.5382125139236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.312">
                <text:p>4.312</text:p>
              </table:table-cell>
              <table:table-cell office:value-type="float" office:value="1.53697799742222">
                <text:p>1.5369779974222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314">
                <text:p>4.314</text:p>
              </table:table-cell>
              <table:table-cell office:value-type="float" office:value="1.53574494123459">
                <text:p>1.5357449412345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.316">
                <text:p>4.316</text:p>
              </table:table-cell>
              <table:table-cell office:value-type="float" office:value="1.53451336026192">
                <text:p>1.5345133602619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.318">
                <text:p>4.318</text:p>
              </table:table-cell>
              <table:table-cell office:value-type="float" office:value="1.5332832545042">
                <text:p>1.533283254504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.32">
                <text:p>4.32</text:p>
              </table:table-cell>
              <table:table-cell office:value-type="float" office:value="1.53205460906029">
                <text:p>1.532054609060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322">
                <text:p>4.322</text:p>
              </table:table-cell>
              <table:table-cell office:value-type="float" office:value="1.53082743883133">
                <text:p>1.530827438831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.324">
                <text:p>4.324</text:p>
              </table:table-cell>
              <table:table-cell office:value-type="float" office:value="1.52960171401501">
                <text:p>1.5296017140150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.326">
                <text:p>4.326</text:p>
              </table:table-cell>
              <table:table-cell office:value-type="float" office:value="1.52837746441364">
                <text:p>1.528377464413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.328">
                <text:p>4.328</text:p>
              </table:table-cell>
              <table:table-cell office:value-type="float" office:value="1.52715466022491">
                <text:p>1.527154660224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.33">
                <text:p>4.33</text:p>
              </table:table-cell>
              <table:table-cell office:value-type="float" office:value="1.52593331634998">
                <text:p>1.5259333163499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.332">
                <text:p>4.332</text:p>
              </table:table-cell>
              <table:table-cell office:value-type="float" office:value="1.52471341788769">
                <text:p>1.5247134178876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.334">
                <text:p>4.334</text:p>
              </table:table-cell>
              <table:table-cell office:value-type="float" office:value="1.52349497973919">
                <text:p>1.523494979739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.336">
                <text:p>4.336</text:p>
              </table:table-cell>
              <table:table-cell office:value-type="float" office:value="1.52227798700333">
                <text:p>1.522277987003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.338">
                <text:p>4.338</text:p>
              </table:table-cell>
              <table:table-cell office:value-type="float" office:value="1.5210624396801">
                <text:p>1.521062439680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.34">
                <text:p>4.34</text:p>
              </table:table-cell>
              <table:table-cell office:value-type="float" office:value="1.51984833776951">
                <text:p>1.5198483377695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342">
                <text:p>4.342</text:p>
              </table:table-cell>
              <table:table-cell office:value-type="float" office:value="1.51863566637039">
                <text:p>1.518635666370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.344">
                <text:p>4.344</text:p>
              </table:table-cell>
              <table:table-cell office:value-type="float" office:value="1.51742445528507">
                <text:p>1.5174244552850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.346">
                <text:p>4.346</text:p>
              </table:table-cell>
              <table:table-cell office:value-type="float" office:value="1.51621465981007">
                <text:p>1.5162146598100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.348">
                <text:p>4.348</text:p>
              </table:table-cell>
              <table:table-cell office:value-type="float" office:value="1.5150063097477">
                <text:p>1.51500630974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.35">
                <text:p>4.35</text:p>
              </table:table-cell>
              <table:table-cell office:value-type="float" office:value="1.5137993901968">
                <text:p>1.513799390196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.352">
                <text:p>4.352</text:p>
              </table:table-cell>
              <table:table-cell office:value-type="float" office:value="1.51259390115738">
                <text:p>1.5125939011573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.354">
                <text:p>4.354</text:p>
              </table:table-cell>
              <table:table-cell office:value-type="float" office:value="1.51138984262943">
                <text:p>1.5113898426294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.356">
                <text:p>4.356</text:p>
              </table:table-cell>
              <table:table-cell office:value-type="float" office:value="1.51018721461296">
                <text:p>1.510187214612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.358">
                <text:p>4.358</text:p>
              </table:table-cell>
              <table:table-cell office:value-type="float" office:value="1.5089860022068">
                <text:p>1.508986002206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.36">
                <text:p>4.36</text:p>
              </table:table-cell>
              <table:table-cell office:value-type="float" office:value="1.50778620541096">
                <text:p>1.507786205410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.362">
                <text:p>4.362</text:p>
              </table:table-cell>
              <table:table-cell office:value-type="float" office:value="1.50658783912659">
                <text:p>1.506587839126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364">
                <text:p>4.364</text:p>
              </table:table-cell>
              <table:table-cell office:value-type="float" office:value="1.50539088845253">
                <text:p>1.5053908884525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.366">
                <text:p>4.366</text:p>
              </table:table-cell>
              <table:table-cell office:value-type="float" office:value="1.50419533848763">
                <text:p>1.5041953384876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.368">
                <text:p>4.368</text:p>
              </table:table-cell>
              <table:table-cell office:value-type="float" office:value="1.5030012190342">
                <text:p>1.50300121903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.37">
                <text:p>4.37</text:p>
              </table:table-cell>
              <table:table-cell office:value-type="float" office:value="1.50180850028992">
                <text:p>1.501808500289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.372">
                <text:p>4.372</text:p>
              </table:table-cell>
              <table:table-cell office:value-type="float" office:value="1.50061719715595">
                <text:p>1.5006171971559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.374">
                <text:p>4.374</text:p>
              </table:table-cell>
              <table:table-cell office:value-type="float" office:value="1.49942729473114">
                <text:p>1.499427294731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.376">
                <text:p>4.376</text:p>
              </table:table-cell>
              <table:table-cell office:value-type="float" office:value="1.49823879301548">
                <text:p>1.4982387930154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378">
                <text:p>4.378</text:p>
              </table:table-cell>
              <table:table-cell office:value-type="float" office:value="1.49705169200897">
                <text:p>1.4970516920089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.38">
                <text:p>4.38</text:p>
              </table:table-cell>
              <table:table-cell office:value-type="float" office:value="1.49586599171162">
                <text:p>1.4958659917116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382">
                <text:p>4.382</text:p>
              </table:table-cell>
              <table:table-cell office:value-type="float" office:value="1.49468169212341">
                <text:p>1.494681692123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.384">
                <text:p>4.384</text:p>
              </table:table-cell>
              <table:table-cell office:value-type="float" office:value="1.4934987783432">
                <text:p>1.493498778343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386">
                <text:p>4.386</text:p>
              </table:table-cell>
              <table:table-cell office:value-type="float" office:value="1.49231726527214">
                <text:p>1.492317265272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388">
                <text:p>4.388</text:p>
              </table:table-cell>
              <table:table-cell office:value-type="float" office:value="1.49113715291023">
                <text:p>1.4911371529102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.39">
                <text:p>4.39</text:p>
              </table:table-cell>
              <table:table-cell office:value-type="float" office:value="1.48995841145515">
                <text:p>1.489958411455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.392">
                <text:p>4.392</text:p>
              </table:table-cell>
              <table:table-cell office:value-type="float" office:value="1.48878107070923">
                <text:p>1.488781070709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.394">
                <text:p>4.394</text:p>
              </table:table-cell>
              <table:table-cell office:value-type="float" office:value="1.48760510087013">
                <text:p>1.487605100870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.396">
                <text:p>4.396</text:p>
              </table:table-cell>
              <table:table-cell office:value-type="float" office:value="1.48643051683903">
                <text:p>1.4864305168390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.398">
                <text:p>4.398</text:p>
              </table:table-cell>
              <table:table-cell office:value-type="float" office:value="1.48525731861591">
                <text:p>1.485257318615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4">
                <text:p>4.4</text:p>
              </table:table-cell>
              <table:table-cell office:value-type="float" office:value="1.48408549129963">
                <text:p>1.4840854912996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.402">
                <text:p>4.402</text:p>
              </table:table-cell>
              <table:table-cell office:value-type="float" office:value="1.48291504979134">
                <text:p>1.482915049791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.404">
                <text:p>4.404</text:p>
              </table:table-cell>
              <table:table-cell office:value-type="float" office:value="1.48174597918987">
                <text:p>1.4817459791898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.406">
                <text:p>4.406</text:p>
              </table:table-cell>
              <table:table-cell office:value-type="float" office:value="1.48057826459408">
                <text:p>1.4805782645940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408">
                <text:p>4.408</text:p>
              </table:table-cell>
              <table:table-cell office:value-type="float" office:value="1.47941193580627">
                <text:p>1.4794119358062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.41">
                <text:p>4.41</text:p>
              </table:table-cell>
              <table:table-cell office:value-type="float" office:value="1.47824696302414">
                <text:p>1.478246963024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.412">
                <text:p>4.412</text:p>
              </table:table-cell>
              <table:table-cell office:value-type="float" office:value="1.47708336114883">
                <text:p>1.4770833611488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.414">
                <text:p>4.414</text:p>
              </table:table-cell>
              <table:table-cell office:value-type="float" office:value="1.47592113018036">
                <text:p>1.4759211301803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.416">
                <text:p>4.416</text:p>
              </table:table-cell>
              <table:table-cell office:value-type="float" office:value="1.47476025521755">
                <text:p>1.474760255217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.418">
                <text:p>4.418</text:p>
              </table:table-cell>
              <table:table-cell office:value-type="float" office:value="1.47360073626041">
                <text:p>1.4736007362604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.42">
                <text:p>4.42</text:p>
              </table:table-cell>
              <table:table-cell office:value-type="float" office:value="1.47244257330894">
                <text:p>1.4724425733089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.422">
                <text:p>4.422</text:p>
              </table:table-cell>
              <table:table-cell office:value-type="float" office:value="1.47128576636314">
                <text:p>1.471285766363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.424">
                <text:p>4.424</text:p>
              </table:table-cell>
              <table:table-cell office:value-type="float" office:value="1.47013030052185">
                <text:p>1.4701303005218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.426">
                <text:p>4.426</text:p>
              </table:table-cell>
              <table:table-cell office:value-type="float" office:value="1.46897620558739">
                <text:p>1.4689762055873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.428">
                <text:p>4.428</text:p>
              </table:table-cell>
              <table:table-cell office:value-type="float" office:value="1.46782343685627">
                <text:p>1.4678234368562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.43">
                <text:p>4.43</text:p>
              </table:table-cell>
              <table:table-cell office:value-type="float" office:value="1.46667202413082">
                <text:p>1.4666720241308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.432">
                <text:p>4.432</text:p>
              </table:table-cell>
              <table:table-cell office:value-type="float" office:value="1.46552196741104">
                <text:p>1.4655219674110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.434">
                <text:p>4.434</text:p>
              </table:table-cell>
              <table:table-cell office:value-type="float" office:value="1.46437323689461">
                <text:p>1.4643732368946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.436">
                <text:p>4.436</text:p>
              </table:table-cell>
              <table:table-cell office:value-type="float" office:value="1.46322586238384">
                <text:p>1.463225862383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.438">
                <text:p>4.438</text:p>
              </table:table-cell>
              <table:table-cell office:value-type="float" office:value="1.46207981407642">
                <text:p>1.462079814076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.44">
                <text:p>4.44</text:p>
              </table:table-cell>
              <table:table-cell office:value-type="float" office:value="1.46093509197235">
                <text:p>1.460935091972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.442">
                <text:p>4.442</text:p>
              </table:table-cell>
              <table:table-cell office:value-type="float" office:value="1.45979172587395">
                <text:p>1.459791725873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.444">
                <text:p>4.444</text:p>
              </table:table-cell>
              <table:table-cell office:value-type="float" office:value="1.45864967107773">
                <text:p>1.4586496710777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.446">
                <text:p>4.446</text:p>
              </table:table-cell>
              <table:table-cell office:value-type="float" office:value="1.45750895738602">
                <text:p>1.4575089573860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.448">
                <text:p>4.448</text:p>
              </table:table-cell>
              <table:table-cell office:value-type="float" office:value="1.45636956989765">
                <text:p>1.4563695698976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.45">
                <text:p>4.45</text:p>
              </table:table-cell>
              <table:table-cell office:value-type="float" office:value="1.45523150861263">
                <text:p>1.4552315086126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.452">
                <text:p>4.452</text:p>
              </table:table-cell>
              <table:table-cell office:value-type="float" office:value="1.45409477353096">
                <text:p>1.4540947735309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.454">
                <text:p>4.454</text:p>
              </table:table-cell>
              <table:table-cell office:value-type="float" office:value="1.45295934975147">
                <text:p>1.4529593497514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.456">
                <text:p>4.456</text:p>
              </table:table-cell>
              <table:table-cell office:value-type="float" office:value="1.45182525217533">
                <text:p>1.4518252521753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458">
                <text:p>4.458</text:p>
              </table:table-cell>
              <table:table-cell office:value-type="float" office:value="1.45069248080254">
                <text:p>1.4506924808025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.46">
                <text:p>4.46</text:p>
              </table:table-cell>
              <table:table-cell office:value-type="float" office:value="1.44956100583076">
                <text:p>1.449561005830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.462">
                <text:p>4.462</text:p>
              </table:table-cell>
              <table:table-cell office:value-type="float" office:value="1.44843085706234">
                <text:p>1.448430857062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.464">
                <text:p>4.464</text:p>
              </table:table-cell>
              <table:table-cell office:value-type="float" office:value="1.4473020195961">
                <text:p>1.447302019596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466">
                <text:p>4.466</text:p>
              </table:table-cell>
              <table:table-cell office:value-type="float" office:value="1.44617449343205">
                <text:p>1.446174493432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.468">
                <text:p>4.468</text:p>
              </table:table-cell>
              <table:table-cell office:value-type="float" office:value="1.44504826366901">
                <text:p>1.4450482636690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.47">
                <text:p>4.47</text:p>
              </table:table-cell>
              <table:table-cell office:value-type="float" office:value="1.44392334520817">
                <text:p>1.4439233452081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.472">
                <text:p>4.472</text:p>
              </table:table-cell>
              <table:table-cell office:value-type="float" office:value="1.44279973804951">
                <text:p>1.4427997380495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474">
                <text:p>4.474</text:p>
              </table:table-cell>
              <table:table-cell office:value-type="float" office:value="1.44167742729187">
                <text:p>1.4416774272918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.476">
                <text:p>4.476</text:p>
              </table:table-cell>
              <table:table-cell office:value-type="float" office:value="1.44055641293526">
                <text:p>1.4405564129352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.478">
                <text:p>4.478</text:p>
              </table:table-cell>
              <table:table-cell office:value-type="float" office:value="1.43943669497967">
                <text:p>1.439436694979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.48">
                <text:p>4.48</text:p>
              </table:table-cell>
              <table:table-cell office:value-type="float" office:value="1.4383182734251">
                <text:p>1.438318273425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.482">
                <text:p>4.482</text:p>
              </table:table-cell>
              <table:table-cell office:value-type="float" office:value="1.43720114827156">
                <text:p>1.4372011482715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.484">
                <text:p>4.484</text:p>
              </table:table-cell>
              <table:table-cell office:value-type="float" office:value="1.43608531951904">
                <text:p>1.4360853195190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.486">
                <text:p>4.486</text:p>
              </table:table-cell>
              <table:table-cell office:value-type="float" office:value="1.43497077226639">
                <text:p>1.434970772266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.488">
                <text:p>4.488</text:p>
              </table:table-cell>
              <table:table-cell office:value-type="float" office:value="1.4338575065136">
                <text:p>1.433857506513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.49">
                <text:p>4.49</text:p>
              </table:table-cell>
              <table:table-cell office:value-type="float" office:value="1.43274553716183">
                <text:p>1.4327455371618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492">
                <text:p>4.492</text:p>
              </table:table-cell>
              <table:table-cell office:value-type="float" office:value="1.43163484930992">
                <text:p>1.4316348493099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.494">
                <text:p>4.494</text:p>
              </table:table-cell>
              <table:table-cell office:value-type="float" office:value="1.43052544295788">
                <text:p>1.430525442957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496">
                <text:p>4.496</text:p>
              </table:table-cell>
              <table:table-cell office:value-type="float" office:value="1.4294173181057">
                <text:p>1.42941731810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.498">
                <text:p>4.498</text:p>
              </table:table-cell>
              <table:table-cell office:value-type="float" office:value="1.42831047475338">
                <text:p>1.4283104747533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.5">
                <text:p>4.5</text:p>
              </table:table-cell>
              <table:table-cell office:value-type="float" office:value="1.42720489799976">
                <text:p>1.42720489799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